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S_2019-10-06-23-17-29" table:style-name="ta1">
        <table:shapes>
          <draw:frame draw:z-index="0" draw:style-name="gr1" draw:text-style-name="P1" svg:width="243.9mm" svg:height="130.68mm" svg:x="179.75mm" svg:y="33.47mm">
            <draw:object draw:notify-on-update-of-ranges="'TS_2019-10-06-23-17-29'.D13:'TS_2019-10-06-23-17-29'.D603 'TS_2019-10-06-23-17-29'.E12:'TS_2019-10-06-23-17-29'.E12 'TS_2019-10-06-23-17-29'.E13:'TS_2019-10-06-23-17-29'.E6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auto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nput file</text:p>
          </table:table-cell>
          <table:table-cell office:value-type="string" calcext:value-type="string">
            <text:p>all.txt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nstance directory</text:p>
          </table:table-cell>
          <table:table-cell office:value-type="string" calcext:value-type="string">
            <text:p>data/GVRP3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est known solution file</text:p>
          </table:table-cell>
          <table:table-cell office:value-type="string" calcext:value-type="string">
            <text:p>data/bks.txt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nstructive metaheuristic</text:p>
          </table:table-cell>
          <table:table-cell office:value-type="string" calcext:value-type="string">
            <text:p>greedy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andom seed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Gamma set size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econds per instance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rtubation fraction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olution quality threshold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-n32-k5</text:p>
          </table:table-cell>
          <table:table-cell/>
          <table:table-cell table:style-name="ce1" table:formula="of:=IF(ISNUMBER([.A12]);[.A12];&quot;&quot;)">
            <text:p/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olution qua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2694300518135" calcext:value-type="float">
            <text:p>0.362694300518135</text:p>
          </table:table-cell>
          <table:table-cell/>
          <table:table-cell table:formula="of:=IF(ISNUMBER([.A13]);[.A13];&quot;&quot;)" office:value-type="float" office:value="0" calcext:value-type="float">
            <text:p>0</text:p>
          </table:table-cell>
          <table:table-cell table:formula="of:=IF(ISNUMBER([.B13]);[.B13];&quot;&quot;)" office:value-type="float" office:value="0.362694300518135" calcext:value-type="float">
            <text:p>0.362694300518135</text:p>
          </table:table-cell>
        </table:table-row>
        <table:table-row table:style-name="ro1">
          <table:table-cell office:value-type="float" office:value="7.298784" calcext:value-type="float">
            <text:p>7.29878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4]);[.A14];&quot;&quot;)" office:value-type="float" office:value="7.298784" calcext:value-type="float">
            <text:p>7.298784</text:p>
          </table:table-cell>
          <table:table-cell table:formula="of:=IF(ISNUMBER([.B14]);[.B14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33-k5</text:p>
          </table:table-cell>
          <table:table-cell table:number-columns-repeated="2"/>
          <table:table-cell table:formula="of:=IF(ISNUMBER([.A15]);[.A15];&quot;&quot;)">
            <text:p/>
          </table:table-cell>
          <table:table-cell table:formula="of:=IF(ISNUMBER([.B15]);[.B15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174603174603" calcext:value-type="float">
            <text:p>0.203174603174603</text:p>
          </table:table-cell>
          <table:table-cell/>
          <table:table-cell table:formula="of:=IF(ISNUMBER([.A16]);[.A16];&quot;&quot;)" office:value-type="float" office:value="0" calcext:value-type="float">
            <text:p>0</text:p>
          </table:table-cell>
          <table:table-cell table:formula="of:=IF(ISNUMBER([.B16]);[.B16];&quot;&quot;)" office:value-type="float" office:value="0.203174603174603" calcext:value-type="float">
            <text:p>0.203174603174603</text:p>
          </table:table-cell>
        </table:table-row>
        <table:table-row table:style-name="ro1">
          <table:table-cell office:value-type="float" office:value="1.181142" calcext:value-type="float">
            <text:p>1.181142</text:p>
          </table:table-cell>
          <table:table-cell office:value-type="float" office:value="0.123809523809524" calcext:value-type="float">
            <text:p>0.123809523809524</text:p>
          </table:table-cell>
          <table:table-cell/>
          <table:table-cell table:formula="of:=IF(ISNUMBER([.A17]);[.A17];&quot;&quot;)" office:value-type="float" office:value="1.181142" calcext:value-type="float">
            <text:p>1.181142</text:p>
          </table:table-cell>
          <table:table-cell table:formula="of:=IF(ISNUMBER([.B17]);[.B17];&quot;&quot;)" office:value-type="float" office:value="0.123809523809524" calcext:value-type="float">
            <text:p>0.123809523809524</text:p>
          </table:table-cell>
        </table:table-row>
        <table:table-row table:style-name="ro1">
          <table:table-cell office:value-type="float" office:value="3.461474" calcext:value-type="float">
            <text:p>3.461474</text:p>
          </table:table-cell>
          <table:table-cell office:value-type="float" office:value="0.0190476190476191" calcext:value-type="float">
            <text:p>0.019047619047619</text:p>
          </table:table-cell>
          <table:table-cell/>
          <table:table-cell table:formula="of:=IF(ISNUMBER([.A18]);[.A18];&quot;&quot;)" office:value-type="float" office:value="3.461474" calcext:value-type="float">
            <text:p>3.461474</text:p>
          </table:table-cell>
          <table:table-cell table:formula="of:=IF(ISNUMBER([.B18]);[.B18];&quot;&quot;)" office:value-type="float" office:value="0.0190476190476191" calcext:value-type="float">
            <text:p>0.019047619047619</text:p>
          </table:table-cell>
        </table:table-row>
        <table:table-row table:style-name="ro1">
          <table:table-cell office:value-type="float" office:value="12.216474" calcext:value-type="float">
            <text:p>12.216474</text:p>
          </table:table-cell>
          <table:table-cell office:value-type="float" office:value="0.0126984126984127" calcext:value-type="float">
            <text:p>0.012698412698413</text:p>
          </table:table-cell>
          <table:table-cell/>
          <table:table-cell table:formula="of:=IF(ISNUMBER([.A19]);[.A19];&quot;&quot;)" office:value-type="float" office:value="12.216474" calcext:value-type="float">
            <text:p>12.216474</text:p>
          </table:table-cell>
          <table:table-cell table:formula="of:=IF(ISNUMBER([.B19]);[.B19];&quot;&quot;)" office:value-type="float" office:value="0.0126984126984127" calcext:value-type="float">
            <text:p>0.012698412698413</text:p>
          </table:table-cell>
        </table:table-row>
        <table:table-row table:style-name="ro1">
          <table:table-cell office:value-type="float" office:value="58.736807" calcext:value-type="float">
            <text:p>58.736807</text:p>
          </table:table-cell>
          <table:table-cell office:value-type="float" office:value="0.00952380952380952" calcext:value-type="float">
            <text:p>0.00952380952381</text:p>
          </table:table-cell>
          <table:table-cell/>
          <table:table-cell table:formula="of:=IF(ISNUMBER([.A20]);[.A20];&quot;&quot;)" office:value-type="float" office:value="58.736807" calcext:value-type="float">
            <text:p>58.736807</text:p>
          </table:table-cell>
          <table:table-cell table:formula="of:=IF(ISNUMBER([.B20]);[.B20];&quot;&quot;)" office:value-type="float" office:value="0.00952380952380952" calcext:value-type="float">
            <text:p>0.00952380952381</text:p>
          </table:table-cell>
        </table:table-row>
        <table:table-row table:style-name="ro1">
          <table:table-cell office:value-type="float" office:value="137.978397" calcext:value-type="float">
            <text:p>137.97839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1]);[.A21];&quot;&quot;)" office:value-type="float" office:value="137.978397" calcext:value-type="float">
            <text:p>137.978397</text:p>
          </table:table-cell>
          <table:table-cell table:formula="of:=IF(ISNUMBER([.B21]);[.B21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33-k6</text:p>
          </table:table-cell>
          <table:table-cell table:number-columns-repeated="2"/>
          <table:table-cell table:formula="of:=IF(ISNUMBER([.A22]);[.A22];&quot;&quot;)">
            <text:p/>
          </table:table-cell>
          <table:table-cell table:formula="of:=IF(ISNUMBER([.B22]);[.B2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6216216216216" calcext:value-type="float">
            <text:p>0.021621621621622</text:p>
          </table:table-cell>
          <table:table-cell/>
          <table:table-cell table:formula="of:=IF(ISNUMBER([.A23]);[.A23];&quot;&quot;)" office:value-type="float" office:value="0" calcext:value-type="float">
            <text:p>0</text:p>
          </table:table-cell>
          <table:table-cell table:formula="of:=IF(ISNUMBER([.B23]);[.B23];&quot;&quot;)" office:value-type="float" office:value="0.0216216216216216" calcext:value-type="float">
            <text:p>0.021621621621622</text:p>
          </table:table-cell>
        </table:table-row>
        <table:table-row table:style-name="ro1">
          <table:table-cell office:value-type="float" office:value="8.069251" calcext:value-type="float">
            <text:p>8.069251</text:p>
          </table:table-cell>
          <table:table-cell office:value-type="float" office:value="0.0135135135135135" calcext:value-type="float">
            <text:p>0.013513513513514</text:p>
          </table:table-cell>
          <table:table-cell/>
          <table:table-cell table:formula="of:=IF(ISNUMBER([.A24]);[.A24];&quot;&quot;)" office:value-type="float" office:value="8.069251" calcext:value-type="float">
            <text:p>8.069251</text:p>
          </table:table-cell>
          <table:table-cell table:formula="of:=IF(ISNUMBER([.B24]);[.B24];&quot;&quot;)" office:value-type="float" office:value="0.0135135135135135" calcext:value-type="float">
            <text:p>0.013513513513514</text:p>
          </table:table-cell>
        </table:table-row>
        <table:table-row table:style-name="ro1">
          <table:table-cell office:value-type="string" calcext:value-type="string">
            <text:p>A-n34-k5</text:p>
          </table:table-cell>
          <table:table-cell table:number-columns-repeated="2"/>
          <table:table-cell table:formula="of:=IF(ISNUMBER([.A25]);[.A25];&quot;&quot;)">
            <text:p/>
          </table:table-cell>
          <table:table-cell table:formula="of:=IF(ISNUMBER([.B25]);[.B25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5250596658711" calcext:value-type="float">
            <text:p>0.205250596658711</text:p>
          </table:table-cell>
          <table:table-cell/>
          <table:table-cell table:formula="of:=IF(ISNUMBER([.A26]);[.A26];&quot;&quot;)" office:value-type="float" office:value="0" calcext:value-type="float">
            <text:p>0</text:p>
          </table:table-cell>
          <table:table-cell table:formula="of:=IF(ISNUMBER([.B26]);[.B26];&quot;&quot;)" office:value-type="float" office:value="0.205250596658711" calcext:value-type="float">
            <text:p>0.205250596658711</text:p>
          </table:table-cell>
        </table:table-row>
        <table:table-row table:style-name="ro1">
          <table:table-cell office:value-type="float" office:value="0.207354" calcext:value-type="float">
            <text:p>0.207354</text:p>
          </table:table-cell>
          <table:table-cell office:value-type="float" office:value="0.107398568019093" calcext:value-type="float">
            <text:p>0.107398568019093</text:p>
          </table:table-cell>
          <table:table-cell/>
          <table:table-cell table:formula="of:=IF(ISNUMBER([.A27]);[.A27];&quot;&quot;)" office:value-type="float" office:value="0.207354" calcext:value-type="float">
            <text:p>0.207354</text:p>
          </table:table-cell>
          <table:table-cell table:formula="of:=IF(ISNUMBER([.B27]);[.B27];&quot;&quot;)" office:value-type="float" office:value="0.107398568019093" calcext:value-type="float">
            <text:p>0.107398568019093</text:p>
          </table:table-cell>
        </table:table-row>
        <table:table-row table:style-name="ro1">
          <table:table-cell office:value-type="float" office:value="0.487328" calcext:value-type="float">
            <text:p>0.487328</text:p>
          </table:table-cell>
          <table:table-cell office:value-type="float" office:value="0.081145584725537" calcext:value-type="float">
            <text:p>0.081145584725537</text:p>
          </table:table-cell>
          <table:table-cell/>
          <table:table-cell table:formula="of:=IF(ISNUMBER([.A28]);[.A28];&quot;&quot;)" office:value-type="float" office:value="0.487328" calcext:value-type="float">
            <text:p>0.487328</text:p>
          </table:table-cell>
          <table:table-cell table:formula="of:=IF(ISNUMBER([.B28]);[.B28];&quot;&quot;)" office:value-type="float" office:value="0.081145584725537" calcext:value-type="float">
            <text:p>0.081145584725537</text:p>
          </table:table-cell>
        </table:table-row>
        <table:table-row table:style-name="ro1">
          <table:table-cell office:value-type="float" office:value="0.886226" calcext:value-type="float">
            <text:p>0.886226</text:p>
          </table:table-cell>
          <table:table-cell office:value-type="float" office:value="0.00715990453460621" calcext:value-type="float">
            <text:p>0.007159904534606</text:p>
          </table:table-cell>
          <table:table-cell/>
          <table:table-cell table:formula="of:=IF(ISNUMBER([.A29]);[.A29];&quot;&quot;)" office:value-type="float" office:value="0.886226" calcext:value-type="float">
            <text:p>0.886226</text:p>
          </table:table-cell>
          <table:table-cell table:formula="of:=IF(ISNUMBER([.B29]);[.B29];&quot;&quot;)" office:value-type="float" office:value="0.00715990453460621" calcext:value-type="float">
            <text:p>0.007159904534606</text:p>
          </table:table-cell>
        </table:table-row>
        <table:table-row table:style-name="ro1">
          <table:table-cell office:value-type="float" office:value="1.599256" calcext:value-type="float">
            <text:p>1.5992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0]);[.A30];&quot;&quot;)" office:value-type="float" office:value="1.599256" calcext:value-type="float">
            <text:p>1.599256</text:p>
          </table:table-cell>
          <table:table-cell table:formula="of:=IF(ISNUMBER([.B30]);[.B30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36-k5</text:p>
          </table:table-cell>
          <table:table-cell table:number-columns-repeated="2"/>
          <table:table-cell table:formula="of:=IF(ISNUMBER([.A31]);[.A31];&quot;&quot;)">
            <text:p/>
          </table:table-cell>
          <table:table-cell table:formula="of:=IF(ISNUMBER([.B31]);[.B31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373737373737" calcext:value-type="float">
            <text:p>0.237373737373737</text:p>
          </table:table-cell>
          <table:table-cell/>
          <table:table-cell table:formula="of:=IF(ISNUMBER([.A32]);[.A32];&quot;&quot;)" office:value-type="float" office:value="0" calcext:value-type="float">
            <text:p>0</text:p>
          </table:table-cell>
          <table:table-cell table:formula="of:=IF(ISNUMBER([.B32]);[.B32];&quot;&quot;)" office:value-type="float" office:value="0.237373737373737" calcext:value-type="float">
            <text:p>0.237373737373737</text:p>
          </table:table-cell>
        </table:table-row>
        <table:table-row table:style-name="ro1">
          <table:table-cell office:value-type="float" office:value="0.113892" calcext:value-type="float">
            <text:p>0.113892</text:p>
          </table:table-cell>
          <table:table-cell office:value-type="float" office:value="0.214646464646465" calcext:value-type="float">
            <text:p>0.214646464646465</text:p>
          </table:table-cell>
          <table:table-cell/>
          <table:table-cell table:formula="of:=IF(ISNUMBER([.A33]);[.A33];&quot;&quot;)" office:value-type="float" office:value="0.113892" calcext:value-type="float">
            <text:p>0.113892</text:p>
          </table:table-cell>
          <table:table-cell table:formula="of:=IF(ISNUMBER([.B33]);[.B33];&quot;&quot;)" office:value-type="float" office:value="0.214646464646465" calcext:value-type="float">
            <text:p>0.214646464646465</text:p>
          </table:table-cell>
        </table:table-row>
        <table:table-row table:style-name="ro1">
          <table:table-cell office:value-type="float" office:value="0.398088" calcext:value-type="float">
            <text:p>0.398088</text:p>
          </table:table-cell>
          <table:table-cell office:value-type="float" office:value="0.0606060606060606" calcext:value-type="float">
            <text:p>0.060606060606061</text:p>
          </table:table-cell>
          <table:table-cell/>
          <table:table-cell table:formula="of:=IF(ISNUMBER([.A34]);[.A34];&quot;&quot;)" office:value-type="float" office:value="0.398088" calcext:value-type="float">
            <text:p>0.398088</text:p>
          </table:table-cell>
          <table:table-cell table:formula="of:=IF(ISNUMBER([.B34]);[.B34];&quot;&quot;)" office:value-type="float" office:value="0.0606060606060606" calcext:value-type="float">
            <text:p>0.060606060606061</text:p>
          </table:table-cell>
        </table:table-row>
        <table:table-row table:style-name="ro1">
          <table:table-cell office:value-type="float" office:value="0.764198" calcext:value-type="float">
            <text:p>0.764198</text:p>
          </table:table-cell>
          <table:table-cell office:value-type="float" office:value="0.0252525252525252" calcext:value-type="float">
            <text:p>0.025252525252525</text:p>
          </table:table-cell>
          <table:table-cell/>
          <table:table-cell table:formula="of:=IF(ISNUMBER([.A35]);[.A35];&quot;&quot;)" office:value-type="float" office:value="0.764198" calcext:value-type="float">
            <text:p>0.764198</text:p>
          </table:table-cell>
          <table:table-cell table:formula="of:=IF(ISNUMBER([.B35]);[.B35];&quot;&quot;)" office:value-type="float" office:value="0.0252525252525252" calcext:value-type="float">
            <text:p>0.025252525252525</text:p>
          </table:table-cell>
        </table:table-row>
        <table:table-row table:style-name="ro1">
          <table:table-cell office:value-type="float" office:value="1.064308" calcext:value-type="float">
            <text:p>1.064308</text:p>
          </table:table-cell>
          <table:table-cell office:value-type="float" office:value="0.0176767676767677" calcext:value-type="float">
            <text:p>0.017676767676768</text:p>
          </table:table-cell>
          <table:table-cell/>
          <table:table-cell table:formula="of:=IF(ISNUMBER([.A36]);[.A36];&quot;&quot;)" office:value-type="float" office:value="1.064308" calcext:value-type="float">
            <text:p>1.064308</text:p>
          </table:table-cell>
          <table:table-cell table:formula="of:=IF(ISNUMBER([.B36]);[.B36];&quot;&quot;)" office:value-type="float" office:value="0.0176767676767677" calcext:value-type="float">
            <text:p>0.017676767676768</text:p>
          </table:table-cell>
        </table:table-row>
        <table:table-row table:style-name="ro1">
          <table:table-cell office:value-type="float" office:value="2.319589" calcext:value-type="float">
            <text:p>2.319589</text:p>
          </table:table-cell>
          <table:table-cell office:value-type="float" office:value="0.0151515151515152" calcext:value-type="float">
            <text:p>0.015151515151515</text:p>
          </table:table-cell>
          <table:table-cell/>
          <table:table-cell table:formula="of:=IF(ISNUMBER([.A37]);[.A37];&quot;&quot;)" office:value-type="float" office:value="2.319589" calcext:value-type="float">
            <text:p>2.319589</text:p>
          </table:table-cell>
          <table:table-cell table:formula="of:=IF(ISNUMBER([.B37]);[.B37];&quot;&quot;)" office:value-type="float" office:value="0.0151515151515152" calcext:value-type="float">
            <text:p>0.015151515151515</text:p>
          </table:table-cell>
        </table:table-row>
        <table:table-row table:style-name="ro1">
          <table:table-cell office:value-type="float" office:value="24.553326" calcext:value-type="float">
            <text:p>24.55332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8]);[.A38];&quot;&quot;)" office:value-type="float" office:value="24.553326" calcext:value-type="float">
            <text:p>24.553326</text:p>
          </table:table-cell>
          <table:table-cell table:formula="of:=IF(ISNUMBER([.B38]);[.B3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37-k5</text:p>
          </table:table-cell>
          <table:table-cell table:number-columns-repeated="2"/>
          <table:table-cell table:formula="of:=IF(ISNUMBER([.A39]);[.A39];&quot;&quot;)">
            <text:p/>
          </table:table-cell>
          <table:table-cell table:formula="of:=IF(ISNUMBER([.B39]);[.B3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5129682997118" calcext:value-type="float">
            <text:p>0.265129682997118</text:p>
          </table:table-cell>
          <table:table-cell/>
          <table:table-cell table:formula="of:=IF(ISNUMBER([.A40]);[.A40];&quot;&quot;)" office:value-type="float" office:value="0" calcext:value-type="float">
            <text:p>0</text:p>
          </table:table-cell>
          <table:table-cell table:formula="of:=IF(ISNUMBER([.B40]);[.B40];&quot;&quot;)" office:value-type="float" office:value="0.265129682997118" calcext:value-type="float">
            <text:p>0.265129682997118</text:p>
          </table:table-cell>
        </table:table-row>
        <table:table-row table:style-name="ro1">
          <table:table-cell office:value-type="float" office:value="0.194885" calcext:value-type="float">
            <text:p>0.194885</text:p>
          </table:table-cell>
          <table:table-cell office:value-type="float" office:value="0.109510086455331" calcext:value-type="float">
            <text:p>0.109510086455331</text:p>
          </table:table-cell>
          <table:table-cell/>
          <table:table-cell table:formula="of:=IF(ISNUMBER([.A41]);[.A41];&quot;&quot;)" office:value-type="float" office:value="0.194885" calcext:value-type="float">
            <text:p>0.194885</text:p>
          </table:table-cell>
          <table:table-cell table:formula="of:=IF(ISNUMBER([.B41]);[.B41];&quot;&quot;)" office:value-type="float" office:value="0.109510086455331" calcext:value-type="float">
            <text:p>0.109510086455331</text:p>
          </table:table-cell>
        </table:table-row>
        <table:table-row table:style-name="ro1">
          <table:table-cell office:value-type="float" office:value="0.563056" calcext:value-type="float">
            <text:p>0.563056</text:p>
          </table:table-cell>
          <table:table-cell office:value-type="float" office:value="0.100864553314121" calcext:value-type="float">
            <text:p>0.100864553314121</text:p>
          </table:table-cell>
          <table:table-cell/>
          <table:table-cell table:formula="of:=IF(ISNUMBER([.A42]);[.A42];&quot;&quot;)" office:value-type="float" office:value="0.563056" calcext:value-type="float">
            <text:p>0.563056</text:p>
          </table:table-cell>
          <table:table-cell table:formula="of:=IF(ISNUMBER([.B42]);[.B42];&quot;&quot;)" office:value-type="float" office:value="0.100864553314121" calcext:value-type="float">
            <text:p>0.100864553314121</text:p>
          </table:table-cell>
        </table:table-row>
        <table:table-row table:style-name="ro1">
          <table:table-cell office:value-type="float" office:value="6.276088" calcext:value-type="float">
            <text:p>6.276088</text:p>
          </table:table-cell>
          <table:table-cell office:value-type="float" office:value="0.0172910662824208" calcext:value-type="float">
            <text:p>0.017291066282421</text:p>
          </table:table-cell>
          <table:table-cell/>
          <table:table-cell table:formula="of:=IF(ISNUMBER([.A43]);[.A43];&quot;&quot;)" office:value-type="float" office:value="6.276088" calcext:value-type="float">
            <text:p>6.276088</text:p>
          </table:table-cell>
          <table:table-cell table:formula="of:=IF(ISNUMBER([.B43]);[.B43];&quot;&quot;)" office:value-type="float" office:value="0.0172910662824208" calcext:value-type="float">
            <text:p>0.017291066282421</text:p>
          </table:table-cell>
        </table:table-row>
        <table:table-row table:style-name="ro1">
          <table:table-cell office:value-type="float" office:value="16.097949" calcext:value-type="float">
            <text:p>16.097949</text:p>
          </table:table-cell>
          <table:table-cell office:value-type="float" office:value="0.0144092219020173" calcext:value-type="float">
            <text:p>0.014409221902017</text:p>
          </table:table-cell>
          <table:table-cell/>
          <table:table-cell table:formula="of:=IF(ISNUMBER([.A44]);[.A44];&quot;&quot;)" office:value-type="float" office:value="16.097949" calcext:value-type="float">
            <text:p>16.097949</text:p>
          </table:table-cell>
          <table:table-cell table:formula="of:=IF(ISNUMBER([.B44]);[.B44];&quot;&quot;)" office:value-type="float" office:value="0.0144092219020173" calcext:value-type="float">
            <text:p>0.014409221902017</text:p>
          </table:table-cell>
        </table:table-row>
        <table:table-row table:style-name="ro1">
          <table:table-cell office:value-type="float" office:value="18.122205" calcext:value-type="float">
            <text:p>18.122205</text:p>
          </table:table-cell>
          <table:table-cell office:value-type="float" office:value="0.00288184438040346" calcext:value-type="float">
            <text:p>0.002881844380403</text:p>
          </table:table-cell>
          <table:table-cell/>
          <table:table-cell table:formula="of:=IF(ISNUMBER([.A45]);[.A45];&quot;&quot;)" office:value-type="float" office:value="18.122205" calcext:value-type="float">
            <text:p>18.122205</text:p>
          </table:table-cell>
          <table:table-cell table:formula="of:=IF(ISNUMBER([.B45]);[.B45];&quot;&quot;)" office:value-type="float" office:value="0.00288184438040346" calcext:value-type="float">
            <text:p>0.002881844380403</text:p>
          </table:table-cell>
        </table:table-row>
        <table:table-row table:style-name="ro1">
          <table:table-cell office:value-type="float" office:value="38.689005" calcext:value-type="float">
            <text:p>38.68900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6]);[.A46];&quot;&quot;)" office:value-type="float" office:value="38.689005" calcext:value-type="float">
            <text:p>38.689005</text:p>
          </table:table-cell>
          <table:table-cell table:formula="of:=IF(ISNUMBER([.B46]);[.B46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37-k6</text:p>
          </table:table-cell>
          <table:table-cell table:number-columns-repeated="2"/>
          <table:table-cell table:formula="of:=IF(ISNUMBER([.A47]);[.A47];&quot;&quot;)">
            <text:p/>
          </table:table-cell>
          <table:table-cell table:formula="of:=IF(ISNUMBER([.B47]);[.B47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6426914153132" calcext:value-type="float">
            <text:p>0.336426914153132</text:p>
          </table:table-cell>
          <table:table-cell/>
          <table:table-cell table:formula="of:=IF(ISNUMBER([.A48]);[.A48];&quot;&quot;)" office:value-type="float" office:value="0" calcext:value-type="float">
            <text:p>0</text:p>
          </table:table-cell>
          <table:table-cell table:formula="of:=IF(ISNUMBER([.B48]);[.B48];&quot;&quot;)" office:value-type="float" office:value="0.336426914153132" calcext:value-type="float">
            <text:p>0.336426914153132</text:p>
          </table:table-cell>
        </table:table-row>
        <table:table-row table:style-name="ro1">
          <table:table-cell office:value-type="float" office:value="0.103834" calcext:value-type="float">
            <text:p>0.103834</text:p>
          </table:table-cell>
          <table:table-cell office:value-type="float" office:value="0.283062645011601" calcext:value-type="float">
            <text:p>0.283062645011601</text:p>
          </table:table-cell>
          <table:table-cell/>
          <table:table-cell table:formula="of:=IF(ISNUMBER([.A49]);[.A49];&quot;&quot;)" office:value-type="float" office:value="0.103834" calcext:value-type="float">
            <text:p>0.103834</text:p>
          </table:table-cell>
          <table:table-cell table:formula="of:=IF(ISNUMBER([.B49]);[.B49];&quot;&quot;)" office:value-type="float" office:value="0.283062645011601" calcext:value-type="float">
            <text:p>0.283062645011601</text:p>
          </table:table-cell>
        </table:table-row>
        <table:table-row table:style-name="ro1">
          <table:table-cell office:value-type="float" office:value="0.71984" calcext:value-type="float">
            <text:p>0.71984</text:p>
          </table:table-cell>
          <table:table-cell office:value-type="float" office:value="0.271461716937355" calcext:value-type="float">
            <text:p>0.271461716937355</text:p>
          </table:table-cell>
          <table:table-cell/>
          <table:table-cell table:formula="of:=IF(ISNUMBER([.A50]);[.A50];&quot;&quot;)" office:value-type="float" office:value="0.71984" calcext:value-type="float">
            <text:p>0.71984</text:p>
          </table:table-cell>
          <table:table-cell table:formula="of:=IF(ISNUMBER([.B50]);[.B50];&quot;&quot;)" office:value-type="float" office:value="0.271461716937355" calcext:value-type="float">
            <text:p>0.271461716937355</text:p>
          </table:table-cell>
        </table:table-row>
        <table:table-row table:style-name="ro1">
          <table:table-cell office:value-type="float" office:value="1.316695" calcext:value-type="float">
            <text:p>1.316695</text:p>
          </table:table-cell>
          <table:table-cell office:value-type="float" office:value="0.0417633410672854" calcext:value-type="float">
            <text:p>0.041763341067285</text:p>
          </table:table-cell>
          <table:table-cell/>
          <table:table-cell table:formula="of:=IF(ISNUMBER([.A51]);[.A51];&quot;&quot;)" office:value-type="float" office:value="1.316695" calcext:value-type="float">
            <text:p>1.316695</text:p>
          </table:table-cell>
          <table:table-cell table:formula="of:=IF(ISNUMBER([.B51]);[.B51];&quot;&quot;)" office:value-type="float" office:value="0.0417633410672854" calcext:value-type="float">
            <text:p>0.041763341067285</text:p>
          </table:table-cell>
        </table:table-row>
        <table:table-row table:style-name="ro1">
          <table:table-cell office:value-type="float" office:value="10.790835" calcext:value-type="float">
            <text:p>10.790835</text:p>
          </table:table-cell>
          <table:table-cell office:value-type="float" office:value="0.0278422273781903" calcext:value-type="float">
            <text:p>0.02784222737819</text:p>
          </table:table-cell>
          <table:table-cell/>
          <table:table-cell table:formula="of:=IF(ISNUMBER([.A52]);[.A52];&quot;&quot;)" office:value-type="float" office:value="10.790835" calcext:value-type="float">
            <text:p>10.790835</text:p>
          </table:table-cell>
          <table:table-cell table:formula="of:=IF(ISNUMBER([.B52]);[.B52];&quot;&quot;)" office:value-type="float" office:value="0.0278422273781903" calcext:value-type="float">
            <text:p>0.02784222737819</text:p>
          </table:table-cell>
        </table:table-row>
        <table:table-row table:style-name="ro1">
          <table:table-cell office:value-type="float" office:value="11.728494" calcext:value-type="float">
            <text:p>11.728494</text:p>
          </table:table-cell>
          <table:table-cell office:value-type="float" office:value="0.0232018561484919" calcext:value-type="float">
            <text:p>0.023201856148492</text:p>
          </table:table-cell>
          <table:table-cell/>
          <table:table-cell table:formula="of:=IF(ISNUMBER([.A53]);[.A53];&quot;&quot;)" office:value-type="float" office:value="11.728494" calcext:value-type="float">
            <text:p>11.728494</text:p>
          </table:table-cell>
          <table:table-cell table:formula="of:=IF(ISNUMBER([.B53]);[.B53];&quot;&quot;)" office:value-type="float" office:value="0.0232018561484919" calcext:value-type="float">
            <text:p>0.023201856148492</text:p>
          </table:table-cell>
        </table:table-row>
        <table:table-row table:style-name="ro1">
          <table:table-cell office:value-type="float" office:value="13.102687" calcext:value-type="float">
            <text:p>13.10268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4]);[.A54];&quot;&quot;)" office:value-type="float" office:value="13.102687" calcext:value-type="float">
            <text:p>13.102687</text:p>
          </table:table-cell>
          <table:table-cell table:formula="of:=IF(ISNUMBER([.B54]);[.B54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38-k5</text:p>
          </table:table-cell>
          <table:table-cell table:number-columns-repeated="2"/>
          <table:table-cell table:formula="of:=IF(ISNUMBER([.A55]);[.A55];&quot;&quot;)">
            <text:p/>
          </table:table-cell>
          <table:table-cell table:formula="of:=IF(ISNUMBER([.B55]);[.B55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08446866485" calcext:value-type="float">
            <text:p>0.20708446866485</text:p>
          </table:table-cell>
          <table:table-cell/>
          <table:table-cell table:formula="of:=IF(ISNUMBER([.A56]);[.A56];&quot;&quot;)" office:value-type="float" office:value="0" calcext:value-type="float">
            <text:p>0</text:p>
          </table:table-cell>
          <table:table-cell table:formula="of:=IF(ISNUMBER([.B56]);[.B56];&quot;&quot;)" office:value-type="float" office:value="0.20708446866485" calcext:value-type="float">
            <text:p>0.20708446866485</text:p>
          </table:table-cell>
        </table:table-row>
        <table:table-row table:style-name="ro1">
          <table:table-cell office:value-type="float" office:value="0.155158" calcext:value-type="float">
            <text:p>0.155158</text:p>
          </table:table-cell>
          <table:table-cell office:value-type="float" office:value="0.0463215258855586" calcext:value-type="float">
            <text:p>0.046321525885559</text:p>
          </table:table-cell>
          <table:table-cell/>
          <table:table-cell table:formula="of:=IF(ISNUMBER([.A57]);[.A57];&quot;&quot;)" office:value-type="float" office:value="0.155158" calcext:value-type="float">
            <text:p>0.155158</text:p>
          </table:table-cell>
          <table:table-cell table:formula="of:=IF(ISNUMBER([.B57]);[.B57];&quot;&quot;)" office:value-type="float" office:value="0.0463215258855586" calcext:value-type="float">
            <text:p>0.046321525885559</text:p>
          </table:table-cell>
        </table:table-row>
        <table:table-row table:style-name="ro1">
          <table:table-cell office:value-type="float" office:value="1.081378" calcext:value-type="float">
            <text:p>1.081378</text:p>
          </table:table-cell>
          <table:table-cell office:value-type="float" office:value="0.0272479564032698" calcext:value-type="float">
            <text:p>0.02724795640327</text:p>
          </table:table-cell>
          <table:table-cell/>
          <table:table-cell table:formula="of:=IF(ISNUMBER([.A58]);[.A58];&quot;&quot;)" office:value-type="float" office:value="1.081378" calcext:value-type="float">
            <text:p>1.081378</text:p>
          </table:table-cell>
          <table:table-cell table:formula="of:=IF(ISNUMBER([.B58]);[.B58];&quot;&quot;)" office:value-type="float" office:value="0.0272479564032698" calcext:value-type="float">
            <text:p>0.02724795640327</text:p>
          </table:table-cell>
        </table:table-row>
        <table:table-row table:style-name="ro1">
          <table:table-cell office:value-type="float" office:value="2.549618" calcext:value-type="float">
            <text:p>2.549618</text:p>
          </table:table-cell>
          <table:table-cell office:value-type="float" office:value="0.0245231607629428" calcext:value-type="float">
            <text:p>0.024523160762943</text:p>
          </table:table-cell>
          <table:table-cell/>
          <table:table-cell table:formula="of:=IF(ISNUMBER([.A59]);[.A59];&quot;&quot;)" office:value-type="float" office:value="2.549618" calcext:value-type="float">
            <text:p>2.549618</text:p>
          </table:table-cell>
          <table:table-cell table:formula="of:=IF(ISNUMBER([.B59]);[.B59];&quot;&quot;)" office:value-type="float" office:value="0.0245231607629428" calcext:value-type="float">
            <text:p>0.024523160762943</text:p>
          </table:table-cell>
        </table:table-row>
        <table:table-row table:style-name="ro1">
          <table:table-cell office:value-type="float" office:value="2.77592" calcext:value-type="float">
            <text:p>2.77592</text:p>
          </table:table-cell>
          <table:table-cell office:value-type="float" office:value="0.0108991825613079" calcext:value-type="float">
            <text:p>0.010899182561308</text:p>
          </table:table-cell>
          <table:table-cell/>
          <table:table-cell table:formula="of:=IF(ISNUMBER([.A60]);[.A60];&quot;&quot;)" office:value-type="float" office:value="2.77592" calcext:value-type="float">
            <text:p>2.77592</text:p>
          </table:table-cell>
          <table:table-cell table:formula="of:=IF(ISNUMBER([.B60]);[.B60];&quot;&quot;)" office:value-type="float" office:value="0.0108991825613079" calcext:value-type="float">
            <text:p>0.010899182561308</text:p>
          </table:table-cell>
        </table:table-row>
        <table:table-row table:style-name="ro1">
          <table:table-cell office:value-type="float" office:value="3.806515" calcext:value-type="float">
            <text:p>3.806515</text:p>
          </table:table-cell>
          <table:table-cell office:value-type="float" office:value="0.00544959128065395" calcext:value-type="float">
            <text:p>0.005449591280654</text:p>
          </table:table-cell>
          <table:table-cell/>
          <table:table-cell table:formula="of:=IF(ISNUMBER([.A61]);[.A61];&quot;&quot;)" office:value-type="float" office:value="3.806515" calcext:value-type="float">
            <text:p>3.806515</text:p>
          </table:table-cell>
          <table:table-cell table:formula="of:=IF(ISNUMBER([.B61]);[.B61];&quot;&quot;)" office:value-type="float" office:value="0.00544959128065395" calcext:value-type="float">
            <text:p>0.005449591280654</text:p>
          </table:table-cell>
        </table:table-row>
        <table:table-row table:style-name="ro1">
          <table:table-cell office:value-type="float" office:value="21.739689" calcext:value-type="float">
            <text:p>21.73968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62]);[.A62];&quot;&quot;)" office:value-type="float" office:value="21.739689" calcext:value-type="float">
            <text:p>21.739689</text:p>
          </table:table-cell>
          <table:table-cell table:formula="of:=IF(ISNUMBER([.B62]);[.B62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39-k5</text:p>
          </table:table-cell>
          <table:table-cell table:number-columns-repeated="2"/>
          <table:table-cell table:formula="of:=IF(ISNUMBER([.A63]);[.A63];&quot;&quot;)">
            <text:p/>
          </table:table-cell>
          <table:table-cell table:formula="of:=IF(ISNUMBER([.B63]);[.B63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7472527472527" calcext:value-type="float">
            <text:p>0.527472527472527</text:p>
          </table:table-cell>
          <table:table-cell/>
          <table:table-cell table:formula="of:=IF(ISNUMBER([.A64]);[.A64];&quot;&quot;)" office:value-type="float" office:value="0" calcext:value-type="float">
            <text:p>0</text:p>
          </table:table-cell>
          <table:table-cell table:formula="of:=IF(ISNUMBER([.B64]);[.B64];&quot;&quot;)" office:value-type="float" office:value="0.527472527472527" calcext:value-type="float">
            <text:p>0.527472527472527</text:p>
          </table:table-cell>
        </table:table-row>
        <table:table-row table:style-name="ro1">
          <table:table-cell office:value-type="float" office:value="0.208918" calcext:value-type="float">
            <text:p>0.208918</text:p>
          </table:table-cell>
          <table:table-cell office:value-type="float" office:value="0.131868131868132" calcext:value-type="float">
            <text:p>0.131868131868132</text:p>
          </table:table-cell>
          <table:table-cell/>
          <table:table-cell table:formula="of:=IF(ISNUMBER([.A65]);[.A65];&quot;&quot;)" office:value-type="float" office:value="0.208918" calcext:value-type="float">
            <text:p>0.208918</text:p>
          </table:table-cell>
          <table:table-cell table:formula="of:=IF(ISNUMBER([.B65]);[.B65];&quot;&quot;)" office:value-type="float" office:value="0.131868131868132" calcext:value-type="float">
            <text:p>0.131868131868132</text:p>
          </table:table-cell>
        </table:table-row>
        <table:table-row table:style-name="ro1">
          <table:table-cell office:value-type="float" office:value="0.589814" calcext:value-type="float">
            <text:p>0.589814</text:p>
          </table:table-cell>
          <table:table-cell office:value-type="float" office:value="0.0851648351648352" calcext:value-type="float">
            <text:p>0.085164835164835</text:p>
          </table:table-cell>
          <table:table-cell/>
          <table:table-cell table:formula="of:=IF(ISNUMBER([.A66]);[.A66];&quot;&quot;)" office:value-type="float" office:value="0.589814" calcext:value-type="float">
            <text:p>0.589814</text:p>
          </table:table-cell>
          <table:table-cell table:formula="of:=IF(ISNUMBER([.B66]);[.B66];&quot;&quot;)" office:value-type="float" office:value="0.0851648351648352" calcext:value-type="float">
            <text:p>0.085164835164835</text:p>
          </table:table-cell>
        </table:table-row>
        <table:table-row table:style-name="ro1">
          <table:table-cell office:value-type="float" office:value="2.93316" calcext:value-type="float">
            <text:p>2.93316</text:p>
          </table:table-cell>
          <table:table-cell office:value-type="float" office:value="0.0824175824175824" calcext:value-type="float">
            <text:p>0.082417582417583</text:p>
          </table:table-cell>
          <table:table-cell/>
          <table:table-cell table:formula="of:=IF(ISNUMBER([.A67]);[.A67];&quot;&quot;)" office:value-type="float" office:value="2.93316" calcext:value-type="float">
            <text:p>2.93316</text:p>
          </table:table-cell>
          <table:table-cell table:formula="of:=IF(ISNUMBER([.B67]);[.B67];&quot;&quot;)" office:value-type="float" office:value="0.0824175824175824" calcext:value-type="float">
            <text:p>0.082417582417583</text:p>
          </table:table-cell>
        </table:table-row>
        <table:table-row table:style-name="ro1">
          <table:table-cell office:value-type="float" office:value="3.861556" calcext:value-type="float">
            <text:p>3.861556</text:p>
          </table:table-cell>
          <table:table-cell office:value-type="float" office:value="0.0769230769230769" calcext:value-type="float">
            <text:p>0.076923076923077</text:p>
          </table:table-cell>
          <table:table-cell/>
          <table:table-cell table:formula="of:=IF(ISNUMBER([.A68]);[.A68];&quot;&quot;)" office:value-type="float" office:value="3.861556" calcext:value-type="float">
            <text:p>3.861556</text:p>
          </table:table-cell>
          <table:table-cell table:formula="of:=IF(ISNUMBER([.B68]);[.B68];&quot;&quot;)" office:value-type="float" office:value="0.0769230769230769" calcext:value-type="float">
            <text:p>0.076923076923077</text:p>
          </table:table-cell>
        </table:table-row>
        <table:table-row table:style-name="ro1">
          <table:table-cell office:value-type="float" office:value="5.307371" calcext:value-type="float">
            <text:p>5.307371</text:p>
          </table:table-cell>
          <table:table-cell office:value-type="float" office:value="0.0631868131868132" calcext:value-type="float">
            <text:p>0.063186813186813</text:p>
          </table:table-cell>
          <table:table-cell/>
          <table:table-cell table:formula="of:=IF(ISNUMBER([.A69]);[.A69];&quot;&quot;)" office:value-type="float" office:value="5.307371" calcext:value-type="float">
            <text:p>5.307371</text:p>
          </table:table-cell>
          <table:table-cell table:formula="of:=IF(ISNUMBER([.B69]);[.B69];&quot;&quot;)" office:value-type="float" office:value="0.0631868131868132" calcext:value-type="float">
            <text:p>0.063186813186813</text:p>
          </table:table-cell>
        </table:table-row>
        <table:table-row table:style-name="ro1">
          <table:table-cell office:value-type="float" office:value="6.868347" calcext:value-type="float">
            <text:p>6.868347</text:p>
          </table:table-cell>
          <table:table-cell office:value-type="float" office:value="0.0274725274725275" calcext:value-type="float">
            <text:p>0.027472527472528</text:p>
          </table:table-cell>
          <table:table-cell/>
          <table:table-cell table:formula="of:=IF(ISNUMBER([.A70]);[.A70];&quot;&quot;)" office:value-type="float" office:value="6.868347" calcext:value-type="float">
            <text:p>6.868347</text:p>
          </table:table-cell>
          <table:table-cell table:formula="of:=IF(ISNUMBER([.B70]);[.B70];&quot;&quot;)" office:value-type="float" office:value="0.0274725274725275" calcext:value-type="float">
            <text:p>0.027472527472528</text:p>
          </table:table-cell>
        </table:table-row>
        <table:table-row table:style-name="ro1">
          <table:table-cell office:value-type="float" office:value="11.750406" calcext:value-type="float">
            <text:p>11.750406</text:p>
          </table:table-cell>
          <table:table-cell office:value-type="float" office:value="0.0164835164835165" calcext:value-type="float">
            <text:p>0.016483516483517</text:p>
          </table:table-cell>
          <table:table-cell/>
          <table:table-cell table:formula="of:=IF(ISNUMBER([.A71]);[.A71];&quot;&quot;)" office:value-type="float" office:value="11.750406" calcext:value-type="float">
            <text:p>11.750406</text:p>
          </table:table-cell>
          <table:table-cell table:formula="of:=IF(ISNUMBER([.B71]);[.B71];&quot;&quot;)" office:value-type="float" office:value="0.0164835164835165" calcext:value-type="float">
            <text:p>0.016483516483517</text:p>
          </table:table-cell>
        </table:table-row>
        <table:table-row table:style-name="ro1">
          <table:table-cell office:value-type="float" office:value="22.418851" calcext:value-type="float">
            <text:p>22.418851</text:p>
          </table:table-cell>
          <table:table-cell office:value-type="float" office:value="0.00824175824175824" calcext:value-type="float">
            <text:p>0.008241758241758</text:p>
          </table:table-cell>
          <table:table-cell/>
          <table:table-cell table:formula="of:=IF(ISNUMBER([.A72]);[.A72];&quot;&quot;)" office:value-type="float" office:value="22.418851" calcext:value-type="float">
            <text:p>22.418851</text:p>
          </table:table-cell>
          <table:table-cell table:formula="of:=IF(ISNUMBER([.B72]);[.B72];&quot;&quot;)" office:value-type="float" office:value="0.00824175824175824" calcext:value-type="float">
            <text:p>0.008241758241758</text:p>
          </table:table-cell>
        </table:table-row>
        <table:table-row table:style-name="ro1">
          <table:table-cell office:value-type="float" office:value="85.467185" calcext:value-type="float">
            <text:p>85.46718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73]);[.A73];&quot;&quot;)" office:value-type="float" office:value="85.467185" calcext:value-type="float">
            <text:p>85.467185</text:p>
          </table:table-cell>
          <table:table-cell table:formula="of:=IF(ISNUMBER([.B73]);[.B73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39-k6</text:p>
          </table:table-cell>
          <table:table-cell table:number-columns-repeated="2"/>
          <table:table-cell table:formula="of:=IF(ISNUMBER([.A74]);[.A74];&quot;&quot;)">
            <text:p/>
          </table:table-cell>
          <table:table-cell table:formula="of:=IF(ISNUMBER([.B74]);[.B74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3920595533499" calcext:value-type="float">
            <text:p>0.143920595533499</text:p>
          </table:table-cell>
          <table:table-cell/>
          <table:table-cell table:formula="of:=IF(ISNUMBER([.A75]);[.A75];&quot;&quot;)" office:value-type="float" office:value="0" calcext:value-type="float">
            <text:p>0</text:p>
          </table:table-cell>
          <table:table-cell table:formula="of:=IF(ISNUMBER([.B75]);[.B75];&quot;&quot;)" office:value-type="float" office:value="0.143920595533499" calcext:value-type="float">
            <text:p>0.143920595533499</text:p>
          </table:table-cell>
        </table:table-row>
        <table:table-row table:style-name="ro1">
          <table:table-cell office:value-type="float" office:value="0.10118" calcext:value-type="float">
            <text:p>0.10118</text:p>
          </table:table-cell>
          <table:table-cell office:value-type="float" office:value="0.0843672456575682" calcext:value-type="float">
            <text:p>0.084367245657568</text:p>
          </table:table-cell>
          <table:table-cell/>
          <table:table-cell table:formula="of:=IF(ISNUMBER([.A76]);[.A76];&quot;&quot;)" office:value-type="float" office:value="0.10118" calcext:value-type="float">
            <text:p>0.10118</text:p>
          </table:table-cell>
          <table:table-cell table:formula="of:=IF(ISNUMBER([.B76]);[.B76];&quot;&quot;)" office:value-type="float" office:value="0.0843672456575682" calcext:value-type="float">
            <text:p>0.084367245657568</text:p>
          </table:table-cell>
        </table:table-row>
        <table:table-row table:style-name="ro1">
          <table:table-cell office:value-type="float" office:value="0.404949" calcext:value-type="float">
            <text:p>0.4049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77]);[.A77];&quot;&quot;)" office:value-type="float" office:value="0.404949" calcext:value-type="float">
            <text:p>0.404949</text:p>
          </table:table-cell>
          <table:table-cell table:formula="of:=IF(ISNUMBER([.B77]);[.B7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44-k6</text:p>
          </table:table-cell>
          <table:table-cell table:number-columns-repeated="2"/>
          <table:table-cell table:formula="of:=IF(ISNUMBER([.A78]);[.A78];&quot;&quot;)">
            <text:p/>
          </table:table-cell>
          <table:table-cell table:formula="of:=IF(ISNUMBER([.B78]);[.B7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3598409542744" calcext:value-type="float">
            <text:p>0.733598409542744</text:p>
          </table:table-cell>
          <table:table-cell/>
          <table:table-cell table:formula="of:=IF(ISNUMBER([.A79]);[.A79];&quot;&quot;)" office:value-type="float" office:value="0" calcext:value-type="float">
            <text:p>0</text:p>
          </table:table-cell>
          <table:table-cell table:formula="of:=IF(ISNUMBER([.B79]);[.B79];&quot;&quot;)" office:value-type="float" office:value="0.733598409542744" calcext:value-type="float">
            <text:p>0.733598409542744</text:p>
          </table:table-cell>
        </table:table-row>
        <table:table-row table:style-name="ro1">
          <table:table-cell office:value-type="float" office:value="0.338112" calcext:value-type="float">
            <text:p>0.338112</text:p>
          </table:table-cell>
          <table:table-cell office:value-type="float" office:value="0.262425447316103" calcext:value-type="float">
            <text:p>0.262425447316103</text:p>
          </table:table-cell>
          <table:table-cell/>
          <table:table-cell table:formula="of:=IF(ISNUMBER([.A80]);[.A80];&quot;&quot;)" office:value-type="float" office:value="0.338112" calcext:value-type="float">
            <text:p>0.338112</text:p>
          </table:table-cell>
          <table:table-cell table:formula="of:=IF(ISNUMBER([.B80]);[.B80];&quot;&quot;)" office:value-type="float" office:value="0.262425447316103" calcext:value-type="float">
            <text:p>0.262425447316103</text:p>
          </table:table-cell>
        </table:table-row>
        <table:table-row table:style-name="ro1">
          <table:table-cell office:value-type="float" office:value="0.637469" calcext:value-type="float">
            <text:p>0.637469</text:p>
          </table:table-cell>
          <table:table-cell office:value-type="float" office:value="0.232604373757455" calcext:value-type="float">
            <text:p>0.232604373757455</text:p>
          </table:table-cell>
          <table:table-cell/>
          <table:table-cell table:formula="of:=IF(ISNUMBER([.A81]);[.A81];&quot;&quot;)" office:value-type="float" office:value="0.637469" calcext:value-type="float">
            <text:p>0.637469</text:p>
          </table:table-cell>
          <table:table-cell table:formula="of:=IF(ISNUMBER([.B81]);[.B81];&quot;&quot;)" office:value-type="float" office:value="0.232604373757455" calcext:value-type="float">
            <text:p>0.232604373757455</text:p>
          </table:table-cell>
        </table:table-row>
        <table:table-row table:style-name="ro1">
          <table:table-cell office:value-type="float" office:value="1.588751" calcext:value-type="float">
            <text:p>1.588751</text:p>
          </table:table-cell>
          <table:table-cell office:value-type="float" office:value="0.174950298210736" calcext:value-type="float">
            <text:p>0.174950298210736</text:p>
          </table:table-cell>
          <table:table-cell/>
          <table:table-cell table:formula="of:=IF(ISNUMBER([.A82]);[.A82];&quot;&quot;)" office:value-type="float" office:value="1.588751" calcext:value-type="float">
            <text:p>1.588751</text:p>
          </table:table-cell>
          <table:table-cell table:formula="of:=IF(ISNUMBER([.B82]);[.B82];&quot;&quot;)" office:value-type="float" office:value="0.174950298210736" calcext:value-type="float">
            <text:p>0.174950298210736</text:p>
          </table:table-cell>
        </table:table-row>
        <table:table-row table:style-name="ro1">
          <table:table-cell office:value-type="float" office:value="4.023074" calcext:value-type="float">
            <text:p>4.023074</text:p>
          </table:table-cell>
          <table:table-cell office:value-type="float" office:value="0.0795228628230616" calcext:value-type="float">
            <text:p>0.079522862823062</text:p>
          </table:table-cell>
          <table:table-cell/>
          <table:table-cell table:formula="of:=IF(ISNUMBER([.A83]);[.A83];&quot;&quot;)" office:value-type="float" office:value="4.023074" calcext:value-type="float">
            <text:p>4.023074</text:p>
          </table:table-cell>
          <table:table-cell table:formula="of:=IF(ISNUMBER([.B83]);[.B83];&quot;&quot;)" office:value-type="float" office:value="0.0795228628230616" calcext:value-type="float">
            <text:p>0.079522862823062</text:p>
          </table:table-cell>
        </table:table-row>
        <table:table-row table:style-name="ro1">
          <table:table-cell office:value-type="float" office:value="5.116037" calcext:value-type="float">
            <text:p>5.116037</text:p>
          </table:table-cell>
          <table:table-cell office:value-type="float" office:value="0.0218687872763419" calcext:value-type="float">
            <text:p>0.021868787276342</text:p>
          </table:table-cell>
          <table:table-cell/>
          <table:table-cell table:formula="of:=IF(ISNUMBER([.A84]);[.A84];&quot;&quot;)" office:value-type="float" office:value="5.116037" calcext:value-type="float">
            <text:p>5.116037</text:p>
          </table:table-cell>
          <table:table-cell table:formula="of:=IF(ISNUMBER([.B84]);[.B84];&quot;&quot;)" office:value-type="float" office:value="0.0218687872763419" calcext:value-type="float">
            <text:p>0.021868787276342</text:p>
          </table:table-cell>
        </table:table-row>
        <table:table-row table:style-name="ro1">
          <table:table-cell office:value-type="float" office:value="6.009013" calcext:value-type="float">
            <text:p>6.0090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85]);[.A85];&quot;&quot;)" office:value-type="float" office:value="6.009013" calcext:value-type="float">
            <text:p>6.009013</text:p>
          </table:table-cell>
          <table:table-cell table:formula="of:=IF(ISNUMBER([.B85]);[.B85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45-k6</text:p>
          </table:table-cell>
          <table:table-cell table:number-columns-repeated="2"/>
          <table:table-cell table:formula="of:=IF(ISNUMBER([.A86]);[.A86];&quot;&quot;)">
            <text:p/>
          </table:table-cell>
          <table:table-cell table:formula="of:=IF(ISNUMBER([.B86]);[.B86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0675105485232" calcext:value-type="float">
            <text:p>0.320675105485232</text:p>
          </table:table-cell>
          <table:table-cell/>
          <table:table-cell table:formula="of:=IF(ISNUMBER([.A87]);[.A87];&quot;&quot;)" office:value-type="float" office:value="0" calcext:value-type="float">
            <text:p>0</text:p>
          </table:table-cell>
          <table:table-cell table:formula="of:=IF(ISNUMBER([.B87]);[.B87];&quot;&quot;)" office:value-type="float" office:value="0.320675105485232" calcext:value-type="float">
            <text:p>0.320675105485232</text:p>
          </table:table-cell>
        </table:table-row>
        <table:table-row table:style-name="ro1">
          <table:table-cell office:value-type="float" office:value="0.196336" calcext:value-type="float">
            <text:p>0.196336</text:p>
          </table:table-cell>
          <table:table-cell office:value-type="float" office:value="0.0506329113924051" calcext:value-type="float">
            <text:p>0.050632911392405</text:p>
          </table:table-cell>
          <table:table-cell/>
          <table:table-cell table:formula="of:=IF(ISNUMBER([.A88]);[.A88];&quot;&quot;)" office:value-type="float" office:value="0.196336" calcext:value-type="float">
            <text:p>0.196336</text:p>
          </table:table-cell>
          <table:table-cell table:formula="of:=IF(ISNUMBER([.B88]);[.B88];&quot;&quot;)" office:value-type="float" office:value="0.0506329113924051" calcext:value-type="float">
            <text:p>0.050632911392405</text:p>
          </table:table-cell>
        </table:table-row>
        <table:table-row table:style-name="ro1">
          <table:table-cell office:value-type="float" office:value="0.764978" calcext:value-type="float">
            <text:p>0.764978</text:p>
          </table:table-cell>
          <table:table-cell office:value-type="float" office:value="0.0253164556962025" calcext:value-type="float">
            <text:p>0.025316455696203</text:p>
          </table:table-cell>
          <table:table-cell/>
          <table:table-cell table:formula="of:=IF(ISNUMBER([.A89]);[.A89];&quot;&quot;)" office:value-type="float" office:value="0.764978" calcext:value-type="float">
            <text:p>0.764978</text:p>
          </table:table-cell>
          <table:table-cell table:formula="of:=IF(ISNUMBER([.B89]);[.B89];&quot;&quot;)" office:value-type="float" office:value="0.0253164556962025" calcext:value-type="float">
            <text:p>0.025316455696203</text:p>
          </table:table-cell>
        </table:table-row>
        <table:table-row table:style-name="ro1">
          <table:table-cell office:value-type="float" office:value="4.631241" calcext:value-type="float">
            <text:p>4.63124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90]);[.A90];&quot;&quot;)" office:value-type="float" office:value="4.631241" calcext:value-type="float">
            <text:p>4.631241</text:p>
          </table:table-cell>
          <table:table-cell table:formula="of:=IF(ISNUMBER([.B90]);[.B90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45-k7</text:p>
          </table:table-cell>
          <table:table-cell table:number-columns-repeated="2"/>
          <table:table-cell table:formula="of:=IF(ISNUMBER([.A91]);[.A91];&quot;&quot;)">
            <text:p/>
          </table:table-cell>
          <table:table-cell table:formula="of:=IF(ISNUMBER([.B91]);[.B91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947368421053" calcext:value-type="float">
            <text:p>0.418947368421053</text:p>
          </table:table-cell>
          <table:table-cell/>
          <table:table-cell table:formula="of:=IF(ISNUMBER([.A92]);[.A92];&quot;&quot;)" office:value-type="float" office:value="0" calcext:value-type="float">
            <text:p>0</text:p>
          </table:table-cell>
          <table:table-cell table:formula="of:=IF(ISNUMBER([.B92]);[.B92];&quot;&quot;)" office:value-type="float" office:value="0.418947368421053" calcext:value-type="float">
            <text:p>0.418947368421053</text:p>
          </table:table-cell>
        </table:table-row>
        <table:table-row table:style-name="ro1">
          <table:table-cell office:value-type="float" office:value="0.297908" calcext:value-type="float">
            <text:p>0.297908</text:p>
          </table:table-cell>
          <table:table-cell office:value-type="float" office:value="0.191578947368421" calcext:value-type="float">
            <text:p>0.191578947368421</text:p>
          </table:table-cell>
          <table:table-cell/>
          <table:table-cell table:formula="of:=IF(ISNUMBER([.A93]);[.A93];&quot;&quot;)" office:value-type="float" office:value="0.297908" calcext:value-type="float">
            <text:p>0.297908</text:p>
          </table:table-cell>
          <table:table-cell table:formula="of:=IF(ISNUMBER([.B93]);[.B93];&quot;&quot;)" office:value-type="float" office:value="0.191578947368421" calcext:value-type="float">
            <text:p>0.191578947368421</text:p>
          </table:table-cell>
        </table:table-row>
        <table:table-row table:style-name="ro1">
          <table:table-cell office:value-type="float" office:value="1.220379" calcext:value-type="float">
            <text:p>1.220379</text:p>
          </table:table-cell>
          <table:table-cell office:value-type="float" office:value="0.0715789473684211" calcext:value-type="float">
            <text:p>0.071578947368421</text:p>
          </table:table-cell>
          <table:table-cell/>
          <table:table-cell table:formula="of:=IF(ISNUMBER([.A94]);[.A94];&quot;&quot;)" office:value-type="float" office:value="1.220379" calcext:value-type="float">
            <text:p>1.220379</text:p>
          </table:table-cell>
          <table:table-cell table:formula="of:=IF(ISNUMBER([.B94]);[.B94];&quot;&quot;)" office:value-type="float" office:value="0.0715789473684211" calcext:value-type="float">
            <text:p>0.071578947368421</text:p>
          </table:table-cell>
        </table:table-row>
        <table:table-row table:style-name="ro1">
          <table:table-cell office:value-type="float" office:value="1.911684" calcext:value-type="float">
            <text:p>1.911684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IF(ISNUMBER([.A95]);[.A95];&quot;&quot;)" office:value-type="float" office:value="1.911684" calcext:value-type="float">
            <text:p>1.911684</text:p>
          </table:table-cell>
          <table:table-cell table:formula="of:=IF(ISNUMBER([.B95]);[.B95];&quot;&quot;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.868227" calcext:value-type="float">
            <text:p>2.868227</text:p>
          </table:table-cell>
          <table:table-cell office:value-type="float" office:value="0.0357894736842105" calcext:value-type="float">
            <text:p>0.035789473684211</text:p>
          </table:table-cell>
          <table:table-cell/>
          <table:table-cell table:formula="of:=IF(ISNUMBER([.A96]);[.A96];&quot;&quot;)" office:value-type="float" office:value="2.868227" calcext:value-type="float">
            <text:p>2.868227</text:p>
          </table:table-cell>
          <table:table-cell table:formula="of:=IF(ISNUMBER([.B96]);[.B96];&quot;&quot;)" office:value-type="float" office:value="0.0357894736842105" calcext:value-type="float">
            <text:p>0.035789473684211</text:p>
          </table:table-cell>
        </table:table-row>
        <table:table-row table:style-name="ro1">
          <table:table-cell office:value-type="float" office:value="3.413005" calcext:value-type="float">
            <text:p>3.413005</text:p>
          </table:table-cell>
          <table:table-cell office:value-type="float" office:value="0.0147368421052632" calcext:value-type="float">
            <text:p>0.014736842105263</text:p>
          </table:table-cell>
          <table:table-cell/>
          <table:table-cell table:formula="of:=IF(ISNUMBER([.A97]);[.A97];&quot;&quot;)" office:value-type="float" office:value="3.413005" calcext:value-type="float">
            <text:p>3.413005</text:p>
          </table:table-cell>
          <table:table-cell table:formula="of:=IF(ISNUMBER([.B97]);[.B97];&quot;&quot;)" office:value-type="float" office:value="0.0147368421052632" calcext:value-type="float">
            <text:p>0.014736842105263</text:p>
          </table:table-cell>
        </table:table-row>
        <table:table-row table:style-name="ro1">
          <table:table-cell office:value-type="float" office:value="7.040855" calcext:value-type="float">
            <text:p>7.0408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98]);[.A98];&quot;&quot;)" office:value-type="float" office:value="7.040855" calcext:value-type="float">
            <text:p>7.040855</text:p>
          </table:table-cell>
          <table:table-cell table:formula="of:=IF(ISNUMBER([.B98]);[.B9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/>
          <table:table-cell table:formula="of:=IF(ISNUMBER([.A99]);[.A99];&quot;&quot;)">
            <text:p/>
          </table:table-cell>
          <table:table-cell table:formula="of:=IF(ISNUMBER([.B99]);[.B9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2121212121212" calcext:value-type="float">
            <text:p>0.212121212121212</text:p>
          </table:table-cell>
          <table:table-cell/>
          <table:table-cell table:formula="of:=IF(ISNUMBER([.A100]);[.A100];&quot;&quot;)" office:value-type="float" office:value="0" calcext:value-type="float">
            <text:p>0</text:p>
          </table:table-cell>
          <table:table-cell table:formula="of:=IF(ISNUMBER([.B100]);[.B100];&quot;&quot;)" office:value-type="float" office:value="0.212121212121212" calcext:value-type="float">
            <text:p>0.212121212121212</text:p>
          </table:table-cell>
        </table:table-row>
        <table:table-row table:style-name="ro1">
          <table:table-cell office:value-type="float" office:value="0.242736" calcext:value-type="float">
            <text:p>0.242736</text:p>
          </table:table-cell>
          <table:table-cell office:value-type="float" office:value="0.0995670995670996" calcext:value-type="float">
            <text:p>0.0995670995671</text:p>
          </table:table-cell>
          <table:table-cell/>
          <table:table-cell table:formula="of:=IF(ISNUMBER([.A101]);[.A101];&quot;&quot;)" office:value-type="float" office:value="0.242736" calcext:value-type="float">
            <text:p>0.242736</text:p>
          </table:table-cell>
          <table:table-cell table:formula="of:=IF(ISNUMBER([.B101]);[.B101];&quot;&quot;)" office:value-type="float" office:value="0.0995670995670996" calcext:value-type="float">
            <text:p>0.0995670995671</text:p>
          </table:table-cell>
        </table:table-row>
        <table:table-row table:style-name="ro1">
          <table:table-cell office:value-type="float" office:value="2.127663" calcext:value-type="float">
            <text:p>2.127663</text:p>
          </table:table-cell>
          <table:table-cell office:value-type="float" office:value="0.0714285714285714" calcext:value-type="float">
            <text:p>0.071428571428572</text:p>
          </table:table-cell>
          <table:table-cell/>
          <table:table-cell table:formula="of:=IF(ISNUMBER([.A102]);[.A102];&quot;&quot;)" office:value-type="float" office:value="2.127663" calcext:value-type="float">
            <text:p>2.127663</text:p>
          </table:table-cell>
          <table:table-cell table:formula="of:=IF(ISNUMBER([.B102]);[.B102];&quot;&quot;)" office:value-type="float" office:value="0.0714285714285714" calcext:value-type="float">
            <text:p>0.071428571428572</text:p>
          </table:table-cell>
        </table:table-row>
        <table:table-row table:style-name="ro1">
          <table:table-cell office:value-type="float" office:value="2.499035" calcext:value-type="float">
            <text:p>2.499035</text:p>
          </table:table-cell>
          <table:table-cell office:value-type="float" office:value="0.0562770562770563" calcext:value-type="float">
            <text:p>0.056277056277056</text:p>
          </table:table-cell>
          <table:table-cell/>
          <table:table-cell table:formula="of:=IF(ISNUMBER([.A103]);[.A103];&quot;&quot;)" office:value-type="float" office:value="2.499035" calcext:value-type="float">
            <text:p>2.499035</text:p>
          </table:table-cell>
          <table:table-cell table:formula="of:=IF(ISNUMBER([.B103]);[.B103];&quot;&quot;)" office:value-type="float" office:value="0.0562770562770563" calcext:value-type="float">
            <text:p>0.056277056277056</text:p>
          </table:table-cell>
        </table:table-row>
        <table:table-row table:style-name="ro1">
          <table:table-cell office:value-type="float" office:value="4.529844" calcext:value-type="float">
            <text:p>4.529844</text:p>
          </table:table-cell>
          <table:table-cell office:value-type="float" office:value="0.0367965367965368" calcext:value-type="float">
            <text:p>0.036796536796537</text:p>
          </table:table-cell>
          <table:table-cell/>
          <table:table-cell table:formula="of:=IF(ISNUMBER([.A104]);[.A104];&quot;&quot;)" office:value-type="float" office:value="4.529844" calcext:value-type="float">
            <text:p>4.529844</text:p>
          </table:table-cell>
          <table:table-cell table:formula="of:=IF(ISNUMBER([.B104]);[.B104];&quot;&quot;)" office:value-type="float" office:value="0.0367965367965368" calcext:value-type="float">
            <text:p>0.036796536796537</text:p>
          </table:table-cell>
        </table:table-row>
        <table:table-row table:style-name="ro1">
          <table:table-cell office:value-type="float" office:value="5.348038" calcext:value-type="float">
            <text:p>5.348038</text:p>
          </table:table-cell>
          <table:table-cell office:value-type="float" office:value="0.0216450216450216" calcext:value-type="float">
            <text:p>0.021645021645022</text:p>
          </table:table-cell>
          <table:table-cell/>
          <table:table-cell table:formula="of:=IF(ISNUMBER([.A105]);[.A105];&quot;&quot;)" office:value-type="float" office:value="5.348038" calcext:value-type="float">
            <text:p>5.348038</text:p>
          </table:table-cell>
          <table:table-cell table:formula="of:=IF(ISNUMBER([.B105]);[.B105];&quot;&quot;)" office:value-type="float" office:value="0.0216450216450216" calcext:value-type="float">
            <text:p>0.021645021645022</text:p>
          </table:table-cell>
        </table:table-row>
        <table:table-row table:style-name="ro1">
          <table:table-cell office:value-type="float" office:value="6.354771" calcext:value-type="float">
            <text:p>6.35477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06]);[.A106];&quot;&quot;)" office:value-type="float" office:value="6.354771" calcext:value-type="float">
            <text:p>6.354771</text:p>
          </table:table-cell>
          <table:table-cell table:formula="of:=IF(ISNUMBER([.B106]);[.B106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48-k7</text:p>
          </table:table-cell>
          <table:table-cell table:number-columns-repeated="2"/>
          <table:table-cell table:formula="of:=IF(ISNUMBER([.A107]);[.A107];&quot;&quot;)">
            <text:p/>
          </table:table-cell>
          <table:table-cell table:formula="of:=IF(ISNUMBER([.B107]);[.B107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250554323725" calcext:value-type="float">
            <text:p>0.237250554323725</text:p>
          </table:table-cell>
          <table:table-cell/>
          <table:table-cell table:formula="of:=IF(ISNUMBER([.A108]);[.A108];&quot;&quot;)" office:value-type="float" office:value="0" calcext:value-type="float">
            <text:p>0</text:p>
          </table:table-cell>
          <table:table-cell table:formula="of:=IF(ISNUMBER([.B108]);[.B108];&quot;&quot;)" office:value-type="float" office:value="0.237250554323725" calcext:value-type="float">
            <text:p>0.237250554323725</text:p>
          </table:table-cell>
        </table:table-row>
        <table:table-row table:style-name="ro1">
          <table:table-cell office:value-type="float" office:value="0.168054" calcext:value-type="float">
            <text:p>0.168054</text:p>
          </table:table-cell>
          <table:table-cell office:value-type="float" office:value="0.0909090909090909" calcext:value-type="float">
            <text:p>0.090909090909091</text:p>
          </table:table-cell>
          <table:table-cell/>
          <table:table-cell table:formula="of:=IF(ISNUMBER([.A109]);[.A109];&quot;&quot;)" office:value-type="float" office:value="0.168054" calcext:value-type="float">
            <text:p>0.168054</text:p>
          </table:table-cell>
          <table:table-cell table:formula="of:=IF(ISNUMBER([.B109]);[.B109];&quot;&quot;)"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69962" calcext:value-type="float">
            <text:p>0.69962</text:p>
          </table:table-cell>
          <table:table-cell office:value-type="float" office:value="0.00443458980044346" calcext:value-type="float">
            <text:p>0.004434589800443</text:p>
          </table:table-cell>
          <table:table-cell/>
          <table:table-cell table:formula="of:=IF(ISNUMBER([.A110]);[.A110];&quot;&quot;)" office:value-type="float" office:value="0.69962" calcext:value-type="float">
            <text:p>0.69962</text:p>
          </table:table-cell>
          <table:table-cell table:formula="of:=IF(ISNUMBER([.B110]);[.B110];&quot;&quot;)" office:value-type="float" office:value="0.00443458980044346" calcext:value-type="float">
            <text:p>0.004434589800443</text:p>
          </table:table-cell>
        </table:table-row>
        <table:table-row table:style-name="ro1">
          <table:table-cell office:value-type="float" office:value="18.140151" calcext:value-type="float">
            <text:p>18.1401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11]);[.A111];&quot;&quot;)" office:value-type="float" office:value="18.140151" calcext:value-type="float">
            <text:p>18.140151</text:p>
          </table:table-cell>
          <table:table-cell table:formula="of:=IF(ISNUMBER([.B111]);[.B111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53-k7</text:p>
          </table:table-cell>
          <table:table-cell table:number-columns-repeated="2"/>
          <table:table-cell table:formula="of:=IF(ISNUMBER([.A112]);[.A112];&quot;&quot;)">
            <text:p/>
          </table:table-cell>
          <table:table-cell table:formula="of:=IF(ISNUMBER([.B112]);[.B11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5454545454545" calcext:value-type="float">
            <text:p>0.345454545454545</text:p>
          </table:table-cell>
          <table:table-cell/>
          <table:table-cell table:formula="of:=IF(ISNUMBER([.A113]);[.A113];&quot;&quot;)" office:value-type="float" office:value="0" calcext:value-type="float">
            <text:p>0</text:p>
          </table:table-cell>
          <table:table-cell table:formula="of:=IF(ISNUMBER([.B113]);[.B113];&quot;&quot;)" office:value-type="float" office:value="0.345454545454545" calcext:value-type="float">
            <text:p>0.345454545454545</text:p>
          </table:table-cell>
        </table:table-row>
        <table:table-row table:style-name="ro1">
          <table:table-cell office:value-type="float" office:value="0.218958" calcext:value-type="float">
            <text:p>0.218958</text:p>
          </table:table-cell>
          <table:table-cell office:value-type="float" office:value="0.156818181818182" calcext:value-type="float">
            <text:p>0.156818181818182</text:p>
          </table:table-cell>
          <table:table-cell/>
          <table:table-cell table:formula="of:=IF(ISNUMBER([.A114]);[.A114];&quot;&quot;)" office:value-type="float" office:value="0.218958" calcext:value-type="float">
            <text:p>0.218958</text:p>
          </table:table-cell>
          <table:table-cell table:formula="of:=IF(ISNUMBER([.B114]);[.B114];&quot;&quot;)" office:value-type="float" office:value="0.156818181818182" calcext:value-type="float">
            <text:p>0.156818181818182</text:p>
          </table:table-cell>
        </table:table-row>
        <table:table-row table:style-name="ro1">
          <table:table-cell office:value-type="float" office:value="1.315571" calcext:value-type="float">
            <text:p>1.315571</text:p>
          </table:table-cell>
          <table:table-cell office:value-type="float" office:value="0.00454545454545455" calcext:value-type="float">
            <text:p>0.004545454545455</text:p>
          </table:table-cell>
          <table:table-cell/>
          <table:table-cell table:formula="of:=IF(ISNUMBER([.A115]);[.A115];&quot;&quot;)" office:value-type="float" office:value="1.315571" calcext:value-type="float">
            <text:p>1.315571</text:p>
          </table:table-cell>
          <table:table-cell table:formula="of:=IF(ISNUMBER([.B115]);[.B115];&quot;&quot;)" office:value-type="float" office:value="0.00454545454545455" calcext:value-type="float">
            <text:p>0.004545454545455</text:p>
          </table:table-cell>
        </table:table-row>
        <table:table-row table:style-name="ro1">
          <table:table-cell office:value-type="float" office:value="13.14236" calcext:value-type="float">
            <text:p>13.14236</text:p>
          </table:table-cell>
          <table:table-cell office:value-type="float" office:value="0.00227272727272727" calcext:value-type="float">
            <text:p>0.002272727272727</text:p>
          </table:table-cell>
          <table:table-cell/>
          <table:table-cell table:formula="of:=IF(ISNUMBER([.A116]);[.A116];&quot;&quot;)" office:value-type="float" office:value="13.14236" calcext:value-type="float">
            <text:p>13.14236</text:p>
          </table:table-cell>
          <table:table-cell table:formula="of:=IF(ISNUMBER([.B116]);[.B116];&quot;&quot;)" office:value-type="float" office:value="0.00227272727272727" calcext:value-type="float">
            <text:p>0.002272727272727</text:p>
          </table:table-cell>
        </table:table-row>
        <table:table-row table:style-name="ro1">
          <table:table-cell office:value-type="float" office:value="34.423702" calcext:value-type="float">
            <text:p>34.42370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17]);[.A117];&quot;&quot;)" office:value-type="float" office:value="34.423702" calcext:value-type="float">
            <text:p>34.423702</text:p>
          </table:table-cell>
          <table:table-cell table:formula="of:=IF(ISNUMBER([.B117]);[.B11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54-k7</text:p>
          </table:table-cell>
          <table:table-cell table:number-columns-repeated="2"/>
          <table:table-cell table:formula="of:=IF(ISNUMBER([.A118]);[.A118];&quot;&quot;)">
            <text:p/>
          </table:table-cell>
          <table:table-cell table:formula="of:=IF(ISNUMBER([.B118]);[.B11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4190871369295" calcext:value-type="float">
            <text:p>0.394190871369295</text:p>
          </table:table-cell>
          <table:table-cell/>
          <table:table-cell table:formula="of:=IF(ISNUMBER([.A119]);[.A119];&quot;&quot;)" office:value-type="float" office:value="0" calcext:value-type="float">
            <text:p>0</text:p>
          </table:table-cell>
          <table:table-cell table:formula="of:=IF(ISNUMBER([.B119]);[.B119];&quot;&quot;)" office:value-type="float" office:value="0.394190871369295" calcext:value-type="float">
            <text:p>0.394190871369295</text:p>
          </table:table-cell>
        </table:table-row>
        <table:table-row table:style-name="ro1">
          <table:table-cell office:value-type="float" office:value="0.227292" calcext:value-type="float">
            <text:p>0.227292</text:p>
          </table:table-cell>
          <table:table-cell office:value-type="float" office:value="0.217842323651452" calcext:value-type="float">
            <text:p>0.217842323651452</text:p>
          </table:table-cell>
          <table:table-cell/>
          <table:table-cell table:formula="of:=IF(ISNUMBER([.A120]);[.A120];&quot;&quot;)" office:value-type="float" office:value="0.227292" calcext:value-type="float">
            <text:p>0.227292</text:p>
          </table:table-cell>
          <table:table-cell table:formula="of:=IF(ISNUMBER([.B120]);[.B120];&quot;&quot;)" office:value-type="float" office:value="0.217842323651452" calcext:value-type="float">
            <text:p>0.217842323651452</text:p>
          </table:table-cell>
        </table:table-row>
        <table:table-row table:style-name="ro1">
          <table:table-cell office:value-type="float" office:value="0.87054" calcext:value-type="float">
            <text:p>0.87054</text:p>
          </table:table-cell>
          <table:table-cell office:value-type="float" office:value="0.16597510373444" calcext:value-type="float">
            <text:p>0.16597510373444</text:p>
          </table:table-cell>
          <table:table-cell/>
          <table:table-cell table:formula="of:=IF(ISNUMBER([.A121]);[.A121];&quot;&quot;)" office:value-type="float" office:value="0.87054" calcext:value-type="float">
            <text:p>0.87054</text:p>
          </table:table-cell>
          <table:table-cell table:formula="of:=IF(ISNUMBER([.B121]);[.B121];&quot;&quot;)" office:value-type="float" office:value="0.16597510373444" calcext:value-type="float">
            <text:p>0.16597510373444</text:p>
          </table:table-cell>
        </table:table-row>
        <table:table-row table:style-name="ro1">
          <table:table-cell office:value-type="float" office:value="2.671875" calcext:value-type="float">
            <text:p>2.671875</text:p>
          </table:table-cell>
          <table:table-cell office:value-type="float" office:value="0.0663900414937759" calcext:value-type="float">
            <text:p>0.066390041493776</text:p>
          </table:table-cell>
          <table:table-cell/>
          <table:table-cell table:formula="of:=IF(ISNUMBER([.A122]);[.A122];&quot;&quot;)" office:value-type="float" office:value="2.671875" calcext:value-type="float">
            <text:p>2.671875</text:p>
          </table:table-cell>
          <table:table-cell table:formula="of:=IF(ISNUMBER([.B122]);[.B122];&quot;&quot;)" office:value-type="float" office:value="0.0663900414937759" calcext:value-type="float">
            <text:p>0.066390041493776</text:p>
          </table:table-cell>
        </table:table-row>
        <table:table-row table:style-name="ro1">
          <table:table-cell office:value-type="float" office:value="12.845194" calcext:value-type="float">
            <text:p>12.845194</text:p>
          </table:table-cell>
          <table:table-cell office:value-type="float" office:value="0.0560165975103735" calcext:value-type="float">
            <text:p>0.056016597510374</text:p>
          </table:table-cell>
          <table:table-cell/>
          <table:table-cell table:formula="of:=IF(ISNUMBER([.A123]);[.A123];&quot;&quot;)" office:value-type="float" office:value="12.845194" calcext:value-type="float">
            <text:p>12.845194</text:p>
          </table:table-cell>
          <table:table-cell table:formula="of:=IF(ISNUMBER([.B123]);[.B123];&quot;&quot;)" office:value-type="float" office:value="0.0560165975103735" calcext:value-type="float">
            <text:p>0.056016597510374</text:p>
          </table:table-cell>
        </table:table-row>
        <table:table-row table:style-name="ro1">
          <table:table-cell office:value-type="float" office:value="14.022858" calcext:value-type="float">
            <text:p>14.02285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24]);[.A124];&quot;&quot;)" office:value-type="float" office:value="14.022858" calcext:value-type="float">
            <text:p>14.022858</text:p>
          </table:table-cell>
          <table:table-cell table:formula="of:=IF(ISNUMBER([.B124]);[.B124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55-k9</text:p>
          </table:table-cell>
          <table:table-cell table:number-columns-repeated="2"/>
          <table:table-cell table:formula="of:=IF(ISNUMBER([.A125]);[.A125];&quot;&quot;)">
            <text:p/>
          </table:table-cell>
          <table:table-cell table:formula="of:=IF(ISNUMBER([.B125]);[.B125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6955602536998" calcext:value-type="float">
            <text:p>0.276955602536998</text:p>
          </table:table-cell>
          <table:table-cell/>
          <table:table-cell table:formula="of:=IF(ISNUMBER([.A126]);[.A126];&quot;&quot;)" office:value-type="float" office:value="0" calcext:value-type="float">
            <text:p>0</text:p>
          </table:table-cell>
          <table:table-cell table:formula="of:=IF(ISNUMBER([.B126]);[.B126];&quot;&quot;)" office:value-type="float" office:value="0.276955602536998" calcext:value-type="float">
            <text:p>0.276955602536998</text:p>
          </table:table-cell>
        </table:table-row>
        <table:table-row table:style-name="ro1">
          <table:table-cell office:value-type="float" office:value="0.193536" calcext:value-type="float">
            <text:p>0.193536</text:p>
          </table:table-cell>
          <table:table-cell office:value-type="float" office:value="0.12262156448203" calcext:value-type="float">
            <text:p>0.12262156448203</text:p>
          </table:table-cell>
          <table:table-cell/>
          <table:table-cell table:formula="of:=IF(ISNUMBER([.A127]);[.A127];&quot;&quot;)" office:value-type="float" office:value="0.193536" calcext:value-type="float">
            <text:p>0.193536</text:p>
          </table:table-cell>
          <table:table-cell table:formula="of:=IF(ISNUMBER([.B127]);[.B127];&quot;&quot;)" office:value-type="float" office:value="0.12262156448203" calcext:value-type="float">
            <text:p>0.12262156448203</text:p>
          </table:table-cell>
        </table:table-row>
        <table:table-row table:style-name="ro1">
          <table:table-cell office:value-type="float" office:value="8.583509" calcext:value-type="float">
            <text:p>8.583509</text:p>
          </table:table-cell>
          <table:table-cell office:value-type="float" office:value="0.112050739957717" calcext:value-type="float">
            <text:p>0.112050739957717</text:p>
          </table:table-cell>
          <table:table-cell/>
          <table:table-cell table:formula="of:=IF(ISNUMBER([.A128]);[.A128];&quot;&quot;)" office:value-type="float" office:value="8.583509" calcext:value-type="float">
            <text:p>8.583509</text:p>
          </table:table-cell>
          <table:table-cell table:formula="of:=IF(ISNUMBER([.B128]);[.B128];&quot;&quot;)" office:value-type="float" office:value="0.112050739957717" calcext:value-type="float">
            <text:p>0.112050739957717</text:p>
          </table:table-cell>
        </table:table-row>
        <table:table-row table:style-name="ro1">
          <table:table-cell office:value-type="float" office:value="9.88004" calcext:value-type="float">
            <text:p>9.88004</text:p>
          </table:table-cell>
          <table:table-cell office:value-type="float" office:value="0.0739957716701903" calcext:value-type="float">
            <text:p>0.07399577167019</text:p>
          </table:table-cell>
          <table:table-cell/>
          <table:table-cell table:formula="of:=IF(ISNUMBER([.A129]);[.A129];&quot;&quot;)" office:value-type="float" office:value="9.88004" calcext:value-type="float">
            <text:p>9.88004</text:p>
          </table:table-cell>
          <table:table-cell table:formula="of:=IF(ISNUMBER([.B129]);[.B129];&quot;&quot;)" office:value-type="float" office:value="0.0739957716701903" calcext:value-type="float">
            <text:p>0.07399577167019</text:p>
          </table:table-cell>
        </table:table-row>
        <table:table-row table:style-name="ro1">
          <table:table-cell office:value-type="float" office:value="18.505912" calcext:value-type="float">
            <text:p>18.505912</text:p>
          </table:table-cell>
          <table:table-cell office:value-type="float" office:value="0.00422832980972516" calcext:value-type="float">
            <text:p>0.004228329809725</text:p>
          </table:table-cell>
          <table:table-cell/>
          <table:table-cell table:formula="of:=IF(ISNUMBER([.A130]);[.A130];&quot;&quot;)" office:value-type="float" office:value="18.505912" calcext:value-type="float">
            <text:p>18.505912</text:p>
          </table:table-cell>
          <table:table-cell table:formula="of:=IF(ISNUMBER([.B130]);[.B130];&quot;&quot;)" office:value-type="float" office:value="0.00422832980972516" calcext:value-type="float">
            <text:p>0.004228329809725</text:p>
          </table:table-cell>
        </table:table-row>
        <table:table-row table:style-name="ro1">
          <table:table-cell office:value-type="float" office:value="42.565013" calcext:value-type="float">
            <text:p>42.565013</text:p>
          </table:table-cell>
          <table:table-cell office:value-type="float" office:value="0.00211416490486258" calcext:value-type="float">
            <text:p>0.002114164904863</text:p>
          </table:table-cell>
          <table:table-cell/>
          <table:table-cell table:formula="of:=IF(ISNUMBER([.A131]);[.A131];&quot;&quot;)" office:value-type="float" office:value="42.565013" calcext:value-type="float">
            <text:p>42.565013</text:p>
          </table:table-cell>
          <table:table-cell table:formula="of:=IF(ISNUMBER([.B131]);[.B131];&quot;&quot;)" office:value-type="float" office:value="0.00211416490486258" calcext:value-type="float">
            <text:p>0.002114164904863</text:p>
          </table:table-cell>
        </table:table-row>
        <table:table-row table:style-name="ro1">
          <table:table-cell office:value-type="float" office:value="47.756619" calcext:value-type="float">
            <text:p>47.7566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32]);[.A132];&quot;&quot;)" office:value-type="float" office:value="47.756619" calcext:value-type="float">
            <text:p>47.756619</text:p>
          </table:table-cell>
          <table:table-cell table:formula="of:=IF(ISNUMBER([.B132]);[.B132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60-k9</text:p>
          </table:table-cell>
          <table:table-cell table:number-columns-repeated="2"/>
          <table:table-cell table:formula="of:=IF(ISNUMBER([.A133]);[.A133];&quot;&quot;)">
            <text:p/>
          </table:table-cell>
          <table:table-cell table:formula="of:=IF(ISNUMBER([.B133]);[.B133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8739495798319" calcext:value-type="float">
            <text:p>0.248739495798319</text:p>
          </table:table-cell>
          <table:table-cell/>
          <table:table-cell table:formula="of:=IF(ISNUMBER([.A134]);[.A134];&quot;&quot;)" office:value-type="float" office:value="0" calcext:value-type="float">
            <text:p>0</text:p>
          </table:table-cell>
          <table:table-cell table:formula="of:=IF(ISNUMBER([.B134]);[.B134];&quot;&quot;)" office:value-type="float" office:value="0.248739495798319" calcext:value-type="float">
            <text:p>0.248739495798319</text:p>
          </table:table-cell>
        </table:table-row>
        <table:table-row table:style-name="ro1">
          <table:table-cell office:value-type="float" office:value="0.608254" calcext:value-type="float">
            <text:p>0.608254</text:p>
          </table:table-cell>
          <table:table-cell office:value-type="float" office:value="0.173109243697479" calcext:value-type="float">
            <text:p>0.173109243697479</text:p>
          </table:table-cell>
          <table:table-cell/>
          <table:table-cell table:formula="of:=IF(ISNUMBER([.A135]);[.A135];&quot;&quot;)" office:value-type="float" office:value="0.608254" calcext:value-type="float">
            <text:p>0.608254</text:p>
          </table:table-cell>
          <table:table-cell table:formula="of:=IF(ISNUMBER([.B135]);[.B135];&quot;&quot;)" office:value-type="float" office:value="0.173109243697479" calcext:value-type="float">
            <text:p>0.173109243697479</text:p>
          </table:table-cell>
        </table:table-row>
        <table:table-row table:style-name="ro1">
          <table:table-cell office:value-type="float" office:value="2.598135" calcext:value-type="float">
            <text:p>2.598135</text:p>
          </table:table-cell>
          <table:table-cell office:value-type="float" office:value="0.0739495798319328" calcext:value-type="float">
            <text:p>0.073949579831933</text:p>
          </table:table-cell>
          <table:table-cell/>
          <table:table-cell table:formula="of:=IF(ISNUMBER([.A136]);[.A136];&quot;&quot;)" office:value-type="float" office:value="2.598135" calcext:value-type="float">
            <text:p>2.598135</text:p>
          </table:table-cell>
          <table:table-cell table:formula="of:=IF(ISNUMBER([.B136]);[.B136];&quot;&quot;)" office:value-type="float" office:value="0.0739495798319328" calcext:value-type="float">
            <text:p>0.073949579831933</text:p>
          </table:table-cell>
        </table:table-row>
        <table:table-row table:style-name="ro1">
          <table:table-cell office:value-type="float" office:value="6.580669" calcext:value-type="float">
            <text:p>6.580669</text:p>
          </table:table-cell>
          <table:table-cell office:value-type="float" office:value="0.0705882352941177" calcext:value-type="float">
            <text:p>0.070588235294118</text:p>
          </table:table-cell>
          <table:table-cell/>
          <table:table-cell table:formula="of:=IF(ISNUMBER([.A137]);[.A137];&quot;&quot;)" office:value-type="float" office:value="6.580669" calcext:value-type="float">
            <text:p>6.580669</text:p>
          </table:table-cell>
          <table:table-cell table:formula="of:=IF(ISNUMBER([.B137]);[.B137];&quot;&quot;)" office:value-type="float" office:value="0.0705882352941177" calcext:value-type="float">
            <text:p>0.070588235294118</text:p>
          </table:table-cell>
        </table:table-row>
        <table:table-row table:style-name="ro1">
          <table:table-cell office:value-type="float" office:value="13.826149" calcext:value-type="float">
            <text:p>13.826149</text:p>
          </table:table-cell>
          <table:table-cell office:value-type="float" office:value="0.0285714285714286" calcext:value-type="float">
            <text:p>0.028571428571429</text:p>
          </table:table-cell>
          <table:table-cell/>
          <table:table-cell table:formula="of:=IF(ISNUMBER([.A138]);[.A138];&quot;&quot;)" office:value-type="float" office:value="13.826149" calcext:value-type="float">
            <text:p>13.826149</text:p>
          </table:table-cell>
          <table:table-cell table:formula="of:=IF(ISNUMBER([.B138]);[.B138];&quot;&quot;)" office:value-type="float" office:value="0.0285714285714286" calcext:value-type="float">
            <text:p>0.028571428571429</text:p>
          </table:table-cell>
        </table:table-row>
        <table:table-row table:style-name="ro1">
          <table:table-cell office:value-type="float" office:value="29.641421" calcext:value-type="float">
            <text:p>29.641421</text:p>
          </table:table-cell>
          <table:table-cell office:value-type="float" office:value="0.00840336134453782" calcext:value-type="float">
            <text:p>0.008403361344538</text:p>
          </table:table-cell>
          <table:table-cell/>
          <table:table-cell table:formula="of:=IF(ISNUMBER([.A139]);[.A139];&quot;&quot;)" office:value-type="float" office:value="29.641421" calcext:value-type="float">
            <text:p>29.641421</text:p>
          </table:table-cell>
          <table:table-cell table:formula="of:=IF(ISNUMBER([.B139]);[.B139];&quot;&quot;)" office:value-type="float" office:value="0.00840336134453782" calcext:value-type="float">
            <text:p>0.008403361344538</text:p>
          </table:table-cell>
        </table:table-row>
        <table:table-row table:style-name="ro1">
          <table:table-cell office:value-type="float" office:value="72.280277" calcext:value-type="float">
            <text:p>72.280277</text:p>
          </table:table-cell>
          <table:table-cell office:value-type="float" office:value="0.00336134453781513" calcext:value-type="float">
            <text:p>0.003361344537815</text:p>
          </table:table-cell>
          <table:table-cell/>
          <table:table-cell table:formula="of:=IF(ISNUMBER([.A140]);[.A140];&quot;&quot;)" office:value-type="float" office:value="72.280277" calcext:value-type="float">
            <text:p>72.280277</text:p>
          </table:table-cell>
          <table:table-cell table:formula="of:=IF(ISNUMBER([.B140]);[.B140];&quot;&quot;)" office:value-type="float" office:value="0.00336134453781513" calcext:value-type="float">
            <text:p>0.003361344537815</text:p>
          </table:table-cell>
        </table:table-row>
        <table:table-row table:style-name="ro1">
          <table:table-cell office:value-type="float" office:value="144.243457" calcext:value-type="float">
            <text:p>144.2434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41]);[.A141];&quot;&quot;)" office:value-type="float" office:value="144.243457" calcext:value-type="float">
            <text:p>144.243457</text:p>
          </table:table-cell>
          <table:table-cell table:formula="of:=IF(ISNUMBER([.B141]);[.B141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61-k9</text:p>
          </table:table-cell>
          <table:table-cell table:number-columns-repeated="2"/>
          <table:table-cell table:formula="of:=IF(ISNUMBER([.A142]);[.A142];&quot;&quot;)">
            <text:p/>
          </table:table-cell>
          <table:table-cell table:formula="of:=IF(ISNUMBER([.B142]);[.B14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5179704016913" calcext:value-type="float">
            <text:p>0.355179704016913</text:p>
          </table:table-cell>
          <table:table-cell/>
          <table:table-cell table:formula="of:=IF(ISNUMBER([.A143]);[.A143];&quot;&quot;)" office:value-type="float" office:value="0" calcext:value-type="float">
            <text:p>0</text:p>
          </table:table-cell>
          <table:table-cell table:formula="of:=IF(ISNUMBER([.B143]);[.B143];&quot;&quot;)" office:value-type="float" office:value="0.355179704016913" calcext:value-type="float">
            <text:p>0.355179704016913</text:p>
          </table:table-cell>
        </table:table-row>
        <table:table-row table:style-name="ro1">
          <table:table-cell office:value-type="float" office:value="0.402443" calcext:value-type="float">
            <text:p>0.402443</text:p>
          </table:table-cell>
          <table:table-cell office:value-type="float" office:value="0.0972515856236787" calcext:value-type="float">
            <text:p>0.097251585623679</text:p>
          </table:table-cell>
          <table:table-cell/>
          <table:table-cell table:formula="of:=IF(ISNUMBER([.A144]);[.A144];&quot;&quot;)" office:value-type="float" office:value="0.402443" calcext:value-type="float">
            <text:p>0.402443</text:p>
          </table:table-cell>
          <table:table-cell table:formula="of:=IF(ISNUMBER([.B144]);[.B144];&quot;&quot;)" office:value-type="float" office:value="0.0972515856236787" calcext:value-type="float">
            <text:p>0.097251585623679</text:p>
          </table:table-cell>
        </table:table-row>
        <table:table-row table:style-name="ro1">
          <table:table-cell office:value-type="float" office:value="1.010411" calcext:value-type="float">
            <text:p>1.010411</text:p>
          </table:table-cell>
          <table:table-cell office:value-type="float" office:value="0.0549682875264271" calcext:value-type="float">
            <text:p>0.054968287526427</text:p>
          </table:table-cell>
          <table:table-cell/>
          <table:table-cell table:formula="of:=IF(ISNUMBER([.A145]);[.A145];&quot;&quot;)" office:value-type="float" office:value="1.010411" calcext:value-type="float">
            <text:p>1.010411</text:p>
          </table:table-cell>
          <table:table-cell table:formula="of:=IF(ISNUMBER([.B145]);[.B145];&quot;&quot;)" office:value-type="float" office:value="0.0549682875264271" calcext:value-type="float">
            <text:p>0.054968287526427</text:p>
          </table:table-cell>
        </table:table-row>
        <table:table-row table:style-name="ro1">
          <table:table-cell office:value-type="float" office:value="3.513344" calcext:value-type="float">
            <text:p>3.513344</text:p>
          </table:table-cell>
          <table:table-cell office:value-type="float" office:value="0.0507399577167019" calcext:value-type="float">
            <text:p>0.050739957716702</text:p>
          </table:table-cell>
          <table:table-cell/>
          <table:table-cell table:formula="of:=IF(ISNUMBER([.A146]);[.A146];&quot;&quot;)" office:value-type="float" office:value="3.513344" calcext:value-type="float">
            <text:p>3.513344</text:p>
          </table:table-cell>
          <table:table-cell table:formula="of:=IF(ISNUMBER([.B146]);[.B146];&quot;&quot;)" office:value-type="float" office:value="0.0507399577167019" calcext:value-type="float">
            <text:p>0.050739957716702</text:p>
          </table:table-cell>
        </table:table-row>
        <table:table-row table:style-name="ro1">
          <table:table-cell office:value-type="float" office:value="8.10784" calcext:value-type="float">
            <text:p>8.10784</text:p>
          </table:table-cell>
          <table:table-cell office:value-type="float" office:value="0.0486257928118393" calcext:value-type="float">
            <text:p>0.048625792811839</text:p>
          </table:table-cell>
          <table:table-cell/>
          <table:table-cell table:formula="of:=IF(ISNUMBER([.A147]);[.A147];&quot;&quot;)" office:value-type="float" office:value="8.10784" calcext:value-type="float">
            <text:p>8.10784</text:p>
          </table:table-cell>
          <table:table-cell table:formula="of:=IF(ISNUMBER([.B147]);[.B147];&quot;&quot;)" office:value-type="float" office:value="0.0486257928118393" calcext:value-type="float">
            <text:p>0.048625792811839</text:p>
          </table:table-cell>
        </table:table-row>
        <table:table-row table:style-name="ro1">
          <table:table-cell office:value-type="float" office:value="42.035347" calcext:value-type="float">
            <text:p>42.035347</text:p>
          </table:table-cell>
          <table:table-cell office:value-type="float" office:value="0.00634249471458774" calcext:value-type="float">
            <text:p>0.006342494714588</text:p>
          </table:table-cell>
          <table:table-cell/>
          <table:table-cell table:formula="of:=IF(ISNUMBER([.A148]);[.A148];&quot;&quot;)" office:value-type="float" office:value="42.035347" calcext:value-type="float">
            <text:p>42.035347</text:p>
          </table:table-cell>
          <table:table-cell table:formula="of:=IF(ISNUMBER([.B148]);[.B148];&quot;&quot;)" office:value-type="float" office:value="0.00634249471458774" calcext:value-type="float">
            <text:p>0.006342494714588</text:p>
          </table:table-cell>
        </table:table-row>
        <table:table-row table:style-name="ro1">
          <table:table-cell office:value-type="float" office:value="421.76875" calcext:value-type="float">
            <text:p>421.76875</text:p>
          </table:table-cell>
          <table:table-cell office:value-type="float" office:value="0.00422832980972516" calcext:value-type="float">
            <text:p>0.004228329809725</text:p>
          </table:table-cell>
          <table:table-cell/>
          <table:table-cell table:formula="of:=IF(ISNUMBER([.A149]);[.A149];&quot;&quot;)" office:value-type="float" office:value="421.76875" calcext:value-type="float">
            <text:p>421.76875</text:p>
          </table:table-cell>
          <table:table-cell table:formula="of:=IF(ISNUMBER([.B149]);[.B149];&quot;&quot;)" office:value-type="float" office:value="0.00422832980972516" calcext:value-type="float">
            <text:p>0.004228329809725</text:p>
          </table:table-cell>
        </table:table-row>
        <table:table-row table:style-name="ro1">
          <table:table-cell office:value-type="float" office:value="786.445785" calcext:value-type="float">
            <text:p>786.44578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50]);[.A150];&quot;&quot;)" office:value-type="float" office:value="786.445785" calcext:value-type="float">
            <text:p>786.445785</text:p>
          </table:table-cell>
          <table:table-cell table:formula="of:=IF(ISNUMBER([.B150]);[.B150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62-k8</text:p>
          </table:table-cell>
          <table:table-cell table:number-columns-repeated="2"/>
          <table:table-cell table:formula="of:=IF(ISNUMBER([.A151]);[.A151];&quot;&quot;)">
            <text:p/>
          </table:table-cell>
          <table:table-cell table:formula="of:=IF(ISNUMBER([.B151]);[.B151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4563758389262" calcext:value-type="float">
            <text:p>0.184563758389262</text:p>
          </table:table-cell>
          <table:table-cell/>
          <table:table-cell table:formula="of:=IF(ISNUMBER([.A152]);[.A152];&quot;&quot;)" office:value-type="float" office:value="0" calcext:value-type="float">
            <text:p>0</text:p>
          </table:table-cell>
          <table:table-cell table:formula="of:=IF(ISNUMBER([.B152]);[.B152];&quot;&quot;)" office:value-type="float" office:value="0.184563758389262" calcext:value-type="float">
            <text:p>0.184563758389262</text:p>
          </table:table-cell>
        </table:table-row>
        <table:table-row table:style-name="ro1">
          <table:table-cell office:value-type="float" office:value="0.411639" calcext:value-type="float">
            <text:p>0.411639</text:p>
          </table:table-cell>
          <table:table-cell office:value-type="float" office:value="0.0771812080536913" calcext:value-type="float">
            <text:p>0.077181208053691</text:p>
          </table:table-cell>
          <table:table-cell/>
          <table:table-cell table:formula="of:=IF(ISNUMBER([.A153]);[.A153];&quot;&quot;)" office:value-type="float" office:value="0.411639" calcext:value-type="float">
            <text:p>0.411639</text:p>
          </table:table-cell>
          <table:table-cell table:formula="of:=IF(ISNUMBER([.B153]);[.B153];&quot;&quot;)" office:value-type="float" office:value="0.0771812080536913" calcext:value-type="float">
            <text:p>0.077181208053691</text:p>
          </table:table-cell>
        </table:table-row>
        <table:table-row table:style-name="ro1">
          <table:table-cell office:value-type="float" office:value="1.997969" calcext:value-type="float">
            <text:p>1.997969</text:p>
          </table:table-cell>
          <table:table-cell office:value-type="float" office:value="0.0369127516778524" calcext:value-type="float">
            <text:p>0.036912751677852</text:p>
          </table:table-cell>
          <table:table-cell/>
          <table:table-cell table:formula="of:=IF(ISNUMBER([.A154]);[.A154];&quot;&quot;)" office:value-type="float" office:value="1.997969" calcext:value-type="float">
            <text:p>1.997969</text:p>
          </table:table-cell>
          <table:table-cell table:formula="of:=IF(ISNUMBER([.B154]);[.B154];&quot;&quot;)" office:value-type="float" office:value="0.0369127516778524" calcext:value-type="float">
            <text:p>0.036912751677852</text:p>
          </table:table-cell>
        </table:table-row>
        <table:table-row table:style-name="ro1">
          <table:table-cell office:value-type="float" office:value="9.445563" calcext:value-type="float">
            <text:p>9.445563</text:p>
          </table:table-cell>
          <table:table-cell office:value-type="float" office:value="0.023489932885906" calcext:value-type="float">
            <text:p>0.023489932885906</text:p>
          </table:table-cell>
          <table:table-cell/>
          <table:table-cell table:formula="of:=IF(ISNUMBER([.A155]);[.A155];&quot;&quot;)" office:value-type="float" office:value="9.445563" calcext:value-type="float">
            <text:p>9.445563</text:p>
          </table:table-cell>
          <table:table-cell table:formula="of:=IF(ISNUMBER([.B155]);[.B155];&quot;&quot;)" office:value-type="float" office:value="0.023489932885906" calcext:value-type="float">
            <text:p>0.023489932885906</text:p>
          </table:table-cell>
        </table:table-row>
        <table:table-row table:style-name="ro1">
          <table:table-cell office:value-type="float" office:value="15.078816" calcext:value-type="float">
            <text:p>15.078816</text:p>
          </table:table-cell>
          <table:table-cell office:value-type="float" office:value="0.0218120805369128" calcext:value-type="float">
            <text:p>0.021812080536913</text:p>
          </table:table-cell>
          <table:table-cell/>
          <table:table-cell table:formula="of:=IF(ISNUMBER([.A156]);[.A156];&quot;&quot;)" office:value-type="float" office:value="15.078816" calcext:value-type="float">
            <text:p>15.078816</text:p>
          </table:table-cell>
          <table:table-cell table:formula="of:=IF(ISNUMBER([.B156]);[.B156];&quot;&quot;)" office:value-type="float" office:value="0.0218120805369128" calcext:value-type="float">
            <text:p>0.021812080536913</text:p>
          </table:table-cell>
        </table:table-row>
        <table:table-row table:style-name="ro1">
          <table:table-cell office:value-type="float" office:value="76.432768" calcext:value-type="float">
            <text:p>76.432768</text:p>
          </table:table-cell>
          <table:table-cell office:value-type="float" office:value="0.0184563758389262" calcext:value-type="float">
            <text:p>0.018456375838926</text:p>
          </table:table-cell>
          <table:table-cell/>
          <table:table-cell table:formula="of:=IF(ISNUMBER([.A157]);[.A157];&quot;&quot;)" office:value-type="float" office:value="76.432768" calcext:value-type="float">
            <text:p>76.432768</text:p>
          </table:table-cell>
          <table:table-cell table:formula="of:=IF(ISNUMBER([.B157]);[.B157];&quot;&quot;)" office:value-type="float" office:value="0.0184563758389262" calcext:value-type="float">
            <text:p>0.018456375838926</text:p>
          </table:table-cell>
        </table:table-row>
        <table:table-row table:style-name="ro1">
          <table:table-cell office:value-type="float" office:value="207.290186" calcext:value-type="float">
            <text:p>207.29018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58]);[.A158];&quot;&quot;)" office:value-type="float" office:value="207.290186" calcext:value-type="float">
            <text:p>207.290186</text:p>
          </table:table-cell>
          <table:table-cell table:formula="of:=IF(ISNUMBER([.B158]);[.B15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63-k10</text:p>
          </table:table-cell>
          <table:table-cell table:number-columns-repeated="2"/>
          <table:table-cell table:formula="of:=IF(ISNUMBER([.A159]);[.A159];&quot;&quot;)">
            <text:p/>
          </table:table-cell>
          <table:table-cell table:formula="of:=IF(ISNUMBER([.B159]);[.B15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8718381112985" calcext:value-type="float">
            <text:p>0.318718381112985</text:p>
          </table:table-cell>
          <table:table-cell/>
          <table:table-cell table:formula="of:=IF(ISNUMBER([.A160]);[.A160];&quot;&quot;)" office:value-type="float" office:value="0" calcext:value-type="float">
            <text:p>0</text:p>
          </table:table-cell>
          <table:table-cell table:formula="of:=IF(ISNUMBER([.B160]);[.B160];&quot;&quot;)" office:value-type="float" office:value="0.318718381112985" calcext:value-type="float">
            <text:p>0.318718381112985</text:p>
          </table:table-cell>
        </table:table-row>
        <table:table-row table:style-name="ro1">
          <table:table-cell office:value-type="float" office:value="0.277851" calcext:value-type="float">
            <text:p>0.277851</text:p>
          </table:table-cell>
          <table:table-cell office:value-type="float" office:value="0.0843170320404722" calcext:value-type="float">
            <text:p>0.084317032040472</text:p>
          </table:table-cell>
          <table:table-cell/>
          <table:table-cell table:formula="of:=IF(ISNUMBER([.A161]);[.A161];&quot;&quot;)" office:value-type="float" office:value="0.277851" calcext:value-type="float">
            <text:p>0.277851</text:p>
          </table:table-cell>
          <table:table-cell table:formula="of:=IF(ISNUMBER([.B161]);[.B161];&quot;&quot;)" office:value-type="float" office:value="0.0843170320404722" calcext:value-type="float">
            <text:p>0.084317032040472</text:p>
          </table:table-cell>
        </table:table-row>
        <table:table-row table:style-name="ro1">
          <table:table-cell office:value-type="float" office:value="0.825124" calcext:value-type="float">
            <text:p>0.825124</text:p>
          </table:table-cell>
          <table:table-cell office:value-type="float" office:value="0.0792580101180438" calcext:value-type="float">
            <text:p>0.079258010118044</text:p>
          </table:table-cell>
          <table:table-cell/>
          <table:table-cell table:formula="of:=IF(ISNUMBER([.A162]);[.A162];&quot;&quot;)" office:value-type="float" office:value="0.825124" calcext:value-type="float">
            <text:p>0.825124</text:p>
          </table:table-cell>
          <table:table-cell table:formula="of:=IF(ISNUMBER([.B162]);[.B162];&quot;&quot;)" office:value-type="float" office:value="0.0792580101180438" calcext:value-type="float">
            <text:p>0.079258010118044</text:p>
          </table:table-cell>
        </table:table-row>
        <table:table-row table:style-name="ro1">
          <table:table-cell office:value-type="float" office:value="9.32957" calcext:value-type="float">
            <text:p>9.32957</text:p>
          </table:table-cell>
          <table:table-cell office:value-type="float" office:value="0.0775716694772344" calcext:value-type="float">
            <text:p>0.077571669477234</text:p>
          </table:table-cell>
          <table:table-cell/>
          <table:table-cell table:formula="of:=IF(ISNUMBER([.A163]);[.A163];&quot;&quot;)" office:value-type="float" office:value="9.32957" calcext:value-type="float">
            <text:p>9.32957</text:p>
          </table:table-cell>
          <table:table-cell table:formula="of:=IF(ISNUMBER([.B163]);[.B163];&quot;&quot;)" office:value-type="float" office:value="0.0775716694772344" calcext:value-type="float">
            <text:p>0.077571669477234</text:p>
          </table:table-cell>
        </table:table-row>
        <table:table-row table:style-name="ro1">
          <table:table-cell office:value-type="float" office:value="14.370636" calcext:value-type="float">
            <text:p>14.370636</text:p>
          </table:table-cell>
          <table:table-cell office:value-type="float" office:value="0.0623946037099494" calcext:value-type="float">
            <text:p>0.062394603709949</text:p>
          </table:table-cell>
          <table:table-cell/>
          <table:table-cell table:formula="of:=IF(ISNUMBER([.A164]);[.A164];&quot;&quot;)" office:value-type="float" office:value="14.370636" calcext:value-type="float">
            <text:p>14.370636</text:p>
          </table:table-cell>
          <table:table-cell table:formula="of:=IF(ISNUMBER([.B164]);[.B164];&quot;&quot;)" office:value-type="float" office:value="0.0623946037099494" calcext:value-type="float">
            <text:p>0.062394603709949</text:p>
          </table:table-cell>
        </table:table-row>
        <table:table-row table:style-name="ro1">
          <table:table-cell office:value-type="float" office:value="16.012351" calcext:value-type="float">
            <text:p>16.012351</text:p>
          </table:table-cell>
          <table:table-cell office:value-type="float" office:value="0.0185497470489039" calcext:value-type="float">
            <text:p>0.018549747048904</text:p>
          </table:table-cell>
          <table:table-cell/>
          <table:table-cell table:formula="of:=IF(ISNUMBER([.A165]);[.A165];&quot;&quot;)" office:value-type="float" office:value="16.012351" calcext:value-type="float">
            <text:p>16.012351</text:p>
          </table:table-cell>
          <table:table-cell table:formula="of:=IF(ISNUMBER([.B165]);[.B165];&quot;&quot;)" office:value-type="float" office:value="0.0185497470489039" calcext:value-type="float">
            <text:p>0.018549747048904</text:p>
          </table:table-cell>
        </table:table-row>
        <table:table-row table:style-name="ro1">
          <table:table-cell office:value-type="float" office:value="31.90578" calcext:value-type="float">
            <text:p>31.90578</text:p>
          </table:table-cell>
          <table:table-cell office:value-type="float" office:value="0.00843170320404722" calcext:value-type="float">
            <text:p>0.008431703204047</text:p>
          </table:table-cell>
          <table:table-cell/>
          <table:table-cell table:formula="of:=IF(ISNUMBER([.A166]);[.A166];&quot;&quot;)" office:value-type="float" office:value="31.90578" calcext:value-type="float">
            <text:p>31.90578</text:p>
          </table:table-cell>
          <table:table-cell table:formula="of:=IF(ISNUMBER([.B166]);[.B166];&quot;&quot;)" office:value-type="float" office:value="0.00843170320404722" calcext:value-type="float">
            <text:p>0.008431703204047</text:p>
          </table:table-cell>
        </table:table-row>
        <table:table-row table:style-name="ro1">
          <table:table-cell office:value-type="float" office:value="48.50261" calcext:value-type="float">
            <text:p>48.50261</text:p>
          </table:table-cell>
          <table:table-cell office:value-type="float" office:value="0.00674536256323778" calcext:value-type="float">
            <text:p>0.006745362563238</text:p>
          </table:table-cell>
          <table:table-cell/>
          <table:table-cell table:formula="of:=IF(ISNUMBER([.A167]);[.A167];&quot;&quot;)" office:value-type="float" office:value="48.50261" calcext:value-type="float">
            <text:p>48.50261</text:p>
          </table:table-cell>
          <table:table-cell table:formula="of:=IF(ISNUMBER([.B167]);[.B167];&quot;&quot;)" office:value-type="float" office:value="0.00674536256323778" calcext:value-type="float">
            <text:p>0.006745362563238</text:p>
          </table:table-cell>
        </table:table-row>
        <table:table-row table:style-name="ro1">
          <table:table-cell office:value-type="float" office:value="319.599145" calcext:value-type="float">
            <text:p>319.599145</text:p>
          </table:table-cell>
          <table:table-cell office:value-type="float" office:value="0.00337268128161889" calcext:value-type="float">
            <text:p>0.003372681281619</text:p>
          </table:table-cell>
          <table:table-cell/>
          <table:table-cell table:formula="of:=IF(ISNUMBER([.A168]);[.A168];&quot;&quot;)" office:value-type="float" office:value="319.599145" calcext:value-type="float">
            <text:p>319.599145</text:p>
          </table:table-cell>
          <table:table-cell table:formula="of:=IF(ISNUMBER([.B168]);[.B168];&quot;&quot;)" office:value-type="float" office:value="0.00337268128161889" calcext:value-type="float">
            <text:p>0.003372681281619</text:p>
          </table:table-cell>
        </table:table-row>
        <table:table-row table:style-name="ro1">
          <table:table-cell office:value-type="float" office:value="4434.412401" calcext:value-type="float">
            <text:p>4434.41240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69]);[.A169];&quot;&quot;)" office:value-type="float" office:value="4434.412401" calcext:value-type="float">
            <text:p>4434.412401</text:p>
          </table:table-cell>
          <table:table-cell table:formula="of:=IF(ISNUMBER([.B169]);[.B169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63-k9</text:p>
          </table:table-cell>
          <table:table-cell table:number-columns-repeated="2"/>
          <table:table-cell table:formula="of:=IF(ISNUMBER([.A170]);[.A170];&quot;&quot;)">
            <text:p/>
          </table:table-cell>
          <table:table-cell table:formula="of:=IF(ISNUMBER([.B170]);[.B170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6791277258567" calcext:value-type="float">
            <text:p>0.426791277258567</text:p>
          </table:table-cell>
          <table:table-cell/>
          <table:table-cell table:formula="of:=IF(ISNUMBER([.A171]);[.A171];&quot;&quot;)" office:value-type="float" office:value="0" calcext:value-type="float">
            <text:p>0</text:p>
          </table:table-cell>
          <table:table-cell table:formula="of:=IF(ISNUMBER([.B171]);[.B171];&quot;&quot;)" office:value-type="float" office:value="0.426791277258567" calcext:value-type="float">
            <text:p>0.426791277258567</text:p>
          </table:table-cell>
        </table:table-row>
        <table:table-row table:style-name="ro1">
          <table:table-cell office:value-type="float" office:value="0.566709" calcext:value-type="float">
            <text:p>0.566709</text:p>
          </table:table-cell>
          <table:table-cell office:value-type="float" office:value="0.0919003115264798" calcext:value-type="float">
            <text:p>0.09190031152648</text:p>
          </table:table-cell>
          <table:table-cell/>
          <table:table-cell table:formula="of:=IF(ISNUMBER([.A172]);[.A172];&quot;&quot;)" office:value-type="float" office:value="0.566709" calcext:value-type="float">
            <text:p>0.566709</text:p>
          </table:table-cell>
          <table:table-cell table:formula="of:=IF(ISNUMBER([.B172]);[.B172];&quot;&quot;)" office:value-type="float" office:value="0.0919003115264798" calcext:value-type="float">
            <text:p>0.09190031152648</text:p>
          </table:table-cell>
        </table:table-row>
        <table:table-row table:style-name="ro1">
          <table:table-cell office:value-type="float" office:value="0.945522" calcext:value-type="float">
            <text:p>0.945522</text:p>
          </table:table-cell>
          <table:table-cell office:value-type="float" office:value="0.0903426791277258" calcext:value-type="float">
            <text:p>0.090342679127726</text:p>
          </table:table-cell>
          <table:table-cell/>
          <table:table-cell table:formula="of:=IF(ISNUMBER([.A173]);[.A173];&quot;&quot;)" office:value-type="float" office:value="0.945522" calcext:value-type="float">
            <text:p>0.945522</text:p>
          </table:table-cell>
          <table:table-cell table:formula="of:=IF(ISNUMBER([.B173]);[.B173];&quot;&quot;)" office:value-type="float" office:value="0.0903426791277258" calcext:value-type="float">
            <text:p>0.090342679127726</text:p>
          </table:table-cell>
        </table:table-row>
        <table:table-row table:style-name="ro1">
          <table:table-cell office:value-type="float" office:value="1.31939" calcext:value-type="float">
            <text:p>1.31939</text:p>
          </table:table-cell>
          <table:table-cell office:value-type="float" office:value="0.0669781931464174" calcext:value-type="float">
            <text:p>0.066978193146418</text:p>
          </table:table-cell>
          <table:table-cell/>
          <table:table-cell table:formula="of:=IF(ISNUMBER([.A174]);[.A174];&quot;&quot;)" office:value-type="float" office:value="1.31939" calcext:value-type="float">
            <text:p>1.31939</text:p>
          </table:table-cell>
          <table:table-cell table:formula="of:=IF(ISNUMBER([.B174]);[.B174];&quot;&quot;)" office:value-type="float" office:value="0.0669781931464174" calcext:value-type="float">
            <text:p>0.066978193146418</text:p>
          </table:table-cell>
        </table:table-row>
        <table:table-row table:style-name="ro1">
          <table:table-cell office:value-type="float" office:value="2.054134" calcext:value-type="float">
            <text:p>2.054134</text:p>
          </table:table-cell>
          <table:table-cell office:value-type="float" office:value="0.029595015576324" calcext:value-type="float">
            <text:p>0.029595015576324</text:p>
          </table:table-cell>
          <table:table-cell/>
          <table:table-cell table:formula="of:=IF(ISNUMBER([.A175]);[.A175];&quot;&quot;)" office:value-type="float" office:value="2.054134" calcext:value-type="float">
            <text:p>2.054134</text:p>
          </table:table-cell>
          <table:table-cell table:formula="of:=IF(ISNUMBER([.B175]);[.B175];&quot;&quot;)" office:value-type="float" office:value="0.029595015576324" calcext:value-type="float">
            <text:p>0.029595015576324</text:p>
          </table:table-cell>
        </table:table-row>
        <table:table-row table:style-name="ro1">
          <table:table-cell office:value-type="float" office:value="41.332526" calcext:value-type="float">
            <text:p>41.332526</text:p>
          </table:table-cell>
          <table:table-cell office:value-type="float" office:value="0.014018691588785" calcext:value-type="float">
            <text:p>0.014018691588785</text:p>
          </table:table-cell>
          <table:table-cell/>
          <table:table-cell table:formula="of:=IF(ISNUMBER([.A176]);[.A176];&quot;&quot;)" office:value-type="float" office:value="41.332526" calcext:value-type="float">
            <text:p>41.332526</text:p>
          </table:table-cell>
          <table:table-cell table:formula="of:=IF(ISNUMBER([.B176]);[.B176];&quot;&quot;)" office:value-type="float" office:value="0.014018691588785" calcext:value-type="float">
            <text:p>0.014018691588785</text:p>
          </table:table-cell>
        </table:table-row>
        <table:table-row table:style-name="ro1">
          <table:table-cell office:value-type="float" office:value="45.856052" calcext:value-type="float">
            <text:p>45.856052</text:p>
          </table:table-cell>
          <table:table-cell office:value-type="float" office:value="0.0124610591900312" calcext:value-type="float">
            <text:p>0.012461059190031</text:p>
          </table:table-cell>
          <table:table-cell/>
          <table:table-cell table:formula="of:=IF(ISNUMBER([.A177]);[.A177];&quot;&quot;)" office:value-type="float" office:value="45.856052" calcext:value-type="float">
            <text:p>45.856052</text:p>
          </table:table-cell>
          <table:table-cell table:formula="of:=IF(ISNUMBER([.B177]);[.B177];&quot;&quot;)" office:value-type="float" office:value="0.0124610591900312" calcext:value-type="float">
            <text:p>0.012461059190031</text:p>
          </table:table-cell>
        </table:table-row>
        <table:table-row table:style-name="ro1">
          <table:table-cell office:value-type="float" office:value="148.761835" calcext:value-type="float">
            <text:p>148.761835</text:p>
          </table:table-cell>
          <table:table-cell office:value-type="float" office:value="0.0109034267912773" calcext:value-type="float">
            <text:p>0.010903426791277</text:p>
          </table:table-cell>
          <table:table-cell/>
          <table:table-cell table:formula="of:=IF(ISNUMBER([.A178]);[.A178];&quot;&quot;)" office:value-type="float" office:value="148.761835" calcext:value-type="float">
            <text:p>148.761835</text:p>
          </table:table-cell>
          <table:table-cell table:formula="of:=IF(ISNUMBER([.B178]);[.B178];&quot;&quot;)" office:value-type="float" office:value="0.0109034267912773" calcext:value-type="float">
            <text:p>0.010903426791277</text:p>
          </table:table-cell>
        </table:table-row>
        <table:table-row table:style-name="ro1">
          <table:table-cell office:value-type="float" office:value="188.481535" calcext:value-type="float">
            <text:p>188.481535</text:p>
          </table:table-cell>
          <table:table-cell office:value-type="float" office:value="0.00934579439252336" calcext:value-type="float">
            <text:p>0.009345794392523</text:p>
          </table:table-cell>
          <table:table-cell/>
          <table:table-cell table:formula="of:=IF(ISNUMBER([.A179]);[.A179];&quot;&quot;)" office:value-type="float" office:value="188.481535" calcext:value-type="float">
            <text:p>188.481535</text:p>
          </table:table-cell>
          <table:table-cell table:formula="of:=IF(ISNUMBER([.B179]);[.B179];&quot;&quot;)" office:value-type="float" office:value="0.00934579439252336" calcext:value-type="float">
            <text:p>0.009345794392523</text:p>
          </table:table-cell>
        </table:table-row>
        <table:table-row table:style-name="ro1">
          <table:table-cell office:value-type="float" office:value="269.118419" calcext:value-type="float">
            <text:p>269.118419</text:p>
          </table:table-cell>
          <table:table-cell office:value-type="float" office:value="0.00467289719626168" calcext:value-type="float">
            <text:p>0.004672897196262</text:p>
          </table:table-cell>
          <table:table-cell/>
          <table:table-cell table:formula="of:=IF(ISNUMBER([.A180]);[.A180];&quot;&quot;)" office:value-type="float" office:value="269.118419" calcext:value-type="float">
            <text:p>269.118419</text:p>
          </table:table-cell>
          <table:table-cell table:formula="of:=IF(ISNUMBER([.B180]);[.B180];&quot;&quot;)" office:value-type="float" office:value="0.00467289719626168" calcext:value-type="float">
            <text:p>0.004672897196262</text:p>
          </table:table-cell>
        </table:table-row>
        <table:table-row table:style-name="ro1">
          <table:table-cell office:value-type="float" office:value="655.948337" calcext:value-type="float">
            <text:p>655.948337</text:p>
          </table:table-cell>
          <table:table-cell office:value-type="float" office:value="0.00311526479750779" calcext:value-type="float">
            <text:p>0.003115264797508</text:p>
          </table:table-cell>
          <table:table-cell/>
          <table:table-cell table:formula="of:=IF(ISNUMBER([.A181]);[.A181];&quot;&quot;)" office:value-type="float" office:value="655.948337" calcext:value-type="float">
            <text:p>655.948337</text:p>
          </table:table-cell>
          <table:table-cell table:formula="of:=IF(ISNUMBER([.B181]);[.B181];&quot;&quot;)" office:value-type="float" office:value="0.00311526479750779" calcext:value-type="float">
            <text:p>0.003115264797508</text:p>
          </table:table-cell>
        </table:table-row>
        <table:table-row table:style-name="ro1">
          <table:table-cell office:value-type="float" office:value="1026.457259" calcext:value-type="float">
            <text:p>1026.457259</text:p>
          </table:table-cell>
          <table:table-cell office:value-type="float" office:value="0.00155763239875389" calcext:value-type="float">
            <text:p>0.001557632398754</text:p>
          </table:table-cell>
          <table:table-cell/>
          <table:table-cell table:formula="of:=IF(ISNUMBER([.A182]);[.A182];&quot;&quot;)" office:value-type="float" office:value="1026.457259" calcext:value-type="float">
            <text:p>1026.457259</text:p>
          </table:table-cell>
          <table:table-cell table:formula="of:=IF(ISNUMBER([.B182]);[.B182];&quot;&quot;)" office:value-type="float" office:value="0.00155763239875389" calcext:value-type="float">
            <text:p>0.001557632398754</text:p>
          </table:table-cell>
        </table:table-row>
        <table:table-row table:style-name="ro1">
          <table:table-cell office:value-type="float" office:value="4765.167955" calcext:value-type="float">
            <text:p>4765.1679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83]);[.A183];&quot;&quot;)" office:value-type="float" office:value="4765.167955" calcext:value-type="float">
            <text:p>4765.167955</text:p>
          </table:table-cell>
          <table:table-cell table:formula="of:=IF(ISNUMBER([.B183]);[.B183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64-k9</text:p>
          </table:table-cell>
          <table:table-cell table:number-columns-repeated="2"/>
          <table:table-cell table:formula="of:=IF(ISNUMBER([.A184]);[.A184];&quot;&quot;)">
            <text:p/>
          </table:table-cell>
          <table:table-cell table:formula="of:=IF(ISNUMBER([.B184]);[.B184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7388059701493" calcext:value-type="float">
            <text:p>0.397388059701493</text:p>
          </table:table-cell>
          <table:table-cell/>
          <table:table-cell table:formula="of:=IF(ISNUMBER([.A185]);[.A185];&quot;&quot;)" office:value-type="float" office:value="0" calcext:value-type="float">
            <text:p>0</text:p>
          </table:table-cell>
          <table:table-cell table:formula="of:=IF(ISNUMBER([.B185]);[.B185];&quot;&quot;)" office:value-type="float" office:value="0.397388059701493" calcext:value-type="float">
            <text:p>0.397388059701493</text:p>
          </table:table-cell>
        </table:table-row>
        <table:table-row table:style-name="ro1">
          <table:table-cell office:value-type="float" office:value="0.676952" calcext:value-type="float">
            <text:p>0.676952</text:p>
          </table:table-cell>
          <table:table-cell office:value-type="float" office:value="0.041044776119403" calcext:value-type="float">
            <text:p>0.041044776119403</text:p>
          </table:table-cell>
          <table:table-cell/>
          <table:table-cell table:formula="of:=IF(ISNUMBER([.A186]);[.A186];&quot;&quot;)" office:value-type="float" office:value="0.676952" calcext:value-type="float">
            <text:p>0.676952</text:p>
          </table:table-cell>
          <table:table-cell table:formula="of:=IF(ISNUMBER([.B186]);[.B186];&quot;&quot;)" office:value-type="float" office:value="0.041044776119403" calcext:value-type="float">
            <text:p>0.041044776119403</text:p>
          </table:table-cell>
        </table:table-row>
        <table:table-row table:style-name="ro1">
          <table:table-cell office:value-type="float" office:value="17.665198" calcext:value-type="float">
            <text:p>17.665198</text:p>
          </table:table-cell>
          <table:table-cell office:value-type="float" office:value="0.0373134328358209" calcext:value-type="float">
            <text:p>0.037313432835821</text:p>
          </table:table-cell>
          <table:table-cell/>
          <table:table-cell table:formula="of:=IF(ISNUMBER([.A187]);[.A187];&quot;&quot;)" office:value-type="float" office:value="17.665198" calcext:value-type="float">
            <text:p>17.665198</text:p>
          </table:table-cell>
          <table:table-cell table:formula="of:=IF(ISNUMBER([.B187]);[.B187];&quot;&quot;)" office:value-type="float" office:value="0.0373134328358209" calcext:value-type="float">
            <text:p>0.037313432835821</text:p>
          </table:table-cell>
        </table:table-row>
        <table:table-row table:style-name="ro1">
          <table:table-cell office:value-type="float" office:value="18.708917" calcext:value-type="float">
            <text:p>18.708917</text:p>
          </table:table-cell>
          <table:table-cell office:value-type="float" office:value="0.0335820895522388" calcext:value-type="float">
            <text:p>0.033582089552239</text:p>
          </table:table-cell>
          <table:table-cell/>
          <table:table-cell table:formula="of:=IF(ISNUMBER([.A188]);[.A188];&quot;&quot;)" office:value-type="float" office:value="18.708917" calcext:value-type="float">
            <text:p>18.708917</text:p>
          </table:table-cell>
          <table:table-cell table:formula="of:=IF(ISNUMBER([.B188]);[.B188];&quot;&quot;)" office:value-type="float" office:value="0.0335820895522388" calcext:value-type="float">
            <text:p>0.033582089552239</text:p>
          </table:table-cell>
        </table:table-row>
        <table:table-row table:style-name="ro1">
          <table:table-cell office:value-type="float" office:value="32.306432" calcext:value-type="float">
            <text:p>32.3064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89]);[.A189];&quot;&quot;)" office:value-type="float" office:value="32.306432" calcext:value-type="float">
            <text:p>32.306432</text:p>
          </table:table-cell>
          <table:table-cell table:formula="of:=IF(ISNUMBER([.B189]);[.B189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65-k9</text:p>
          </table:table-cell>
          <table:table-cell table:number-columns-repeated="2"/>
          <table:table-cell table:formula="of:=IF(ISNUMBER([.A190]);[.A190];&quot;&quot;)">
            <text:p/>
          </table:table-cell>
          <table:table-cell table:formula="of:=IF(ISNUMBER([.B190]);[.B190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6" calcext:value-type="float">
            <text:p>0.386</text:p>
          </table:table-cell>
          <table:table-cell/>
          <table:table-cell table:formula="of:=IF(ISNUMBER([.A191]);[.A191];&quot;&quot;)" office:value-type="float" office:value="0" calcext:value-type="float">
            <text:p>0</text:p>
          </table:table-cell>
          <table:table-cell table:formula="of:=IF(ISNUMBER([.B191]);[.B191];&quot;&quot;)" office:value-type="float" office:value="0.386" calcext:value-type="float">
            <text:p>0.386</text:p>
          </table:table-cell>
        </table:table-row>
        <table:table-row table:style-name="ro1">
          <table:table-cell office:value-type="float" office:value="0.392151" calcext:value-type="float">
            <text:p>0.392151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IF(ISNUMBER([.A192]);[.A192];&quot;&quot;)" office:value-type="float" office:value="0.392151" calcext:value-type="float">
            <text:p>0.392151</text:p>
          </table:table-cell>
          <table:table-cell table:formula="of:=IF(ISNUMBER([.B192]);[.B192];&quot;&quot;)"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1.040594" calcext:value-type="float">
            <text:p>1.040594</text:p>
          </table:table-cell>
          <table:table-cell office:value-type="float" office:value="0.116" calcext:value-type="float">
            <text:p>0.116</text:p>
          </table:table-cell>
          <table:table-cell/>
          <table:table-cell table:formula="of:=IF(ISNUMBER([.A193]);[.A193];&quot;&quot;)" office:value-type="float" office:value="1.040594" calcext:value-type="float">
            <text:p>1.040594</text:p>
          </table:table-cell>
          <table:table-cell table:formula="of:=IF(ISNUMBER([.B193]);[.B193];&quot;&quot;)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.926123" calcext:value-type="float">
            <text:p>2.926123</text:p>
          </table:table-cell>
          <table:table-cell office:value-type="float" office:value="0.044" calcext:value-type="float">
            <text:p>0.044</text:p>
          </table:table-cell>
          <table:table-cell/>
          <table:table-cell table:formula="of:=IF(ISNUMBER([.A194]);[.A194];&quot;&quot;)" office:value-type="float" office:value="2.926123" calcext:value-type="float">
            <text:p>2.926123</text:p>
          </table:table-cell>
          <table:table-cell table:formula="of:=IF(ISNUMBER([.B194]);[.B194];&quot;&quot;)"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2.56635" calcext:value-type="float">
            <text:p>12.56635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IF(ISNUMBER([.A195]);[.A195];&quot;&quot;)" office:value-type="float" office:value="12.56635" calcext:value-type="float">
            <text:p>12.56635</text:p>
          </table:table-cell>
          <table:table-cell table:formula="of:=IF(ISNUMBER([.B195]);[.B195];&quot;&quot;)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314.294005" calcext:value-type="float">
            <text:p>314.294005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IF(ISNUMBER([.A196]);[.A196];&quot;&quot;)" office:value-type="float" office:value="314.294005" calcext:value-type="float">
            <text:p>314.294005</text:p>
          </table:table-cell>
          <table:table-cell table:formula="of:=IF(ISNUMBER([.B196]);[.B196];&quot;&quot;)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17.489331" calcext:value-type="float">
            <text:p>317.4893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197]);[.A197];&quot;&quot;)" office:value-type="float" office:value="317.489331" calcext:value-type="float">
            <text:p>317.489331</text:p>
          </table:table-cell>
          <table:table-cell table:formula="of:=IF(ISNUMBER([.B197]);[.B19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69-k9</text:p>
          </table:table-cell>
          <table:table-cell table:number-columns-repeated="2"/>
          <table:table-cell table:formula="of:=IF(ISNUMBER([.A198]);[.A198];&quot;&quot;)">
            <text:p/>
          </table:table-cell>
          <table:table-cell table:formula="of:=IF(ISNUMBER([.B198]);[.B19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923076923077" calcext:value-type="float">
            <text:p>0.501923076923077</text:p>
          </table:table-cell>
          <table:table-cell/>
          <table:table-cell table:formula="of:=IF(ISNUMBER([.A199]);[.A199];&quot;&quot;)" office:value-type="float" office:value="0" calcext:value-type="float">
            <text:p>0</text:p>
          </table:table-cell>
          <table:table-cell table:formula="of:=IF(ISNUMBER([.B199]);[.B199];&quot;&quot;)" office:value-type="float" office:value="0.501923076923077" calcext:value-type="float">
            <text:p>0.501923076923077</text:p>
          </table:table-cell>
        </table:table-row>
        <table:table-row table:style-name="ro1">
          <table:table-cell office:value-type="float" office:value="0.486805" calcext:value-type="float">
            <text:p>0.486805</text:p>
          </table:table-cell>
          <table:table-cell office:value-type="float" office:value="0.130769230769231" calcext:value-type="float">
            <text:p>0.130769230769231</text:p>
          </table:table-cell>
          <table:table-cell/>
          <table:table-cell table:formula="of:=IF(ISNUMBER([.A200]);[.A200];&quot;&quot;)" office:value-type="float" office:value="0.486805" calcext:value-type="float">
            <text:p>0.486805</text:p>
          </table:table-cell>
          <table:table-cell table:formula="of:=IF(ISNUMBER([.B200]);[.B200];&quot;&quot;)" office:value-type="float" office:value="0.130769230769231" calcext:value-type="float">
            <text:p>0.130769230769231</text:p>
          </table:table-cell>
        </table:table-row>
        <table:table-row table:style-name="ro1">
          <table:table-cell office:value-type="float" office:value="2.480191" calcext:value-type="float">
            <text:p>2.480191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IF(ISNUMBER([.A201]);[.A201];&quot;&quot;)" office:value-type="float" office:value="2.480191" calcext:value-type="float">
            <text:p>2.480191</text:p>
          </table:table-cell>
          <table:table-cell table:formula="of:=IF(ISNUMBER([.B201]);[.B201];&quot;&quot;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.152069" calcext:value-type="float">
            <text:p>7.152069</text:p>
          </table:table-cell>
          <table:table-cell office:value-type="float" office:value="0.0442307692307692" calcext:value-type="float">
            <text:p>0.044230769230769</text:p>
          </table:table-cell>
          <table:table-cell/>
          <table:table-cell table:formula="of:=IF(ISNUMBER([.A202]);[.A202];&quot;&quot;)" office:value-type="float" office:value="7.152069" calcext:value-type="float">
            <text:p>7.152069</text:p>
          </table:table-cell>
          <table:table-cell table:formula="of:=IF(ISNUMBER([.B202]);[.B202];&quot;&quot;)" office:value-type="float" office:value="0.0442307692307692" calcext:value-type="float">
            <text:p>0.044230769230769</text:p>
          </table:table-cell>
        </table:table-row>
        <table:table-row table:style-name="ro1">
          <table:table-cell office:value-type="float" office:value="31.073415" calcext:value-type="float">
            <text:p>31.073415</text:p>
          </table:table-cell>
          <table:table-cell office:value-type="float" office:value="0.0365384615384615" calcext:value-type="float">
            <text:p>0.036538461538462</text:p>
          </table:table-cell>
          <table:table-cell/>
          <table:table-cell table:formula="of:=IF(ISNUMBER([.A203]);[.A203];&quot;&quot;)" office:value-type="float" office:value="31.073415" calcext:value-type="float">
            <text:p>31.073415</text:p>
          </table:table-cell>
          <table:table-cell table:formula="of:=IF(ISNUMBER([.B203]);[.B203];&quot;&quot;)" office:value-type="float" office:value="0.0365384615384615" calcext:value-type="float">
            <text:p>0.036538461538462</text:p>
          </table:table-cell>
        </table:table-row>
        <table:table-row table:style-name="ro1">
          <table:table-cell office:value-type="float" office:value="37.092222" calcext:value-type="float">
            <text:p>37.092222</text:p>
          </table:table-cell>
          <table:table-cell office:value-type="float" office:value="0.0346153846153846" calcext:value-type="float">
            <text:p>0.034615384615385</text:p>
          </table:table-cell>
          <table:table-cell/>
          <table:table-cell table:formula="of:=IF(ISNUMBER([.A204]);[.A204];&quot;&quot;)" office:value-type="float" office:value="37.092222" calcext:value-type="float">
            <text:p>37.092222</text:p>
          </table:table-cell>
          <table:table-cell table:formula="of:=IF(ISNUMBER([.B204]);[.B204];&quot;&quot;)" office:value-type="float" office:value="0.0346153846153846" calcext:value-type="float">
            <text:p>0.034615384615385</text:p>
          </table:table-cell>
        </table:table-row>
        <table:table-row table:style-name="ro1">
          <table:table-cell office:value-type="float" office:value="38.474042" calcext:value-type="float">
            <text:p>38.474042</text:p>
          </table:table-cell>
          <table:table-cell office:value-type="float" office:value="0.0192307692307692" calcext:value-type="float">
            <text:p>0.019230769230769</text:p>
          </table:table-cell>
          <table:table-cell/>
          <table:table-cell table:formula="of:=IF(ISNUMBER([.A205]);[.A205];&quot;&quot;)" office:value-type="float" office:value="38.474042" calcext:value-type="float">
            <text:p>38.474042</text:p>
          </table:table-cell>
          <table:table-cell table:formula="of:=IF(ISNUMBER([.B205]);[.B205];&quot;&quot;)" office:value-type="float" office:value="0.0192307692307692" calcext:value-type="float">
            <text:p>0.019230769230769</text:p>
          </table:table-cell>
        </table:table-row>
        <table:table-row table:style-name="ro1">
          <table:table-cell office:value-type="float" office:value="90.050451" calcext:value-type="float">
            <text:p>90.050451</text:p>
          </table:table-cell>
          <table:table-cell office:value-type="float" office:value="0.00576923076923077" calcext:value-type="float">
            <text:p>0.005769230769231</text:p>
          </table:table-cell>
          <table:table-cell/>
          <table:table-cell table:formula="of:=IF(ISNUMBER([.A206]);[.A206];&quot;&quot;)" office:value-type="float" office:value="90.050451" calcext:value-type="float">
            <text:p>90.050451</text:p>
          </table:table-cell>
          <table:table-cell table:formula="of:=IF(ISNUMBER([.B206]);[.B206];&quot;&quot;)" office:value-type="float" office:value="0.00576923076923077" calcext:value-type="float">
            <text:p>0.005769230769231</text:p>
          </table:table-cell>
        </table:table-row>
        <table:table-row table:style-name="ro1">
          <table:table-cell office:value-type="float" office:value="564.32731" calcext:value-type="float">
            <text:p>564.32731</text:p>
          </table:table-cell>
          <table:table-cell office:value-type="float" office:value="0.00192307692307692" calcext:value-type="float">
            <text:p>0.001923076923077</text:p>
          </table:table-cell>
          <table:table-cell/>
          <table:table-cell table:formula="of:=IF(ISNUMBER([.A207]);[.A207];&quot;&quot;)" office:value-type="float" office:value="564.32731" calcext:value-type="float">
            <text:p>564.32731</text:p>
          </table:table-cell>
          <table:table-cell table:formula="of:=IF(ISNUMBER([.B207]);[.B207];&quot;&quot;)" office:value-type="float" office:value="0.00192307692307692" calcext:value-type="float">
            <text:p>0.001923076923077</text:p>
          </table:table-cell>
        </table:table-row>
        <table:table-row table:style-name="ro1">
          <table:table-cell office:value-type="float" office:value="629.037756" calcext:value-type="float">
            <text:p>629.0377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08]);[.A208];&quot;&quot;)" office:value-type="float" office:value="629.037756" calcext:value-type="float">
            <text:p>629.037756</text:p>
          </table:table-cell>
          <table:table-cell table:formula="of:=IF(ISNUMBER([.B208]);[.B20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/>
          <table:table-cell table:formula="of:=IF(ISNUMBER([.A209]);[.A209];&quot;&quot;)">
            <text:p/>
          </table:table-cell>
          <table:table-cell table:formula="of:=IF(ISNUMBER([.B209]);[.B20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4507042253521" calcext:value-type="float">
            <text:p>0.384507042253521</text:p>
          </table:table-cell>
          <table:table-cell/>
          <table:table-cell table:formula="of:=IF(ISNUMBER([.A210]);[.A210];&quot;&quot;)" office:value-type="float" office:value="0" calcext:value-type="float">
            <text:p>0</text:p>
          </table:table-cell>
          <table:table-cell table:formula="of:=IF(ISNUMBER([.B210]);[.B210];&quot;&quot;)" office:value-type="float" office:value="0.384507042253521" calcext:value-type="float">
            <text:p>0.384507042253521</text:p>
          </table:table-cell>
        </table:table-row>
        <table:table-row table:style-name="ro1">
          <table:table-cell office:value-type="float" office:value="0.876512" calcext:value-type="float">
            <text:p>0.876512</text:p>
          </table:table-cell>
          <table:table-cell office:value-type="float" office:value="0.0211267605633803" calcext:value-type="float">
            <text:p>0.02112676056338</text:p>
          </table:table-cell>
          <table:table-cell/>
          <table:table-cell table:formula="of:=IF(ISNUMBER([.A211]);[.A211];&quot;&quot;)" office:value-type="float" office:value="0.876512" calcext:value-type="float">
            <text:p>0.876512</text:p>
          </table:table-cell>
          <table:table-cell table:formula="of:=IF(ISNUMBER([.B211]);[.B211];&quot;&quot;)" office:value-type="float" office:value="0.0211267605633803" calcext:value-type="float">
            <text:p>0.02112676056338</text:p>
          </table:table-cell>
        </table:table-row>
        <table:table-row table:style-name="ro1">
          <table:table-cell office:value-type="float" office:value="25.614295" calcext:value-type="float">
            <text:p>25.614295</text:p>
          </table:table-cell>
          <table:table-cell office:value-type="float" office:value="0.0169014084507042" calcext:value-type="float">
            <text:p>0.016901408450704</text:p>
          </table:table-cell>
          <table:table-cell/>
          <table:table-cell table:formula="of:=IF(ISNUMBER([.A212]);[.A212];&quot;&quot;)" office:value-type="float" office:value="25.614295" calcext:value-type="float">
            <text:p>25.614295</text:p>
          </table:table-cell>
          <table:table-cell table:formula="of:=IF(ISNUMBER([.B212]);[.B212];&quot;&quot;)" office:value-type="float" office:value="0.0169014084507042" calcext:value-type="float">
            <text:p>0.016901408450704</text:p>
          </table:table-cell>
        </table:table-row>
        <table:table-row table:style-name="ro1">
          <table:table-cell office:value-type="float" office:value="60.894584" calcext:value-type="float">
            <text:p>60.89458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13]);[.A213];&quot;&quot;)" office:value-type="float" office:value="60.894584" calcext:value-type="float">
            <text:p>60.894584</text:p>
          </table:table-cell>
          <table:table-cell table:formula="of:=IF(ISNUMBER([.B213]);[.B213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31-k5</text:p>
          </table:table-cell>
          <table:table-cell table:number-columns-repeated="2"/>
          <table:table-cell table:formula="of:=IF(ISNUMBER([.A214]);[.A214];&quot;&quot;)">
            <text:p/>
          </table:table-cell>
          <table:table-cell table:formula="of:=IF(ISNUMBER([.B214]);[.B214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14606741573034" calcext:value-type="float">
            <text:p>0.081460674157303</text:p>
          </table:table-cell>
          <table:table-cell/>
          <table:table-cell table:formula="of:=IF(ISNUMBER([.A215]);[.A215];&quot;&quot;)" office:value-type="float" office:value="0" calcext:value-type="float">
            <text:p>0</text:p>
          </table:table-cell>
          <table:table-cell table:formula="of:=IF(ISNUMBER([.B215]);[.B215];&quot;&quot;)" office:value-type="float" office:value="0.0814606741573034" calcext:value-type="float">
            <text:p>0.081460674157303</text:p>
          </table:table-cell>
        </table:table-row>
        <table:table-row table:style-name="ro1">
          <table:table-cell office:value-type="float" office:value="0.186668" calcext:value-type="float">
            <text:p>0.186668</text:p>
          </table:table-cell>
          <table:table-cell office:value-type="float" office:value="0.0646067415730337" calcext:value-type="float">
            <text:p>0.064606741573034</text:p>
          </table:table-cell>
          <table:table-cell/>
          <table:table-cell table:formula="of:=IF(ISNUMBER([.A216]);[.A216];&quot;&quot;)" office:value-type="float" office:value="0.186668" calcext:value-type="float">
            <text:p>0.186668</text:p>
          </table:table-cell>
          <table:table-cell table:formula="of:=IF(ISNUMBER([.B216]);[.B216];&quot;&quot;)" office:value-type="float" office:value="0.0646067415730337" calcext:value-type="float">
            <text:p>0.064606741573034</text:p>
          </table:table-cell>
        </table:table-row>
        <table:table-row table:style-name="ro1">
          <table:table-cell office:value-type="float" office:value="0.336231" calcext:value-type="float">
            <text:p>0.336231</text:p>
          </table:table-cell>
          <table:table-cell office:value-type="float" office:value="0.0196629213483146" calcext:value-type="float">
            <text:p>0.019662921348315</text:p>
          </table:table-cell>
          <table:table-cell/>
          <table:table-cell table:formula="of:=IF(ISNUMBER([.A217]);[.A217];&quot;&quot;)" office:value-type="float" office:value="0.336231" calcext:value-type="float">
            <text:p>0.336231</text:p>
          </table:table-cell>
          <table:table-cell table:formula="of:=IF(ISNUMBER([.B217]);[.B217];&quot;&quot;)" office:value-type="float" office:value="0.0196629213483146" calcext:value-type="float">
            <text:p>0.019662921348315</text:p>
          </table:table-cell>
        </table:table-row>
        <table:table-row table:style-name="ro1">
          <table:table-cell office:value-type="float" office:value="0.494399" calcext:value-type="float">
            <text:p>0.494399</text:p>
          </table:table-cell>
          <table:table-cell office:value-type="float" office:value="0.0112359550561798" calcext:value-type="float">
            <text:p>0.01123595505618</text:p>
          </table:table-cell>
          <table:table-cell/>
          <table:table-cell table:formula="of:=IF(ISNUMBER([.A218]);[.A218];&quot;&quot;)" office:value-type="float" office:value="0.494399" calcext:value-type="float">
            <text:p>0.494399</text:p>
          </table:table-cell>
          <table:table-cell table:formula="of:=IF(ISNUMBER([.B218]);[.B218];&quot;&quot;)" office:value-type="float" office:value="0.0112359550561798" calcext:value-type="float">
            <text:p>0.01123595505618</text:p>
          </table:table-cell>
        </table:table-row>
        <table:table-row table:style-name="ro1">
          <table:table-cell office:value-type="float" office:value="0.635157" calcext:value-type="float">
            <text:p>0.6351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19]);[.A219];&quot;&quot;)" office:value-type="float" office:value="0.635157" calcext:value-type="float">
            <text:p>0.635157</text:p>
          </table:table-cell>
          <table:table-cell table:formula="of:=IF(ISNUMBER([.B219]);[.B219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34-k5</text:p>
          </table:table-cell>
          <table:table-cell table:number-columns-repeated="2"/>
          <table:table-cell table:formula="of:=IF(ISNUMBER([.A220]);[.A220];&quot;&quot;)">
            <text:p/>
          </table:table-cell>
          <table:table-cell table:formula="of:=IF(ISNUMBER([.B220]);[.B220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6341463414634" calcext:value-type="float">
            <text:p>0.146341463414634</text:p>
          </table:table-cell>
          <table:table-cell/>
          <table:table-cell table:formula="of:=IF(ISNUMBER([.A221]);[.A221];&quot;&quot;)" office:value-type="float" office:value="0" calcext:value-type="float">
            <text:p>0</text:p>
          </table:table-cell>
          <table:table-cell table:formula="of:=IF(ISNUMBER([.B221]);[.B221];&quot;&quot;)" office:value-type="float" office:value="0.146341463414634" calcext:value-type="float">
            <text:p>0.146341463414634</text:p>
          </table:table-cell>
        </table:table-row>
        <table:table-row table:style-name="ro1">
          <table:table-cell office:value-type="float" office:value="0.08326" calcext:value-type="float">
            <text:p>0.08326</text:p>
          </table:table-cell>
          <table:table-cell office:value-type="float" office:value="0.0514905149051491" calcext:value-type="float">
            <text:p>0.051490514905149</text:p>
          </table:table-cell>
          <table:table-cell/>
          <table:table-cell table:formula="of:=IF(ISNUMBER([.A222]);[.A222];&quot;&quot;)" office:value-type="float" office:value="0.08326" calcext:value-type="float">
            <text:p>0.08326</text:p>
          </table:table-cell>
          <table:table-cell table:formula="of:=IF(ISNUMBER([.B222]);[.B222];&quot;&quot;)" office:value-type="float" office:value="0.0514905149051491" calcext:value-type="float">
            <text:p>0.051490514905149</text:p>
          </table:table-cell>
        </table:table-row>
        <table:table-row table:style-name="ro1">
          <table:table-cell office:value-type="float" office:value="1.234487" calcext:value-type="float">
            <text:p>1.234487</text:p>
          </table:table-cell>
          <table:table-cell office:value-type="float" office:value="0.002710027100271" calcext:value-type="float">
            <text:p>0.002710027100271</text:p>
          </table:table-cell>
          <table:table-cell/>
          <table:table-cell table:formula="of:=IF(ISNUMBER([.A223]);[.A223];&quot;&quot;)" office:value-type="float" office:value="1.234487" calcext:value-type="float">
            <text:p>1.234487</text:p>
          </table:table-cell>
          <table:table-cell table:formula="of:=IF(ISNUMBER([.B223]);[.B223];&quot;&quot;)" office:value-type="float" office:value="0.002710027100271" calcext:value-type="float">
            <text:p>0.002710027100271</text:p>
          </table:table-cell>
        </table:table-row>
        <table:table-row table:style-name="ro1">
          <table:table-cell office:value-type="float" office:value="1.690303" calcext:value-type="float">
            <text:p>1.69030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24]);[.A224];&quot;&quot;)" office:value-type="float" office:value="1.690303" calcext:value-type="float">
            <text:p>1.690303</text:p>
          </table:table-cell>
          <table:table-cell table:formula="of:=IF(ISNUMBER([.B224]);[.B224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35-k5</text:p>
          </table:table-cell>
          <table:table-cell table:number-columns-repeated="2"/>
          <table:table-cell table:formula="of:=IF(ISNUMBER([.A225]);[.A225];&quot;&quot;)">
            <text:p/>
          </table:table-cell>
          <table:table-cell table:formula="of:=IF(ISNUMBER([.B225]);[.B225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8802395209581" calcext:value-type="float">
            <text:p>0.059880239520958</text:p>
          </table:table-cell>
          <table:table-cell/>
          <table:table-cell table:formula="of:=IF(ISNUMBER([.A226]);[.A226];&quot;&quot;)" office:value-type="float" office:value="0" calcext:value-type="float">
            <text:p>0</text:p>
          </table:table-cell>
          <table:table-cell table:formula="of:=IF(ISNUMBER([.B226]);[.B226];&quot;&quot;)" office:value-type="float" office:value="0.0598802395209581" calcext:value-type="float">
            <text:p>0.059880239520958</text:p>
          </table:table-cell>
        </table:table-row>
        <table:table-row table:style-name="ro1">
          <table:table-cell office:value-type="float" office:value="0.096319" calcext:value-type="float">
            <text:p>0.0963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27]);[.A227];&quot;&quot;)" office:value-type="float" office:value="0.096319" calcext:value-type="float">
            <text:p>0.096319</text:p>
          </table:table-cell>
          <table:table-cell table:formula="of:=IF(ISNUMBER([.B227]);[.B22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38-k6</text:p>
          </table:table-cell>
          <table:table-cell table:number-columns-repeated="2"/>
          <table:table-cell table:formula="of:=IF(ISNUMBER([.A228]);[.A228];&quot;&quot;)">
            <text:p/>
          </table:table-cell>
          <table:table-cell table:formula="of:=IF(ISNUMBER([.B228]);[.B22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13513513513514" calcext:value-type="float">
            <text:p>0.051351351351351</text:p>
          </table:table-cell>
          <table:table-cell/>
          <table:table-cell table:formula="of:=IF(ISNUMBER([.A229]);[.A229];&quot;&quot;)" office:value-type="float" office:value="0" calcext:value-type="float">
            <text:p>0</text:p>
          </table:table-cell>
          <table:table-cell table:formula="of:=IF(ISNUMBER([.B229]);[.B229];&quot;&quot;)" office:value-type="float" office:value="0.0513513513513514" calcext:value-type="float">
            <text:p>0.051351351351351</text:p>
          </table:table-cell>
        </table:table-row>
        <table:table-row table:style-name="ro1">
          <table:table-cell office:value-type="float" office:value="0.086693" calcext:value-type="float">
            <text:p>0.08669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30]);[.A230];&quot;&quot;)" office:value-type="float" office:value="0.086693" calcext:value-type="float">
            <text:p>0.086693</text:p>
          </table:table-cell>
          <table:table-cell table:formula="of:=IF(ISNUMBER([.B230]);[.B230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39-k5</text:p>
          </table:table-cell>
          <table:table-cell table:number-columns-repeated="2"/>
          <table:table-cell table:formula="of:=IF(ISNUMBER([.A231]);[.A231];&quot;&quot;)">
            <text:p/>
          </table:table-cell>
          <table:table-cell table:formula="of:=IF(ISNUMBER([.B231]);[.B231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857142857143" calcext:value-type="float">
            <text:p>0.192857142857143</text:p>
          </table:table-cell>
          <table:table-cell/>
          <table:table-cell table:formula="of:=IF(ISNUMBER([.A232]);[.A232];&quot;&quot;)" office:value-type="float" office:value="0" calcext:value-type="float">
            <text:p>0</text:p>
          </table:table-cell>
          <table:table-cell table:formula="of:=IF(ISNUMBER([.B232]);[.B232];&quot;&quot;)" office:value-type="float" office:value="0.192857142857143" calcext:value-type="float">
            <text:p>0.192857142857143</text:p>
          </table:table-cell>
        </table:table-row>
        <table:table-row table:style-name="ro1">
          <table:table-cell office:value-type="float" office:value="0.195066" calcext:value-type="float">
            <text:p>0.19506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33]);[.A233];&quot;&quot;)" office:value-type="float" office:value="0.195066" calcext:value-type="float">
            <text:p>0.195066</text:p>
          </table:table-cell>
          <table:table-cell table:formula="of:=IF(ISNUMBER([.B233]);[.B233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41-k6</text:p>
          </table:table-cell>
          <table:table-cell table:number-columns-repeated="2"/>
          <table:table-cell table:formula="of:=IF(ISNUMBER([.A234]);[.A234];&quot;&quot;)">
            <text:p/>
          </table:table-cell>
          <table:table-cell table:formula="of:=IF(ISNUMBER([.B234]);[.B234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420147420147" calcext:value-type="float">
            <text:p>0.147420147420147</text:p>
          </table:table-cell>
          <table:table-cell/>
          <table:table-cell table:formula="of:=IF(ISNUMBER([.A235]);[.A235];&quot;&quot;)" office:value-type="float" office:value="0" calcext:value-type="float">
            <text:p>0</text:p>
          </table:table-cell>
          <table:table-cell table:formula="of:=IF(ISNUMBER([.B235]);[.B235];&quot;&quot;)" office:value-type="float" office:value="0.147420147420147" calcext:value-type="float">
            <text:p>0.147420147420147</text:p>
          </table:table-cell>
        </table:table-row>
        <table:table-row table:style-name="ro1">
          <table:table-cell office:value-type="float" office:value="0.121372" calcext:value-type="float">
            <text:p>0.121372</text:p>
          </table:table-cell>
          <table:table-cell office:value-type="float" office:value="0.100737100737101" calcext:value-type="float">
            <text:p>0.100737100737101</text:p>
          </table:table-cell>
          <table:table-cell/>
          <table:table-cell table:formula="of:=IF(ISNUMBER([.A236]);[.A236];&quot;&quot;)" office:value-type="float" office:value="0.121372" calcext:value-type="float">
            <text:p>0.121372</text:p>
          </table:table-cell>
          <table:table-cell table:formula="of:=IF(ISNUMBER([.B236]);[.B236];&quot;&quot;)" office:value-type="float" office:value="0.100737100737101" calcext:value-type="float">
            <text:p>0.100737100737101</text:p>
          </table:table-cell>
        </table:table-row>
        <table:table-row table:style-name="ro1">
          <table:table-cell office:value-type="float" office:value="1.110879" calcext:value-type="float">
            <text:p>1.110879</text:p>
          </table:table-cell>
          <table:table-cell office:value-type="float" office:value="0.0466830466830467" calcext:value-type="float">
            <text:p>0.046683046683047</text:p>
          </table:table-cell>
          <table:table-cell/>
          <table:table-cell table:formula="of:=IF(ISNUMBER([.A237]);[.A237];&quot;&quot;)" office:value-type="float" office:value="1.110879" calcext:value-type="float">
            <text:p>1.110879</text:p>
          </table:table-cell>
          <table:table-cell table:formula="of:=IF(ISNUMBER([.B237]);[.B237];&quot;&quot;)" office:value-type="float" office:value="0.0466830466830467" calcext:value-type="float">
            <text:p>0.046683046683047</text:p>
          </table:table-cell>
        </table:table-row>
        <table:table-row table:style-name="ro1">
          <table:table-cell office:value-type="float" office:value="1.358887" calcext:value-type="float">
            <text:p>1.358887</text:p>
          </table:table-cell>
          <table:table-cell office:value-type="float" office:value="0.0147420147420147" calcext:value-type="float">
            <text:p>0.014742014742015</text:p>
          </table:table-cell>
          <table:table-cell/>
          <table:table-cell table:formula="of:=IF(ISNUMBER([.A238]);[.A238];&quot;&quot;)" office:value-type="float" office:value="1.358887" calcext:value-type="float">
            <text:p>1.358887</text:p>
          </table:table-cell>
          <table:table-cell table:formula="of:=IF(ISNUMBER([.B238]);[.B238];&quot;&quot;)" office:value-type="float" office:value="0.0147420147420147" calcext:value-type="float">
            <text:p>0.014742014742015</text:p>
          </table:table-cell>
        </table:table-row>
        <table:table-row table:style-name="ro1">
          <table:table-cell office:value-type="float" office:value="2.507332" calcext:value-type="float">
            <text:p>2.507332</text:p>
          </table:table-cell>
          <table:table-cell office:value-type="float" office:value="0.00737100737100737" calcext:value-type="float">
            <text:p>0.007371007371007</text:p>
          </table:table-cell>
          <table:table-cell/>
          <table:table-cell table:formula="of:=IF(ISNUMBER([.A239]);[.A239];&quot;&quot;)" office:value-type="float" office:value="2.507332" calcext:value-type="float">
            <text:p>2.507332</text:p>
          </table:table-cell>
          <table:table-cell table:formula="of:=IF(ISNUMBER([.B239]);[.B239];&quot;&quot;)" office:value-type="float" office:value="0.00737100737100737" calcext:value-type="float">
            <text:p>0.007371007371007</text:p>
          </table:table-cell>
        </table:table-row>
        <table:table-row table:style-name="ro1">
          <table:table-cell office:value-type="float" office:value="20.93578" calcext:value-type="float">
            <text:p>20.93578</text:p>
          </table:table-cell>
          <table:table-cell office:value-type="float" office:value="0.00245700245700246" calcext:value-type="float">
            <text:p>0.002457002457002</text:p>
          </table:table-cell>
          <table:table-cell/>
          <table:table-cell table:formula="of:=IF(ISNUMBER([.A240]);[.A240];&quot;&quot;)" office:value-type="float" office:value="20.93578" calcext:value-type="float">
            <text:p>20.93578</text:p>
          </table:table-cell>
          <table:table-cell table:formula="of:=IF(ISNUMBER([.B240]);[.B240];&quot;&quot;)" office:value-type="float" office:value="0.00245700245700246" calcext:value-type="float">
            <text:p>0.002457002457002</text:p>
          </table:table-cell>
        </table:table-row>
        <table:table-row table:style-name="ro1">
          <table:table-cell office:value-type="float" office:value="49.687428" calcext:value-type="float">
            <text:p>49.68742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41]);[.A241];&quot;&quot;)" office:value-type="float" office:value="49.687428" calcext:value-type="float">
            <text:p>49.687428</text:p>
          </table:table-cell>
          <table:table-cell table:formula="of:=IF(ISNUMBER([.B241]);[.B241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43-k6</text:p>
          </table:table-cell>
          <table:table-cell table:number-columns-repeated="2"/>
          <table:table-cell table:formula="of:=IF(ISNUMBER([.A242]);[.A242];&quot;&quot;)">
            <text:p/>
          </table:table-cell>
          <table:table-cell table:formula="of:=IF(ISNUMBER([.B242]);[.B24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1603498542274" calcext:value-type="float">
            <text:p>0.151603498542274</text:p>
          </table:table-cell>
          <table:table-cell/>
          <table:table-cell table:formula="of:=IF(ISNUMBER([.A243]);[.A243];&quot;&quot;)" office:value-type="float" office:value="0" calcext:value-type="float">
            <text:p>0</text:p>
          </table:table-cell>
          <table:table-cell table:formula="of:=IF(ISNUMBER([.B243]);[.B243];&quot;&quot;)" office:value-type="float" office:value="0.151603498542274" calcext:value-type="float">
            <text:p>0.151603498542274</text:p>
          </table:table-cell>
        </table:table-row>
        <table:table-row table:style-name="ro1">
          <table:table-cell office:value-type="float" office:value="0.112638" calcext:value-type="float">
            <text:p>0.112638</text:p>
          </table:table-cell>
          <table:table-cell office:value-type="float" office:value="0.0787172011661808" calcext:value-type="float">
            <text:p>0.078717201166181</text:p>
          </table:table-cell>
          <table:table-cell/>
          <table:table-cell table:formula="of:=IF(ISNUMBER([.A244]);[.A244];&quot;&quot;)" office:value-type="float" office:value="0.112638" calcext:value-type="float">
            <text:p>0.112638</text:p>
          </table:table-cell>
          <table:table-cell table:formula="of:=IF(ISNUMBER([.B244]);[.B244];&quot;&quot;)" office:value-type="float" office:value="0.0787172011661808" calcext:value-type="float">
            <text:p>0.078717201166181</text:p>
          </table:table-cell>
        </table:table-row>
        <table:table-row table:style-name="ro1">
          <table:table-cell office:value-type="float" office:value="0.310805" calcext:value-type="float">
            <text:p>0.310805</text:p>
          </table:table-cell>
          <table:table-cell office:value-type="float" office:value="0.075801749271137" calcext:value-type="float">
            <text:p>0.075801749271137</text:p>
          </table:table-cell>
          <table:table-cell/>
          <table:table-cell table:formula="of:=IF(ISNUMBER([.A245]);[.A245];&quot;&quot;)" office:value-type="float" office:value="0.310805" calcext:value-type="float">
            <text:p>0.310805</text:p>
          </table:table-cell>
          <table:table-cell table:formula="of:=IF(ISNUMBER([.B245]);[.B245];&quot;&quot;)" office:value-type="float" office:value="0.075801749271137" calcext:value-type="float">
            <text:p>0.075801749271137</text:p>
          </table:table-cell>
        </table:table-row>
        <table:table-row table:style-name="ro1">
          <table:table-cell office:value-type="float" office:value="1.194952" calcext:value-type="float">
            <text:p>1.194952</text:p>
          </table:table-cell>
          <table:table-cell office:value-type="float" office:value="0.0174927113702624" calcext:value-type="float">
            <text:p>0.017492711370262</text:p>
          </table:table-cell>
          <table:table-cell/>
          <table:table-cell table:formula="of:=IF(ISNUMBER([.A246]);[.A246];&quot;&quot;)" office:value-type="float" office:value="1.194952" calcext:value-type="float">
            <text:p>1.194952</text:p>
          </table:table-cell>
          <table:table-cell table:formula="of:=IF(ISNUMBER([.B246]);[.B246];&quot;&quot;)" office:value-type="float" office:value="0.0174927113702624" calcext:value-type="float">
            <text:p>0.017492711370262</text:p>
          </table:table-cell>
        </table:table-row>
        <table:table-row table:style-name="ro1">
          <table:table-cell office:value-type="float" office:value="2.025827" calcext:value-type="float">
            <text:p>2.025827</text:p>
          </table:table-cell>
          <table:table-cell office:value-type="float" office:value="0.00291545189504373" calcext:value-type="float">
            <text:p>0.002915451895044</text:p>
          </table:table-cell>
          <table:table-cell/>
          <table:table-cell table:formula="of:=IF(ISNUMBER([.A247]);[.A247];&quot;&quot;)" office:value-type="float" office:value="2.025827" calcext:value-type="float">
            <text:p>2.025827</text:p>
          </table:table-cell>
          <table:table-cell table:formula="of:=IF(ISNUMBER([.B247]);[.B247];&quot;&quot;)" office:value-type="float" office:value="0.00291545189504373" calcext:value-type="float">
            <text:p>0.002915451895044</text:p>
          </table:table-cell>
        </table:table-row>
        <table:table-row table:style-name="ro1">
          <table:table-cell office:value-type="float" office:value="9.756074" calcext:value-type="float">
            <text:p>9.75607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48]);[.A248];&quot;&quot;)" office:value-type="float" office:value="9.756074" calcext:value-type="float">
            <text:p>9.756074</text:p>
          </table:table-cell>
          <table:table-cell table:formula="of:=IF(ISNUMBER([.B248]);[.B24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44-k7</text:p>
          </table:table-cell>
          <table:table-cell table:number-columns-repeated="2"/>
          <table:table-cell table:formula="of:=IF(ISNUMBER([.A249]);[.A249];&quot;&quot;)">
            <text:p/>
          </table:table-cell>
          <table:table-cell table:formula="of:=IF(ISNUMBER([.B249]);[.B24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4177215189873" calcext:value-type="float">
            <text:p>0.334177215189873</text:p>
          </table:table-cell>
          <table:table-cell/>
          <table:table-cell table:formula="of:=IF(ISNUMBER([.A250]);[.A250];&quot;&quot;)" office:value-type="float" office:value="0" calcext:value-type="float">
            <text:p>0</text:p>
          </table:table-cell>
          <table:table-cell table:formula="of:=IF(ISNUMBER([.B250]);[.B250];&quot;&quot;)" office:value-type="float" office:value="0.334177215189873" calcext:value-type="float">
            <text:p>0.334177215189873</text:p>
          </table:table-cell>
        </table:table-row>
        <table:table-row table:style-name="ro1">
          <table:table-cell office:value-type="float" office:value="0.193701" calcext:value-type="float">
            <text:p>0.193701</text:p>
          </table:table-cell>
          <table:table-cell office:value-type="float" office:value="0.0253164556962025" calcext:value-type="float">
            <text:p>0.025316455696203</text:p>
          </table:table-cell>
          <table:table-cell/>
          <table:table-cell table:formula="of:=IF(ISNUMBER([.A251]);[.A251];&quot;&quot;)" office:value-type="float" office:value="0.193701" calcext:value-type="float">
            <text:p>0.193701</text:p>
          </table:table-cell>
          <table:table-cell table:formula="of:=IF(ISNUMBER([.B251]);[.B251];&quot;&quot;)" office:value-type="float" office:value="0.0253164556962025" calcext:value-type="float">
            <text:p>0.025316455696203</text:p>
          </table:table-cell>
        </table:table-row>
        <table:table-row table:style-name="ro1">
          <table:table-cell office:value-type="float" office:value="1.009292" calcext:value-type="float">
            <text:p>1.00929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52]);[.A252];&quot;&quot;)" office:value-type="float" office:value="1.009292" calcext:value-type="float">
            <text:p>1.009292</text:p>
          </table:table-cell>
          <table:table-cell table:formula="of:=IF(ISNUMBER([.B252]);[.B252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45-k5</text:p>
          </table:table-cell>
          <table:table-cell table:number-columns-repeated="2"/>
          <table:table-cell table:formula="of:=IF(ISNUMBER([.A253]);[.A253];&quot;&quot;)">
            <text:p/>
          </table:table-cell>
          <table:table-cell table:formula="of:=IF(ISNUMBER([.B253]);[.B253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780487804878" calcext:value-type="float">
            <text:p>0.18780487804878</text:p>
          </table:table-cell>
          <table:table-cell/>
          <table:table-cell table:formula="of:=IF(ISNUMBER([.A254]);[.A254];&quot;&quot;)" office:value-type="float" office:value="0" calcext:value-type="float">
            <text:p>0</text:p>
          </table:table-cell>
          <table:table-cell table:formula="of:=IF(ISNUMBER([.B254]);[.B254];&quot;&quot;)" office:value-type="float" office:value="0.18780487804878" calcext:value-type="float">
            <text:p>0.18780487804878</text:p>
          </table:table-cell>
        </table:table-row>
        <table:table-row table:style-name="ro1">
          <table:table-cell office:value-type="float" office:value="0.099809" calcext:value-type="float">
            <text:p>0.099809</text:p>
          </table:table-cell>
          <table:table-cell office:value-type="float" office:value="0.170731707317073" calcext:value-type="float">
            <text:p>0.170731707317073</text:p>
          </table:table-cell>
          <table:table-cell/>
          <table:table-cell table:formula="of:=IF(ISNUMBER([.A255]);[.A255];&quot;&quot;)" office:value-type="float" office:value="0.099809" calcext:value-type="float">
            <text:p>0.099809</text:p>
          </table:table-cell>
          <table:table-cell table:formula="of:=IF(ISNUMBER([.B255]);[.B255];&quot;&quot;)" office:value-type="float" office:value="0.170731707317073" calcext:value-type="float">
            <text:p>0.170731707317073</text:p>
          </table:table-cell>
        </table:table-row>
        <table:table-row table:style-name="ro1">
          <table:table-cell office:value-type="float" office:value="0.448733" calcext:value-type="float">
            <text:p>0.448733</text:p>
          </table:table-cell>
          <table:table-cell office:value-type="float" office:value="0.0853658536585366" calcext:value-type="float">
            <text:p>0.085365853658537</text:p>
          </table:table-cell>
          <table:table-cell/>
          <table:table-cell table:formula="of:=IF(ISNUMBER([.A256]);[.A256];&quot;&quot;)" office:value-type="float" office:value="0.448733" calcext:value-type="float">
            <text:p>0.448733</text:p>
          </table:table-cell>
          <table:table-cell table:formula="of:=IF(ISNUMBER([.B256]);[.B256];&quot;&quot;)" office:value-type="float" office:value="0.0853658536585366" calcext:value-type="float">
            <text:p>0.085365853658537</text:p>
          </table:table-cell>
        </table:table-row>
        <table:table-row table:style-name="ro1">
          <table:table-cell office:value-type="float" office:value="0.787638" calcext:value-type="float">
            <text:p>0.787638</text:p>
          </table:table-cell>
          <table:table-cell office:value-type="float" office:value="0.0658536585365854" calcext:value-type="float">
            <text:p>0.065853658536585</text:p>
          </table:table-cell>
          <table:table-cell/>
          <table:table-cell table:formula="of:=IF(ISNUMBER([.A257]);[.A257];&quot;&quot;)" office:value-type="float" office:value="0.787638" calcext:value-type="float">
            <text:p>0.787638</text:p>
          </table:table-cell>
          <table:table-cell table:formula="of:=IF(ISNUMBER([.B257]);[.B257];&quot;&quot;)" office:value-type="float" office:value="0.0658536585365854" calcext:value-type="float">
            <text:p>0.065853658536585</text:p>
          </table:table-cell>
        </table:table-row>
        <table:table-row table:style-name="ro1">
          <table:table-cell office:value-type="float" office:value="1.32446" calcext:value-type="float">
            <text:p>1.3244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58]);[.A258];&quot;&quot;)" office:value-type="float" office:value="1.32446" calcext:value-type="float">
            <text:p>1.32446</text:p>
          </table:table-cell>
          <table:table-cell table:formula="of:=IF(ISNUMBER([.B258]);[.B25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45-k6</text:p>
          </table:table-cell>
          <table:table-cell table:number-columns-repeated="2"/>
          <table:table-cell table:formula="of:=IF(ISNUMBER([.A259]);[.A259];&quot;&quot;)">
            <text:p/>
          </table:table-cell>
          <table:table-cell table:formula="of:=IF(ISNUMBER([.B259]);[.B25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6071428571429" calcext:value-type="float">
            <text:p>0.366071428571429</text:p>
          </table:table-cell>
          <table:table-cell/>
          <table:table-cell table:formula="of:=IF(ISNUMBER([.A260]);[.A260];&quot;&quot;)" office:value-type="float" office:value="0" calcext:value-type="float">
            <text:p>0</text:p>
          </table:table-cell>
          <table:table-cell table:formula="of:=IF(ISNUMBER([.B260]);[.B260];&quot;&quot;)" office:value-type="float" office:value="0.366071428571429" calcext:value-type="float">
            <text:p>0.366071428571429</text:p>
          </table:table-cell>
        </table:table-row>
        <table:table-row table:style-name="ro1">
          <table:table-cell office:value-type="float" office:value="0.190298" calcext:value-type="float">
            <text:p>0.190298</text:p>
          </table:table-cell>
          <table:table-cell office:value-type="float" office:value="0.285714285714286" calcext:value-type="float">
            <text:p>0.285714285714286</text:p>
          </table:table-cell>
          <table:table-cell/>
          <table:table-cell table:formula="of:=IF(ISNUMBER([.A261]);[.A261];&quot;&quot;)" office:value-type="float" office:value="0.190298" calcext:value-type="float">
            <text:p>0.190298</text:p>
          </table:table-cell>
          <table:table-cell table:formula="of:=IF(ISNUMBER([.B261]);[.B261];&quot;&quot;)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445156" calcext:value-type="float">
            <text:p>0.445156</text:p>
          </table:table-cell>
          <table:table-cell office:value-type="float" office:value="0.202380952380952" calcext:value-type="float">
            <text:p>0.202380952380952</text:p>
          </table:table-cell>
          <table:table-cell/>
          <table:table-cell table:formula="of:=IF(ISNUMBER([.A262]);[.A262];&quot;&quot;)" office:value-type="float" office:value="0.445156" calcext:value-type="float">
            <text:p>0.445156</text:p>
          </table:table-cell>
          <table:table-cell table:formula="of:=IF(ISNUMBER([.B262]);[.B262];&quot;&quot;)" office:value-type="float" office:value="0.202380952380952" calcext:value-type="float">
            <text:p>0.202380952380952</text:p>
          </table:table-cell>
        </table:table-row>
        <table:table-row table:style-name="ro1">
          <table:table-cell office:value-type="float" office:value="2.571893" calcext:value-type="float">
            <text:p>2.571893</text:p>
          </table:table-cell>
          <table:table-cell office:value-type="float" office:value="0.199404761904762" calcext:value-type="float">
            <text:p>0.199404761904762</text:p>
          </table:table-cell>
          <table:table-cell/>
          <table:table-cell table:formula="of:=IF(ISNUMBER([.A263]);[.A263];&quot;&quot;)" office:value-type="float" office:value="2.571893" calcext:value-type="float">
            <text:p>2.571893</text:p>
          </table:table-cell>
          <table:table-cell table:formula="of:=IF(ISNUMBER([.B263]);[.B263];&quot;&quot;)" office:value-type="float" office:value="0.199404761904762" calcext:value-type="float">
            <text:p>0.199404761904762</text:p>
          </table:table-cell>
        </table:table-row>
        <table:table-row table:style-name="ro1">
          <table:table-cell office:value-type="float" office:value="2.988268" calcext:value-type="float">
            <text:p>2.988268</text:p>
          </table:table-cell>
          <table:table-cell office:value-type="float" office:value="0.0744047619047619" calcext:value-type="float">
            <text:p>0.074404761904762</text:p>
          </table:table-cell>
          <table:table-cell/>
          <table:table-cell table:formula="of:=IF(ISNUMBER([.A264]);[.A264];&quot;&quot;)" office:value-type="float" office:value="2.988268" calcext:value-type="float">
            <text:p>2.988268</text:p>
          </table:table-cell>
          <table:table-cell table:formula="of:=IF(ISNUMBER([.B264]);[.B264];&quot;&quot;)" office:value-type="float" office:value="0.0744047619047619" calcext:value-type="float">
            <text:p>0.074404761904762</text:p>
          </table:table-cell>
        </table:table-row>
        <table:table-row table:style-name="ro1">
          <table:table-cell office:value-type="float" office:value="366.726736" calcext:value-type="float">
            <text:p>366.726736</text:p>
          </table:table-cell>
          <table:table-cell office:value-type="float" office:value="0.0476190476190476" calcext:value-type="float">
            <text:p>0.047619047619048</text:p>
          </table:table-cell>
          <table:table-cell/>
          <table:table-cell table:formula="of:=IF(ISNUMBER([.A265]);[.A265];&quot;&quot;)" office:value-type="float" office:value="366.726736" calcext:value-type="float">
            <text:p>366.726736</text:p>
          </table:table-cell>
          <table:table-cell table:formula="of:=IF(ISNUMBER([.B265]);[.B265];&quot;&quot;)" office:value-type="float" office:value="0.0476190476190476" calcext:value-type="float">
            <text:p>0.047619047619048</text:p>
          </table:table-cell>
        </table:table-row>
        <table:table-row table:style-name="ro1">
          <table:table-cell office:value-type="float" office:value="367.02544" calcext:value-type="float">
            <text:p>367.02544</text:p>
          </table:table-cell>
          <table:table-cell office:value-type="float" office:value="0.00297619047619048" calcext:value-type="float">
            <text:p>0.00297619047619</text:p>
          </table:table-cell>
          <table:table-cell/>
          <table:table-cell table:formula="of:=IF(ISNUMBER([.A266]);[.A266];&quot;&quot;)" office:value-type="float" office:value="367.02544" calcext:value-type="float">
            <text:p>367.02544</text:p>
          </table:table-cell>
          <table:table-cell table:formula="of:=IF(ISNUMBER([.B266]);[.B266];&quot;&quot;)" office:value-type="float" office:value="0.00297619047619048" calcext:value-type="float">
            <text:p>0.00297619047619</text:p>
          </table:table-cell>
        </table:table-row>
        <table:table-row table:style-name="ro1">
          <table:table-cell office:value-type="float" office:value="367.107939" calcext:value-type="float">
            <text:p>367.1079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67]);[.A267];&quot;&quot;)" office:value-type="float" office:value="367.107939" calcext:value-type="float">
            <text:p>367.107939</text:p>
          </table:table-cell>
          <table:table-cell table:formula="of:=IF(ISNUMBER([.B267]);[.B26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50-k7</text:p>
          </table:table-cell>
          <table:table-cell table:number-columns-repeated="2"/>
          <table:table-cell table:formula="of:=IF(ISNUMBER([.A268]);[.A268];&quot;&quot;)">
            <text:p/>
          </table:table-cell>
          <table:table-cell table:formula="of:=IF(ISNUMBER([.B268]);[.B26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216284987277" calcext:value-type="float">
            <text:p>0.155216284987277</text:p>
          </table:table-cell>
          <table:table-cell/>
          <table:table-cell table:formula="of:=IF(ISNUMBER([.A269]);[.A269];&quot;&quot;)" office:value-type="float" office:value="0" calcext:value-type="float">
            <text:p>0</text:p>
          </table:table-cell>
          <table:table-cell table:formula="of:=IF(ISNUMBER([.B269]);[.B269];&quot;&quot;)" office:value-type="float" office:value="0.155216284987277" calcext:value-type="float">
            <text:p>0.155216284987277</text:p>
          </table:table-cell>
        </table:table-row>
        <table:table-row table:style-name="ro1">
          <table:table-cell office:value-type="float" office:value="0.095281" calcext:value-type="float">
            <text:p>0.095281</text:p>
          </table:table-cell>
          <table:table-cell office:value-type="float" office:value="0.114503816793893" calcext:value-type="float">
            <text:p>0.114503816793893</text:p>
          </table:table-cell>
          <table:table-cell/>
          <table:table-cell table:formula="of:=IF(ISNUMBER([.A270]);[.A270];&quot;&quot;)" office:value-type="float" office:value="0.095281" calcext:value-type="float">
            <text:p>0.095281</text:p>
          </table:table-cell>
          <table:table-cell table:formula="of:=IF(ISNUMBER([.B270]);[.B270];&quot;&quot;)" office:value-type="float" office:value="0.114503816793893" calcext:value-type="float">
            <text:p>0.114503816793893</text:p>
          </table:table-cell>
        </table:table-row>
        <table:table-row table:style-name="ro1">
          <table:table-cell office:value-type="float" office:value="0.437218" calcext:value-type="float">
            <text:p>0.437218</text:p>
          </table:table-cell>
          <table:table-cell office:value-type="float" office:value="0.0992366412213741" calcext:value-type="float">
            <text:p>0.099236641221374</text:p>
          </table:table-cell>
          <table:table-cell/>
          <table:table-cell table:formula="of:=IF(ISNUMBER([.A271]);[.A271];&quot;&quot;)" office:value-type="float" office:value="0.437218" calcext:value-type="float">
            <text:p>0.437218</text:p>
          </table:table-cell>
          <table:table-cell table:formula="of:=IF(ISNUMBER([.B271]);[.B271];&quot;&quot;)" office:value-type="float" office:value="0.0992366412213741" calcext:value-type="float">
            <text:p>0.099236641221374</text:p>
          </table:table-cell>
        </table:table-row>
        <table:table-row table:style-name="ro1">
          <table:table-cell office:value-type="float" office:value="0.645032" calcext:value-type="float">
            <text:p>0.6450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72]);[.A272];&quot;&quot;)" office:value-type="float" office:value="0.645032" calcext:value-type="float">
            <text:p>0.645032</text:p>
          </table:table-cell>
          <table:table-cell table:formula="of:=IF(ISNUMBER([.B272]);[.B272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/>
          <table:table-cell table:formula="of:=IF(ISNUMBER([.A273]);[.A273];&quot;&quot;)">
            <text:p/>
          </table:table-cell>
          <table:table-cell table:formula="of:=IF(ISNUMBER([.B273]);[.B273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501672240803" calcext:value-type="float">
            <text:p>0.150501672240803</text:p>
          </table:table-cell>
          <table:table-cell/>
          <table:table-cell table:formula="of:=IF(ISNUMBER([.A274]);[.A274];&quot;&quot;)" office:value-type="float" office:value="0" calcext:value-type="float">
            <text:p>0</text:p>
          </table:table-cell>
          <table:table-cell table:formula="of:=IF(ISNUMBER([.B274]);[.B274];&quot;&quot;)" office:value-type="float" office:value="0.150501672240803" calcext:value-type="float">
            <text:p>0.150501672240803</text:p>
          </table:table-cell>
        </table:table-row>
        <table:table-row table:style-name="ro1">
          <table:table-cell office:value-type="float" office:value="0.097014" calcext:value-type="float">
            <text:p>0.097014</text:p>
          </table:table-cell>
          <table:table-cell office:value-type="float" office:value="0.127090301003344" calcext:value-type="float">
            <text:p>0.127090301003344</text:p>
          </table:table-cell>
          <table:table-cell/>
          <table:table-cell table:formula="of:=IF(ISNUMBER([.A275]);[.A275];&quot;&quot;)" office:value-type="float" office:value="0.097014" calcext:value-type="float">
            <text:p>0.097014</text:p>
          </table:table-cell>
          <table:table-cell table:formula="of:=IF(ISNUMBER([.B275]);[.B275];&quot;&quot;)" office:value-type="float" office:value="0.127090301003344" calcext:value-type="float">
            <text:p>0.127090301003344</text:p>
          </table:table-cell>
        </table:table-row>
        <table:table-row table:style-name="ro1">
          <table:table-cell office:value-type="float" office:value="0.429175" calcext:value-type="float">
            <text:p>0.429175</text:p>
          </table:table-cell>
          <table:table-cell office:value-type="float" office:value="0.0551839464882943" calcext:value-type="float">
            <text:p>0.055183946488294</text:p>
          </table:table-cell>
          <table:table-cell/>
          <table:table-cell table:formula="of:=IF(ISNUMBER([.A276]);[.A276];&quot;&quot;)" office:value-type="float" office:value="0.429175" calcext:value-type="float">
            <text:p>0.429175</text:p>
          </table:table-cell>
          <table:table-cell table:formula="of:=IF(ISNUMBER([.B276]);[.B276];&quot;&quot;)" office:value-type="float" office:value="0.0551839464882943" calcext:value-type="float">
            <text:p>0.055183946488294</text:p>
          </table:table-cell>
        </table:table-row>
        <table:table-row table:style-name="ro1">
          <table:table-cell office:value-type="float" office:value="0.706782" calcext:value-type="float">
            <text:p>0.706782</text:p>
          </table:table-cell>
          <table:table-cell office:value-type="float" office:value="0.00167224080267559" calcext:value-type="float">
            <text:p>0.001672240802676</text:p>
          </table:table-cell>
          <table:table-cell/>
          <table:table-cell table:formula="of:=IF(ISNUMBER([.A277]);[.A277];&quot;&quot;)" office:value-type="float" office:value="0.706782" calcext:value-type="float">
            <text:p>0.706782</text:p>
          </table:table-cell>
          <table:table-cell table:formula="of:=IF(ISNUMBER([.B277]);[.B277];&quot;&quot;)" office:value-type="float" office:value="0.00167224080267559" calcext:value-type="float">
            <text:p>0.001672240802676</text:p>
          </table:table-cell>
        </table:table-row>
        <table:table-row table:style-name="ro1">
          <table:table-cell office:value-type="float" office:value="56.142474" calcext:value-type="float">
            <text:p>56.14247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78]);[.A278];&quot;&quot;)" office:value-type="float" office:value="56.142474" calcext:value-type="float">
            <text:p>56.142474</text:p>
          </table:table-cell>
          <table:table-cell table:formula="of:=IF(ISNUMBER([.B278]);[.B27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51-k7</text:p>
          </table:table-cell>
          <table:table-cell table:number-columns-repeated="2"/>
          <table:table-cell table:formula="of:=IF(ISNUMBER([.A279]);[.A279];&quot;&quot;)">
            <text:p/>
          </table:table-cell>
          <table:table-cell table:formula="of:=IF(ISNUMBER([.B279]);[.B27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00195694716243" calcext:value-type="float">
            <text:p>0.090019569471624</text:p>
          </table:table-cell>
          <table:table-cell/>
          <table:table-cell table:formula="of:=IF(ISNUMBER([.A280]);[.A280];&quot;&quot;)" office:value-type="float" office:value="0" calcext:value-type="float">
            <text:p>0</text:p>
          </table:table-cell>
          <table:table-cell table:formula="of:=IF(ISNUMBER([.B280]);[.B280];&quot;&quot;)" office:value-type="float" office:value="0.0900195694716243" calcext:value-type="float">
            <text:p>0.090019569471624</text:p>
          </table:table-cell>
        </table:table-row>
        <table:table-row table:style-name="ro1">
          <table:table-cell office:value-type="float" office:value="0.538474" calcext:value-type="float">
            <text:p>0.538474</text:p>
          </table:table-cell>
          <table:table-cell office:value-type="float" office:value="0.00195694716242661" calcext:value-type="float">
            <text:p>0.001956947162427</text:p>
          </table:table-cell>
          <table:table-cell/>
          <table:table-cell table:formula="of:=IF(ISNUMBER([.A281]);[.A281];&quot;&quot;)" office:value-type="float" office:value="0.538474" calcext:value-type="float">
            <text:p>0.538474</text:p>
          </table:table-cell>
          <table:table-cell table:formula="of:=IF(ISNUMBER([.B281]);[.B281];&quot;&quot;)" office:value-type="float" office:value="0.00195694716242661" calcext:value-type="float">
            <text:p>0.001956947162427</text:p>
          </table:table-cell>
        </table:table-row>
        <table:table-row table:style-name="ro1">
          <table:table-cell office:value-type="float" office:value="1.78313" calcext:value-type="float">
            <text:p>1.783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82]);[.A282];&quot;&quot;)" office:value-type="float" office:value="1.78313" calcext:value-type="float">
            <text:p>1.78313</text:p>
          </table:table-cell>
          <table:table-cell table:formula="of:=IF(ISNUMBER([.B282]);[.B282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52-k7</text:p>
          </table:table-cell>
          <table:table-cell table:number-columns-repeated="2"/>
          <table:table-cell table:formula="of:=IF(ISNUMBER([.A283]);[.A283];&quot;&quot;)">
            <text:p/>
          </table:table-cell>
          <table:table-cell table:formula="of:=IF(ISNUMBER([.B283]);[.B283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5403899721448" calcext:value-type="float">
            <text:p>0.345403899721448</text:p>
          </table:table-cell>
          <table:table-cell/>
          <table:table-cell table:formula="of:=IF(ISNUMBER([.A284]);[.A284];&quot;&quot;)" office:value-type="float" office:value="0" calcext:value-type="float">
            <text:p>0</text:p>
          </table:table-cell>
          <table:table-cell table:formula="of:=IF(ISNUMBER([.B284]);[.B284];&quot;&quot;)" office:value-type="float" office:value="0.345403899721448" calcext:value-type="float">
            <text:p>0.345403899721448</text:p>
          </table:table-cell>
        </table:table-row>
        <table:table-row table:style-name="ro1">
          <table:table-cell office:value-type="float" office:value="0.194105" calcext:value-type="float">
            <text:p>0.194105</text:p>
          </table:table-cell>
          <table:table-cell office:value-type="float" office:value="0.242339832869081" calcext:value-type="float">
            <text:p>0.242339832869081</text:p>
          </table:table-cell>
          <table:table-cell/>
          <table:table-cell table:formula="of:=IF(ISNUMBER([.A285]);[.A285];&quot;&quot;)" office:value-type="float" office:value="0.194105" calcext:value-type="float">
            <text:p>0.194105</text:p>
          </table:table-cell>
          <table:table-cell table:formula="of:=IF(ISNUMBER([.B285]);[.B285];&quot;&quot;)" office:value-type="float" office:value="0.242339832869081" calcext:value-type="float">
            <text:p>0.242339832869081</text:p>
          </table:table-cell>
        </table:table-row>
        <table:table-row table:style-name="ro1">
          <table:table-cell office:value-type="float" office:value="1.362961" calcext:value-type="float">
            <text:p>1.362961</text:p>
          </table:table-cell>
          <table:table-cell office:value-type="float" office:value="0.0919220055710306" calcext:value-type="float">
            <text:p>0.091922005571031</text:p>
          </table:table-cell>
          <table:table-cell/>
          <table:table-cell table:formula="of:=IF(ISNUMBER([.A286]);[.A286];&quot;&quot;)" office:value-type="float" office:value="1.362961" calcext:value-type="float">
            <text:p>1.362961</text:p>
          </table:table-cell>
          <table:table-cell table:formula="of:=IF(ISNUMBER([.B286]);[.B286];&quot;&quot;)" office:value-type="float" office:value="0.0919220055710306" calcext:value-type="float">
            <text:p>0.091922005571031</text:p>
          </table:table-cell>
        </table:table-row>
        <table:table-row table:style-name="ro1">
          <table:table-cell office:value-type="float" office:value="1.82235" calcext:value-type="float">
            <text:p>1.8223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287]);[.A287];&quot;&quot;)" office:value-type="float" office:value="1.82235" calcext:value-type="float">
            <text:p>1.82235</text:p>
          </table:table-cell>
          <table:table-cell table:formula="of:=IF(ISNUMBER([.B287]);[.B28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56-k7</text:p>
          </table:table-cell>
          <table:table-cell table:number-columns-repeated="2"/>
          <table:table-cell table:formula="of:=IF(ISNUMBER([.A288]);[.A288];&quot;&quot;)">
            <text:p/>
          </table:table-cell>
          <table:table-cell table:formula="of:=IF(ISNUMBER([.B288]);[.B28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921348314607" calcext:value-type="float">
            <text:p>0.162921348314607</text:p>
          </table:table-cell>
          <table:table-cell/>
          <table:table-cell table:formula="of:=IF(ISNUMBER([.A289]);[.A289];&quot;&quot;)" office:value-type="float" office:value="0" calcext:value-type="float">
            <text:p>0</text:p>
          </table:table-cell>
          <table:table-cell table:formula="of:=IF(ISNUMBER([.B289]);[.B289];&quot;&quot;)" office:value-type="float" office:value="0.162921348314607" calcext:value-type="float">
            <text:p>0.162921348314607</text:p>
          </table:table-cell>
        </table:table-row>
        <table:table-row table:style-name="ro1">
          <table:table-cell office:value-type="float" office:value="0.33668" calcext:value-type="float">
            <text:p>0.33668</text:p>
          </table:table-cell>
          <table:table-cell office:value-type="float" office:value="0.0983146067415731" calcext:value-type="float">
            <text:p>0.098314606741573</text:p>
          </table:table-cell>
          <table:table-cell/>
          <table:table-cell table:formula="of:=IF(ISNUMBER([.A290]);[.A290];&quot;&quot;)" office:value-type="float" office:value="0.33668" calcext:value-type="float">
            <text:p>0.33668</text:p>
          </table:table-cell>
          <table:table-cell table:formula="of:=IF(ISNUMBER([.B290]);[.B290];&quot;&quot;)" office:value-type="float" office:value="0.0983146067415731" calcext:value-type="float">
            <text:p>0.098314606741573</text:p>
          </table:table-cell>
        </table:table-row>
        <table:table-row table:style-name="ro1">
          <table:table-cell office:value-type="float" office:value="0.83019" calcext:value-type="float">
            <text:p>0.83019</text:p>
          </table:table-cell>
          <table:table-cell office:value-type="float" office:value="0.0842696629213483" calcext:value-type="float">
            <text:p>0.084269662921348</text:p>
          </table:table-cell>
          <table:table-cell/>
          <table:table-cell table:formula="of:=IF(ISNUMBER([.A291]);[.A291];&quot;&quot;)" office:value-type="float" office:value="0.83019" calcext:value-type="float">
            <text:p>0.83019</text:p>
          </table:table-cell>
          <table:table-cell table:formula="of:=IF(ISNUMBER([.B291]);[.B291];&quot;&quot;)" office:value-type="float" office:value="0.0842696629213483" calcext:value-type="float">
            <text:p>0.084269662921348</text:p>
          </table:table-cell>
        </table:table-row>
        <table:table-row table:style-name="ro1">
          <table:table-cell office:value-type="float" office:value="1.349964" calcext:value-type="float">
            <text:p>1.349964</text:p>
          </table:table-cell>
          <table:table-cell office:value-type="float" office:value="0.0674157303370787" calcext:value-type="float">
            <text:p>0.067415730337079</text:p>
          </table:table-cell>
          <table:table-cell/>
          <table:table-cell table:formula="of:=IF(ISNUMBER([.A292]);[.A292];&quot;&quot;)" office:value-type="float" office:value="1.349964" calcext:value-type="float">
            <text:p>1.349964</text:p>
          </table:table-cell>
          <table:table-cell table:formula="of:=IF(ISNUMBER([.B292]);[.B292];&quot;&quot;)" office:value-type="float" office:value="0.0674157303370787" calcext:value-type="float">
            <text:p>0.067415730337079</text:p>
          </table:table-cell>
        </table:table-row>
        <table:table-row table:style-name="ro1">
          <table:table-cell office:value-type="float" office:value="1.987298" calcext:value-type="float">
            <text:p>1.987298</text:p>
          </table:table-cell>
          <table:table-cell office:value-type="float" office:value="0.0252808988764045" calcext:value-type="float">
            <text:p>0.025280898876405</text:p>
          </table:table-cell>
          <table:table-cell/>
          <table:table-cell table:formula="of:=IF(ISNUMBER([.A293]);[.A293];&quot;&quot;)" office:value-type="float" office:value="1.987298" calcext:value-type="float">
            <text:p>1.987298</text:p>
          </table:table-cell>
          <table:table-cell table:formula="of:=IF(ISNUMBER([.B293]);[.B293];&quot;&quot;)" office:value-type="float" office:value="0.0252808988764045" calcext:value-type="float">
            <text:p>0.025280898876405</text:p>
          </table:table-cell>
        </table:table-row>
        <table:table-row table:style-name="ro1">
          <table:table-cell office:value-type="float" office:value="2.542323" calcext:value-type="float">
            <text:p>2.542323</text:p>
          </table:table-cell>
          <table:table-cell office:value-type="float" office:value="0.00842696629213483" calcext:value-type="float">
            <text:p>0.008426966292135</text:p>
          </table:table-cell>
          <table:table-cell/>
          <table:table-cell table:formula="of:=IF(ISNUMBER([.A294]);[.A294];&quot;&quot;)" office:value-type="float" office:value="2.542323" calcext:value-type="float">
            <text:p>2.542323</text:p>
          </table:table-cell>
          <table:table-cell table:formula="of:=IF(ISNUMBER([.B294]);[.B294];&quot;&quot;)" office:value-type="float" office:value="0.00842696629213483" calcext:value-type="float">
            <text:p>0.008426966292135</text:p>
          </table:table-cell>
        </table:table-row>
        <table:table-row table:style-name="ro1">
          <table:table-cell office:value-type="float" office:value="6.194857" calcext:value-type="float">
            <text:p>6.194857</text:p>
          </table:table-cell>
          <table:table-cell office:value-type="float" office:value="0.00280898876404494" calcext:value-type="float">
            <text:p>0.002808988764045</text:p>
          </table:table-cell>
          <table:table-cell/>
          <table:table-cell table:formula="of:=IF(ISNUMBER([.A295]);[.A295];&quot;&quot;)" office:value-type="float" office:value="6.194857" calcext:value-type="float">
            <text:p>6.194857</text:p>
          </table:table-cell>
          <table:table-cell table:formula="of:=IF(ISNUMBER([.B295]);[.B295];&quot;&quot;)" office:value-type="float" office:value="0.00280898876404494" calcext:value-type="float">
            <text:p>0.002808988764045</text:p>
          </table:table-cell>
        </table:table-row>
        <table:table-row table:style-name="ro1">
          <table:table-cell office:value-type="string" calcext:value-type="string">
            <text:p>B-n57-k7</text:p>
          </table:table-cell>
          <table:table-cell table:number-columns-repeated="2"/>
          <table:table-cell table:formula="of:=IF(ISNUMBER([.A296]);[.A296];&quot;&quot;)">
            <text:p/>
          </table:table-cell>
          <table:table-cell table:formula="of:=IF(ISNUMBER([.B296]);[.B296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0322580645161" calcext:value-type="float">
            <text:p>0.290322580645161</text:p>
          </table:table-cell>
          <table:table-cell/>
          <table:table-cell table:formula="of:=IF(ISNUMBER([.A297]);[.A297];&quot;&quot;)" office:value-type="float" office:value="0" calcext:value-type="float">
            <text:p>0</text:p>
          </table:table-cell>
          <table:table-cell table:formula="of:=IF(ISNUMBER([.B297]);[.B297];&quot;&quot;)" office:value-type="float" office:value="0.290322580645161" calcext:value-type="float">
            <text:p>0.290322580645161</text:p>
          </table:table-cell>
        </table:table-row>
        <table:table-row table:style-name="ro1">
          <table:table-cell office:value-type="float" office:value="0.235184" calcext:value-type="float">
            <text:p>0.235184</text:p>
          </table:table-cell>
          <table:table-cell office:value-type="float" office:value="0.00896057347670251" calcext:value-type="float">
            <text:p>0.008960573476703</text:p>
          </table:table-cell>
          <table:table-cell/>
          <table:table-cell table:formula="of:=IF(ISNUMBER([.A298]);[.A298];&quot;&quot;)" office:value-type="float" office:value="0.235184" calcext:value-type="float">
            <text:p>0.235184</text:p>
          </table:table-cell>
          <table:table-cell table:formula="of:=IF(ISNUMBER([.B298]);[.B298];&quot;&quot;)" office:value-type="float" office:value="0.00896057347670251" calcext:value-type="float">
            <text:p>0.008960573476703</text:p>
          </table:table-cell>
        </table:table-row>
        <table:table-row table:style-name="ro1">
          <table:table-cell office:value-type="float" office:value="3.274611" calcext:value-type="float">
            <text:p>3.274611</text:p>
          </table:table-cell>
          <table:table-cell office:value-type="float" office:value="0.00716845878136201" calcext:value-type="float">
            <text:p>0.007168458781362</text:p>
          </table:table-cell>
          <table:table-cell/>
          <table:table-cell table:formula="of:=IF(ISNUMBER([.A299]);[.A299];&quot;&quot;)" office:value-type="float" office:value="3.274611" calcext:value-type="float">
            <text:p>3.274611</text:p>
          </table:table-cell>
          <table:table-cell table:formula="of:=IF(ISNUMBER([.B299]);[.B299];&quot;&quot;)" office:value-type="float" office:value="0.00716845878136201" calcext:value-type="float">
            <text:p>0.007168458781362</text:p>
          </table:table-cell>
        </table:table-row>
        <table:table-row table:style-name="ro1">
          <table:table-cell office:value-type="float" office:value="4.238753" calcext:value-type="float">
            <text:p>4.238753</text:p>
          </table:table-cell>
          <table:table-cell office:value-type="float" office:value="0.0017921146953405" calcext:value-type="float">
            <text:p>0.001792114695341</text:p>
          </table:table-cell>
          <table:table-cell/>
          <table:table-cell table:formula="of:=IF(ISNUMBER([.A300]);[.A300];&quot;&quot;)" office:value-type="float" office:value="4.238753" calcext:value-type="float">
            <text:p>4.238753</text:p>
          </table:table-cell>
          <table:table-cell table:formula="of:=IF(ISNUMBER([.B300]);[.B300];&quot;&quot;)" office:value-type="float" office:value="0.0017921146953405" calcext:value-type="float">
            <text:p>0.001792114695341</text:p>
          </table:table-cell>
        </table:table-row>
        <table:table-row table:style-name="ro1">
          <table:table-cell office:value-type="float" office:value="7.984905" calcext:value-type="float">
            <text:p>7.98490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01]);[.A301];&quot;&quot;)" office:value-type="float" office:value="7.984905" calcext:value-type="float">
            <text:p>7.984905</text:p>
          </table:table-cell>
          <table:table-cell table:formula="of:=IF(ISNUMBER([.B301]);[.B301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57-k9</text:p>
          </table:table-cell>
          <table:table-cell table:number-columns-repeated="2"/>
          <table:table-cell table:formula="of:=IF(ISNUMBER([.A302]);[.A302];&quot;&quot;)">
            <text:p/>
          </table:table-cell>
          <table:table-cell table:formula="of:=IF(ISNUMBER([.B302]);[.B30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8869309838473" calcext:value-type="float">
            <text:p>0.168869309838473</text:p>
          </table:table-cell>
          <table:table-cell/>
          <table:table-cell table:formula="of:=IF(ISNUMBER([.A303]);[.A303];&quot;&quot;)" office:value-type="float" office:value="0" calcext:value-type="float">
            <text:p>0</text:p>
          </table:table-cell>
          <table:table-cell table:formula="of:=IF(ISNUMBER([.B303]);[.B303];&quot;&quot;)" office:value-type="float" office:value="0.168869309838473" calcext:value-type="float">
            <text:p>0.168869309838473</text:p>
          </table:table-cell>
        </table:table-row>
        <table:table-row table:style-name="ro1">
          <table:table-cell office:value-type="float" office:value="0.366056" calcext:value-type="float">
            <text:p>0.366056</text:p>
          </table:table-cell>
          <table:table-cell office:value-type="float" office:value="0.0881057268722467" calcext:value-type="float">
            <text:p>0.088105726872247</text:p>
          </table:table-cell>
          <table:table-cell/>
          <table:table-cell table:formula="of:=IF(ISNUMBER([.A304]);[.A304];&quot;&quot;)" office:value-type="float" office:value="0.366056" calcext:value-type="float">
            <text:p>0.366056</text:p>
          </table:table-cell>
          <table:table-cell table:formula="of:=IF(ISNUMBER([.B304]);[.B304];&quot;&quot;)" office:value-type="float" office:value="0.0881057268722467" calcext:value-type="float">
            <text:p>0.088105726872247</text:p>
          </table:table-cell>
        </table:table-row>
        <table:table-row table:style-name="ro1">
          <table:table-cell office:value-type="float" office:value="1.009291" calcext:value-type="float">
            <text:p>1.009291</text:p>
          </table:table-cell>
          <table:table-cell office:value-type="float" office:value="0.0513950073421439" calcext:value-type="float">
            <text:p>0.051395007342144</text:p>
          </table:table-cell>
          <table:table-cell/>
          <table:table-cell table:formula="of:=IF(ISNUMBER([.A305]);[.A305];&quot;&quot;)" office:value-type="float" office:value="1.009291" calcext:value-type="float">
            <text:p>1.009291</text:p>
          </table:table-cell>
          <table:table-cell table:formula="of:=IF(ISNUMBER([.B305]);[.B305];&quot;&quot;)" office:value-type="float" office:value="0.0513950073421439" calcext:value-type="float">
            <text:p>0.051395007342144</text:p>
          </table:table-cell>
        </table:table-row>
        <table:table-row table:style-name="ro1">
          <table:table-cell office:value-type="float" office:value="1.461575" calcext:value-type="float">
            <text:p>1.461575</text:p>
          </table:table-cell>
          <table:table-cell office:value-type="float" office:value="0.0337738619676946" calcext:value-type="float">
            <text:p>0.033773861967695</text:p>
          </table:table-cell>
          <table:table-cell/>
          <table:table-cell table:formula="of:=IF(ISNUMBER([.A306]);[.A306];&quot;&quot;)" office:value-type="float" office:value="1.461575" calcext:value-type="float">
            <text:p>1.461575</text:p>
          </table:table-cell>
          <table:table-cell table:formula="of:=IF(ISNUMBER([.B306]);[.B306];&quot;&quot;)" office:value-type="float" office:value="0.0337738619676946" calcext:value-type="float">
            <text:p>0.033773861967695</text:p>
          </table:table-cell>
        </table:table-row>
        <table:table-row table:style-name="ro1">
          <table:table-cell office:value-type="float" office:value="2.595388" calcext:value-type="float">
            <text:p>2.595388</text:p>
          </table:table-cell>
          <table:table-cell office:value-type="float" office:value="0.0102790014684288" calcext:value-type="float">
            <text:p>0.010279001468429</text:p>
          </table:table-cell>
          <table:table-cell/>
          <table:table-cell table:formula="of:=IF(ISNUMBER([.A307]);[.A307];&quot;&quot;)" office:value-type="float" office:value="2.595388" calcext:value-type="float">
            <text:p>2.595388</text:p>
          </table:table-cell>
          <table:table-cell table:formula="of:=IF(ISNUMBER([.B307]);[.B307];&quot;&quot;)" office:value-type="float" office:value="0.0102790014684288" calcext:value-type="float">
            <text:p>0.010279001468429</text:p>
          </table:table-cell>
        </table:table-row>
        <table:table-row table:style-name="ro1">
          <table:table-cell office:value-type="float" office:value="4.16203" calcext:value-type="float">
            <text:p>4.16203</text:p>
          </table:table-cell>
          <table:table-cell office:value-type="float" office:value="0.00587371512481645" calcext:value-type="float">
            <text:p>0.005873715124816</text:p>
          </table:table-cell>
          <table:table-cell/>
          <table:table-cell table:formula="of:=IF(ISNUMBER([.A308]);[.A308];&quot;&quot;)" office:value-type="float" office:value="4.16203" calcext:value-type="float">
            <text:p>4.16203</text:p>
          </table:table-cell>
          <table:table-cell table:formula="of:=IF(ISNUMBER([.B308]);[.B308];&quot;&quot;)" office:value-type="float" office:value="0.00587371512481645" calcext:value-type="float">
            <text:p>0.005873715124816</text:p>
          </table:table-cell>
        </table:table-row>
        <table:table-row table:style-name="ro1">
          <table:table-cell office:value-type="float" office:value="25.057084" calcext:value-type="float">
            <text:p>25.057084</text:p>
          </table:table-cell>
          <table:table-cell office:value-type="float" office:value="0.00293685756240822" calcext:value-type="float">
            <text:p>0.002936857562408</text:p>
          </table:table-cell>
          <table:table-cell/>
          <table:table-cell table:formula="of:=IF(ISNUMBER([.A309]);[.A309];&quot;&quot;)" office:value-type="float" office:value="25.057084" calcext:value-type="float">
            <text:p>25.057084</text:p>
          </table:table-cell>
          <table:table-cell table:formula="of:=IF(ISNUMBER([.B309]);[.B309];&quot;&quot;)" office:value-type="float" office:value="0.00293685756240822" calcext:value-type="float">
            <text:p>0.002936857562408</text:p>
          </table:table-cell>
        </table:table-row>
        <table:table-row table:style-name="ro1">
          <table:table-cell office:value-type="float" office:value="200.961498" calcext:value-type="float">
            <text:p>200.96149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10]);[.A310];&quot;&quot;)" office:value-type="float" office:value="200.961498" calcext:value-type="float">
            <text:p>200.961498</text:p>
          </table:table-cell>
          <table:table-cell table:formula="of:=IF(ISNUMBER([.B310]);[.B310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63-k10</text:p>
          </table:table-cell>
          <table:table-cell table:number-columns-repeated="2"/>
          <table:table-cell table:formula="of:=IF(ISNUMBER([.A311]);[.A311];&quot;&quot;)">
            <text:p/>
          </table:table-cell>
          <table:table-cell table:formula="of:=IF(ISNUMBER([.B311]);[.B311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8964941569282" calcext:value-type="float">
            <text:p>0.378964941569282</text:p>
          </table:table-cell>
          <table:table-cell/>
          <table:table-cell table:formula="of:=IF(ISNUMBER([.A312]);[.A312];&quot;&quot;)" office:value-type="float" office:value="0" calcext:value-type="float">
            <text:p>0</text:p>
          </table:table-cell>
          <table:table-cell table:formula="of:=IF(ISNUMBER([.B312]);[.B312];&quot;&quot;)" office:value-type="float" office:value="0.378964941569282" calcext:value-type="float">
            <text:p>0.378964941569282</text:p>
          </table:table-cell>
        </table:table-row>
        <table:table-row table:style-name="ro1">
          <table:table-cell office:value-type="float" office:value="0.143902" calcext:value-type="float">
            <text:p>0.143902</text:p>
          </table:table-cell>
          <table:table-cell office:value-type="float" office:value="0.340567612687813" calcext:value-type="float">
            <text:p>0.340567612687813</text:p>
          </table:table-cell>
          <table:table-cell/>
          <table:table-cell table:formula="of:=IF(ISNUMBER([.A313]);[.A313];&quot;&quot;)" office:value-type="float" office:value="0.143902" calcext:value-type="float">
            <text:p>0.143902</text:p>
          </table:table-cell>
          <table:table-cell table:formula="of:=IF(ISNUMBER([.B313]);[.B313];&quot;&quot;)" office:value-type="float" office:value="0.340567612687813" calcext:value-type="float">
            <text:p>0.340567612687813</text:p>
          </table:table-cell>
        </table:table-row>
        <table:table-row table:style-name="ro1">
          <table:table-cell office:value-type="float" office:value="1.259933" calcext:value-type="float">
            <text:p>1.259933</text:p>
          </table:table-cell>
          <table:table-cell office:value-type="float" office:value="0.163606010016695" calcext:value-type="float">
            <text:p>0.163606010016695</text:p>
          </table:table-cell>
          <table:table-cell/>
          <table:table-cell table:formula="of:=IF(ISNUMBER([.A314]);[.A314];&quot;&quot;)" office:value-type="float" office:value="1.259933" calcext:value-type="float">
            <text:p>1.259933</text:p>
          </table:table-cell>
          <table:table-cell table:formula="of:=IF(ISNUMBER([.B314]);[.B314];&quot;&quot;)" office:value-type="float" office:value="0.163606010016695" calcext:value-type="float">
            <text:p>0.163606010016695</text:p>
          </table:table-cell>
        </table:table-row>
        <table:table-row table:style-name="ro1">
          <table:table-cell office:value-type="float" office:value="2.024317" calcext:value-type="float">
            <text:p>2.024317</text:p>
          </table:table-cell>
          <table:table-cell office:value-type="float" office:value="0.161936560934892" calcext:value-type="float">
            <text:p>0.161936560934892</text:p>
          </table:table-cell>
          <table:table-cell/>
          <table:table-cell table:formula="of:=IF(ISNUMBER([.A315]);[.A315];&quot;&quot;)" office:value-type="float" office:value="2.024317" calcext:value-type="float">
            <text:p>2.024317</text:p>
          </table:table-cell>
          <table:table-cell table:formula="of:=IF(ISNUMBER([.B315]);[.B315];&quot;&quot;)" office:value-type="float" office:value="0.161936560934892" calcext:value-type="float">
            <text:p>0.161936560934892</text:p>
          </table:table-cell>
        </table:table-row>
        <table:table-row table:style-name="ro1">
          <table:table-cell office:value-type="float" office:value="2.674916" calcext:value-type="float">
            <text:p>2.674916</text:p>
          </table:table-cell>
          <table:table-cell office:value-type="float" office:value="0.156928213689482" calcext:value-type="float">
            <text:p>0.156928213689482</text:p>
          </table:table-cell>
          <table:table-cell/>
          <table:table-cell table:formula="of:=IF(ISNUMBER([.A316]);[.A316];&quot;&quot;)" office:value-type="float" office:value="2.674916" calcext:value-type="float">
            <text:p>2.674916</text:p>
          </table:table-cell>
          <table:table-cell table:formula="of:=IF(ISNUMBER([.B316]);[.B316];&quot;&quot;)" office:value-type="float" office:value="0.156928213689482" calcext:value-type="float">
            <text:p>0.156928213689482</text:p>
          </table:table-cell>
        </table:table-row>
        <table:table-row table:style-name="ro1">
          <table:table-cell office:value-type="float" office:value="3.196905" calcext:value-type="float">
            <text:p>3.196905</text:p>
          </table:table-cell>
          <table:table-cell office:value-type="float" office:value="0.120200333889816" calcext:value-type="float">
            <text:p>0.120200333889816</text:p>
          </table:table-cell>
          <table:table-cell/>
          <table:table-cell table:formula="of:=IF(ISNUMBER([.A317]);[.A317];&quot;&quot;)" office:value-type="float" office:value="3.196905" calcext:value-type="float">
            <text:p>3.196905</text:p>
          </table:table-cell>
          <table:table-cell table:formula="of:=IF(ISNUMBER([.B317]);[.B317];&quot;&quot;)" office:value-type="float" office:value="0.120200333889816" calcext:value-type="float">
            <text:p>0.120200333889816</text:p>
          </table:table-cell>
        </table:table-row>
        <table:table-row table:style-name="ro1">
          <table:table-cell office:value-type="float" office:value="6.284536" calcext:value-type="float">
            <text:p>6.284536</text:p>
          </table:table-cell>
          <table:table-cell office:value-type="float" office:value="0.111853088480801" calcext:value-type="float">
            <text:p>0.111853088480801</text:p>
          </table:table-cell>
          <table:table-cell/>
          <table:table-cell table:formula="of:=IF(ISNUMBER([.A318]);[.A318];&quot;&quot;)" office:value-type="float" office:value="6.284536" calcext:value-type="float">
            <text:p>6.284536</text:p>
          </table:table-cell>
          <table:table-cell table:formula="of:=IF(ISNUMBER([.B318]);[.B318];&quot;&quot;)" office:value-type="float" office:value="0.111853088480801" calcext:value-type="float">
            <text:p>0.111853088480801</text:p>
          </table:table-cell>
        </table:table-row>
        <table:table-row table:style-name="ro1">
          <table:table-cell office:value-type="float" office:value="7.136724" calcext:value-type="float">
            <text:p>7.136724</text:p>
          </table:table-cell>
          <table:table-cell office:value-type="float" office:value="0.106844741235392" calcext:value-type="float">
            <text:p>0.106844741235392</text:p>
          </table:table-cell>
          <table:table-cell/>
          <table:table-cell table:formula="of:=IF(ISNUMBER([.A319]);[.A319];&quot;&quot;)" office:value-type="float" office:value="7.136724" calcext:value-type="float">
            <text:p>7.136724</text:p>
          </table:table-cell>
          <table:table-cell table:formula="of:=IF(ISNUMBER([.B319]);[.B319];&quot;&quot;)" office:value-type="float" office:value="0.106844741235392" calcext:value-type="float">
            <text:p>0.106844741235392</text:p>
          </table:table-cell>
        </table:table-row>
        <table:table-row table:style-name="ro1">
          <table:table-cell office:value-type="float" office:value="9.904947" calcext:value-type="float">
            <text:p>9.904947</text:p>
          </table:table-cell>
          <table:table-cell office:value-type="float" office:value="0.0484140233722872" calcext:value-type="float">
            <text:p>0.048414023372287</text:p>
          </table:table-cell>
          <table:table-cell/>
          <table:table-cell table:formula="of:=IF(ISNUMBER([.A320]);[.A320];&quot;&quot;)" office:value-type="float" office:value="9.904947" calcext:value-type="float">
            <text:p>9.904947</text:p>
          </table:table-cell>
          <table:table-cell table:formula="of:=IF(ISNUMBER([.B320]);[.B320];&quot;&quot;)" office:value-type="float" office:value="0.0484140233722872" calcext:value-type="float">
            <text:p>0.048414023372287</text:p>
          </table:table-cell>
        </table:table-row>
        <table:table-row table:style-name="ro1">
          <table:table-cell office:value-type="float" office:value="13.301459" calcext:value-type="float">
            <text:p>13.301459</text:p>
          </table:table-cell>
          <table:table-cell office:value-type="float" office:value="0.0350584307178631" calcext:value-type="float">
            <text:p>0.035058430717863</text:p>
          </table:table-cell>
          <table:table-cell/>
          <table:table-cell table:formula="of:=IF(ISNUMBER([.A321]);[.A321];&quot;&quot;)" office:value-type="float" office:value="13.301459" calcext:value-type="float">
            <text:p>13.301459</text:p>
          </table:table-cell>
          <table:table-cell table:formula="of:=IF(ISNUMBER([.B321]);[.B321];&quot;&quot;)" office:value-type="float" office:value="0.0350584307178631" calcext:value-type="float">
            <text:p>0.035058430717863</text:p>
          </table:table-cell>
        </table:table-row>
        <table:table-row table:style-name="ro1">
          <table:table-cell office:value-type="float" office:value="13.537274" calcext:value-type="float">
            <text:p>13.53727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22]);[.A322];&quot;&quot;)" office:value-type="float" office:value="13.537274" calcext:value-type="float">
            <text:p>13.537274</text:p>
          </table:table-cell>
          <table:table-cell table:formula="of:=IF(ISNUMBER([.B322]);[.B322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64-k9</text:p>
          </table:table-cell>
          <table:table-cell table:number-columns-repeated="2"/>
          <table:table-cell table:formula="of:=IF(ISNUMBER([.A323]);[.A323];&quot;&quot;)">
            <text:p/>
          </table:table-cell>
          <table:table-cell table:formula="of:=IF(ISNUMBER([.B323]);[.B323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115044247788" calcext:value-type="float">
            <text:p>0.199115044247788</text:p>
          </table:table-cell>
          <table:table-cell/>
          <table:table-cell table:formula="of:=IF(ISNUMBER([.A324]);[.A324];&quot;&quot;)" office:value-type="float" office:value="0" calcext:value-type="float">
            <text:p>0</text:p>
          </table:table-cell>
          <table:table-cell table:formula="of:=IF(ISNUMBER([.B324]);[.B324];&quot;&quot;)" office:value-type="float" office:value="0.199115044247788" calcext:value-type="float">
            <text:p>0.199115044247788</text:p>
          </table:table-cell>
        </table:table-row>
        <table:table-row table:style-name="ro1">
          <table:table-cell office:value-type="float" office:value="0.21013" calcext:value-type="float">
            <text:p>0.21013</text:p>
          </table:table-cell>
          <table:table-cell office:value-type="float" office:value="0.13716814159292" calcext:value-type="float">
            <text:p>0.13716814159292</text:p>
          </table:table-cell>
          <table:table-cell/>
          <table:table-cell table:formula="of:=IF(ISNUMBER([.A325]);[.A325];&quot;&quot;)" office:value-type="float" office:value="0.21013" calcext:value-type="float">
            <text:p>0.21013</text:p>
          </table:table-cell>
          <table:table-cell table:formula="of:=IF(ISNUMBER([.B325]);[.B325];&quot;&quot;)" office:value-type="float" office:value="0.13716814159292" calcext:value-type="float">
            <text:p>0.13716814159292</text:p>
          </table:table-cell>
        </table:table-row>
        <table:table-row table:style-name="ro1">
          <table:table-cell office:value-type="float" office:value="0.941249" calcext:value-type="float">
            <text:p>0.941249</text:p>
          </table:table-cell>
          <table:table-cell office:value-type="float" office:value="0.0663716814159292" calcext:value-type="float">
            <text:p>0.066371681415929</text:p>
          </table:table-cell>
          <table:table-cell/>
          <table:table-cell table:formula="of:=IF(ISNUMBER([.A326]);[.A326];&quot;&quot;)" office:value-type="float" office:value="0.941249" calcext:value-type="float">
            <text:p>0.941249</text:p>
          </table:table-cell>
          <table:table-cell table:formula="of:=IF(ISNUMBER([.B326]);[.B326];&quot;&quot;)" office:value-type="float" office:value="0.0663716814159292" calcext:value-type="float">
            <text:p>0.066371681415929</text:p>
          </table:table-cell>
        </table:table-row>
        <table:table-row table:style-name="ro1">
          <table:table-cell office:value-type="float" office:value="4.505416" calcext:value-type="float">
            <text:p>4.505416</text:p>
          </table:table-cell>
          <table:table-cell office:value-type="float" office:value="0.0309734513274336" calcext:value-type="float">
            <text:p>0.030973451327434</text:p>
          </table:table-cell>
          <table:table-cell/>
          <table:table-cell table:formula="of:=IF(ISNUMBER([.A327]);[.A327];&quot;&quot;)" office:value-type="float" office:value="4.505416" calcext:value-type="float">
            <text:p>4.505416</text:p>
          </table:table-cell>
          <table:table-cell table:formula="of:=IF(ISNUMBER([.B327]);[.B327];&quot;&quot;)" office:value-type="float" office:value="0.0309734513274336" calcext:value-type="float">
            <text:p>0.030973451327434</text:p>
          </table:table-cell>
        </table:table-row>
        <table:table-row table:style-name="ro1">
          <table:table-cell office:value-type="float" office:value="5.148109" calcext:value-type="float">
            <text:p>5.148109</text:p>
          </table:table-cell>
          <table:table-cell office:value-type="float" office:value="0.0176991150442478" calcext:value-type="float">
            <text:p>0.017699115044248</text:p>
          </table:table-cell>
          <table:table-cell/>
          <table:table-cell table:formula="of:=IF(ISNUMBER([.A328]);[.A328];&quot;&quot;)" office:value-type="float" office:value="5.148109" calcext:value-type="float">
            <text:p>5.148109</text:p>
          </table:table-cell>
          <table:table-cell table:formula="of:=IF(ISNUMBER([.B328]);[.B328];&quot;&quot;)" office:value-type="float" office:value="0.0176991150442478" calcext:value-type="float">
            <text:p>0.017699115044248</text:p>
          </table:table-cell>
        </table:table-row>
        <table:table-row table:style-name="ro1">
          <table:table-cell office:value-type="float" office:value="20.48735" calcext:value-type="float">
            <text:p>20.48735</text:p>
          </table:table-cell>
          <table:table-cell office:value-type="float" office:value="0.00221238938053097" calcext:value-type="float">
            <text:p>0.002212389380531</text:p>
          </table:table-cell>
          <table:table-cell/>
          <table:table-cell table:formula="of:=IF(ISNUMBER([.A329]);[.A329];&quot;&quot;)" office:value-type="float" office:value="20.48735" calcext:value-type="float">
            <text:p>20.48735</text:p>
          </table:table-cell>
          <table:table-cell table:formula="of:=IF(ISNUMBER([.B329]);[.B329];&quot;&quot;)" office:value-type="float" office:value="0.00221238938053097" calcext:value-type="float">
            <text:p>0.002212389380531</text:p>
          </table:table-cell>
        </table:table-row>
        <table:table-row table:style-name="ro1">
          <table:table-cell office:value-type="float" office:value="22.761112" calcext:value-type="float">
            <text:p>22.7611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30]);[.A330];&quot;&quot;)" office:value-type="float" office:value="22.761112" calcext:value-type="float">
            <text:p>22.761112</text:p>
          </table:table-cell>
          <table:table-cell table:formula="of:=IF(ISNUMBER([.B330]);[.B330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66-k9</text:p>
          </table:table-cell>
          <table:table-cell table:number-columns-repeated="2"/>
          <table:table-cell table:formula="of:=IF(ISNUMBER([.A331]);[.A331];&quot;&quot;)">
            <text:p/>
          </table:table-cell>
          <table:table-cell table:formula="of:=IF(ISNUMBER([.B331]);[.B331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8850574712644" calcext:value-type="float">
            <text:p>0.298850574712644</text:p>
          </table:table-cell>
          <table:table-cell/>
          <table:table-cell table:formula="of:=IF(ISNUMBER([.A332]);[.A332];&quot;&quot;)" office:value-type="float" office:value="0" calcext:value-type="float">
            <text:p>0</text:p>
          </table:table-cell>
          <table:table-cell table:formula="of:=IF(ISNUMBER([.B332]);[.B332];&quot;&quot;)" office:value-type="float" office:value="0.298850574712644" calcext:value-type="float">
            <text:p>0.298850574712644</text:p>
          </table:table-cell>
        </table:table-row>
        <table:table-row table:style-name="ro1">
          <table:table-cell office:value-type="float" office:value="0.310338" calcext:value-type="float">
            <text:p>0.310338</text:p>
          </table:table-cell>
          <table:table-cell office:value-type="float" office:value="0.0591133004926108" calcext:value-type="float">
            <text:p>0.059113300492611</text:p>
          </table:table-cell>
          <table:table-cell/>
          <table:table-cell table:formula="of:=IF(ISNUMBER([.A333]);[.A333];&quot;&quot;)" office:value-type="float" office:value="0.310338" calcext:value-type="float">
            <text:p>0.310338</text:p>
          </table:table-cell>
          <table:table-cell table:formula="of:=IF(ISNUMBER([.B333]);[.B333];&quot;&quot;)" office:value-type="float" office:value="0.0591133004926108" calcext:value-type="float">
            <text:p>0.059113300492611</text:p>
          </table:table-cell>
        </table:table-row>
        <table:table-row table:style-name="ro1">
          <table:table-cell office:value-type="float" office:value="1.346821" calcext:value-type="float">
            <text:p>1.346821</text:p>
          </table:table-cell>
          <table:table-cell office:value-type="float" office:value="0.00985221674876847" calcext:value-type="float">
            <text:p>0.009852216748768</text:p>
          </table:table-cell>
          <table:table-cell/>
          <table:table-cell table:formula="of:=IF(ISNUMBER([.A334]);[.A334];&quot;&quot;)" office:value-type="float" office:value="1.346821" calcext:value-type="float">
            <text:p>1.346821</text:p>
          </table:table-cell>
          <table:table-cell table:formula="of:=IF(ISNUMBER([.B334]);[.B334];&quot;&quot;)" office:value-type="float" office:value="0.00985221674876847" calcext:value-type="float">
            <text:p>0.009852216748768</text:p>
          </table:table-cell>
        </table:table-row>
        <table:table-row table:style-name="ro1">
          <table:table-cell office:value-type="float" office:value="4.060645" calcext:value-type="float">
            <text:p>4.060645</text:p>
          </table:table-cell>
          <table:table-cell office:value-type="float" office:value="0.00164203612479475" calcext:value-type="float">
            <text:p>0.001642036124795</text:p>
          </table:table-cell>
          <table:table-cell/>
          <table:table-cell table:formula="of:=IF(ISNUMBER([.A335]);[.A335];&quot;&quot;)" office:value-type="float" office:value="4.060645" calcext:value-type="float">
            <text:p>4.060645</text:p>
          </table:table-cell>
          <table:table-cell table:formula="of:=IF(ISNUMBER([.B335]);[.B335];&quot;&quot;)" office:value-type="float" office:value="0.00164203612479475" calcext:value-type="float">
            <text:p>0.001642036124795</text:p>
          </table:table-cell>
        </table:table-row>
        <table:table-row table:style-name="ro1">
          <table:table-cell office:value-type="string" calcext:value-type="string">
            <text:p>B-n67-k10</text:p>
          </table:table-cell>
          <table:table-cell table:number-columns-repeated="2"/>
          <table:table-cell table:formula="of:=IF(ISNUMBER([.A336]);[.A336];&quot;&quot;)">
            <text:p/>
          </table:table-cell>
          <table:table-cell table:formula="of:=IF(ISNUMBER([.B336]);[.B336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706093189964" calcext:value-type="float">
            <text:p>0.157706093189964</text:p>
          </table:table-cell>
          <table:table-cell/>
          <table:table-cell table:formula="of:=IF(ISNUMBER([.A337]);[.A337];&quot;&quot;)" office:value-type="float" office:value="0" calcext:value-type="float">
            <text:p>0</text:p>
          </table:table-cell>
          <table:table-cell table:formula="of:=IF(ISNUMBER([.B337]);[.B337];&quot;&quot;)" office:value-type="float" office:value="0.157706093189964" calcext:value-type="float">
            <text:p>0.157706093189964</text:p>
          </table:table-cell>
        </table:table-row>
        <table:table-row table:style-name="ro1">
          <table:table-cell office:value-type="float" office:value="0.264244" calcext:value-type="float">
            <text:p>0.264244</text:p>
          </table:table-cell>
          <table:table-cell office:value-type="float" office:value="0.10752688172043" calcext:value-type="float">
            <text:p>0.10752688172043</text:p>
          </table:table-cell>
          <table:table-cell/>
          <table:table-cell table:formula="of:=IF(ISNUMBER([.A338]);[.A338];&quot;&quot;)" office:value-type="float" office:value="0.264244" calcext:value-type="float">
            <text:p>0.264244</text:p>
          </table:table-cell>
          <table:table-cell table:formula="of:=IF(ISNUMBER([.B338]);[.B338];&quot;&quot;)" office:value-type="float" office:value="0.10752688172043" calcext:value-type="float">
            <text:p>0.10752688172043</text:p>
          </table:table-cell>
        </table:table-row>
        <table:table-row table:style-name="ro1">
          <table:table-cell office:value-type="float" office:value="3.131608" calcext:value-type="float">
            <text:p>3.131608</text:p>
          </table:table-cell>
          <table:table-cell office:value-type="float" office:value="0.0824372759856631" calcext:value-type="float">
            <text:p>0.082437275985663</text:p>
          </table:table-cell>
          <table:table-cell/>
          <table:table-cell table:formula="of:=IF(ISNUMBER([.A339]);[.A339];&quot;&quot;)" office:value-type="float" office:value="3.131608" calcext:value-type="float">
            <text:p>3.131608</text:p>
          </table:table-cell>
          <table:table-cell table:formula="of:=IF(ISNUMBER([.B339]);[.B339];&quot;&quot;)" office:value-type="float" office:value="0.0824372759856631" calcext:value-type="float">
            <text:p>0.082437275985663</text:p>
          </table:table-cell>
        </table:table-row>
        <table:table-row table:style-name="ro1">
          <table:table-cell office:value-type="float" office:value="3.774294" calcext:value-type="float">
            <text:p>3.774294</text:p>
          </table:table-cell>
          <table:table-cell office:value-type="float" office:value="0.0716845878136201" calcext:value-type="float">
            <text:p>0.07168458781362</text:p>
          </table:table-cell>
          <table:table-cell/>
          <table:table-cell table:formula="of:=IF(ISNUMBER([.A340]);[.A340];&quot;&quot;)" office:value-type="float" office:value="3.774294" calcext:value-type="float">
            <text:p>3.774294</text:p>
          </table:table-cell>
          <table:table-cell table:formula="of:=IF(ISNUMBER([.B340]);[.B340];&quot;&quot;)" office:value-type="float" office:value="0.0716845878136201" calcext:value-type="float">
            <text:p>0.07168458781362</text:p>
          </table:table-cell>
        </table:table-row>
        <table:table-row table:style-name="ro1">
          <table:table-cell office:value-type="float" office:value="9.071846" calcext:value-type="float">
            <text:p>9.071846</text:p>
          </table:table-cell>
          <table:table-cell office:value-type="float" office:value="0.039426523297491" calcext:value-type="float">
            <text:p>0.039426523297491</text:p>
          </table:table-cell>
          <table:table-cell/>
          <table:table-cell table:formula="of:=IF(ISNUMBER([.A341]);[.A341];&quot;&quot;)" office:value-type="float" office:value="9.071846" calcext:value-type="float">
            <text:p>9.071846</text:p>
          </table:table-cell>
          <table:table-cell table:formula="of:=IF(ISNUMBER([.B341]);[.B341];&quot;&quot;)" office:value-type="float" office:value="0.039426523297491" calcext:value-type="float">
            <text:p>0.039426523297491</text:p>
          </table:table-cell>
        </table:table-row>
        <table:table-row table:style-name="ro1">
          <table:table-cell office:value-type="float" office:value="14.927836" calcext:value-type="float">
            <text:p>14.927836</text:p>
          </table:table-cell>
          <table:table-cell office:value-type="float" office:value="0.021505376344086" calcext:value-type="float">
            <text:p>0.021505376344086</text:p>
          </table:table-cell>
          <table:table-cell/>
          <table:table-cell table:formula="of:=IF(ISNUMBER([.A342]);[.A342];&quot;&quot;)" office:value-type="float" office:value="14.927836" calcext:value-type="float">
            <text:p>14.927836</text:p>
          </table:table-cell>
          <table:table-cell table:formula="of:=IF(ISNUMBER([.B342]);[.B342];&quot;&quot;)" office:value-type="float" office:value="0.021505376344086" calcext:value-type="float">
            <text:p>0.021505376344086</text:p>
          </table:table-cell>
        </table:table-row>
        <table:table-row table:style-name="ro1">
          <table:table-cell office:value-type="float" office:value="22.922792" calcext:value-type="float">
            <text:p>22.922792</text:p>
          </table:table-cell>
          <table:table-cell office:value-type="float" office:value="0.014336917562724" calcext:value-type="float">
            <text:p>0.014336917562724</text:p>
          </table:table-cell>
          <table:table-cell/>
          <table:table-cell table:formula="of:=IF(ISNUMBER([.A343]);[.A343];&quot;&quot;)" office:value-type="float" office:value="22.922792" calcext:value-type="float">
            <text:p>22.922792</text:p>
          </table:table-cell>
          <table:table-cell table:formula="of:=IF(ISNUMBER([.B343]);[.B343];&quot;&quot;)" office:value-type="float" office:value="0.014336917562724" calcext:value-type="float">
            <text:p>0.014336917562724</text:p>
          </table:table-cell>
        </table:table-row>
        <table:table-row table:style-name="ro1">
          <table:table-cell office:value-type="float" office:value="28.840791" calcext:value-type="float">
            <text:p>28.840791</text:p>
          </table:table-cell>
          <table:table-cell office:value-type="float" office:value="0.0017921146953405" calcext:value-type="float">
            <text:p>0.001792114695341</text:p>
          </table:table-cell>
          <table:table-cell/>
          <table:table-cell table:formula="of:=IF(ISNUMBER([.A344]);[.A344];&quot;&quot;)" office:value-type="float" office:value="28.840791" calcext:value-type="float">
            <text:p>28.840791</text:p>
          </table:table-cell>
          <table:table-cell table:formula="of:=IF(ISNUMBER([.B344]);[.B344];&quot;&quot;)" office:value-type="float" office:value="0.0017921146953405" calcext:value-type="float">
            <text:p>0.001792114695341</text:p>
          </table:table-cell>
        </table:table-row>
        <table:table-row table:style-name="ro1">
          <table:table-cell office:value-type="float" office:value="834.87287" calcext:value-type="float">
            <text:p>834.8728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45]);[.A345];&quot;&quot;)" office:value-type="float" office:value="834.87287" calcext:value-type="float">
            <text:p>834.87287</text:p>
          </table:table-cell>
          <table:table-cell table:formula="of:=IF(ISNUMBER([.B345]);[.B345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68-k9</text:p>
          </table:table-cell>
          <table:table-cell table:number-columns-repeated="2"/>
          <table:table-cell table:formula="of:=IF(ISNUMBER([.A346]);[.A346];&quot;&quot;)">
            <text:p/>
          </table:table-cell>
          <table:table-cell table:formula="of:=IF(ISNUMBER([.B346]);[.B346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2237093690249" calcext:value-type="float">
            <text:p>0.212237093690249</text:p>
          </table:table-cell>
          <table:table-cell/>
          <table:table-cell table:formula="of:=IF(ISNUMBER([.A347]);[.A347];&quot;&quot;)" office:value-type="float" office:value="0" calcext:value-type="float">
            <text:p>0</text:p>
          </table:table-cell>
          <table:table-cell table:formula="of:=IF(ISNUMBER([.B347]);[.B347];&quot;&quot;)" office:value-type="float" office:value="0.212237093690249" calcext:value-type="float">
            <text:p>0.212237093690249</text:p>
          </table:table-cell>
        </table:table-row>
        <table:table-row table:style-name="ro1">
          <table:table-cell office:value-type="float" office:value="0.248078" calcext:value-type="float">
            <text:p>0.248078</text:p>
          </table:table-cell>
          <table:table-cell office:value-type="float" office:value="0.154875717017208" calcext:value-type="float">
            <text:p>0.154875717017208</text:p>
          </table:table-cell>
          <table:table-cell/>
          <table:table-cell table:formula="of:=IF(ISNUMBER([.A348]);[.A348];&quot;&quot;)" office:value-type="float" office:value="0.248078" calcext:value-type="float">
            <text:p>0.248078</text:p>
          </table:table-cell>
          <table:table-cell table:formula="of:=IF(ISNUMBER([.B348]);[.B348];&quot;&quot;)" office:value-type="float" office:value="0.154875717017208" calcext:value-type="float">
            <text:p>0.154875717017208</text:p>
          </table:table-cell>
        </table:table-row>
        <table:table-row table:style-name="ro1">
          <table:table-cell office:value-type="float" office:value="0.766491" calcext:value-type="float">
            <text:p>0.766491</text:p>
          </table:table-cell>
          <table:table-cell office:value-type="float" office:value="0.101338432122371" calcext:value-type="float">
            <text:p>0.101338432122371</text:p>
          </table:table-cell>
          <table:table-cell/>
          <table:table-cell table:formula="of:=IF(ISNUMBER([.A349]);[.A349];&quot;&quot;)" office:value-type="float" office:value="0.766491" calcext:value-type="float">
            <text:p>0.766491</text:p>
          </table:table-cell>
          <table:table-cell table:formula="of:=IF(ISNUMBER([.B349]);[.B349];&quot;&quot;)" office:value-type="float" office:value="0.101338432122371" calcext:value-type="float">
            <text:p>0.101338432122371</text:p>
          </table:table-cell>
        </table:table-row>
        <table:table-row table:style-name="ro1">
          <table:table-cell office:value-type="float" office:value="11.034198" calcext:value-type="float">
            <text:p>11.034198</text:p>
          </table:table-cell>
          <table:table-cell office:value-type="float" office:value="0.0860420650095603" calcext:value-type="float">
            <text:p>0.08604206500956</text:p>
          </table:table-cell>
          <table:table-cell/>
          <table:table-cell table:formula="of:=IF(ISNUMBER([.A350]);[.A350];&quot;&quot;)" office:value-type="float" office:value="11.034198" calcext:value-type="float">
            <text:p>11.034198</text:p>
          </table:table-cell>
          <table:table-cell table:formula="of:=IF(ISNUMBER([.B350]);[.B350];&quot;&quot;)" office:value-type="float" office:value="0.0860420650095603" calcext:value-type="float">
            <text:p>0.08604206500956</text:p>
          </table:table-cell>
        </table:table-row>
        <table:table-row table:style-name="ro1">
          <table:table-cell office:value-type="float" office:value="23.172551" calcext:value-type="float">
            <text:p>23.172551</text:p>
          </table:table-cell>
          <table:table-cell office:value-type="float" office:value="0.0650095602294455" calcext:value-type="float">
            <text:p>0.065009560229446</text:p>
          </table:table-cell>
          <table:table-cell/>
          <table:table-cell table:formula="of:=IF(ISNUMBER([.A351]);[.A351];&quot;&quot;)" office:value-type="float" office:value="23.172551" calcext:value-type="float">
            <text:p>23.172551</text:p>
          </table:table-cell>
          <table:table-cell table:formula="of:=IF(ISNUMBER([.B351]);[.B351];&quot;&quot;)" office:value-type="float" office:value="0.0650095602294455" calcext:value-type="float">
            <text:p>0.065009560229446</text:p>
          </table:table-cell>
        </table:table-row>
        <table:table-row table:style-name="ro1">
          <table:table-cell office:value-type="float" office:value="24.179389" calcext:value-type="float">
            <text:p>24.179389</text:p>
          </table:table-cell>
          <table:table-cell office:value-type="float" office:value="0.0592734225621415" calcext:value-type="float">
            <text:p>0.059273422562142</text:p>
          </table:table-cell>
          <table:table-cell/>
          <table:table-cell table:formula="of:=IF(ISNUMBER([.A352]);[.A352];&quot;&quot;)" office:value-type="float" office:value="24.179389" calcext:value-type="float">
            <text:p>24.179389</text:p>
          </table:table-cell>
          <table:table-cell table:formula="of:=IF(ISNUMBER([.B352]);[.B352];&quot;&quot;)" office:value-type="float" office:value="0.0592734225621415" calcext:value-type="float">
            <text:p>0.059273422562142</text:p>
          </table:table-cell>
        </table:table-row>
        <table:table-row table:style-name="ro1">
          <table:table-cell office:value-type="float" office:value="24.670169" calcext:value-type="float">
            <text:p>24.670169</text:p>
          </table:table-cell>
          <table:table-cell office:value-type="float" office:value="0.0535372848948375" calcext:value-type="float">
            <text:p>0.053537284894838</text:p>
          </table:table-cell>
          <table:table-cell/>
          <table:table-cell table:formula="of:=IF(ISNUMBER([.A353]);[.A353];&quot;&quot;)" office:value-type="float" office:value="24.670169" calcext:value-type="float">
            <text:p>24.670169</text:p>
          </table:table-cell>
          <table:table-cell table:formula="of:=IF(ISNUMBER([.B353]);[.B353];&quot;&quot;)" office:value-type="float" office:value="0.0535372848948375" calcext:value-type="float">
            <text:p>0.053537284894838</text:p>
          </table:table-cell>
        </table:table-row>
        <table:table-row table:style-name="ro1">
          <table:table-cell office:value-type="float" office:value="58.37149" calcext:value-type="float">
            <text:p>58.37149</text:p>
          </table:table-cell>
          <table:table-cell office:value-type="float" office:value="0.0229445506692161" calcext:value-type="float">
            <text:p>0.022944550669216</text:p>
          </table:table-cell>
          <table:table-cell/>
          <table:table-cell table:formula="of:=IF(ISNUMBER([.A354]);[.A354];&quot;&quot;)" office:value-type="float" office:value="58.37149" calcext:value-type="float">
            <text:p>58.37149</text:p>
          </table:table-cell>
          <table:table-cell table:formula="of:=IF(ISNUMBER([.B354]);[.B354];&quot;&quot;)" office:value-type="float" office:value="0.0229445506692161" calcext:value-type="float">
            <text:p>0.022944550669216</text:p>
          </table:table-cell>
        </table:table-row>
        <table:table-row table:style-name="ro1">
          <table:table-cell office:value-type="float" office:value="59.371125" calcext:value-type="float">
            <text:p>59.371125</text:p>
          </table:table-cell>
          <table:table-cell office:value-type="float" office:value="0.0152963671128107" calcext:value-type="float">
            <text:p>0.015296367112811</text:p>
          </table:table-cell>
          <table:table-cell/>
          <table:table-cell table:formula="of:=IF(ISNUMBER([.A355]);[.A355];&quot;&quot;)" office:value-type="float" office:value="59.371125" calcext:value-type="float">
            <text:p>59.371125</text:p>
          </table:table-cell>
          <table:table-cell table:formula="of:=IF(ISNUMBER([.B355]);[.B355];&quot;&quot;)" office:value-type="float" office:value="0.0152963671128107" calcext:value-type="float">
            <text:p>0.015296367112811</text:p>
          </table:table-cell>
        </table:table-row>
        <table:table-row table:style-name="ro1">
          <table:table-cell office:value-type="float" office:value="248.251163" calcext:value-type="float">
            <text:p>248.251163</text:p>
          </table:table-cell>
          <table:table-cell office:value-type="float" office:value="0.00191204588910134" calcext:value-type="float">
            <text:p>0.001912045889101</text:p>
          </table:table-cell>
          <table:table-cell/>
          <table:table-cell table:formula="of:=IF(ISNUMBER([.A356]);[.A356];&quot;&quot;)" office:value-type="float" office:value="248.251163" calcext:value-type="float">
            <text:p>248.251163</text:p>
          </table:table-cell>
          <table:table-cell table:formula="of:=IF(ISNUMBER([.B356]);[.B356];&quot;&quot;)" office:value-type="float" office:value="0.00191204588910134" calcext:value-type="float">
            <text:p>0.001912045889101</text:p>
          </table:table-cell>
        </table:table-row>
        <table:table-row table:style-name="ro1">
          <table:table-cell office:value-type="float" office:value="1244.445193" calcext:value-type="float">
            <text:p>1244.44519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57]);[.A357];&quot;&quot;)" office:value-type="float" office:value="1244.445193" calcext:value-type="float">
            <text:p>1244.445193</text:p>
          </table:table-cell>
          <table:table-cell table:formula="of:=IF(ISNUMBER([.B357]);[.B35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/>
          <table:table-cell table:formula="of:=IF(ISNUMBER([.A358]);[.A358];&quot;&quot;)">
            <text:p/>
          </table:table-cell>
          <table:table-cell table:formula="of:=IF(ISNUMBER([.B358]);[.B35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1287128712871" calcext:value-type="float">
            <text:p>0.371287128712871</text:p>
          </table:table-cell>
          <table:table-cell/>
          <table:table-cell table:formula="of:=IF(ISNUMBER([.A359]);[.A359];&quot;&quot;)" office:value-type="float" office:value="0" calcext:value-type="float">
            <text:p>0</text:p>
          </table:table-cell>
          <table:table-cell table:formula="of:=IF(ISNUMBER([.B359]);[.B359];&quot;&quot;)" office:value-type="float" office:value="0.371287128712871" calcext:value-type="float">
            <text:p>0.371287128712871</text:p>
          </table:table-cell>
        </table:table-row>
        <table:table-row table:style-name="ro1">
          <table:table-cell office:value-type="float" office:value="0.497852" calcext:value-type="float">
            <text:p>0.497852</text:p>
          </table:table-cell>
          <table:table-cell office:value-type="float" office:value="0.117161716171617" calcext:value-type="float">
            <text:p>0.117161716171617</text:p>
          </table:table-cell>
          <table:table-cell/>
          <table:table-cell table:formula="of:=IF(ISNUMBER([.A360]);[.A360];&quot;&quot;)" office:value-type="float" office:value="0.497852" calcext:value-type="float">
            <text:p>0.497852</text:p>
          </table:table-cell>
          <table:table-cell table:formula="of:=IF(ISNUMBER([.B360]);[.B360];&quot;&quot;)" office:value-type="float" office:value="0.117161716171617" calcext:value-type="float">
            <text:p>0.117161716171617</text:p>
          </table:table-cell>
        </table:table-row>
        <table:table-row table:style-name="ro1">
          <table:table-cell office:value-type="float" office:value="1.085652" calcext:value-type="float">
            <text:p>1.085652</text:p>
          </table:table-cell>
          <table:table-cell office:value-type="float" office:value="0.0742574257425743" calcext:value-type="float">
            <text:p>0.074257425742574</text:p>
          </table:table-cell>
          <table:table-cell/>
          <table:table-cell table:formula="of:=IF(ISNUMBER([.A361]);[.A361];&quot;&quot;)" office:value-type="float" office:value="1.085652" calcext:value-type="float">
            <text:p>1.085652</text:p>
          </table:table-cell>
          <table:table-cell table:formula="of:=IF(ISNUMBER([.B361]);[.B361];&quot;&quot;)" office:value-type="float" office:value="0.0742574257425743" calcext:value-type="float">
            <text:p>0.074257425742574</text:p>
          </table:table-cell>
        </table:table-row>
        <table:table-row table:style-name="ro1">
          <table:table-cell office:value-type="float" office:value="1.712523" calcext:value-type="float">
            <text:p>1.712523</text:p>
          </table:table-cell>
          <table:table-cell office:value-type="float" office:value="0.0313531353135313" calcext:value-type="float">
            <text:p>0.031353135313531</text:p>
          </table:table-cell>
          <table:table-cell/>
          <table:table-cell table:formula="of:=IF(ISNUMBER([.A362]);[.A362];&quot;&quot;)" office:value-type="float" office:value="1.712523" calcext:value-type="float">
            <text:p>1.712523</text:p>
          </table:table-cell>
          <table:table-cell table:formula="of:=IF(ISNUMBER([.B362]);[.B362];&quot;&quot;)" office:value-type="float" office:value="0.0313531353135313" calcext:value-type="float">
            <text:p>0.031353135313531</text:p>
          </table:table-cell>
        </table:table-row>
        <table:table-row table:style-name="ro1">
          <table:table-cell office:value-type="float" office:value="4.253353" calcext:value-type="float">
            <text:p>4.253353</text:p>
          </table:table-cell>
          <table:table-cell office:value-type="float" office:value="0.0198019801980198" calcext:value-type="float">
            <text:p>0.01980198019802</text:p>
          </table:table-cell>
          <table:table-cell/>
          <table:table-cell table:formula="of:=IF(ISNUMBER([.A363]);[.A363];&quot;&quot;)" office:value-type="float" office:value="4.253353" calcext:value-type="float">
            <text:p>4.253353</text:p>
          </table:table-cell>
          <table:table-cell table:formula="of:=IF(ISNUMBER([.B363]);[.B363];&quot;&quot;)" office:value-type="float" office:value="0.0198019801980198" calcext:value-type="float">
            <text:p>0.01980198019802</text:p>
          </table:table-cell>
        </table:table-row>
        <table:table-row table:style-name="ro1">
          <table:table-cell office:value-type="float" office:value="10.906628" calcext:value-type="float">
            <text:p>10.906628</text:p>
          </table:table-cell>
          <table:table-cell office:value-type="float" office:value="0.0165016501650165" calcext:value-type="float">
            <text:p>0.016501650165017</text:p>
          </table:table-cell>
          <table:table-cell/>
          <table:table-cell table:formula="of:=IF(ISNUMBER([.A364]);[.A364];&quot;&quot;)" office:value-type="float" office:value="10.906628" calcext:value-type="float">
            <text:p>10.906628</text:p>
          </table:table-cell>
          <table:table-cell table:formula="of:=IF(ISNUMBER([.B364]);[.B364];&quot;&quot;)" office:value-type="float" office:value="0.0165016501650165" calcext:value-type="float">
            <text:p>0.016501650165017</text:p>
          </table:table-cell>
        </table:table-row>
        <table:table-row table:style-name="ro1">
          <table:table-cell office:value-type="float" office:value="11.397513" calcext:value-type="float">
            <text:p>11.3975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65]);[.A365];&quot;&quot;)" office:value-type="float" office:value="11.397513" calcext:value-type="float">
            <text:p>11.397513</text:p>
          </table:table-cell>
          <table:table-cell table:formula="of:=IF(ISNUMBER([.B365]);[.B365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n262-k25</text:p>
          </table:table-cell>
          <table:table-cell table:number-columns-repeated="2"/>
          <table:table-cell table:formula="of:=IF(ISNUMBER([.A366]);[.A366];&quot;&quot;)">
            <text:p/>
          </table:table-cell>
          <table:table-cell table:formula="of:=IF(ISNUMBER([.B366]);[.B366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7604547300041" calcext:value-type="float">
            <text:p>0.297604547300041</text:p>
          </table:table-cell>
          <table:table-cell/>
          <table:table-cell table:formula="of:=IF(ISNUMBER([.A367]);[.A367];&quot;&quot;)" office:value-type="float" office:value="0" calcext:value-type="float">
            <text:p>0</text:p>
          </table:table-cell>
          <table:table-cell table:formula="of:=IF(ISNUMBER([.B367]);[.B367];&quot;&quot;)" office:value-type="float" office:value="0.297604547300041" calcext:value-type="float">
            <text:p>0.297604547300041</text:p>
          </table:table-cell>
        </table:table-row>
        <table:table-row table:style-name="ro1">
          <table:table-cell office:value-type="float" office:value="2.886687" calcext:value-type="float">
            <text:p>2.886687</text:p>
          </table:table-cell>
          <table:table-cell office:value-type="float" office:value="0.117336581404791" calcext:value-type="float">
            <text:p>0.117336581404791</text:p>
          </table:table-cell>
          <table:table-cell/>
          <table:table-cell table:formula="of:=IF(ISNUMBER([.A368]);[.A368];&quot;&quot;)" office:value-type="float" office:value="2.886687" calcext:value-type="float">
            <text:p>2.886687</text:p>
          </table:table-cell>
          <table:table-cell table:formula="of:=IF(ISNUMBER([.B368]);[.B368];&quot;&quot;)" office:value-type="float" office:value="0.117336581404791" calcext:value-type="float">
            <text:p>0.117336581404791</text:p>
          </table:table-cell>
        </table:table-row>
        <table:table-row table:style-name="ro1">
          <table:table-cell office:value-type="float" office:value="6.156976" calcext:value-type="float">
            <text:p>6.156976</text:p>
          </table:table-cell>
          <table:table-cell office:value-type="float" office:value="0.096630125862769" calcext:value-type="float">
            <text:p>0.096630125862769</text:p>
          </table:table-cell>
          <table:table-cell/>
          <table:table-cell table:formula="of:=IF(ISNUMBER([.A369]);[.A369];&quot;&quot;)" office:value-type="float" office:value="6.156976" calcext:value-type="float">
            <text:p>6.156976</text:p>
          </table:table-cell>
          <table:table-cell table:formula="of:=IF(ISNUMBER([.B369]);[.B369];&quot;&quot;)" office:value-type="float" office:value="0.096630125862769" calcext:value-type="float">
            <text:p>0.096630125862769</text:p>
          </table:table-cell>
        </table:table-row>
        <table:table-row table:style-name="ro1">
          <table:table-cell office:value-type="float" office:value="125.389272" calcext:value-type="float">
            <text:p>125.389272</text:p>
          </table:table-cell>
          <table:table-cell office:value-type="float" office:value="0.0937880633373934" calcext:value-type="float">
            <text:p>0.093788063337394</text:p>
          </table:table-cell>
          <table:table-cell/>
          <table:table-cell table:formula="of:=IF(ISNUMBER([.A370]);[.A370];&quot;&quot;)" office:value-type="float" office:value="125.389272" calcext:value-type="float">
            <text:p>125.389272</text:p>
          </table:table-cell>
          <table:table-cell table:formula="of:=IF(ISNUMBER([.B370]);[.B370];&quot;&quot;)" office:value-type="float" office:value="0.0937880633373934" calcext:value-type="float">
            <text:p>0.093788063337394</text:p>
          </table:table-cell>
        </table:table-row>
        <table:table-row table:style-name="ro1">
          <table:table-cell office:value-type="float" office:value="217.801616" calcext:value-type="float">
            <text:p>217.801616</text:p>
          </table:table-cell>
          <table:table-cell office:value-type="float" office:value="0.0856678846934633" calcext:value-type="float">
            <text:p>0.085667884693463</text:p>
          </table:table-cell>
          <table:table-cell/>
          <table:table-cell table:formula="of:=IF(ISNUMBER([.A371]);[.A371];&quot;&quot;)" office:value-type="float" office:value="217.801616" calcext:value-type="float">
            <text:p>217.801616</text:p>
          </table:table-cell>
          <table:table-cell table:formula="of:=IF(ISNUMBER([.B371]);[.B371];&quot;&quot;)" office:value-type="float" office:value="0.0856678846934633" calcext:value-type="float">
            <text:p>0.085667884693463</text:p>
          </table:table-cell>
        </table:table-row>
        <table:table-row table:style-name="ro1">
          <table:table-cell office:value-type="float" office:value="916.783365" calcext:value-type="float">
            <text:p>916.783365</text:p>
          </table:table-cell>
          <table:table-cell office:value-type="float" office:value="0.0807957775071052" calcext:value-type="float">
            <text:p>0.080795777507105</text:p>
          </table:table-cell>
          <table:table-cell/>
          <table:table-cell table:formula="of:=IF(ISNUMBER([.A372]);[.A372];&quot;&quot;)" office:value-type="float" office:value="916.783365" calcext:value-type="float">
            <text:p>916.783365</text:p>
          </table:table-cell>
          <table:table-cell table:formula="of:=IF(ISNUMBER([.B372]);[.B372];&quot;&quot;)" office:value-type="float" office:value="0.0807957775071052" calcext:value-type="float">
            <text:p>0.080795777507105</text:p>
          </table:table-cell>
        </table:table-row>
        <table:table-row table:style-name="ro1">
          <table:table-cell office:value-type="float" office:value="1407.382803" calcext:value-type="float">
            <text:p>1407.382803</text:p>
          </table:table-cell>
          <table:table-cell office:value-type="float" office:value="0.0791717417783191" calcext:value-type="float">
            <text:p>0.079171741778319</text:p>
          </table:table-cell>
          <table:table-cell/>
          <table:table-cell table:formula="of:=IF(ISNUMBER([.A373]);[.A373];&quot;&quot;)" office:value-type="float" office:value="1407.382803" calcext:value-type="float">
            <text:p>1407.382803</text:p>
          </table:table-cell>
          <table:table-cell table:formula="of:=IF(ISNUMBER([.B373]);[.B373];&quot;&quot;)" office:value-type="float" office:value="0.0791717417783191" calcext:value-type="float">
            <text:p>0.079171741778319</text:p>
          </table:table-cell>
        </table:table-row>
        <table:table-row table:style-name="ro1">
          <table:table-cell office:value-type="float" office:value="1984.583136" calcext:value-type="float">
            <text:p>1984.583136</text:p>
          </table:table-cell>
          <table:table-cell office:value-type="float" office:value="0.0738936256597645" calcext:value-type="float">
            <text:p>0.073893625659765</text:p>
          </table:table-cell>
          <table:table-cell/>
          <table:table-cell table:formula="of:=IF(ISNUMBER([.A374]);[.A374];&quot;&quot;)" office:value-type="float" office:value="1984.583136" calcext:value-type="float">
            <text:p>1984.583136</text:p>
          </table:table-cell>
          <table:table-cell table:formula="of:=IF(ISNUMBER([.B374]);[.B374];&quot;&quot;)" office:value-type="float" office:value="0.0738936256597645" calcext:value-type="float">
            <text:p>0.073893625659765</text:p>
          </table:table-cell>
        </table:table-row>
        <table:table-row table:style-name="ro1">
          <table:table-cell office:value-type="float" office:value="3319.584095" calcext:value-type="float">
            <text:p>3319.584095</text:p>
          </table:table-cell>
          <table:table-cell office:value-type="float" office:value="0.0678034916768169" calcext:value-type="float">
            <text:p>0.067803491676817</text:p>
          </table:table-cell>
          <table:table-cell/>
          <table:table-cell table:formula="of:=IF(ISNUMBER([.A375]);[.A375];&quot;&quot;)" office:value-type="float" office:value="3319.584095" calcext:value-type="float">
            <text:p>3319.584095</text:p>
          </table:table-cell>
          <table:table-cell table:formula="of:=IF(ISNUMBER([.B375]);[.B375];&quot;&quot;)" office:value-type="float" office:value="0.0678034916768169" calcext:value-type="float">
            <text:p>0.067803491676817</text:p>
          </table:table-cell>
        </table:table-row>
        <table:table-row table:style-name="ro1">
          <table:table-cell office:value-type="float" office:value="6300.338698" calcext:value-type="float">
            <text:p>6300.338698</text:p>
          </table:table-cell>
          <table:table-cell office:value-type="float" office:value="0.0637434023548518" calcext:value-type="float">
            <text:p>0.063743402354852</text:p>
          </table:table-cell>
          <table:table-cell/>
          <table:table-cell table:formula="of:=IF(ISNUMBER([.A376]);[.A376];&quot;&quot;)" office:value-type="float" office:value="6300.338698" calcext:value-type="float">
            <text:p>6300.338698</text:p>
          </table:table-cell>
          <table:table-cell table:formula="of:=IF(ISNUMBER([.B376]);[.B376];&quot;&quot;)" office:value-type="float" office:value="0.0637434023548518" calcext:value-type="float">
            <text:p>0.063743402354852</text:p>
          </table:table-cell>
        </table:table-row>
        <table:table-row table:style-name="ro1">
          <table:table-cell office:value-type="string" calcext:value-type="string">
            <text:p>M-n101-k10</text:p>
          </table:table-cell>
          <table:table-cell table:number-columns-repeated="2"/>
          <table:table-cell table:formula="of:=IF(ISNUMBER([.A377]);[.A377];&quot;&quot;)">
            <text:p/>
          </table:table-cell>
          <table:table-cell table:formula="of:=IF(ISNUMBER([.B377]);[.B377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2096069869" calcext:value-type="float">
            <text:p>0.12882096069869</text:p>
          </table:table-cell>
          <table:table-cell/>
          <table:table-cell table:formula="of:=IF(ISNUMBER([.A378]);[.A378];&quot;&quot;)" office:value-type="float" office:value="0" calcext:value-type="float">
            <text:p>0</text:p>
          </table:table-cell>
          <table:table-cell table:formula="of:=IF(ISNUMBER([.B378]);[.B378];&quot;&quot;)" office:value-type="float" office:value="0.12882096069869" calcext:value-type="float">
            <text:p>0.12882096069869</text:p>
          </table:table-cell>
        </table:table-row>
        <table:table-row table:style-name="ro1">
          <table:table-cell office:value-type="float" office:value="0.171727" calcext:value-type="float">
            <text:p>0.171727</text:p>
          </table:table-cell>
          <table:table-cell office:value-type="float" office:value="0.102620087336245" calcext:value-type="float">
            <text:p>0.102620087336245</text:p>
          </table:table-cell>
          <table:table-cell/>
          <table:table-cell table:formula="of:=IF(ISNUMBER([.A379]);[.A379];&quot;&quot;)" office:value-type="float" office:value="0.171727" calcext:value-type="float">
            <text:p>0.171727</text:p>
          </table:table-cell>
          <table:table-cell table:formula="of:=IF(ISNUMBER([.B379]);[.B379];&quot;&quot;)" office:value-type="float" office:value="0.102620087336245" calcext:value-type="float">
            <text:p>0.102620087336245</text:p>
          </table:table-cell>
        </table:table-row>
        <table:table-row table:style-name="ro1">
          <table:table-cell office:value-type="float" office:value="1.191162" calcext:value-type="float">
            <text:p>1.191162</text:p>
          </table:table-cell>
          <table:table-cell office:value-type="float" office:value="0.0851528384279476" calcext:value-type="float">
            <text:p>0.085152838427948</text:p>
          </table:table-cell>
          <table:table-cell/>
          <table:table-cell table:formula="of:=IF(ISNUMBER([.A380]);[.A380];&quot;&quot;)" office:value-type="float" office:value="1.191162" calcext:value-type="float">
            <text:p>1.191162</text:p>
          </table:table-cell>
          <table:table-cell table:formula="of:=IF(ISNUMBER([.B380]);[.B380];&quot;&quot;)" office:value-type="float" office:value="0.0851528384279476" calcext:value-type="float">
            <text:p>0.085152838427948</text:p>
          </table:table-cell>
        </table:table-row>
        <table:table-row table:style-name="ro1">
          <table:table-cell office:value-type="float" office:value="5.842975" calcext:value-type="float">
            <text:p>5.842975</text:p>
          </table:table-cell>
          <table:table-cell office:value-type="float" office:value="0.0720524017467249" calcext:value-type="float">
            <text:p>0.072052401746725</text:p>
          </table:table-cell>
          <table:table-cell/>
          <table:table-cell table:formula="of:=IF(ISNUMBER([.A381]);[.A381];&quot;&quot;)" office:value-type="float" office:value="5.842975" calcext:value-type="float">
            <text:p>5.842975</text:p>
          </table:table-cell>
          <table:table-cell table:formula="of:=IF(ISNUMBER([.B381]);[.B381];&quot;&quot;)" office:value-type="float" office:value="0.0720524017467249" calcext:value-type="float">
            <text:p>0.072052401746725</text:p>
          </table:table-cell>
        </table:table-row>
        <table:table-row table:style-name="ro1">
          <table:table-cell office:value-type="float" office:value="28.049281" calcext:value-type="float">
            <text:p>28.049281</text:p>
          </table:table-cell>
          <table:table-cell office:value-type="float" office:value="0.0502183406113537" calcext:value-type="float">
            <text:p>0.050218340611354</text:p>
          </table:table-cell>
          <table:table-cell/>
          <table:table-cell table:formula="of:=IF(ISNUMBER([.A382]);[.A382];&quot;&quot;)" office:value-type="float" office:value="28.049281" calcext:value-type="float">
            <text:p>28.049281</text:p>
          </table:table-cell>
          <table:table-cell table:formula="of:=IF(ISNUMBER([.B382]);[.B382];&quot;&quot;)" office:value-type="float" office:value="0.0502183406113537" calcext:value-type="float">
            <text:p>0.050218340611354</text:p>
          </table:table-cell>
        </table:table-row>
        <table:table-row table:style-name="ro1">
          <table:table-cell office:value-type="float" office:value="32.172844" calcext:value-type="float">
            <text:p>32.172844</text:p>
          </table:table-cell>
          <table:table-cell office:value-type="float" office:value="0.037117903930131" calcext:value-type="float">
            <text:p>0.037117903930131</text:p>
          </table:table-cell>
          <table:table-cell/>
          <table:table-cell table:formula="of:=IF(ISNUMBER([.A383]);[.A383];&quot;&quot;)" office:value-type="float" office:value="32.172844" calcext:value-type="float">
            <text:p>32.172844</text:p>
          </table:table-cell>
          <table:table-cell table:formula="of:=IF(ISNUMBER([.B383]);[.B383];&quot;&quot;)" office:value-type="float" office:value="0.037117903930131" calcext:value-type="float">
            <text:p>0.037117903930131</text:p>
          </table:table-cell>
        </table:table-row>
        <table:table-row table:style-name="ro1">
          <table:table-cell office:value-type="float" office:value="45.504878" calcext:value-type="float">
            <text:p>45.504878</text:p>
          </table:table-cell>
          <table:table-cell office:value-type="float" office:value="0.0305676855895196" calcext:value-type="float">
            <text:p>0.03056768558952</text:p>
          </table:table-cell>
          <table:table-cell/>
          <table:table-cell table:formula="of:=IF(ISNUMBER([.A384]);[.A384];&quot;&quot;)" office:value-type="float" office:value="45.504878" calcext:value-type="float">
            <text:p>45.504878</text:p>
          </table:table-cell>
          <table:table-cell table:formula="of:=IF(ISNUMBER([.B384]);[.B384];&quot;&quot;)" office:value-type="float" office:value="0.0305676855895196" calcext:value-type="float">
            <text:p>0.03056768558952</text:p>
          </table:table-cell>
        </table:table-row>
        <table:table-row table:style-name="ro1">
          <table:table-cell office:value-type="float" office:value="72.03658" calcext:value-type="float">
            <text:p>72.03658</text:p>
          </table:table-cell>
          <table:table-cell office:value-type="float" office:value="0.0283842794759825" calcext:value-type="float">
            <text:p>0.028384279475983</text:p>
          </table:table-cell>
          <table:table-cell/>
          <table:table-cell table:formula="of:=IF(ISNUMBER([.A385]);[.A385];&quot;&quot;)" office:value-type="float" office:value="72.03658" calcext:value-type="float">
            <text:p>72.03658</text:p>
          </table:table-cell>
          <table:table-cell table:formula="of:=IF(ISNUMBER([.B385]);[.B385];&quot;&quot;)" office:value-type="float" office:value="0.0283842794759825" calcext:value-type="float">
            <text:p>0.028384279475983</text:p>
          </table:table-cell>
        </table:table-row>
        <table:table-row table:style-name="ro1">
          <table:table-cell office:value-type="float" office:value="73.096901" calcext:value-type="float">
            <text:p>73.096901</text:p>
          </table:table-cell>
          <table:table-cell office:value-type="float" office:value="0.0152838427947598" calcext:value-type="float">
            <text:p>0.01528384279476</text:p>
          </table:table-cell>
          <table:table-cell/>
          <table:table-cell table:formula="of:=IF(ISNUMBER([.A386]);[.A386];&quot;&quot;)" office:value-type="float" office:value="73.096901" calcext:value-type="float">
            <text:p>73.096901</text:p>
          </table:table-cell>
          <table:table-cell table:formula="of:=IF(ISNUMBER([.B386]);[.B386];&quot;&quot;)" office:value-type="float" office:value="0.0152838427947598" calcext:value-type="float">
            <text:p>0.01528384279476</text:p>
          </table:table-cell>
        </table:table-row>
        <table:table-row table:style-name="ro1">
          <table:table-cell office:value-type="float" office:value="192.469052" calcext:value-type="float">
            <text:p>192.469052</text:p>
          </table:table-cell>
          <table:table-cell office:value-type="float" office:value="0.00655021834061135" calcext:value-type="float">
            <text:p>0.006550218340611</text:p>
          </table:table-cell>
          <table:table-cell/>
          <table:table-cell table:formula="of:=IF(ISNUMBER([.A387]);[.A387];&quot;&quot;)" office:value-type="float" office:value="192.469052" calcext:value-type="float">
            <text:p>192.469052</text:p>
          </table:table-cell>
          <table:table-cell table:formula="of:=IF(ISNUMBER([.B387]);[.B387];&quot;&quot;)" office:value-type="float" office:value="0.00655021834061135" calcext:value-type="float">
            <text:p>0.006550218340611</text:p>
          </table:table-cell>
        </table:table-row>
        <table:table-row table:style-name="ro1">
          <table:table-cell office:value-type="float" office:value="1199.164909" calcext:value-type="float">
            <text:p>1199.164909</text:p>
          </table:table-cell>
          <table:table-cell office:value-type="float" office:value="0.00218340611353712" calcext:value-type="float">
            <text:p>0.002183406113537</text:p>
          </table:table-cell>
          <table:table-cell/>
          <table:table-cell table:formula="of:=IF(ISNUMBER([.A388]);[.A388];&quot;&quot;)" office:value-type="float" office:value="1199.164909" calcext:value-type="float">
            <text:p>1199.164909</text:p>
          </table:table-cell>
          <table:table-cell table:formula="of:=IF(ISNUMBER([.B388]);[.B388];&quot;&quot;)" office:value-type="float" office:value="0.00218340611353712" calcext:value-type="float">
            <text:p>0.002183406113537</text:p>
          </table:table-cell>
        </table:table-row>
        <table:table-row table:style-name="ro1">
          <table:table-cell office:value-type="float" office:value="8878.662167" calcext:value-type="float">
            <text:p>8878.6621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389]);[.A389];&quot;&quot;)" office:value-type="float" office:value="8878.662167" calcext:value-type="float">
            <text:p>8878.662167</text:p>
          </table:table-cell>
          <table:table-cell table:formula="of:=IF(ISNUMBER([.B389]);[.B389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n121-k7</text:p>
          </table:table-cell>
          <table:table-cell table:number-columns-repeated="2"/>
          <table:table-cell table:formula="of:=IF(ISNUMBER([.A390]);[.A390];&quot;&quot;)">
            <text:p/>
          </table:table-cell>
          <table:table-cell table:formula="of:=IF(ISNUMBER([.B390]);[.B390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1707779886148" calcext:value-type="float">
            <text:p>0.301707779886148</text:p>
          </table:table-cell>
          <table:table-cell/>
          <table:table-cell table:formula="of:=IF(ISNUMBER([.A391]);[.A391];&quot;&quot;)" office:value-type="float" office:value="0" calcext:value-type="float">
            <text:p>0</text:p>
          </table:table-cell>
          <table:table-cell table:formula="of:=IF(ISNUMBER([.B391]);[.B391];&quot;&quot;)" office:value-type="float" office:value="0.301707779886148" calcext:value-type="float">
            <text:p>0.301707779886148</text:p>
          </table:table-cell>
        </table:table-row>
        <table:table-row table:style-name="ro1">
          <table:table-cell office:value-type="float" office:value="0.291356" calcext:value-type="float">
            <text:p>0.291356</text:p>
          </table:table-cell>
          <table:table-cell office:value-type="float" office:value="0.235294117647059" calcext:value-type="float">
            <text:p>0.235294117647059</text:p>
          </table:table-cell>
          <table:table-cell/>
          <table:table-cell table:formula="of:=IF(ISNUMBER([.A392]);[.A392];&quot;&quot;)" office:value-type="float" office:value="0.291356" calcext:value-type="float">
            <text:p>0.291356</text:p>
          </table:table-cell>
          <table:table-cell table:formula="of:=IF(ISNUMBER([.B392]);[.B392];&quot;&quot;)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float" office:value="7.181369" calcext:value-type="float">
            <text:p>7.181369</text:p>
          </table:table-cell>
          <table:table-cell office:value-type="float" office:value="0.172675521821632" calcext:value-type="float">
            <text:p>0.172675521821632</text:p>
          </table:table-cell>
          <table:table-cell/>
          <table:table-cell table:formula="of:=IF(ISNUMBER([.A393]);[.A393];&quot;&quot;)" office:value-type="float" office:value="7.181369" calcext:value-type="float">
            <text:p>7.181369</text:p>
          </table:table-cell>
          <table:table-cell table:formula="of:=IF(ISNUMBER([.B393]);[.B393];&quot;&quot;)" office:value-type="float" office:value="0.172675521821632" calcext:value-type="float">
            <text:p>0.172675521821632</text:p>
          </table:table-cell>
        </table:table-row>
        <table:table-row table:style-name="ro1">
          <table:table-cell office:value-type="float" office:value="39.785013" calcext:value-type="float">
            <text:p>39.785013</text:p>
          </table:table-cell>
          <table:table-cell office:value-type="float" office:value="0.140417457305503" calcext:value-type="float">
            <text:p>0.140417457305503</text:p>
          </table:table-cell>
          <table:table-cell/>
          <table:table-cell table:formula="of:=IF(ISNUMBER([.A394]);[.A394];&quot;&quot;)" office:value-type="float" office:value="39.785013" calcext:value-type="float">
            <text:p>39.785013</text:p>
          </table:table-cell>
          <table:table-cell table:formula="of:=IF(ISNUMBER([.B394]);[.B394];&quot;&quot;)" office:value-type="float" office:value="0.140417457305503" calcext:value-type="float">
            <text:p>0.140417457305503</text:p>
          </table:table-cell>
        </table:table-row>
        <table:table-row table:style-name="ro1">
          <table:table-cell office:value-type="float" office:value="72.014922" calcext:value-type="float">
            <text:p>72.014922</text:p>
          </table:table-cell>
          <table:table-cell office:value-type="float" office:value="0.0815939278937382" calcext:value-type="float">
            <text:p>0.081593927893738</text:p>
          </table:table-cell>
          <table:table-cell/>
          <table:table-cell table:formula="of:=IF(ISNUMBER([.A395]);[.A395];&quot;&quot;)" office:value-type="float" office:value="72.014922" calcext:value-type="float">
            <text:p>72.014922</text:p>
          </table:table-cell>
          <table:table-cell table:formula="of:=IF(ISNUMBER([.B395]);[.B395];&quot;&quot;)" office:value-type="float" office:value="0.0815939278937382" calcext:value-type="float">
            <text:p>0.081593927893738</text:p>
          </table:table-cell>
        </table:table-row>
        <table:table-row table:style-name="ro1">
          <table:table-cell office:value-type="float" office:value="75.8838" calcext:value-type="float">
            <text:p>75.8838</text:p>
          </table:table-cell>
          <table:table-cell office:value-type="float" office:value="0.0702087286527514" calcext:value-type="float">
            <text:p>0.070208728652752</text:p>
          </table:table-cell>
          <table:table-cell/>
          <table:table-cell table:formula="of:=IF(ISNUMBER([.A396]);[.A396];&quot;&quot;)" office:value-type="float" office:value="75.8838" calcext:value-type="float">
            <text:p>75.8838</text:p>
          </table:table-cell>
          <table:table-cell table:formula="of:=IF(ISNUMBER([.B396]);[.B396];&quot;&quot;)" office:value-type="float" office:value="0.0702087286527514" calcext:value-type="float">
            <text:p>0.070208728652752</text:p>
          </table:table-cell>
        </table:table-row>
        <table:table-row table:style-name="ro1">
          <table:table-cell office:value-type="float" office:value="78.850861" calcext:value-type="float">
            <text:p>78.850861</text:p>
          </table:table-cell>
          <table:table-cell office:value-type="float" office:value="0.0664136622390892" calcext:value-type="float">
            <text:p>0.066413662239089</text:p>
          </table:table-cell>
          <table:table-cell/>
          <table:table-cell table:formula="of:=IF(ISNUMBER([.A397]);[.A397];&quot;&quot;)" office:value-type="float" office:value="78.850861" calcext:value-type="float">
            <text:p>78.850861</text:p>
          </table:table-cell>
          <table:table-cell table:formula="of:=IF(ISNUMBER([.B397]);[.B397];&quot;&quot;)" office:value-type="float" office:value="0.0664136622390892" calcext:value-type="float">
            <text:p>0.066413662239089</text:p>
          </table:table-cell>
        </table:table-row>
        <table:table-row table:style-name="ro1">
          <table:table-cell office:value-type="float" office:value="115.3673" calcext:value-type="float">
            <text:p>115.3673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table:formula="of:=IF(ISNUMBER([.A398]);[.A398];&quot;&quot;)" office:value-type="float" office:value="115.3673" calcext:value-type="float">
            <text:p>115.3673</text:p>
          </table:table-cell>
          <table:table-cell table:formula="of:=IF(ISNUMBER([.B398]);[.B398];&quot;&quot;)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326.196256" calcext:value-type="float">
            <text:p>326.196256</text:p>
          </table:table-cell>
          <table:table-cell office:value-type="float" office:value="0.0531309297912714" calcext:value-type="float">
            <text:p>0.053130929791271</text:p>
          </table:table-cell>
          <table:table-cell/>
          <table:table-cell table:formula="of:=IF(ISNUMBER([.A399]);[.A399];&quot;&quot;)" office:value-type="float" office:value="326.196256" calcext:value-type="float">
            <text:p>326.196256</text:p>
          </table:table-cell>
          <table:table-cell table:formula="of:=IF(ISNUMBER([.B399]);[.B399];&quot;&quot;)" office:value-type="float" office:value="0.0531309297912714" calcext:value-type="float">
            <text:p>0.053130929791271</text:p>
          </table:table-cell>
        </table:table-row>
        <table:table-row table:style-name="ro1">
          <table:table-cell office:value-type="float" office:value="580.823618" calcext:value-type="float">
            <text:p>580.823618</text:p>
          </table:table-cell>
          <table:table-cell office:value-type="float" office:value="0.0455407969639469" calcext:value-type="float">
            <text:p>0.045540796963947</text:p>
          </table:table-cell>
          <table:table-cell/>
          <table:table-cell table:formula="of:=IF(ISNUMBER([.A400]);[.A400];&quot;&quot;)" office:value-type="float" office:value="580.823618" calcext:value-type="float">
            <text:p>580.823618</text:p>
          </table:table-cell>
          <table:table-cell table:formula="of:=IF(ISNUMBER([.B400]);[.B400];&quot;&quot;)" office:value-type="float" office:value="0.0455407969639469" calcext:value-type="float">
            <text:p>0.045540796963947</text:p>
          </table:table-cell>
        </table:table-row>
        <table:table-row table:style-name="ro1">
          <table:table-cell office:value-type="float" office:value="1782.338174" calcext:value-type="float">
            <text:p>1782.338174</text:p>
          </table:table-cell>
          <table:table-cell office:value-type="float" office:value="0.0436432637571158" calcext:value-type="float">
            <text:p>0.043643263757116</text:p>
          </table:table-cell>
          <table:table-cell/>
          <table:table-cell table:formula="of:=IF(ISNUMBER([.A401]);[.A401];&quot;&quot;)" office:value-type="float" office:value="1782.338174" calcext:value-type="float">
            <text:p>1782.338174</text:p>
          </table:table-cell>
          <table:table-cell table:formula="of:=IF(ISNUMBER([.B401]);[.B401];&quot;&quot;)" office:value-type="float" office:value="0.0436432637571158" calcext:value-type="float">
            <text:p>0.043643263757116</text:p>
          </table:table-cell>
        </table:table-row>
        <table:table-row table:style-name="ro1">
          <table:table-cell office:value-type="float" office:value="2194.19319" calcext:value-type="float">
            <text:p>2194.19319</text:p>
          </table:table-cell>
          <table:table-cell office:value-type="float" office:value="0.0341555977229602" calcext:value-type="float">
            <text:p>0.03415559772296</text:p>
          </table:table-cell>
          <table:table-cell/>
          <table:table-cell table:formula="of:=IF(ISNUMBER([.A402]);[.A402];&quot;&quot;)" office:value-type="float" office:value="2194.19319" calcext:value-type="float">
            <text:p>2194.19319</text:p>
          </table:table-cell>
          <table:table-cell table:formula="of:=IF(ISNUMBER([.B402]);[.B402];&quot;&quot;)" office:value-type="float" office:value="0.0341555977229602" calcext:value-type="float">
            <text:p>0.03415559772296</text:p>
          </table:table-cell>
        </table:table-row>
        <table:table-row table:style-name="ro1">
          <table:table-cell office:value-type="float" office:value="3148.47503" calcext:value-type="float">
            <text:p>3148.47503</text:p>
          </table:table-cell>
          <table:table-cell office:value-type="float" office:value="0.0284629981024668" calcext:value-type="float">
            <text:p>0.028462998102467</text:p>
          </table:table-cell>
          <table:table-cell/>
          <table:table-cell table:formula="of:=IF(ISNUMBER([.A403]);[.A403];&quot;&quot;)" office:value-type="float" office:value="3148.47503" calcext:value-type="float">
            <text:p>3148.47503</text:p>
          </table:table-cell>
          <table:table-cell table:formula="of:=IF(ISNUMBER([.B403]);[.B403];&quot;&quot;)" office:value-type="float" office:value="0.0284629981024668" calcext:value-type="float">
            <text:p>0.028462998102467</text:p>
          </table:table-cell>
        </table:table-row>
        <table:table-row table:style-name="ro1">
          <table:table-cell office:value-type="float" office:value="3149.80955" calcext:value-type="float">
            <text:p>3149.80955</text:p>
          </table:table-cell>
          <table:table-cell office:value-type="float" office:value="0.0227703984819734" calcext:value-type="float">
            <text:p>0.022770398481974</text:p>
          </table:table-cell>
          <table:table-cell/>
          <table:table-cell table:formula="of:=IF(ISNUMBER([.A404]);[.A404];&quot;&quot;)" office:value-type="float" office:value="3149.80955" calcext:value-type="float">
            <text:p>3149.80955</text:p>
          </table:table-cell>
          <table:table-cell table:formula="of:=IF(ISNUMBER([.B404]);[.B404];&quot;&quot;)" office:value-type="float" office:value="0.0227703984819734" calcext:value-type="float">
            <text:p>0.022770398481974</text:p>
          </table:table-cell>
        </table:table-row>
        <table:table-row table:style-name="ro1">
          <table:table-cell office:value-type="string" calcext:value-type="string">
            <text:p>M-n151-k12</text:p>
          </table:table-cell>
          <table:table-cell table:number-columns-repeated="2"/>
          <table:table-cell table:formula="of:=IF(ISNUMBER([.A405]);[.A405];&quot;&quot;)">
            <text:p/>
          </table:table-cell>
          <table:table-cell table:formula="of:=IF(ISNUMBER([.B405]);[.B405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2712215320911" calcext:value-type="float">
            <text:p>0.432712215320911</text:p>
          </table:table-cell>
          <table:table-cell/>
          <table:table-cell table:formula="of:=IF(ISNUMBER([.A406]);[.A406];&quot;&quot;)" office:value-type="float" office:value="0" calcext:value-type="float">
            <text:p>0</text:p>
          </table:table-cell>
          <table:table-cell table:formula="of:=IF(ISNUMBER([.B406]);[.B406];&quot;&quot;)" office:value-type="float" office:value="0.432712215320911" calcext:value-type="float">
            <text:p>0.432712215320911</text:p>
          </table:table-cell>
        </table:table-row>
        <table:table-row table:style-name="ro1">
          <table:table-cell office:value-type="float" office:value="0.767945" calcext:value-type="float">
            <text:p>0.767945</text:p>
          </table:table-cell>
          <table:table-cell office:value-type="float" office:value="0.27536231884058" calcext:value-type="float">
            <text:p>0.27536231884058</text:p>
          </table:table-cell>
          <table:table-cell/>
          <table:table-cell table:formula="of:=IF(ISNUMBER([.A407]);[.A407];&quot;&quot;)" office:value-type="float" office:value="0.767945" calcext:value-type="float">
            <text:p>0.767945</text:p>
          </table:table-cell>
          <table:table-cell table:formula="of:=IF(ISNUMBER([.B407]);[.B407];&quot;&quot;)" office:value-type="float" office:value="0.27536231884058" calcext:value-type="float">
            <text:p>0.27536231884058</text:p>
          </table:table-cell>
        </table:table-row>
        <table:table-row table:style-name="ro1">
          <table:table-cell office:value-type="float" office:value="3.851736" calcext:value-type="float">
            <text:p>3.851736</text:p>
          </table:table-cell>
          <table:table-cell office:value-type="float" office:value="0.169772256728778" calcext:value-type="float">
            <text:p>0.169772256728778</text:p>
          </table:table-cell>
          <table:table-cell/>
          <table:table-cell table:formula="of:=IF(ISNUMBER([.A408]);[.A408];&quot;&quot;)" office:value-type="float" office:value="3.851736" calcext:value-type="float">
            <text:p>3.851736</text:p>
          </table:table-cell>
          <table:table-cell table:formula="of:=IF(ISNUMBER([.B408]);[.B408];&quot;&quot;)" office:value-type="float" office:value="0.169772256728778" calcext:value-type="float">
            <text:p>0.169772256728778</text:p>
          </table:table-cell>
        </table:table-row>
        <table:table-row table:style-name="ro1">
          <table:table-cell office:value-type="float" office:value="6.438579" calcext:value-type="float">
            <text:p>6.438579</text:p>
          </table:table-cell>
          <table:table-cell office:value-type="float" office:value="0.167701863354037" calcext:value-type="float">
            <text:p>0.167701863354037</text:p>
          </table:table-cell>
          <table:table-cell/>
          <table:table-cell table:formula="of:=IF(ISNUMBER([.A409]);[.A409];&quot;&quot;)" office:value-type="float" office:value="6.438579" calcext:value-type="float">
            <text:p>6.438579</text:p>
          </table:table-cell>
          <table:table-cell table:formula="of:=IF(ISNUMBER([.B409]);[.B409];&quot;&quot;)" office:value-type="float" office:value="0.167701863354037" calcext:value-type="float">
            <text:p>0.167701863354037</text:p>
          </table:table-cell>
        </table:table-row>
        <table:table-row table:style-name="ro1">
          <table:table-cell office:value-type="float" office:value="7.772896" calcext:value-type="float">
            <text:p>7.772896</text:p>
          </table:table-cell>
          <table:table-cell office:value-type="float" office:value="0.0331262939958592" calcext:value-type="float">
            <text:p>0.033126293995859</text:p>
          </table:table-cell>
          <table:table-cell/>
          <table:table-cell table:formula="of:=IF(ISNUMBER([.A410]);[.A410];&quot;&quot;)" office:value-type="float" office:value="7.772896" calcext:value-type="float">
            <text:p>7.772896</text:p>
          </table:table-cell>
          <table:table-cell table:formula="of:=IF(ISNUMBER([.B410]);[.B410];&quot;&quot;)" office:value-type="float" office:value="0.0331262939958592" calcext:value-type="float">
            <text:p>0.033126293995859</text:p>
          </table:table-cell>
        </table:table-row>
        <table:table-row table:style-name="ro1">
          <table:table-cell office:value-type="float" office:value="613.792037" calcext:value-type="float">
            <text:p>613.792037</text:p>
          </table:table-cell>
          <table:table-cell office:value-type="float" office:value="0.0165631469979296" calcext:value-type="float">
            <text:p>0.01656314699793</text:p>
          </table:table-cell>
          <table:table-cell/>
          <table:table-cell table:formula="of:=IF(ISNUMBER([.A411]);[.A411];&quot;&quot;)" office:value-type="float" office:value="613.792037" calcext:value-type="float">
            <text:p>613.792037</text:p>
          </table:table-cell>
          <table:table-cell table:formula="of:=IF(ISNUMBER([.B411]);[.B411];&quot;&quot;)" office:value-type="float" office:value="0.0165631469979296" calcext:value-type="float">
            <text:p>0.01656314699793</text:p>
          </table:table-cell>
        </table:table-row>
        <table:table-row table:style-name="ro1">
          <table:table-cell office:value-type="string" calcext:value-type="string">
            <text:p>M-n200-k16</text:p>
          </table:table-cell>
          <table:table-cell table:number-columns-repeated="2"/>
          <table:table-cell table:formula="of:=IF(ISNUMBER([.A412]);[.A412];&quot;&quot;)">
            <text:p/>
          </table:table-cell>
          <table:table-cell table:formula="of:=IF(ISNUMBER([.B412]);[.B41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5206611570248" calcext:value-type="float">
            <text:p>0.375206611570248</text:p>
          </table:table-cell>
          <table:table-cell/>
          <table:table-cell table:formula="of:=IF(ISNUMBER([.A413]);[.A413];&quot;&quot;)" office:value-type="float" office:value="0" calcext:value-type="float">
            <text:p>0</text:p>
          </table:table-cell>
          <table:table-cell table:formula="of:=IF(ISNUMBER([.B413]);[.B413];&quot;&quot;)" office:value-type="float" office:value="0.375206611570248" calcext:value-type="float">
            <text:p>0.375206611570248</text:p>
          </table:table-cell>
        </table:table-row>
        <table:table-row table:style-name="ro1">
          <table:table-cell office:value-type="float" office:value="0.910827" calcext:value-type="float">
            <text:p>0.910827</text:p>
          </table:table-cell>
          <table:table-cell office:value-type="float" office:value="0.249586776859504" calcext:value-type="float">
            <text:p>0.249586776859504</text:p>
          </table:table-cell>
          <table:table-cell/>
          <table:table-cell table:formula="of:=IF(ISNUMBER([.A414]);[.A414];&quot;&quot;)" office:value-type="float" office:value="0.910827" calcext:value-type="float">
            <text:p>0.910827</text:p>
          </table:table-cell>
          <table:table-cell table:formula="of:=IF(ISNUMBER([.B414]);[.B414];&quot;&quot;)" office:value-type="float" office:value="0.249586776859504" calcext:value-type="float">
            <text:p>0.249586776859504</text:p>
          </table:table-cell>
        </table:table-row>
        <table:table-row table:style-name="ro1">
          <table:table-cell office:value-type="float" office:value="4.637271" calcext:value-type="float">
            <text:p>4.637271</text:p>
          </table:table-cell>
          <table:table-cell office:value-type="float" office:value="0.190082644628099" calcext:value-type="float">
            <text:p>0.190082644628099</text:p>
          </table:table-cell>
          <table:table-cell/>
          <table:table-cell table:formula="of:=IF(ISNUMBER([.A415]);[.A415];&quot;&quot;)" office:value-type="float" office:value="4.637271" calcext:value-type="float">
            <text:p>4.637271</text:p>
          </table:table-cell>
          <table:table-cell table:formula="of:=IF(ISNUMBER([.B415]);[.B415];&quot;&quot;)" office:value-type="float" office:value="0.190082644628099" calcext:value-type="float">
            <text:p>0.190082644628099</text:p>
          </table:table-cell>
        </table:table-row>
        <table:table-row table:style-name="ro1">
          <table:table-cell office:value-type="float" office:value="7.152779" calcext:value-type="float">
            <text:p>7.152779</text:p>
          </table:table-cell>
          <table:table-cell office:value-type="float" office:value="0.130578512396694" calcext:value-type="float">
            <text:p>0.130578512396694</text:p>
          </table:table-cell>
          <table:table-cell/>
          <table:table-cell table:formula="of:=IF(ISNUMBER([.A416]);[.A416];&quot;&quot;)" office:value-type="float" office:value="7.152779" calcext:value-type="float">
            <text:p>7.152779</text:p>
          </table:table-cell>
          <table:table-cell table:formula="of:=IF(ISNUMBER([.B416]);[.B416];&quot;&quot;)" office:value-type="float" office:value="0.130578512396694" calcext:value-type="float">
            <text:p>0.130578512396694</text:p>
          </table:table-cell>
        </table:table-row>
        <table:table-row table:style-name="ro1">
          <table:table-cell office:value-type="float" office:value="31.000376" calcext:value-type="float">
            <text:p>31.000376</text:p>
          </table:table-cell>
          <table:table-cell office:value-type="float" office:value="0.125619834710744" calcext:value-type="float">
            <text:p>0.125619834710744</text:p>
          </table:table-cell>
          <table:table-cell/>
          <table:table-cell table:formula="of:=IF(ISNUMBER([.A417]);[.A417];&quot;&quot;)" office:value-type="float" office:value="31.000376" calcext:value-type="float">
            <text:p>31.000376</text:p>
          </table:table-cell>
          <table:table-cell table:formula="of:=IF(ISNUMBER([.B417]);[.B417];&quot;&quot;)" office:value-type="float" office:value="0.125619834710744" calcext:value-type="float">
            <text:p>0.125619834710744</text:p>
          </table:table-cell>
        </table:table-row>
        <table:table-row table:style-name="ro1">
          <table:table-cell office:value-type="float" office:value="48.279667" calcext:value-type="float">
            <text:p>48.279667</text:p>
          </table:table-cell>
          <table:table-cell office:value-type="float" office:value="0.109090909090909" calcext:value-type="float">
            <text:p>0.109090909090909</text:p>
          </table:table-cell>
          <table:table-cell/>
          <table:table-cell table:formula="of:=IF(ISNUMBER([.A418]);[.A418];&quot;&quot;)" office:value-type="float" office:value="48.279667" calcext:value-type="float">
            <text:p>48.279667</text:p>
          </table:table-cell>
          <table:table-cell table:formula="of:=IF(ISNUMBER([.B418]);[.B418];&quot;&quot;)" office:value-type="float" office:value="0.109090909090909" calcext:value-type="float">
            <text:p>0.109090909090909</text:p>
          </table:table-cell>
        </table:table-row>
        <table:table-row table:style-name="ro1">
          <table:table-cell office:value-type="float" office:value="58.102676" calcext:value-type="float">
            <text:p>58.102676</text:p>
          </table:table-cell>
          <table:table-cell office:value-type="float" office:value="0.102479338842975" calcext:value-type="float">
            <text:p>0.102479338842975</text:p>
          </table:table-cell>
          <table:table-cell/>
          <table:table-cell table:formula="of:=IF(ISNUMBER([.A419]);[.A419];&quot;&quot;)" office:value-type="float" office:value="58.102676" calcext:value-type="float">
            <text:p>58.102676</text:p>
          </table:table-cell>
          <table:table-cell table:formula="of:=IF(ISNUMBER([.B419]);[.B419];&quot;&quot;)" office:value-type="float" office:value="0.102479338842975" calcext:value-type="float">
            <text:p>0.102479338842975</text:p>
          </table:table-cell>
        </table:table-row>
        <table:table-row table:style-name="ro1">
          <table:table-cell office:value-type="float" office:value="71.74752" calcext:value-type="float">
            <text:p>71.74752</text:p>
          </table:table-cell>
          <table:table-cell office:value-type="float" office:value="0.087603305785124" calcext:value-type="float">
            <text:p>0.087603305785124</text:p>
          </table:table-cell>
          <table:table-cell/>
          <table:table-cell table:formula="of:=IF(ISNUMBER([.A420]);[.A420];&quot;&quot;)" office:value-type="float" office:value="71.74752" calcext:value-type="float">
            <text:p>71.74752</text:p>
          </table:table-cell>
          <table:table-cell table:formula="of:=IF(ISNUMBER([.B420]);[.B420];&quot;&quot;)" office:value-type="float" office:value="0.087603305785124" calcext:value-type="float">
            <text:p>0.087603305785124</text:p>
          </table:table-cell>
        </table:table-row>
        <table:table-row table:style-name="ro1">
          <table:table-cell office:value-type="float" office:value="75.893906" calcext:value-type="float">
            <text:p>75.893906</text:p>
          </table:table-cell>
          <table:table-cell office:value-type="float" office:value="0.0512396694214876" calcext:value-type="float">
            <text:p>0.051239669421488</text:p>
          </table:table-cell>
          <table:table-cell/>
          <table:table-cell table:formula="of:=IF(ISNUMBER([.A421]);[.A421];&quot;&quot;)" office:value-type="float" office:value="75.893906" calcext:value-type="float">
            <text:p>75.893906</text:p>
          </table:table-cell>
          <table:table-cell table:formula="of:=IF(ISNUMBER([.B421]);[.B421];&quot;&quot;)" office:value-type="float" office:value="0.0512396694214876" calcext:value-type="float">
            <text:p>0.051239669421488</text:p>
          </table:table-cell>
        </table:table-row>
        <table:table-row table:style-name="ro1">
          <table:table-cell office:value-type="float" office:value="1724.081463" calcext:value-type="float">
            <text:p>1724.081463</text:p>
          </table:table-cell>
          <table:table-cell office:value-type="float" office:value="0.0462809917355372" calcext:value-type="float">
            <text:p>0.046280991735537</text:p>
          </table:table-cell>
          <table:table-cell/>
          <table:table-cell table:formula="of:=IF(ISNUMBER([.A422]);[.A422];&quot;&quot;)" office:value-type="float" office:value="1724.081463" calcext:value-type="float">
            <text:p>1724.081463</text:p>
          </table:table-cell>
          <table:table-cell table:formula="of:=IF(ISNUMBER([.B422]);[.B422];&quot;&quot;)" office:value-type="float" office:value="0.0462809917355372" calcext:value-type="float">
            <text:p>0.046280991735537</text:p>
          </table:table-cell>
        </table:table-row>
        <table:table-row table:style-name="ro1">
          <table:table-cell office:value-type="float" office:value="3685.338445" calcext:value-type="float">
            <text:p>3685.338445</text:p>
          </table:table-cell>
          <table:table-cell office:value-type="float" office:value="0.0429752066115703" calcext:value-type="float">
            <text:p>0.04297520661157</text:p>
          </table:table-cell>
          <table:table-cell/>
          <table:table-cell table:formula="of:=IF(ISNUMBER([.A423]);[.A423];&quot;&quot;)" office:value-type="float" office:value="3685.338445" calcext:value-type="float">
            <text:p>3685.338445</text:p>
          </table:table-cell>
          <table:table-cell table:formula="of:=IF(ISNUMBER([.B423]);[.B423];&quot;&quot;)" office:value-type="float" office:value="0.0429752066115703" calcext:value-type="float">
            <text:p>0.04297520661157</text:p>
          </table:table-cell>
        </table:table-row>
        <table:table-row table:style-name="ro1">
          <table:table-cell office:value-type="string" calcext:value-type="string">
            <text:p>P-n101-k4</text:p>
          </table:table-cell>
          <table:table-cell table:number-columns-repeated="2"/>
          <table:table-cell table:formula="of:=IF(ISNUMBER([.A424]);[.A424];&quot;&quot;)">
            <text:p/>
          </table:table-cell>
          <table:table-cell table:formula="of:=IF(ISNUMBER([.B424]);[.B424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4864864864865" calcext:value-type="float">
            <text:p>0.564864864864865</text:p>
          </table:table-cell>
          <table:table-cell/>
          <table:table-cell table:formula="of:=IF(ISNUMBER([.A425]);[.A425];&quot;&quot;)" office:value-type="float" office:value="0" calcext:value-type="float">
            <text:p>0</text:p>
          </table:table-cell>
          <table:table-cell table:formula="of:=IF(ISNUMBER([.B425]);[.B425];&quot;&quot;)" office:value-type="float" office:value="0.564864864864865" calcext:value-type="float">
            <text:p>0.564864864864865</text:p>
          </table:table-cell>
        </table:table-row>
        <table:table-row table:style-name="ro1">
          <table:table-cell office:value-type="float" office:value="0.867444" calcext:value-type="float">
            <text:p>0.867444</text:p>
          </table:table-cell>
          <table:table-cell office:value-type="float" office:value="0.0756756756756757" calcext:value-type="float">
            <text:p>0.075675675675676</text:p>
          </table:table-cell>
          <table:table-cell/>
          <table:table-cell table:formula="of:=IF(ISNUMBER([.A426]);[.A426];&quot;&quot;)" office:value-type="float" office:value="0.867444" calcext:value-type="float">
            <text:p>0.867444</text:p>
          </table:table-cell>
          <table:table-cell table:formula="of:=IF(ISNUMBER([.B426]);[.B426];&quot;&quot;)" office:value-type="float" office:value="0.0756756756756757" calcext:value-type="float">
            <text:p>0.075675675675676</text:p>
          </table:table-cell>
        </table:table-row>
        <table:table-row table:style-name="ro1">
          <table:table-cell office:value-type="float" office:value="5.634215" calcext:value-type="float">
            <text:p>5.634215</text:p>
          </table:table-cell>
          <table:table-cell office:value-type="float" office:value="0.0675675675675676" calcext:value-type="float">
            <text:p>0.067567567567568</text:p>
          </table:table-cell>
          <table:table-cell/>
          <table:table-cell table:formula="of:=IF(ISNUMBER([.A427]);[.A427];&quot;&quot;)" office:value-type="float" office:value="5.634215" calcext:value-type="float">
            <text:p>5.634215</text:p>
          </table:table-cell>
          <table:table-cell table:formula="of:=IF(ISNUMBER([.B427]);[.B427];&quot;&quot;)" office:value-type="float" office:value="0.0675675675675676" calcext:value-type="float">
            <text:p>0.067567567567568</text:p>
          </table:table-cell>
        </table:table-row>
        <table:table-row table:style-name="ro1">
          <table:table-cell office:value-type="float" office:value="11.655011" calcext:value-type="float">
            <text:p>11.655011</text:p>
          </table:table-cell>
          <table:table-cell office:value-type="float" office:value="0.0621621621621622" calcext:value-type="float">
            <text:p>0.062162162162162</text:p>
          </table:table-cell>
          <table:table-cell/>
          <table:table-cell table:formula="of:=IF(ISNUMBER([.A428]);[.A428];&quot;&quot;)" office:value-type="float" office:value="11.655011" calcext:value-type="float">
            <text:p>11.655011</text:p>
          </table:table-cell>
          <table:table-cell table:formula="of:=IF(ISNUMBER([.B428]);[.B428];&quot;&quot;)" office:value-type="float" office:value="0.0621621621621622" calcext:value-type="float">
            <text:p>0.062162162162162</text:p>
          </table:table-cell>
        </table:table-row>
        <table:table-row table:style-name="ro1">
          <table:table-cell office:value-type="float" office:value="88.998613" calcext:value-type="float">
            <text:p>88.998613</text:p>
          </table:table-cell>
          <table:table-cell office:value-type="float" office:value="0.0594594594594595" calcext:value-type="float">
            <text:p>0.05945945945946</text:p>
          </table:table-cell>
          <table:table-cell/>
          <table:table-cell table:formula="of:=IF(ISNUMBER([.A429]);[.A429];&quot;&quot;)" office:value-type="float" office:value="88.998613" calcext:value-type="float">
            <text:p>88.998613</text:p>
          </table:table-cell>
          <table:table-cell table:formula="of:=IF(ISNUMBER([.B429]);[.B429];&quot;&quot;)" office:value-type="float" office:value="0.0594594594594595" calcext:value-type="float">
            <text:p>0.05945945945946</text:p>
          </table:table-cell>
        </table:table-row>
        <table:table-row table:style-name="ro1">
          <table:table-cell office:value-type="float" office:value="375.312352" calcext:value-type="float">
            <text:p>375.312352</text:p>
          </table:table-cell>
          <table:table-cell office:value-type="float" office:value="0.0513513513513514" calcext:value-type="float">
            <text:p>0.051351351351351</text:p>
          </table:table-cell>
          <table:table-cell/>
          <table:table-cell table:formula="of:=IF(ISNUMBER([.A430]);[.A430];&quot;&quot;)" office:value-type="float" office:value="375.312352" calcext:value-type="float">
            <text:p>375.312352</text:p>
          </table:table-cell>
          <table:table-cell table:formula="of:=IF(ISNUMBER([.B430]);[.B430];&quot;&quot;)" office:value-type="float" office:value="0.0513513513513514" calcext:value-type="float">
            <text:p>0.051351351351351</text:p>
          </table:table-cell>
        </table:table-row>
        <table:table-row table:style-name="ro1">
          <table:table-cell office:value-type="float" office:value="377.288642" calcext:value-type="float">
            <text:p>377.288642</text:p>
          </table:table-cell>
          <table:table-cell office:value-type="float" office:value="0.0432432432432433" calcext:value-type="float">
            <text:p>0.043243243243243</text:p>
          </table:table-cell>
          <table:table-cell/>
          <table:table-cell table:formula="of:=IF(ISNUMBER([.A431]);[.A431];&quot;&quot;)" office:value-type="float" office:value="377.288642" calcext:value-type="float">
            <text:p>377.288642</text:p>
          </table:table-cell>
          <table:table-cell table:formula="of:=IF(ISNUMBER([.B431]);[.B431];&quot;&quot;)" office:value-type="float" office:value="0.0432432432432433" calcext:value-type="float">
            <text:p>0.043243243243243</text:p>
          </table:table-cell>
        </table:table-row>
        <table:table-row table:style-name="ro1">
          <table:table-cell office:value-type="float" office:value="436.112809" calcext:value-type="float">
            <text:p>436.112809</text:p>
          </table:table-cell>
          <table:table-cell office:value-type="float" office:value="0.0324324324324324" calcext:value-type="float">
            <text:p>0.032432432432433</text:p>
          </table:table-cell>
          <table:table-cell/>
          <table:table-cell table:formula="of:=IF(ISNUMBER([.A432]);[.A432];&quot;&quot;)" office:value-type="float" office:value="436.112809" calcext:value-type="float">
            <text:p>436.112809</text:p>
          </table:table-cell>
          <table:table-cell table:formula="of:=IF(ISNUMBER([.B432]);[.B432];&quot;&quot;)" office:value-type="float" office:value="0.0324324324324324" calcext:value-type="float">
            <text:p>0.032432432432433</text:p>
          </table:table-cell>
        </table:table-row>
        <table:table-row table:style-name="ro1">
          <table:table-cell office:value-type="float" office:value="739.008444" calcext:value-type="float">
            <text:p>739.008444</text:p>
          </table:table-cell>
          <table:table-cell office:value-type="float" office:value="0.0216216216216216" calcext:value-type="float">
            <text:p>0.021621621621622</text:p>
          </table:table-cell>
          <table:table-cell/>
          <table:table-cell table:formula="of:=IF(ISNUMBER([.A433]);[.A433];&quot;&quot;)" office:value-type="float" office:value="739.008444" calcext:value-type="float">
            <text:p>739.008444</text:p>
          </table:table-cell>
          <table:table-cell table:formula="of:=IF(ISNUMBER([.B433]);[.B433];&quot;&quot;)" office:value-type="float" office:value="0.0216216216216216" calcext:value-type="float">
            <text:p>0.021621621621622</text:p>
          </table:table-cell>
        </table:table-row>
        <table:table-row table:style-name="ro1">
          <table:table-cell office:value-type="float" office:value="9364.204819" calcext:value-type="float">
            <text:p>9364.204819</text:p>
          </table:table-cell>
          <table:table-cell office:value-type="float" office:value="0.0189189189189189" calcext:value-type="float">
            <text:p>0.018918918918919</text:p>
          </table:table-cell>
          <table:table-cell/>
          <table:table-cell table:formula="of:=IF(ISNUMBER([.A434]);[.A434];&quot;&quot;)" office:value-type="float" office:value="9364.204819" calcext:value-type="float">
            <text:p>9364.204819</text:p>
          </table:table-cell>
          <table:table-cell table:formula="of:=IF(ISNUMBER([.B434]);[.B434];&quot;&quot;)" office:value-type="float" office:value="0.0189189189189189" calcext:value-type="float">
            <text:p>0.018918918918919</text:p>
          </table:table-cell>
        </table:table-row>
        <table:table-row table:style-name="ro1">
          <table:table-cell office:value-type="string" calcext:value-type="string">
            <text:p>P-n16-k8</text:p>
          </table:table-cell>
          <table:table-cell table:number-columns-repeated="2"/>
          <table:table-cell table:formula="of:=IF(ISNUMBER([.A435]);[.A435];&quot;&quot;)">
            <text:p/>
          </table:table-cell>
          <table:table-cell table:formula="of:=IF(ISNUMBER([.B435]);[.B435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82352941176471" calcext:value-type="float">
            <text:p>0.088235294117647</text:p>
          </table:table-cell>
          <table:table-cell/>
          <table:table-cell table:formula="of:=IF(ISNUMBER([.A436]);[.A436];&quot;&quot;)" office:value-type="float" office:value="0" calcext:value-type="float">
            <text:p>0</text:p>
          </table:table-cell>
          <table:table-cell table:formula="of:=IF(ISNUMBER([.B436]);[.B436];&quot;&quot;)" office:value-type="float" office:value="0.0882352941176471" calcext:value-type="float">
            <text:p>0.088235294117647</text:p>
          </table:table-cell>
        </table:table-row>
        <table:table-row table:style-name="ro1">
          <table:table-cell office:value-type="float" office:value="0.028099" calcext:value-type="float">
            <text:p>0.02809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37]);[.A437];&quot;&quot;)" office:value-type="float" office:value="0.028099" calcext:value-type="float">
            <text:p>0.028099</text:p>
          </table:table-cell>
          <table:table-cell table:formula="of:=IF(ISNUMBER([.B437]);[.B43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19-k2</text:p>
          </table:table-cell>
          <table:table-cell table:number-columns-repeated="2"/>
          <table:table-cell table:formula="of:=IF(ISNUMBER([.A438]);[.A438];&quot;&quot;)">
            <text:p/>
          </table:table-cell>
          <table:table-cell table:formula="of:=IF(ISNUMBER([.B438]);[.B43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162162162162" calcext:value-type="float">
            <text:p>0.162162162162162</text:p>
          </table:table-cell>
          <table:table-cell/>
          <table:table-cell table:formula="of:=IF(ISNUMBER([.A439]);[.A439];&quot;&quot;)" office:value-type="float" office:value="0" calcext:value-type="float">
            <text:p>0</text:p>
          </table:table-cell>
          <table:table-cell table:formula="of:=IF(ISNUMBER([.B439]);[.B439];&quot;&quot;)"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float" office:value="0.135997" calcext:value-type="float">
            <text:p>0.135997</text:p>
          </table:table-cell>
          <table:table-cell office:value-type="float" office:value="0.045045045045045" calcext:value-type="float">
            <text:p>0.045045045045045</text:p>
          </table:table-cell>
          <table:table-cell/>
          <table:table-cell table:formula="of:=IF(ISNUMBER([.A440]);[.A440];&quot;&quot;)" office:value-type="float" office:value="0.135997" calcext:value-type="float">
            <text:p>0.135997</text:p>
          </table:table-cell>
          <table:table-cell table:formula="of:=IF(ISNUMBER([.B440]);[.B440];&quot;&quot;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0.203263" calcext:value-type="float">
            <text:p>0.203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41]);[.A441];&quot;&quot;)" office:value-type="float" office:value="0.203263" calcext:value-type="float">
            <text:p>0.203263</text:p>
          </table:table-cell>
          <table:table-cell table:formula="of:=IF(ISNUMBER([.B441]);[.B441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20-k2</text:p>
          </table:table-cell>
          <table:table-cell table:number-columns-repeated="2"/>
          <table:table-cell table:formula="of:=IF(ISNUMBER([.A442]);[.A442];&quot;&quot;)">
            <text:p/>
          </table:table-cell>
          <table:table-cell table:formula="of:=IF(ISNUMBER([.B442]);[.B44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564102564103" calcext:value-type="float">
            <text:p>0.102564102564103</text:p>
          </table:table-cell>
          <table:table-cell/>
          <table:table-cell table:formula="of:=IF(ISNUMBER([.A443]);[.A443];&quot;&quot;)" office:value-type="float" office:value="0" calcext:value-type="float">
            <text:p>0</text:p>
          </table:table-cell>
          <table:table-cell table:formula="of:=IF(ISNUMBER([.B443]);[.B443];&quot;&quot;)" office:value-type="float" office:value="0.102564102564103" calcext:value-type="float">
            <text:p>0.102564102564103</text:p>
          </table:table-cell>
        </table:table-row>
        <table:table-row table:style-name="ro1">
          <table:table-cell office:value-type="float" office:value="0.030874" calcext:value-type="float">
            <text:p>0.03087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44]);[.A444];&quot;&quot;)" office:value-type="float" office:value="0.030874" calcext:value-type="float">
            <text:p>0.030874</text:p>
          </table:table-cell>
          <table:table-cell table:formula="of:=IF(ISNUMBER([.B444]);[.B444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21-k2</text:p>
          </table:table-cell>
          <table:table-cell table:number-columns-repeated="2"/>
          <table:table-cell table:formula="of:=IF(ISNUMBER([.A445]);[.A445];&quot;&quot;)">
            <text:p/>
          </table:table-cell>
          <table:table-cell table:formula="of:=IF(ISNUMBER([.B445]);[.B445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1709401709402" calcext:value-type="float">
            <text:p>0.401709401709402</text:p>
          </table:table-cell>
          <table:table-cell/>
          <table:table-cell table:formula="of:=IF(ISNUMBER([.A446]);[.A446];&quot;&quot;)" office:value-type="float" office:value="0" calcext:value-type="float">
            <text:p>0</text:p>
          </table:table-cell>
          <table:table-cell table:formula="of:=IF(ISNUMBER([.B446]);[.B446];&quot;&quot;)" office:value-type="float" office:value="0.401709401709402" calcext:value-type="float">
            <text:p>0.401709401709402</text:p>
          </table:table-cell>
        </table:table-row>
        <table:table-row table:style-name="ro1">
          <table:table-cell office:value-type="float" office:value="0.085162" calcext:value-type="float">
            <text:p>0.085162</text:p>
          </table:table-cell>
          <table:table-cell office:value-type="float" office:value="0.222222222222222" calcext:value-type="float">
            <text:p>0.222222222222222</text:p>
          </table:table-cell>
          <table:table-cell/>
          <table:table-cell table:formula="of:=IF(ISNUMBER([.A447]);[.A447];&quot;&quot;)" office:value-type="float" office:value="0.085162" calcext:value-type="float">
            <text:p>0.085162</text:p>
          </table:table-cell>
          <table:table-cell table:formula="of:=IF(ISNUMBER([.B447]);[.B447];&quot;&quot;)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0.790839" calcext:value-type="float">
            <text:p>0.790839</text:p>
          </table:table-cell>
          <table:table-cell office:value-type="float" office:value="0.213675213675214" calcext:value-type="float">
            <text:p>0.213675213675214</text:p>
          </table:table-cell>
          <table:table-cell/>
          <table:table-cell table:formula="of:=IF(ISNUMBER([.A448]);[.A448];&quot;&quot;)" office:value-type="float" office:value="0.790839" calcext:value-type="float">
            <text:p>0.790839</text:p>
          </table:table-cell>
          <table:table-cell table:formula="of:=IF(ISNUMBER([.B448]);[.B448];&quot;&quot;)" office:value-type="float" office:value="0.213675213675214" calcext:value-type="float">
            <text:p>0.213675213675214</text:p>
          </table:table-cell>
        </table:table-row>
        <table:table-row table:style-name="ro1">
          <table:table-cell office:value-type="float" office:value="2.254145" calcext:value-type="float">
            <text:p>2.254145</text:p>
          </table:table-cell>
          <table:table-cell office:value-type="float" office:value="0.205128205128205" calcext:value-type="float">
            <text:p>0.205128205128205</text:p>
          </table:table-cell>
          <table:table-cell/>
          <table:table-cell table:formula="of:=IF(ISNUMBER([.A449]);[.A449];&quot;&quot;)" office:value-type="float" office:value="2.254145" calcext:value-type="float">
            <text:p>2.254145</text:p>
          </table:table-cell>
          <table:table-cell table:formula="of:=IF(ISNUMBER([.B449]);[.B449];&quot;&quot;)" office:value-type="float" office:value="0.205128205128205" calcext:value-type="float">
            <text:p>0.205128205128205</text:p>
          </table:table-cell>
        </table:table-row>
        <table:table-row table:style-name="ro1">
          <table:table-cell office:value-type="string" calcext:value-type="string">
            <text:p>P-n22-k2</text:p>
          </table:table-cell>
          <table:table-cell table:number-columns-repeated="2"/>
          <table:table-cell table:formula="of:=IF(ISNUMBER([.A450]);[.A450];&quot;&quot;)">
            <text:p/>
          </table:table-cell>
          <table:table-cell table:formula="of:=IF(ISNUMBER([.B450]);[.B450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6306306306306" calcext:value-type="float">
            <text:p>0.306306306306306</text:p>
          </table:table-cell>
          <table:table-cell/>
          <table:table-cell table:formula="of:=IF(ISNUMBER([.A451]);[.A451];&quot;&quot;)" office:value-type="float" office:value="0" calcext:value-type="float">
            <text:p>0</text:p>
          </table:table-cell>
          <table:table-cell table:formula="of:=IF(ISNUMBER([.B451]);[.B451];&quot;&quot;)" office:value-type="float" office:value="0.306306306306306" calcext:value-type="float">
            <text:p>0.306306306306306</text:p>
          </table:table-cell>
        </table:table-row>
        <table:table-row table:style-name="ro1">
          <table:table-cell office:value-type="float" office:value="0.080462" calcext:value-type="float">
            <text:p>0.080462</text:p>
          </table:table-cell>
          <table:table-cell office:value-type="float" office:value="0.00900900900900901" calcext:value-type="float">
            <text:p>0.009009009009009</text:p>
          </table:table-cell>
          <table:table-cell/>
          <table:table-cell table:formula="of:=IF(ISNUMBER([.A452]);[.A452];&quot;&quot;)" office:value-type="float" office:value="0.080462" calcext:value-type="float">
            <text:p>0.080462</text:p>
          </table:table-cell>
          <table:table-cell table:formula="of:=IF(ISNUMBER([.B452]);[.B452];&quot;&quot;)" office:value-type="float" office:value="0.00900900900900901" calcext:value-type="float">
            <text:p>0.009009009009009</text:p>
          </table:table-cell>
        </table:table-row>
        <table:table-row table:style-name="ro1">
          <table:table-cell office:value-type="float" office:value="0.448584" calcext:value-type="float">
            <text:p>0.44858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53]);[.A453];&quot;&quot;)" office:value-type="float" office:value="0.448584" calcext:value-type="float">
            <text:p>0.448584</text:p>
          </table:table-cell>
          <table:table-cell table:formula="of:=IF(ISNUMBER([.B453]);[.B453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22-k8</text:p>
          </table:table-cell>
          <table:table-cell table:number-columns-repeated="2"/>
          <table:table-cell table:formula="of:=IF(ISNUMBER([.A454]);[.A454];&quot;&quot;)">
            <text:p/>
          </table:table-cell>
          <table:table-cell table:formula="of:=IF(ISNUMBER([.B454]);[.B454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0562248995984" calcext:value-type="float">
            <text:p>0.140562248995984</text:p>
          </table:table-cell>
          <table:table-cell/>
          <table:table-cell table:formula="of:=IF(ISNUMBER([.A455]);[.A455];&quot;&quot;)" office:value-type="float" office:value="0" calcext:value-type="float">
            <text:p>0</text:p>
          </table:table-cell>
          <table:table-cell table:formula="of:=IF(ISNUMBER([.B455]);[.B455];&quot;&quot;)" office:value-type="float" office:value="0.140562248995984" calcext:value-type="float">
            <text:p>0.140562248995984</text:p>
          </table:table-cell>
        </table:table-row>
        <table:table-row table:style-name="ro1">
          <table:table-cell office:value-type="float" office:value="0.048246" calcext:value-type="float">
            <text:p>0.048246</text:p>
          </table:table-cell>
          <table:table-cell office:value-type="float" office:value="0.0120481927710843" calcext:value-type="float">
            <text:p>0.012048192771084</text:p>
          </table:table-cell>
          <table:table-cell/>
          <table:table-cell table:formula="of:=IF(ISNUMBER([.A456]);[.A456];&quot;&quot;)" office:value-type="float" office:value="0.048246" calcext:value-type="float">
            <text:p>0.048246</text:p>
          </table:table-cell>
          <table:table-cell table:formula="of:=IF(ISNUMBER([.B456]);[.B456];&quot;&quot;)" office:value-type="float" office:value="0.0120481927710843" calcext:value-type="float">
            <text:p>0.012048192771084</text:p>
          </table:table-cell>
        </table:table-row>
        <table:table-row table:style-name="ro1">
          <table:table-cell office:value-type="float" office:value="1.304976" calcext:value-type="float">
            <text:p>1.304976</text:p>
          </table:table-cell>
          <table:table-cell office:value-type="float" office:value="0.00803212851405622" calcext:value-type="float">
            <text:p>0.008032128514056</text:p>
          </table:table-cell>
          <table:table-cell/>
          <table:table-cell table:formula="of:=IF(ISNUMBER([.A457]);[.A457];&quot;&quot;)" office:value-type="float" office:value="1.304976" calcext:value-type="float">
            <text:p>1.304976</text:p>
          </table:table-cell>
          <table:table-cell table:formula="of:=IF(ISNUMBER([.B457]);[.B457];&quot;&quot;)" office:value-type="float" office:value="0.00803212851405622" calcext:value-type="float">
            <text:p>0.008032128514056</text:p>
          </table:table-cell>
        </table:table-row>
        <table:table-row table:style-name="ro1">
          <table:table-cell office:value-type="float" office:value="2.910161" calcext:value-type="float">
            <text:p>2.9101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58]);[.A458];&quot;&quot;)" office:value-type="float" office:value="2.910161" calcext:value-type="float">
            <text:p>2.910161</text:p>
          </table:table-cell>
          <table:table-cell table:formula="of:=IF(ISNUMBER([.B458]);[.B45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23-k8</text:p>
          </table:table-cell>
          <table:table-cell table:number-columns-repeated="2"/>
          <table:table-cell table:formula="of:=IF(ISNUMBER([.A459]);[.A459];&quot;&quot;)">
            <text:p/>
          </table:table-cell>
          <table:table-cell table:formula="of:=IF(ISNUMBER([.B459]);[.B45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735632183908" calcext:value-type="float">
            <text:p>0.028735632183908</text:p>
          </table:table-cell>
          <table:table-cell/>
          <table:table-cell table:formula="of:=IF(ISNUMBER([.A460]);[.A460];&quot;&quot;)" office:value-type="float" office:value="0" calcext:value-type="float">
            <text:p>0</text:p>
          </table:table-cell>
          <table:table-cell table:formula="of:=IF(ISNUMBER([.B460]);[.B460];&quot;&quot;)" office:value-type="float" office:value="0.028735632183908" calcext:value-type="float">
            <text:p>0.028735632183908</text:p>
          </table:table-cell>
        </table:table-row>
        <table:table-row table:style-name="ro1">
          <table:table-cell office:value-type="float" office:value="0.050432" calcext:value-type="float">
            <text:p>0.0504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61]);[.A461];&quot;&quot;)" office:value-type="float" office:value="0.050432" calcext:value-type="float">
            <text:p>0.050432</text:p>
          </table:table-cell>
          <table:table-cell table:formula="of:=IF(ISNUMBER([.B461]);[.B461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40-k5</text:p>
          </table:table-cell>
          <table:table-cell table:number-columns-repeated="2"/>
          <table:table-cell table:formula="of:=IF(ISNUMBER([.A462]);[.A462];&quot;&quot;)">
            <text:p/>
          </table:table-cell>
          <table:table-cell table:formula="of:=IF(ISNUMBER([.B462]);[.B46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2957746478873" calcext:value-type="float">
            <text:p>0.492957746478873</text:p>
          </table:table-cell>
          <table:table-cell/>
          <table:table-cell table:formula="of:=IF(ISNUMBER([.A463]);[.A463];&quot;&quot;)" office:value-type="float" office:value="0" calcext:value-type="float">
            <text:p>0</text:p>
          </table:table-cell>
          <table:table-cell table:formula="of:=IF(ISNUMBER([.B463]);[.B463];&quot;&quot;)" office:value-type="float" office:value="0.492957746478873" calcext:value-type="float">
            <text:p>0.492957746478873</text:p>
          </table:table-cell>
        </table:table-row>
        <table:table-row table:style-name="ro1">
          <table:table-cell office:value-type="float" office:value="0.309105" calcext:value-type="float">
            <text:p>0.309105</text:p>
          </table:table-cell>
          <table:table-cell office:value-type="float" office:value="0.187793427230047" calcext:value-type="float">
            <text:p>0.187793427230047</text:p>
          </table:table-cell>
          <table:table-cell/>
          <table:table-cell table:formula="of:=IF(ISNUMBER([.A464]);[.A464];&quot;&quot;)" office:value-type="float" office:value="0.309105" calcext:value-type="float">
            <text:p>0.309105</text:p>
          </table:table-cell>
          <table:table-cell table:formula="of:=IF(ISNUMBER([.B464]);[.B464];&quot;&quot;)" office:value-type="float" office:value="0.187793427230047" calcext:value-type="float">
            <text:p>0.187793427230047</text:p>
          </table:table-cell>
        </table:table-row>
        <table:table-row table:style-name="ro1">
          <table:table-cell office:value-type="float" office:value="0.635577" calcext:value-type="float">
            <text:p>0.635577</text:p>
          </table:table-cell>
          <table:table-cell office:value-type="float" office:value="0.0845070422535211" calcext:value-type="float">
            <text:p>0.084507042253521</text:p>
          </table:table-cell>
          <table:table-cell/>
          <table:table-cell table:formula="of:=IF(ISNUMBER([.A465]);[.A465];&quot;&quot;)" office:value-type="float" office:value="0.635577" calcext:value-type="float">
            <text:p>0.635577</text:p>
          </table:table-cell>
          <table:table-cell table:formula="of:=IF(ISNUMBER([.B465]);[.B465];&quot;&quot;)" office:value-type="float" office:value="0.0845070422535211" calcext:value-type="float">
            <text:p>0.084507042253521</text:p>
          </table:table-cell>
        </table:table-row>
        <table:table-row table:style-name="ro1">
          <table:table-cell office:value-type="float" office:value="2.202905" calcext:value-type="float">
            <text:p>2.202905</text:p>
          </table:table-cell>
          <table:table-cell office:value-type="float" office:value="0.0234741784037559" calcext:value-type="float">
            <text:p>0.023474178403756</text:p>
          </table:table-cell>
          <table:table-cell/>
          <table:table-cell table:formula="of:=IF(ISNUMBER([.A466]);[.A466];&quot;&quot;)" office:value-type="float" office:value="2.202905" calcext:value-type="float">
            <text:p>2.202905</text:p>
          </table:table-cell>
          <table:table-cell table:formula="of:=IF(ISNUMBER([.B466]);[.B466];&quot;&quot;)" office:value-type="float" office:value="0.0234741784037559" calcext:value-type="float">
            <text:p>0.023474178403756</text:p>
          </table:table-cell>
        </table:table-row>
        <table:table-row table:style-name="ro1">
          <table:table-cell office:value-type="float" office:value="5.836135" calcext:value-type="float">
            <text:p>5.83613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67]);[.A467];&quot;&quot;)" office:value-type="float" office:value="5.836135" calcext:value-type="float">
            <text:p>5.836135</text:p>
          </table:table-cell>
          <table:table-cell table:formula="of:=IF(ISNUMBER([.B467]);[.B46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45-k5</text:p>
          </table:table-cell>
          <table:table-cell table:number-columns-repeated="2"/>
          <table:table-cell table:formula="of:=IF(ISNUMBER([.A468]);[.A468];&quot;&quot;)">
            <text:p/>
          </table:table-cell>
          <table:table-cell table:formula="of:=IF(ISNUMBER([.B468]);[.B46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4285714285714" calcext:value-type="float">
            <text:p>0.214285714285714</text:p>
          </table:table-cell>
          <table:table-cell/>
          <table:table-cell table:formula="of:=IF(ISNUMBER([.A469]);[.A469];&quot;&quot;)" office:value-type="float" office:value="0" calcext:value-type="float">
            <text:p>0</text:p>
          </table:table-cell>
          <table:table-cell table:formula="of:=IF(ISNUMBER([.B469]);[.B469];&quot;&quot;)"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float" office:value="0.150761" calcext:value-type="float">
            <text:p>0.150761</text:p>
          </table:table-cell>
          <table:table-cell office:value-type="float" office:value="0.0840336134453782" calcext:value-type="float">
            <text:p>0.084033613445378</text:p>
          </table:table-cell>
          <table:table-cell/>
          <table:table-cell table:formula="of:=IF(ISNUMBER([.A470]);[.A470];&quot;&quot;)" office:value-type="float" office:value="0.150761" calcext:value-type="float">
            <text:p>0.150761</text:p>
          </table:table-cell>
          <table:table-cell table:formula="of:=IF(ISNUMBER([.B470]);[.B470];&quot;&quot;)" office:value-type="float" office:value="0.0840336134453782" calcext:value-type="float">
            <text:p>0.084033613445378</text:p>
          </table:table-cell>
        </table:table-row>
        <table:table-row table:style-name="ro1">
          <table:table-cell office:value-type="float" office:value="0.419842" calcext:value-type="float">
            <text:p>0.419842</text:p>
          </table:table-cell>
          <table:table-cell office:value-type="float" office:value="0.0714285714285714" calcext:value-type="float">
            <text:p>0.071428571428572</text:p>
          </table:table-cell>
          <table:table-cell/>
          <table:table-cell table:formula="of:=IF(ISNUMBER([.A471]);[.A471];&quot;&quot;)" office:value-type="float" office:value="0.419842" calcext:value-type="float">
            <text:p>0.419842</text:p>
          </table:table-cell>
          <table:table-cell table:formula="of:=IF(ISNUMBER([.B471]);[.B471];&quot;&quot;)" office:value-type="float" office:value="0.0714285714285714" calcext:value-type="float">
            <text:p>0.071428571428572</text:p>
          </table:table-cell>
        </table:table-row>
        <table:table-row table:style-name="ro1">
          <table:table-cell office:value-type="float" office:value="1.017231" calcext:value-type="float">
            <text:p>1.017231</text:p>
          </table:table-cell>
          <table:table-cell office:value-type="float" office:value="0.0672268907563025" calcext:value-type="float">
            <text:p>0.067226890756303</text:p>
          </table:table-cell>
          <table:table-cell/>
          <table:table-cell table:formula="of:=IF(ISNUMBER([.A472]);[.A472];&quot;&quot;)" office:value-type="float" office:value="1.017231" calcext:value-type="float">
            <text:p>1.017231</text:p>
          </table:table-cell>
          <table:table-cell table:formula="of:=IF(ISNUMBER([.B472]);[.B472];&quot;&quot;)" office:value-type="float" office:value="0.0672268907563025" calcext:value-type="float">
            <text:p>0.067226890756303</text:p>
          </table:table-cell>
        </table:table-row>
        <table:table-row table:style-name="ro1">
          <table:table-cell office:value-type="float" office:value="1.443392" calcext:value-type="float">
            <text:p>1.443392</text:p>
          </table:table-cell>
          <table:table-cell office:value-type="float" office:value="0.0336134453781513" calcext:value-type="float">
            <text:p>0.033613445378151</text:p>
          </table:table-cell>
          <table:table-cell/>
          <table:table-cell table:formula="of:=IF(ISNUMBER([.A473]);[.A473];&quot;&quot;)" office:value-type="float" office:value="1.443392" calcext:value-type="float">
            <text:p>1.443392</text:p>
          </table:table-cell>
          <table:table-cell table:formula="of:=IF(ISNUMBER([.B473]);[.B473];&quot;&quot;)" office:value-type="float" office:value="0.0336134453781513" calcext:value-type="float">
            <text:p>0.033613445378151</text:p>
          </table:table-cell>
        </table:table-row>
        <table:table-row table:style-name="ro1">
          <table:table-cell office:value-type="float" office:value="2.427892" calcext:value-type="float">
            <text:p>2.427892</text:p>
          </table:table-cell>
          <table:table-cell office:value-type="float" office:value="0.0294117647058824" calcext:value-type="float">
            <text:p>0.029411764705882</text:p>
          </table:table-cell>
          <table:table-cell/>
          <table:table-cell table:formula="of:=IF(ISNUMBER([.A474]);[.A474];&quot;&quot;)" office:value-type="float" office:value="2.427892" calcext:value-type="float">
            <text:p>2.427892</text:p>
          </table:table-cell>
          <table:table-cell table:formula="of:=IF(ISNUMBER([.B474]);[.B474];&quot;&quot;)" office:value-type="float" office:value="0.0294117647058824" calcext:value-type="float">
            <text:p>0.029411764705882</text:p>
          </table:table-cell>
        </table:table-row>
        <table:table-row table:style-name="ro1">
          <table:table-cell office:value-type="float" office:value="4.1351" calcext:value-type="float">
            <text:p>4.1351</text:p>
          </table:table-cell>
          <table:table-cell office:value-type="float" office:value="0.0252100840336134" calcext:value-type="float">
            <text:p>0.025210084033614</text:p>
          </table:table-cell>
          <table:table-cell/>
          <table:table-cell table:formula="of:=IF(ISNUMBER([.A475]);[.A475];&quot;&quot;)" office:value-type="float" office:value="4.1351" calcext:value-type="float">
            <text:p>4.1351</text:p>
          </table:table-cell>
          <table:table-cell table:formula="of:=IF(ISNUMBER([.B475]);[.B475];&quot;&quot;)" office:value-type="float" office:value="0.0252100840336134" calcext:value-type="float">
            <text:p>0.025210084033614</text:p>
          </table:table-cell>
        </table:table-row>
        <table:table-row table:style-name="ro1">
          <table:table-cell office:value-type="float" office:value="6.325091" calcext:value-type="float">
            <text:p>6.325091</text:p>
          </table:table-cell>
          <table:table-cell office:value-type="float" office:value="0.0126050420168067" calcext:value-type="float">
            <text:p>0.012605042016807</text:p>
          </table:table-cell>
          <table:table-cell/>
          <table:table-cell table:formula="of:=IF(ISNUMBER([.A476]);[.A476];&quot;&quot;)" office:value-type="float" office:value="6.325091" calcext:value-type="float">
            <text:p>6.325091</text:p>
          </table:table-cell>
          <table:table-cell table:formula="of:=IF(ISNUMBER([.B476]);[.B476];&quot;&quot;)" office:value-type="float" office:value="0.0126050420168067" calcext:value-type="float">
            <text:p>0.012605042016807</text:p>
          </table:table-cell>
        </table:table-row>
        <table:table-row table:style-name="ro1">
          <table:table-cell office:value-type="float" office:value="14.648834" calcext:value-type="float">
            <text:p>14.64883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77]);[.A477];&quot;&quot;)" office:value-type="float" office:value="14.648834" calcext:value-type="float">
            <text:p>14.648834</text:p>
          </table:table-cell>
          <table:table-cell table:formula="of:=IF(ISNUMBER([.B477]);[.B47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50-k10</text:p>
          </table:table-cell>
          <table:table-cell table:number-columns-repeated="2"/>
          <table:table-cell table:formula="of:=IF(ISNUMBER([.A478]);[.A478];&quot;&quot;)">
            <text:p/>
          </table:table-cell>
          <table:table-cell table:formula="of:=IF(ISNUMBER([.B478]);[.B47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7671232876712" calcext:value-type="float">
            <text:p>0.287671232876712</text:p>
          </table:table-cell>
          <table:table-cell/>
          <table:table-cell table:formula="of:=IF(ISNUMBER([.A479]);[.A479];&quot;&quot;)" office:value-type="float" office:value="0" calcext:value-type="float">
            <text:p>0</text:p>
          </table:table-cell>
          <table:table-cell table:formula="of:=IF(ISNUMBER([.B479]);[.B479];&quot;&quot;)" office:value-type="float" office:value="0.287671232876712" calcext:value-type="float">
            <text:p>0.287671232876712</text:p>
          </table:table-cell>
        </table:table-row>
        <table:table-row table:style-name="ro1">
          <table:table-cell office:value-type="float" office:value="0.106951" calcext:value-type="float">
            <text:p>0.106951</text:p>
          </table:table-cell>
          <table:table-cell office:value-type="float" office:value="0.184931506849315" calcext:value-type="float">
            <text:p>0.184931506849315</text:p>
          </table:table-cell>
          <table:table-cell/>
          <table:table-cell table:formula="of:=IF(ISNUMBER([.A480]);[.A480];&quot;&quot;)" office:value-type="float" office:value="0.106951" calcext:value-type="float">
            <text:p>0.106951</text:p>
          </table:table-cell>
          <table:table-cell table:formula="of:=IF(ISNUMBER([.B480]);[.B480];&quot;&quot;)" office:value-type="float" office:value="0.184931506849315" calcext:value-type="float">
            <text:p>0.184931506849315</text:p>
          </table:table-cell>
        </table:table-row>
        <table:table-row table:style-name="ro1">
          <table:table-cell office:value-type="float" office:value="0.514164" calcext:value-type="float">
            <text:p>0.514164</text:p>
          </table:table-cell>
          <table:table-cell office:value-type="float" office:value="0.113013698630137" calcext:value-type="float">
            <text:p>0.113013698630137</text:p>
          </table:table-cell>
          <table:table-cell/>
          <table:table-cell table:formula="of:=IF(ISNUMBER([.A481]);[.A481];&quot;&quot;)" office:value-type="float" office:value="0.514164" calcext:value-type="float">
            <text:p>0.514164</text:p>
          </table:table-cell>
          <table:table-cell table:formula="of:=IF(ISNUMBER([.B481]);[.B481];&quot;&quot;)" office:value-type="float" office:value="0.113013698630137" calcext:value-type="float">
            <text:p>0.113013698630137</text:p>
          </table:table-cell>
        </table:table-row>
        <table:table-row table:style-name="ro1">
          <table:table-cell office:value-type="float" office:value="0.722354" calcext:value-type="float">
            <text:p>0.722354</text:p>
          </table:table-cell>
          <table:table-cell office:value-type="float" office:value="0.106164383561644" calcext:value-type="float">
            <text:p>0.106164383561644</text:p>
          </table:table-cell>
          <table:table-cell/>
          <table:table-cell table:formula="of:=IF(ISNUMBER([.A482]);[.A482];&quot;&quot;)" office:value-type="float" office:value="0.722354" calcext:value-type="float">
            <text:p>0.722354</text:p>
          </table:table-cell>
          <table:table-cell table:formula="of:=IF(ISNUMBER([.B482]);[.B482];&quot;&quot;)" office:value-type="float" office:value="0.106164383561644" calcext:value-type="float">
            <text:p>0.106164383561644</text:p>
          </table:table-cell>
        </table:table-row>
        <table:table-row table:style-name="ro1">
          <table:table-cell office:value-type="float" office:value="1.888528" calcext:value-type="float">
            <text:p>1.888528</text:p>
          </table:table-cell>
          <table:table-cell office:value-type="float" office:value="0.102739726027397" calcext:value-type="float">
            <text:p>0.102739726027397</text:p>
          </table:table-cell>
          <table:table-cell/>
          <table:table-cell table:formula="of:=IF(ISNUMBER([.A483]);[.A483];&quot;&quot;)" office:value-type="float" office:value="1.888528" calcext:value-type="float">
            <text:p>1.888528</text:p>
          </table:table-cell>
          <table:table-cell table:formula="of:=IF(ISNUMBER([.B483]);[.B483];&quot;&quot;)" office:value-type="float" office:value="0.102739726027397" calcext:value-type="float">
            <text:p>0.102739726027397</text:p>
          </table:table-cell>
        </table:table-row>
        <table:table-row table:style-name="ro1">
          <table:table-cell office:value-type="float" office:value="2.19816" calcext:value-type="float">
            <text:p>2.19816</text:p>
          </table:table-cell>
          <table:table-cell office:value-type="float" office:value="0.0924657534246575" calcext:value-type="float">
            <text:p>0.092465753424658</text:p>
          </table:table-cell>
          <table:table-cell/>
          <table:table-cell table:formula="of:=IF(ISNUMBER([.A484]);[.A484];&quot;&quot;)" office:value-type="float" office:value="2.19816" calcext:value-type="float">
            <text:p>2.19816</text:p>
          </table:table-cell>
          <table:table-cell table:formula="of:=IF(ISNUMBER([.B484]);[.B484];&quot;&quot;)" office:value-type="float" office:value="0.0924657534246575" calcext:value-type="float">
            <text:p>0.092465753424658</text:p>
          </table:table-cell>
        </table:table-row>
        <table:table-row table:style-name="ro1">
          <table:table-cell office:value-type="float" office:value="3.75358" calcext:value-type="float">
            <text:p>3.75358</text:p>
          </table:table-cell>
          <table:table-cell office:value-type="float" office:value="0.0650684931506849" calcext:value-type="float">
            <text:p>0.065068493150685</text:p>
          </table:table-cell>
          <table:table-cell/>
          <table:table-cell table:formula="of:=IF(ISNUMBER([.A485]);[.A485];&quot;&quot;)" office:value-type="float" office:value="3.75358" calcext:value-type="float">
            <text:p>3.75358</text:p>
          </table:table-cell>
          <table:table-cell table:formula="of:=IF(ISNUMBER([.B485]);[.B485];&quot;&quot;)" office:value-type="float" office:value="0.0650684931506849" calcext:value-type="float">
            <text:p>0.065068493150685</text:p>
          </table:table-cell>
        </table:table-row>
        <table:table-row table:style-name="ro1">
          <table:table-cell office:value-type="float" office:value="3.885851" calcext:value-type="float">
            <text:p>3.885851</text:p>
          </table:table-cell>
          <table:table-cell office:value-type="float" office:value="0.0479452054794521" calcext:value-type="float">
            <text:p>0.047945205479452</text:p>
          </table:table-cell>
          <table:table-cell/>
          <table:table-cell table:formula="of:=IF(ISNUMBER([.A486]);[.A486];&quot;&quot;)" office:value-type="float" office:value="3.885851" calcext:value-type="float">
            <text:p>3.885851</text:p>
          </table:table-cell>
          <table:table-cell table:formula="of:=IF(ISNUMBER([.B486]);[.B486];&quot;&quot;)" office:value-type="float" office:value="0.0479452054794521" calcext:value-type="float">
            <text:p>0.047945205479452</text:p>
          </table:table-cell>
        </table:table-row>
        <table:table-row table:style-name="ro1">
          <table:table-cell office:value-type="float" office:value="4.255569" calcext:value-type="float">
            <text:p>4.255569</text:p>
          </table:table-cell>
          <table:table-cell office:value-type="float" office:value="0.0376712328767123" calcext:value-type="float">
            <text:p>0.037671232876712</text:p>
          </table:table-cell>
          <table:table-cell/>
          <table:table-cell table:formula="of:=IF(ISNUMBER([.A487]);[.A487];&quot;&quot;)" office:value-type="float" office:value="4.255569" calcext:value-type="float">
            <text:p>4.255569</text:p>
          </table:table-cell>
          <table:table-cell table:formula="of:=IF(ISNUMBER([.B487]);[.B487];&quot;&quot;)" office:value-type="float" office:value="0.0376712328767123" calcext:value-type="float">
            <text:p>0.037671232876712</text:p>
          </table:table-cell>
        </table:table-row>
        <table:table-row table:style-name="ro1">
          <table:table-cell office:value-type="float" office:value="6.89565" calcext:value-type="float">
            <text:p>6.89565</text:p>
          </table:table-cell>
          <table:table-cell office:value-type="float" office:value="0.0273972602739726" calcext:value-type="float">
            <text:p>0.027397260273973</text:p>
          </table:table-cell>
          <table:table-cell/>
          <table:table-cell table:formula="of:=IF(ISNUMBER([.A488]);[.A488];&quot;&quot;)" office:value-type="float" office:value="6.89565" calcext:value-type="float">
            <text:p>6.89565</text:p>
          </table:table-cell>
          <table:table-cell table:formula="of:=IF(ISNUMBER([.B488]);[.B488];&quot;&quot;)" office:value-type="float" office:value="0.0273972602739726" calcext:value-type="float">
            <text:p>0.027397260273973</text:p>
          </table:table-cell>
        </table:table-row>
        <table:table-row table:style-name="ro1">
          <table:table-cell office:value-type="float" office:value="7.134292" calcext:value-type="float">
            <text:p>7.134292</text:p>
          </table:table-cell>
          <table:table-cell office:value-type="float" office:value="0.023972602739726" calcext:value-type="float">
            <text:p>0.023972602739726</text:p>
          </table:table-cell>
          <table:table-cell/>
          <table:table-cell table:formula="of:=IF(ISNUMBER([.A489]);[.A489];&quot;&quot;)" office:value-type="float" office:value="7.134292" calcext:value-type="float">
            <text:p>7.134292</text:p>
          </table:table-cell>
          <table:table-cell table:formula="of:=IF(ISNUMBER([.B489]);[.B489];&quot;&quot;)" office:value-type="float" office:value="0.023972602739726" calcext:value-type="float">
            <text:p>0.023972602739726</text:p>
          </table:table-cell>
        </table:table-row>
        <table:table-row table:style-name="ro1">
          <table:table-cell office:value-type="float" office:value="8.529306" calcext:value-type="float">
            <text:p>8.529306</text:p>
          </table:table-cell>
          <table:table-cell office:value-type="float" office:value="0.00342465753424658" calcext:value-type="float">
            <text:p>0.003424657534247</text:p>
          </table:table-cell>
          <table:table-cell/>
          <table:table-cell table:formula="of:=IF(ISNUMBER([.A490]);[.A490];&quot;&quot;)" office:value-type="float" office:value="8.529306" calcext:value-type="float">
            <text:p>8.529306</text:p>
          </table:table-cell>
          <table:table-cell table:formula="of:=IF(ISNUMBER([.B490]);[.B490];&quot;&quot;)" office:value-type="float" office:value="0.00342465753424658" calcext:value-type="float">
            <text:p>0.003424657534247</text:p>
          </table:table-cell>
        </table:table-row>
        <table:table-row table:style-name="ro1">
          <table:table-cell office:value-type="float" office:value="68.51967" calcext:value-type="float">
            <text:p>68.519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491]);[.A491];&quot;&quot;)" office:value-type="float" office:value="68.51967" calcext:value-type="float">
            <text:p>68.51967</text:p>
          </table:table-cell>
          <table:table-cell table:formula="of:=IF(ISNUMBER([.B491]);[.B491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50-k7</text:p>
          </table:table-cell>
          <table:table-cell table:number-columns-repeated="2"/>
          <table:table-cell table:formula="of:=IF(ISNUMBER([.A492]);[.A492];&quot;&quot;)">
            <text:p/>
          </table:table-cell>
          <table:table-cell table:formula="of:=IF(ISNUMBER([.B492]);[.B49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6973180076628" calcext:value-type="float">
            <text:p>0.386973180076628</text:p>
          </table:table-cell>
          <table:table-cell/>
          <table:table-cell table:formula="of:=IF(ISNUMBER([.A493]);[.A493];&quot;&quot;)" office:value-type="float" office:value="0" calcext:value-type="float">
            <text:p>0</text:p>
          </table:table-cell>
          <table:table-cell table:formula="of:=IF(ISNUMBER([.B493]);[.B493];&quot;&quot;)" office:value-type="float" office:value="0.386973180076628" calcext:value-type="float">
            <text:p>0.386973180076628</text:p>
          </table:table-cell>
        </table:table-row>
        <table:table-row table:style-name="ro1">
          <table:table-cell office:value-type="float" office:value="0.236237" calcext:value-type="float">
            <text:p>0.236237</text:p>
          </table:table-cell>
          <table:table-cell office:value-type="float" office:value="0.187739463601533" calcext:value-type="float">
            <text:p>0.187739463601533</text:p>
          </table:table-cell>
          <table:table-cell/>
          <table:table-cell table:formula="of:=IF(ISNUMBER([.A494]);[.A494];&quot;&quot;)" office:value-type="float" office:value="0.236237" calcext:value-type="float">
            <text:p>0.236237</text:p>
          </table:table-cell>
          <table:table-cell table:formula="of:=IF(ISNUMBER([.B494]);[.B494];&quot;&quot;)" office:value-type="float" office:value="0.187739463601533" calcext:value-type="float">
            <text:p>0.187739463601533</text:p>
          </table:table-cell>
        </table:table-row>
        <table:table-row table:style-name="ro1">
          <table:table-cell office:value-type="float" office:value="0.720462" calcext:value-type="float">
            <text:p>0.720462</text:p>
          </table:table-cell>
          <table:table-cell office:value-type="float" office:value="0.0766283524904214" calcext:value-type="float">
            <text:p>0.076628352490422</text:p>
          </table:table-cell>
          <table:table-cell/>
          <table:table-cell table:formula="of:=IF(ISNUMBER([.A495]);[.A495];&quot;&quot;)" office:value-type="float" office:value="0.720462" calcext:value-type="float">
            <text:p>0.720462</text:p>
          </table:table-cell>
          <table:table-cell table:formula="of:=IF(ISNUMBER([.B495]);[.B495];&quot;&quot;)" office:value-type="float" office:value="0.0766283524904214" calcext:value-type="float">
            <text:p>0.076628352490422</text:p>
          </table:table-cell>
        </table:table-row>
        <table:table-row table:style-name="ro1">
          <table:table-cell office:value-type="float" office:value="1.204575" calcext:value-type="float">
            <text:p>1.204575</text:p>
          </table:table-cell>
          <table:table-cell office:value-type="float" office:value="0.0613026819923372" calcext:value-type="float">
            <text:p>0.061302681992337</text:p>
          </table:table-cell>
          <table:table-cell/>
          <table:table-cell table:formula="of:=IF(ISNUMBER([.A496]);[.A496];&quot;&quot;)" office:value-type="float" office:value="1.204575" calcext:value-type="float">
            <text:p>1.204575</text:p>
          </table:table-cell>
          <table:table-cell table:formula="of:=IF(ISNUMBER([.B496]);[.B496];&quot;&quot;)" office:value-type="float" office:value="0.0613026819923372" calcext:value-type="float">
            <text:p>0.061302681992337</text:p>
          </table:table-cell>
        </table:table-row>
        <table:table-row table:style-name="ro1">
          <table:table-cell office:value-type="float" office:value="1.515422" calcext:value-type="float">
            <text:p>1.515422</text:p>
          </table:table-cell>
          <table:table-cell office:value-type="float" office:value="0.0459770114942529" calcext:value-type="float">
            <text:p>0.045977011494253</text:p>
          </table:table-cell>
          <table:table-cell/>
          <table:table-cell table:formula="of:=IF(ISNUMBER([.A497]);[.A497];&quot;&quot;)" office:value-type="float" office:value="1.515422" calcext:value-type="float">
            <text:p>1.515422</text:p>
          </table:table-cell>
          <table:table-cell table:formula="of:=IF(ISNUMBER([.B497]);[.B497];&quot;&quot;)" office:value-type="float" office:value="0.0459770114942529" calcext:value-type="float">
            <text:p>0.045977011494253</text:p>
          </table:table-cell>
        </table:table-row>
        <table:table-row table:style-name="ro1">
          <table:table-cell office:value-type="float" office:value="1.969566" calcext:value-type="float">
            <text:p>1.969566</text:p>
          </table:table-cell>
          <table:table-cell office:value-type="float" office:value="0.0306513409961686" calcext:value-type="float">
            <text:p>0.030651340996169</text:p>
          </table:table-cell>
          <table:table-cell/>
          <table:table-cell table:formula="of:=IF(ISNUMBER([.A498]);[.A498];&quot;&quot;)" office:value-type="float" office:value="1.969566" calcext:value-type="float">
            <text:p>1.969566</text:p>
          </table:table-cell>
          <table:table-cell table:formula="of:=IF(ISNUMBER([.B498]);[.B498];&quot;&quot;)" office:value-type="float" office:value="0.0306513409961686" calcext:value-type="float">
            <text:p>0.030651340996169</text:p>
          </table:table-cell>
        </table:table-row>
        <table:table-row table:style-name="ro1">
          <table:table-cell office:value-type="float" office:value="2.708991" calcext:value-type="float">
            <text:p>2.708991</text:p>
          </table:table-cell>
          <table:table-cell office:value-type="float" office:value="0.00766283524904215" calcext:value-type="float">
            <text:p>0.007662835249042</text:p>
          </table:table-cell>
          <table:table-cell/>
          <table:table-cell table:formula="of:=IF(ISNUMBER([.A499]);[.A499];&quot;&quot;)" office:value-type="float" office:value="2.708991" calcext:value-type="float">
            <text:p>2.708991</text:p>
          </table:table-cell>
          <table:table-cell table:formula="of:=IF(ISNUMBER([.B499]);[.B499];&quot;&quot;)" office:value-type="float" office:value="0.00766283524904215" calcext:value-type="float">
            <text:p>0.007662835249042</text:p>
          </table:table-cell>
        </table:table-row>
        <table:table-row table:style-name="ro1">
          <table:table-cell office:value-type="float" office:value="17.172739" calcext:value-type="float">
            <text:p>17.1727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00]);[.A500];&quot;&quot;)" office:value-type="float" office:value="17.172739" calcext:value-type="float">
            <text:p>17.172739</text:p>
          </table:table-cell>
          <table:table-cell table:formula="of:=IF(ISNUMBER([.B500]);[.B500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50-k8</text:p>
          </table:table-cell>
          <table:table-cell table:number-columns-repeated="2"/>
          <table:table-cell table:formula="of:=IF(ISNUMBER([.A501]);[.A501];&quot;&quot;)">
            <text:p/>
          </table:table-cell>
          <table:table-cell table:formula="of:=IF(ISNUMBER([.B501]);[.B501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2442748091603" calcext:value-type="float">
            <text:p>0.282442748091603</text:p>
          </table:table-cell>
          <table:table-cell/>
          <table:table-cell table:formula="of:=IF(ISNUMBER([.A502]);[.A502];&quot;&quot;)" office:value-type="float" office:value="0" calcext:value-type="float">
            <text:p>0</text:p>
          </table:table-cell>
          <table:table-cell table:formula="of:=IF(ISNUMBER([.B502]);[.B502];&quot;&quot;)" office:value-type="float" office:value="0.282442748091603" calcext:value-type="float">
            <text:p>0.282442748091603</text:p>
          </table:table-cell>
        </table:table-row>
        <table:table-row table:style-name="ro1">
          <table:table-cell office:value-type="float" office:value="0.119736" calcext:value-type="float">
            <text:p>0.119736</text:p>
          </table:table-cell>
          <table:table-cell office:value-type="float" office:value="0.229007633587786" calcext:value-type="float">
            <text:p>0.229007633587786</text:p>
          </table:table-cell>
          <table:table-cell/>
          <table:table-cell table:formula="of:=IF(ISNUMBER([.A503]);[.A503];&quot;&quot;)" office:value-type="float" office:value="0.119736" calcext:value-type="float">
            <text:p>0.119736</text:p>
          </table:table-cell>
          <table:table-cell table:formula="of:=IF(ISNUMBER([.B503]);[.B503];&quot;&quot;)" office:value-type="float" office:value="0.229007633587786" calcext:value-type="float">
            <text:p>0.229007633587786</text:p>
          </table:table-cell>
        </table:table-row>
        <table:table-row table:style-name="ro1">
          <table:table-cell office:value-type="float" office:value="1.269971" calcext:value-type="float">
            <text:p>1.269971</text:p>
          </table:table-cell>
          <table:table-cell office:value-type="float" office:value="0.190839694656489" calcext:value-type="float">
            <text:p>0.190839694656489</text:p>
          </table:table-cell>
          <table:table-cell/>
          <table:table-cell table:formula="of:=IF(ISNUMBER([.A504]);[.A504];&quot;&quot;)" office:value-type="float" office:value="1.269971" calcext:value-type="float">
            <text:p>1.269971</text:p>
          </table:table-cell>
          <table:table-cell table:formula="of:=IF(ISNUMBER([.B504]);[.B504];&quot;&quot;)" office:value-type="float" office:value="0.190839694656489" calcext:value-type="float">
            <text:p>0.190839694656489</text:p>
          </table:table-cell>
        </table:table-row>
        <table:table-row table:style-name="ro1">
          <table:table-cell office:value-type="float" office:value="2.418274" calcext:value-type="float">
            <text:p>2.418274</text:p>
          </table:table-cell>
          <table:table-cell office:value-type="float" office:value="0.175572519083969" calcext:value-type="float">
            <text:p>0.175572519083969</text:p>
          </table:table-cell>
          <table:table-cell/>
          <table:table-cell table:formula="of:=IF(ISNUMBER([.A505]);[.A505];&quot;&quot;)" office:value-type="float" office:value="2.418274" calcext:value-type="float">
            <text:p>2.418274</text:p>
          </table:table-cell>
          <table:table-cell table:formula="of:=IF(ISNUMBER([.B505]);[.B505];&quot;&quot;)" office:value-type="float" office:value="0.175572519083969" calcext:value-type="float">
            <text:p>0.175572519083969</text:p>
          </table:table-cell>
        </table:table-row>
        <table:table-row table:style-name="ro1">
          <table:table-cell office:value-type="float" office:value="2.823848" calcext:value-type="float">
            <text:p>2.823848</text:p>
          </table:table-cell>
          <table:table-cell office:value-type="float" office:value="0.00381679389312977" calcext:value-type="float">
            <text:p>0.00381679389313</text:p>
          </table:table-cell>
          <table:table-cell/>
          <table:table-cell table:formula="of:=IF(ISNUMBER([.A506]);[.A506];&quot;&quot;)" office:value-type="float" office:value="2.823848" calcext:value-type="float">
            <text:p>2.823848</text:p>
          </table:table-cell>
          <table:table-cell table:formula="of:=IF(ISNUMBER([.B506]);[.B506];&quot;&quot;)" office:value-type="float" office:value="0.00381679389312977" calcext:value-type="float">
            <text:p>0.00381679389313</text:p>
          </table:table-cell>
        </table:table-row>
        <table:table-row table:style-name="ro1">
          <table:table-cell office:value-type="float" office:value="138.798591" calcext:value-type="float">
            <text:p>138.79859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07]);[.A507];&quot;&quot;)" office:value-type="float" office:value="138.798591" calcext:value-type="float">
            <text:p>138.798591</text:p>
          </table:table-cell>
          <table:table-cell table:formula="of:=IF(ISNUMBER([.B507]);[.B507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51-k10</text:p>
          </table:table-cell>
          <table:table-cell table:number-columns-repeated="2"/>
          <table:table-cell table:formula="of:=IF(ISNUMBER([.A508]);[.A508];&quot;&quot;)">
            <text:p/>
          </table:table-cell>
          <table:table-cell table:formula="of:=IF(ISNUMBER([.B508]);[.B508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504854368932" calcext:value-type="float">
            <text:p>0.16504854368932</text:p>
          </table:table-cell>
          <table:table-cell/>
          <table:table-cell table:formula="of:=IF(ISNUMBER([.A509]);[.A509];&quot;&quot;)" office:value-type="float" office:value="0" calcext:value-type="float">
            <text:p>0</text:p>
          </table:table-cell>
          <table:table-cell table:formula="of:=IF(ISNUMBER([.B509]);[.B509];&quot;&quot;)" office:value-type="float" office:value="0.16504854368932" calcext:value-type="float">
            <text:p>0.16504854368932</text:p>
          </table:table-cell>
        </table:table-row>
        <table:table-row table:style-name="ro1">
          <table:table-cell office:value-type="float" office:value="0.125518" calcext:value-type="float">
            <text:p>0.125518</text:p>
          </table:table-cell>
          <table:table-cell office:value-type="float" office:value="0.119741100323625" calcext:value-type="float">
            <text:p>0.119741100323625</text:p>
          </table:table-cell>
          <table:table-cell/>
          <table:table-cell table:formula="of:=IF(ISNUMBER([.A510]);[.A510];&quot;&quot;)" office:value-type="float" office:value="0.125518" calcext:value-type="float">
            <text:p>0.125518</text:p>
          </table:table-cell>
          <table:table-cell table:formula="of:=IF(ISNUMBER([.B510]);[.B510];&quot;&quot;)" office:value-type="float" office:value="0.119741100323625" calcext:value-type="float">
            <text:p>0.119741100323625</text:p>
          </table:table-cell>
        </table:table-row>
        <table:table-row table:style-name="ro1">
          <table:table-cell office:value-type="float" office:value="0.718299" calcext:value-type="float">
            <text:p>0.718299</text:p>
          </table:table-cell>
          <table:table-cell office:value-type="float" office:value="0.100323624595469" calcext:value-type="float">
            <text:p>0.100323624595469</text:p>
          </table:table-cell>
          <table:table-cell/>
          <table:table-cell table:formula="of:=IF(ISNUMBER([.A511]);[.A511];&quot;&quot;)" office:value-type="float" office:value="0.718299" calcext:value-type="float">
            <text:p>0.718299</text:p>
          </table:table-cell>
          <table:table-cell table:formula="of:=IF(ISNUMBER([.B511]);[.B511];&quot;&quot;)" office:value-type="float" office:value="0.100323624595469" calcext:value-type="float">
            <text:p>0.100323624595469</text:p>
          </table:table-cell>
        </table:table-row>
        <table:table-row table:style-name="ro1">
          <table:table-cell office:value-type="float" office:value="1.043086" calcext:value-type="float">
            <text:p>1.043086</text:p>
          </table:table-cell>
          <table:table-cell office:value-type="float" office:value="0.0194174757281553" calcext:value-type="float">
            <text:p>0.019417475728155</text:p>
          </table:table-cell>
          <table:table-cell/>
          <table:table-cell table:formula="of:=IF(ISNUMBER([.A512]);[.A512];&quot;&quot;)" office:value-type="float" office:value="1.043086" calcext:value-type="float">
            <text:p>1.043086</text:p>
          </table:table-cell>
          <table:table-cell table:formula="of:=IF(ISNUMBER([.B512]);[.B512];&quot;&quot;)" office:value-type="float" office:value="0.0194174757281553" calcext:value-type="float">
            <text:p>0.019417475728155</text:p>
          </table:table-cell>
        </table:table-row>
        <table:table-row table:style-name="ro1">
          <table:table-cell office:value-type="float" office:value="1.667214" calcext:value-type="float">
            <text:p>1.667214</text:p>
          </table:table-cell>
          <table:table-cell office:value-type="float" office:value="0.00970873786407767" calcext:value-type="float">
            <text:p>0.009708737864078</text:p>
          </table:table-cell>
          <table:table-cell/>
          <table:table-cell table:formula="of:=IF(ISNUMBER([.A513]);[.A513];&quot;&quot;)" office:value-type="float" office:value="1.667214" calcext:value-type="float">
            <text:p>1.667214</text:p>
          </table:table-cell>
          <table:table-cell table:formula="of:=IF(ISNUMBER([.B513]);[.B513];&quot;&quot;)" office:value-type="float" office:value="0.00970873786407767" calcext:value-type="float">
            <text:p>0.009708737864078</text:p>
          </table:table-cell>
        </table:table-row>
        <table:table-row table:style-name="ro1">
          <table:table-cell office:value-type="float" office:value="3.552762" calcext:value-type="float">
            <text:p>3.552762</text:p>
          </table:table-cell>
          <table:table-cell office:value-type="float" office:value="0.00323624595469256" calcext:value-type="float">
            <text:p>0.003236245954693</text:p>
          </table:table-cell>
          <table:table-cell/>
          <table:table-cell table:formula="of:=IF(ISNUMBER([.A514]);[.A514];&quot;&quot;)" office:value-type="float" office:value="3.552762" calcext:value-type="float">
            <text:p>3.552762</text:p>
          </table:table-cell>
          <table:table-cell table:formula="of:=IF(ISNUMBER([.B514]);[.B514];&quot;&quot;)" office:value-type="float" office:value="0.00323624595469256" calcext:value-type="float">
            <text:p>0.003236245954693</text:p>
          </table:table-cell>
        </table:table-row>
        <table:table-row table:style-name="ro1">
          <table:table-cell office:value-type="float" office:value="3.77037" calcext:value-type="float">
            <text:p>3.7703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15]);[.A515];&quot;&quot;)" office:value-type="float" office:value="3.77037" calcext:value-type="float">
            <text:p>3.77037</text:p>
          </table:table-cell>
          <table:table-cell table:formula="of:=IF(ISNUMBER([.B515]);[.B515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55-k10</text:p>
          </table:table-cell>
          <table:table-cell table:number-columns-repeated="2"/>
          <table:table-cell table:formula="of:=IF(ISNUMBER([.A516]);[.A516];&quot;&quot;)">
            <text:p/>
          </table:table-cell>
          <table:table-cell table:formula="of:=IF(ISNUMBER([.B516]);[.B516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5215946843854" calcext:value-type="float">
            <text:p>0.435215946843854</text:p>
          </table:table-cell>
          <table:table-cell/>
          <table:table-cell table:formula="of:=IF(ISNUMBER([.A517]);[.A517];&quot;&quot;)" office:value-type="float" office:value="0" calcext:value-type="float">
            <text:p>0</text:p>
          </table:table-cell>
          <table:table-cell table:formula="of:=IF(ISNUMBER([.B517]);[.B517];&quot;&quot;)" office:value-type="float" office:value="0.435215946843854" calcext:value-type="float">
            <text:p>0.435215946843854</text:p>
          </table:table-cell>
        </table:table-row>
        <table:table-row table:style-name="ro1">
          <table:table-cell office:value-type="float" office:value="0.401642" calcext:value-type="float">
            <text:p>0.401642</text:p>
          </table:table-cell>
          <table:table-cell office:value-type="float" office:value="0.0697674418604651" calcext:value-type="float">
            <text:p>0.069767441860465</text:p>
          </table:table-cell>
          <table:table-cell/>
          <table:table-cell table:formula="of:=IF(ISNUMBER([.A518]);[.A518];&quot;&quot;)" office:value-type="float" office:value="0.401642" calcext:value-type="float">
            <text:p>0.401642</text:p>
          </table:table-cell>
          <table:table-cell table:formula="of:=IF(ISNUMBER([.B518]);[.B518];&quot;&quot;)" office:value-type="float" office:value="0.0697674418604651" calcext:value-type="float">
            <text:p>0.069767441860465</text:p>
          </table:table-cell>
        </table:table-row>
        <table:table-row table:style-name="ro1">
          <table:table-cell office:value-type="float" office:value="0.89744" calcext:value-type="float">
            <text:p>0.89744</text:p>
          </table:table-cell>
          <table:table-cell office:value-type="float" office:value="0.0365448504983389" calcext:value-type="float">
            <text:p>0.036544850498339</text:p>
          </table:table-cell>
          <table:table-cell/>
          <table:table-cell table:formula="of:=IF(ISNUMBER([.A519]);[.A519];&quot;&quot;)" office:value-type="float" office:value="0.89744" calcext:value-type="float">
            <text:p>0.89744</text:p>
          </table:table-cell>
          <table:table-cell table:formula="of:=IF(ISNUMBER([.B519]);[.B519];&quot;&quot;)" office:value-type="float" office:value="0.0365448504983389" calcext:value-type="float">
            <text:p>0.036544850498339</text:p>
          </table:table-cell>
        </table:table-row>
        <table:table-row table:style-name="ro1">
          <table:table-cell office:value-type="float" office:value="2.634889" calcext:value-type="float">
            <text:p>2.634889</text:p>
          </table:table-cell>
          <table:table-cell office:value-type="float" office:value="0.0199335548172757" calcext:value-type="float">
            <text:p>0.019933554817276</text:p>
          </table:table-cell>
          <table:table-cell/>
          <table:table-cell table:formula="of:=IF(ISNUMBER([.A520]);[.A520];&quot;&quot;)" office:value-type="float" office:value="2.634889" calcext:value-type="float">
            <text:p>2.634889</text:p>
          </table:table-cell>
          <table:table-cell table:formula="of:=IF(ISNUMBER([.B520]);[.B520];&quot;&quot;)" office:value-type="float" office:value="0.0199335548172757" calcext:value-type="float">
            <text:p>0.019933554817276</text:p>
          </table:table-cell>
        </table:table-row>
        <table:table-row table:style-name="ro1">
          <table:table-cell office:value-type="float" office:value="20.166215" calcext:value-type="float">
            <text:p>20.166215</text:p>
          </table:table-cell>
          <table:table-cell office:value-type="float" office:value="0.00664451827242525" calcext:value-type="float">
            <text:p>0.006644518272425</text:p>
          </table:table-cell>
          <table:table-cell/>
          <table:table-cell table:formula="of:=IF(ISNUMBER([.A521]);[.A521];&quot;&quot;)" office:value-type="float" office:value="20.166215" calcext:value-type="float">
            <text:p>20.166215</text:p>
          </table:table-cell>
          <table:table-cell table:formula="of:=IF(ISNUMBER([.B521]);[.B521];&quot;&quot;)" office:value-type="float" office:value="0.00664451827242525" calcext:value-type="float">
            <text:p>0.006644518272425</text:p>
          </table:table-cell>
        </table:table-row>
        <table:table-row table:style-name="ro1">
          <table:table-cell office:value-type="float" office:value="52.399413" calcext:value-type="float">
            <text:p>52.399413</text:p>
          </table:table-cell>
          <table:table-cell office:value-type="float" office:value="0.00332225913621262" calcext:value-type="float">
            <text:p>0.003322259136213</text:p>
          </table:table-cell>
          <table:table-cell/>
          <table:table-cell table:formula="of:=IF(ISNUMBER([.A522]);[.A522];&quot;&quot;)" office:value-type="float" office:value="52.399413" calcext:value-type="float">
            <text:p>52.399413</text:p>
          </table:table-cell>
          <table:table-cell table:formula="of:=IF(ISNUMBER([.B522]);[.B522];&quot;&quot;)" office:value-type="float" office:value="0.00332225913621262" calcext:value-type="float">
            <text:p>0.003322259136213</text:p>
          </table:table-cell>
        </table:table-row>
        <table:table-row table:style-name="ro1">
          <table:table-cell office:value-type="float" office:value="89.955455" calcext:value-type="float">
            <text:p>89.9554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23]);[.A523];&quot;&quot;)" office:value-type="float" office:value="89.955455" calcext:value-type="float">
            <text:p>89.955455</text:p>
          </table:table-cell>
          <table:table-cell table:formula="of:=IF(ISNUMBER([.B523]);[.B523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55-k15</text:p>
          </table:table-cell>
          <table:table-cell table:number-columns-repeated="2"/>
          <table:table-cell table:formula="of:=IF(ISNUMBER([.A524]);[.A524];&quot;&quot;)">
            <text:p/>
          </table:table-cell>
          <table:table-cell table:formula="of:=IF(ISNUMBER([.B524]);[.B524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5343915343915" calcext:value-type="float">
            <text:p>0.415343915343915</text:p>
          </table:table-cell>
          <table:table-cell/>
          <table:table-cell table:formula="of:=IF(ISNUMBER([.A525]);[.A525];&quot;&quot;)" office:value-type="float" office:value="0" calcext:value-type="float">
            <text:p>0</text:p>
          </table:table-cell>
          <table:table-cell table:formula="of:=IF(ISNUMBER([.B525]);[.B525];&quot;&quot;)" office:value-type="float" office:value="0.415343915343915" calcext:value-type="float">
            <text:p>0.415343915343915</text:p>
          </table:table-cell>
        </table:table-row>
        <table:table-row table:style-name="ro1">
          <table:table-cell office:value-type="float" office:value="0.212982" calcext:value-type="float">
            <text:p>0.212982</text:p>
          </table:table-cell>
          <table:table-cell office:value-type="float" office:value="0.0264550264550265" calcext:value-type="float">
            <text:p>0.026455026455027</text:p>
          </table:table-cell>
          <table:table-cell/>
          <table:table-cell table:formula="of:=IF(ISNUMBER([.A526]);[.A526];&quot;&quot;)" office:value-type="float" office:value="0.212982" calcext:value-type="float">
            <text:p>0.212982</text:p>
          </table:table-cell>
          <table:table-cell table:formula="of:=IF(ISNUMBER([.B526]);[.B526];&quot;&quot;)" office:value-type="float" office:value="0.0264550264550265" calcext:value-type="float">
            <text:p>0.026455026455027</text:p>
          </table:table-cell>
        </table:table-row>
        <table:table-row table:style-name="ro1">
          <table:table-cell office:value-type="float" office:value="9.049476" calcext:value-type="float">
            <text:p>9.049476</text:p>
          </table:table-cell>
          <table:table-cell office:value-type="float" office:value="0.0105820105820106" calcext:value-type="float">
            <text:p>0.010582010582011</text:p>
          </table:table-cell>
          <table:table-cell/>
          <table:table-cell table:formula="of:=IF(ISNUMBER([.A527]);[.A527];&quot;&quot;)" office:value-type="float" office:value="9.049476" calcext:value-type="float">
            <text:p>9.049476</text:p>
          </table:table-cell>
          <table:table-cell table:formula="of:=IF(ISNUMBER([.B527]);[.B527];&quot;&quot;)" office:value-type="float" office:value="0.0105820105820106" calcext:value-type="float">
            <text:p>0.010582010582011</text:p>
          </table:table-cell>
        </table:table-row>
        <table:table-row table:style-name="ro1">
          <table:table-cell office:value-type="float" office:value="18.703343" calcext:value-type="float">
            <text:p>18.70334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28]);[.A528];&quot;&quot;)" office:value-type="float" office:value="18.703343" calcext:value-type="float">
            <text:p>18.703343</text:p>
          </table:table-cell>
          <table:table-cell table:formula="of:=IF(ISNUMBER([.B528]);[.B52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55-k7</text:p>
          </table:table-cell>
          <table:table-cell table:number-columns-repeated="2"/>
          <table:table-cell table:formula="of:=IF(ISNUMBER([.A529]);[.A529];&quot;&quot;)">
            <text:p/>
          </table:table-cell>
          <table:table-cell table:formula="of:=IF(ISNUMBER([.B529]);[.B52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804428044281" calcext:value-type="float">
            <text:p>0.442804428044281</text:p>
          </table:table-cell>
          <table:table-cell/>
          <table:table-cell table:formula="of:=IF(ISNUMBER([.A530]);[.A530];&quot;&quot;)" office:value-type="float" office:value="0" calcext:value-type="float">
            <text:p>0</text:p>
          </table:table-cell>
          <table:table-cell table:formula="of:=IF(ISNUMBER([.B530]);[.B530];&quot;&quot;)" office:value-type="float" office:value="0.442804428044281" calcext:value-type="float">
            <text:p>0.442804428044281</text:p>
          </table:table-cell>
        </table:table-row>
        <table:table-row table:style-name="ro1">
          <table:table-cell office:value-type="float" office:value="0.379499" calcext:value-type="float">
            <text:p>0.379499</text:p>
          </table:table-cell>
          <table:table-cell office:value-type="float" office:value="0.047970479704797" calcext:value-type="float">
            <text:p>0.047970479704797</text:p>
          </table:table-cell>
          <table:table-cell/>
          <table:table-cell table:formula="of:=IF(ISNUMBER([.A531]);[.A531];&quot;&quot;)" office:value-type="float" office:value="0.379499" calcext:value-type="float">
            <text:p>0.379499</text:p>
          </table:table-cell>
          <table:table-cell table:formula="of:=IF(ISNUMBER([.B531]);[.B531];&quot;&quot;)" office:value-type="float" office:value="0.047970479704797" calcext:value-type="float">
            <text:p>0.047970479704797</text:p>
          </table:table-cell>
        </table:table-row>
        <table:table-row table:style-name="ro1">
          <table:table-cell office:value-type="float" office:value="1.01857" calcext:value-type="float">
            <text:p>1.01857</text:p>
          </table:table-cell>
          <table:table-cell office:value-type="float" office:value="0.03690036900369" calcext:value-type="float">
            <text:p>0.03690036900369</text:p>
          </table:table-cell>
          <table:table-cell/>
          <table:table-cell table:formula="of:=IF(ISNUMBER([.A532]);[.A532];&quot;&quot;)" office:value-type="float" office:value="1.01857" calcext:value-type="float">
            <text:p>1.01857</text:p>
          </table:table-cell>
          <table:table-cell table:formula="of:=IF(ISNUMBER([.B532]);[.B532];&quot;&quot;)" office:value-type="float" office:value="0.03690036900369" calcext:value-type="float">
            <text:p>0.03690036900369</text:p>
          </table:table-cell>
        </table:table-row>
        <table:table-row table:style-name="ro1">
          <table:table-cell office:value-type="float" office:value="6.098457" calcext:value-type="float">
            <text:p>6.098457</text:p>
          </table:table-cell>
          <table:table-cell office:value-type="float" office:value="0.011070110701107" calcext:value-type="float">
            <text:p>0.011070110701107</text:p>
          </table:table-cell>
          <table:table-cell/>
          <table:table-cell table:formula="of:=IF(ISNUMBER([.A533]);[.A533];&quot;&quot;)" office:value-type="float" office:value="6.098457" calcext:value-type="float">
            <text:p>6.098457</text:p>
          </table:table-cell>
          <table:table-cell table:formula="of:=IF(ISNUMBER([.B533]);[.B533];&quot;&quot;)" office:value-type="float" office:value="0.011070110701107" calcext:value-type="float">
            <text:p>0.011070110701107</text:p>
          </table:table-cell>
        </table:table-row>
        <table:table-row table:style-name="ro1">
          <table:table-cell office:value-type="float" office:value="7.805416" calcext:value-type="float">
            <text:p>7.805416</text:p>
          </table:table-cell>
          <table:table-cell office:value-type="float" office:value="0.003690036900369" calcext:value-type="float">
            <text:p>0.003690036900369</text:p>
          </table:table-cell>
          <table:table-cell/>
          <table:table-cell table:formula="of:=IF(ISNUMBER([.A534]);[.A534];&quot;&quot;)" office:value-type="float" office:value="7.805416" calcext:value-type="float">
            <text:p>7.805416</text:p>
          </table:table-cell>
          <table:table-cell table:formula="of:=IF(ISNUMBER([.B534]);[.B534];&quot;&quot;)" office:value-type="float" office:value="0.003690036900369" calcext:value-type="float">
            <text:p>0.003690036900369</text:p>
          </table:table-cell>
        </table:table-row>
        <table:table-row table:style-name="ro1">
          <table:table-cell office:value-type="float" office:value="634.732797" calcext:value-type="float">
            <text:p>634.732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35]);[.A535];&quot;&quot;)" office:value-type="float" office:value="634.732797" calcext:value-type="float">
            <text:p>634.732797</text:p>
          </table:table-cell>
          <table:table-cell table:formula="of:=IF(ISNUMBER([.B535]);[.B535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55-k8</text:p>
          </table:table-cell>
          <table:table-cell table:number-columns-repeated="2"/>
          <table:table-cell table:formula="of:=IF(ISNUMBER([.A536]);[.A536];&quot;&quot;)">
            <text:p/>
          </table:table-cell>
          <table:table-cell table:formula="of:=IF(ISNUMBER([.B536]);[.B536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2262773722628" calcext:value-type="float">
            <text:p>0.372262773722628</text:p>
          </table:table-cell>
          <table:table-cell/>
          <table:table-cell table:formula="of:=IF(ISNUMBER([.A537]);[.A537];&quot;&quot;)" office:value-type="float" office:value="0" calcext:value-type="float">
            <text:p>0</text:p>
          </table:table-cell>
          <table:table-cell table:formula="of:=IF(ISNUMBER([.B537]);[.B537];&quot;&quot;)" office:value-type="float" office:value="0.372262773722628" calcext:value-type="float">
            <text:p>0.372262773722628</text:p>
          </table:table-cell>
        </table:table-row>
        <table:table-row table:style-name="ro1">
          <table:table-cell office:value-type="float" office:value="0.250774" calcext:value-type="float">
            <text:p>0.250774</text:p>
          </table:table-cell>
          <table:table-cell office:value-type="float" office:value="0.0218978102189781" calcext:value-type="float">
            <text:p>0.021897810218978</text:p>
          </table:table-cell>
          <table:table-cell/>
          <table:table-cell table:formula="of:=IF(ISNUMBER([.A538]);[.A538];&quot;&quot;)" office:value-type="float" office:value="0.250774" calcext:value-type="float">
            <text:p>0.250774</text:p>
          </table:table-cell>
          <table:table-cell table:formula="of:=IF(ISNUMBER([.B538]);[.B538];&quot;&quot;)" office:value-type="float" office:value="0.0218978102189781" calcext:value-type="float">
            <text:p>0.021897810218978</text:p>
          </table:table-cell>
        </table:table-row>
        <table:table-row table:style-name="ro1">
          <table:table-cell office:value-type="float" office:value="12.419743" calcext:value-type="float">
            <text:p>12.419743</text:p>
          </table:table-cell>
          <table:table-cell office:value-type="float" office:value="0.0145985401459854" calcext:value-type="float">
            <text:p>0.014598540145985</text:p>
          </table:table-cell>
          <table:table-cell/>
          <table:table-cell table:formula="of:=IF(ISNUMBER([.A539]);[.A539];&quot;&quot;)" office:value-type="float" office:value="12.419743" calcext:value-type="float">
            <text:p>12.419743</text:p>
          </table:table-cell>
          <table:table-cell table:formula="of:=IF(ISNUMBER([.B539]);[.B539];&quot;&quot;)" office:value-type="float" office:value="0.0145985401459854" calcext:value-type="float">
            <text:p>0.014598540145985</text:p>
          </table:table-cell>
        </table:table-row>
        <table:table-row table:style-name="ro1">
          <table:table-cell office:value-type="float" office:value="19.202237" calcext:value-type="float">
            <text:p>19.202237</text:p>
          </table:table-cell>
          <table:table-cell office:value-type="float" office:value="0.0072992700729927" calcext:value-type="float">
            <text:p>0.007299270072993</text:p>
          </table:table-cell>
          <table:table-cell/>
          <table:table-cell table:formula="of:=IF(ISNUMBER([.A540]);[.A540];&quot;&quot;)" office:value-type="float" office:value="19.202237" calcext:value-type="float">
            <text:p>19.202237</text:p>
          </table:table-cell>
          <table:table-cell table:formula="of:=IF(ISNUMBER([.B540]);[.B540];&quot;&quot;)" office:value-type="float" office:value="0.0072992700729927" calcext:value-type="float">
            <text:p>0.007299270072993</text:p>
          </table:table-cell>
        </table:table-row>
        <table:table-row table:style-name="ro1">
          <table:table-cell office:value-type="float" office:value="27.881859" calcext:value-type="float">
            <text:p>27.881859</text:p>
          </table:table-cell>
          <table:table-cell office:value-type="float" office:value="0.00364963503649635" calcext:value-type="float">
            <text:p>0.003649635036496</text:p>
          </table:table-cell>
          <table:table-cell/>
          <table:table-cell table:formula="of:=IF(ISNUMBER([.A541]);[.A541];&quot;&quot;)" office:value-type="float" office:value="27.881859" calcext:value-type="float">
            <text:p>27.881859</text:p>
          </table:table-cell>
          <table:table-cell table:formula="of:=IF(ISNUMBER([.B541]);[.B541];&quot;&quot;)" office:value-type="float" office:value="0.00364963503649635" calcext:value-type="float">
            <text:p>0.003649635036496</text:p>
          </table:table-cell>
        </table:table-row>
        <table:table-row table:style-name="ro1">
          <table:table-cell office:value-type="float" office:value="66.573658" calcext:value-type="float">
            <text:p>66.57365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42]);[.A542];&quot;&quot;)" office:value-type="float" office:value="66.573658" calcext:value-type="float">
            <text:p>66.573658</text:p>
          </table:table-cell>
          <table:table-cell table:formula="of:=IF(ISNUMBER([.B542]);[.B542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60-k10</text:p>
          </table:table-cell>
          <table:table-cell table:number-columns-repeated="2"/>
          <table:table-cell table:formula="of:=IF(ISNUMBER([.A543]);[.A543];&quot;&quot;)">
            <text:p/>
          </table:table-cell>
          <table:table-cell table:formula="of:=IF(ISNUMBER([.B543]);[.B543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769230769231" calcext:value-type="float">
            <text:p>0.150769230769231</text:p>
          </table:table-cell>
          <table:table-cell/>
          <table:table-cell table:formula="of:=IF(ISNUMBER([.A544]);[.A544];&quot;&quot;)" office:value-type="float" office:value="0" calcext:value-type="float">
            <text:p>0</text:p>
          </table:table-cell>
          <table:table-cell table:formula="of:=IF(ISNUMBER([.B544]);[.B544];&quot;&quot;)" office:value-type="float" office:value="0.150769230769231" calcext:value-type="float">
            <text:p>0.150769230769231</text:p>
          </table:table-cell>
        </table:table-row>
        <table:table-row table:style-name="ro1">
          <table:table-cell office:value-type="float" office:value="0.126564" calcext:value-type="float">
            <text:p>0.126564</text:p>
          </table:table-cell>
          <table:table-cell office:value-type="float" office:value="0.0276923076923077" calcext:value-type="float">
            <text:p>0.027692307692308</text:p>
          </table:table-cell>
          <table:table-cell/>
          <table:table-cell table:formula="of:=IF(ISNUMBER([.A545]);[.A545];&quot;&quot;)" office:value-type="float" office:value="0.126564" calcext:value-type="float">
            <text:p>0.126564</text:p>
          </table:table-cell>
          <table:table-cell table:formula="of:=IF(ISNUMBER([.B545]);[.B545];&quot;&quot;)" office:value-type="float" office:value="0.0276923076923077" calcext:value-type="float">
            <text:p>0.027692307692308</text:p>
          </table:table-cell>
        </table:table-row>
        <table:table-row table:style-name="ro1">
          <table:table-cell office:value-type="float" office:value="0.532658" calcext:value-type="float">
            <text:p>0.532658</text:p>
          </table:table-cell>
          <table:table-cell office:value-type="float" office:value="0.0246153846153846" calcext:value-type="float">
            <text:p>0.024615384615385</text:p>
          </table:table-cell>
          <table:table-cell/>
          <table:table-cell table:formula="of:=IF(ISNUMBER([.A546]);[.A546];&quot;&quot;)" office:value-type="float" office:value="0.532658" calcext:value-type="float">
            <text:p>0.532658</text:p>
          </table:table-cell>
          <table:table-cell table:formula="of:=IF(ISNUMBER([.B546]);[.B546];&quot;&quot;)" office:value-type="float" office:value="0.0246153846153846" calcext:value-type="float">
            <text:p>0.024615384615385</text:p>
          </table:table-cell>
        </table:table-row>
        <table:table-row table:style-name="ro1">
          <table:table-cell office:value-type="float" office:value="1.108785" calcext:value-type="float">
            <text:p>1.108785</text:p>
          </table:table-cell>
          <table:table-cell office:value-type="float" office:value="0.00307692307692308" calcext:value-type="float">
            <text:p>0.003076923076923</text:p>
          </table:table-cell>
          <table:table-cell/>
          <table:table-cell table:formula="of:=IF(ISNUMBER([.A547]);[.A547];&quot;&quot;)" office:value-type="float" office:value="1.108785" calcext:value-type="float">
            <text:p>1.108785</text:p>
          </table:table-cell>
          <table:table-cell table:formula="of:=IF(ISNUMBER([.B547]);[.B547];&quot;&quot;)" office:value-type="float" office:value="0.00307692307692308" calcext:value-type="float">
            <text:p>0.003076923076923</text:p>
          </table:table-cell>
        </table:table-row>
        <table:table-row table:style-name="ro1">
          <table:table-cell office:value-type="float" office:value="285.547836" calcext:value-type="float">
            <text:p>285.547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48]);[.A548];&quot;&quot;)" office:value-type="float" office:value="285.547836" calcext:value-type="float">
            <text:p>285.547836</text:p>
          </table:table-cell>
          <table:table-cell table:formula="of:=IF(ISNUMBER([.B548]);[.B548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60-k15</text:p>
          </table:table-cell>
          <table:table-cell table:number-columns-repeated="2"/>
          <table:table-cell table:formula="of:=IF(ISNUMBER([.A549]);[.A549];&quot;&quot;)">
            <text:p/>
          </table:table-cell>
          <table:table-cell table:formula="of:=IF(ISNUMBER([.B549]);[.B549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0314136125654" calcext:value-type="float">
            <text:p>0.340314136125654</text:p>
          </table:table-cell>
          <table:table-cell/>
          <table:table-cell table:formula="of:=IF(ISNUMBER([.A550]);[.A550];&quot;&quot;)" office:value-type="float" office:value="0" calcext:value-type="float">
            <text:p>0</text:p>
          </table:table-cell>
          <table:table-cell table:formula="of:=IF(ISNUMBER([.B550]);[.B550];&quot;&quot;)" office:value-type="float" office:value="0.340314136125654" calcext:value-type="float">
            <text:p>0.340314136125654</text:p>
          </table:table-cell>
        </table:table-row>
        <table:table-row table:style-name="ro1">
          <table:table-cell office:value-type="float" office:value="0.225477" calcext:value-type="float">
            <text:p>0.225477</text:p>
          </table:table-cell>
          <table:table-cell office:value-type="float" office:value="0.0916230366492147" calcext:value-type="float">
            <text:p>0.091623036649215</text:p>
          </table:table-cell>
          <table:table-cell/>
          <table:table-cell table:formula="of:=IF(ISNUMBER([.A551]);[.A551];&quot;&quot;)" office:value-type="float" office:value="0.225477" calcext:value-type="float">
            <text:p>0.225477</text:p>
          </table:table-cell>
          <table:table-cell table:formula="of:=IF(ISNUMBER([.B551]);[.B551];&quot;&quot;)" office:value-type="float" office:value="0.0916230366492147" calcext:value-type="float">
            <text:p>0.091623036649215</text:p>
          </table:table-cell>
        </table:table-row>
        <table:table-row table:style-name="ro1">
          <table:table-cell office:value-type="float" office:value="1.002769" calcext:value-type="float">
            <text:p>1.002769</text:p>
          </table:table-cell>
          <table:table-cell office:value-type="float" office:value="0.0628272251308901" calcext:value-type="float">
            <text:p>0.06282722513089</text:p>
          </table:table-cell>
          <table:table-cell/>
          <table:table-cell table:formula="of:=IF(ISNUMBER([.A552]);[.A552];&quot;&quot;)" office:value-type="float" office:value="1.002769" calcext:value-type="float">
            <text:p>1.002769</text:p>
          </table:table-cell>
          <table:table-cell table:formula="of:=IF(ISNUMBER([.B552]);[.B552];&quot;&quot;)" office:value-type="float" office:value="0.0628272251308901" calcext:value-type="float">
            <text:p>0.06282722513089</text:p>
          </table:table-cell>
        </table:table-row>
        <table:table-row table:style-name="ro1">
          <table:table-cell office:value-type="float" office:value="3.833999" calcext:value-type="float">
            <text:p>3.833999</text:p>
          </table:table-cell>
          <table:table-cell office:value-type="float" office:value="0.0392670157068063" calcext:value-type="float">
            <text:p>0.039267015706806</text:p>
          </table:table-cell>
          <table:table-cell/>
          <table:table-cell table:formula="of:=IF(ISNUMBER([.A553]);[.A553];&quot;&quot;)" office:value-type="float" office:value="3.833999" calcext:value-type="float">
            <text:p>3.833999</text:p>
          </table:table-cell>
          <table:table-cell table:formula="of:=IF(ISNUMBER([.B553]);[.B553];&quot;&quot;)" office:value-type="float" office:value="0.0392670157068063" calcext:value-type="float">
            <text:p>0.039267015706806</text:p>
          </table:table-cell>
        </table:table-row>
        <table:table-row table:style-name="ro1">
          <table:table-cell office:value-type="float" office:value="43.544706" calcext:value-type="float">
            <text:p>43.544706</text:p>
          </table:table-cell>
          <table:table-cell office:value-type="float" office:value="0.0287958115183246" calcext:value-type="float">
            <text:p>0.028795811518325</text:p>
          </table:table-cell>
          <table:table-cell/>
          <table:table-cell table:formula="of:=IF(ISNUMBER([.A554]);[.A554];&quot;&quot;)" office:value-type="float" office:value="43.544706" calcext:value-type="float">
            <text:p>43.544706</text:p>
          </table:table-cell>
          <table:table-cell table:formula="of:=IF(ISNUMBER([.B554]);[.B554];&quot;&quot;)" office:value-type="float" office:value="0.0287958115183246" calcext:value-type="float">
            <text:p>0.028795811518325</text:p>
          </table:table-cell>
        </table:table-row>
        <table:table-row table:style-name="ro1">
          <table:table-cell office:value-type="float" office:value="48.583034" calcext:value-type="float">
            <text:p>48.583034</text:p>
          </table:table-cell>
          <table:table-cell office:value-type="float" office:value="0.0209424083769633" calcext:value-type="float">
            <text:p>0.020942408376963</text:p>
          </table:table-cell>
          <table:table-cell/>
          <table:table-cell table:formula="of:=IF(ISNUMBER([.A555]);[.A555];&quot;&quot;)" office:value-type="float" office:value="48.583034" calcext:value-type="float">
            <text:p>48.583034</text:p>
          </table:table-cell>
          <table:table-cell table:formula="of:=IF(ISNUMBER([.B555]);[.B555];&quot;&quot;)" office:value-type="float" office:value="0.0209424083769633" calcext:value-type="float">
            <text:p>0.020942408376963</text:p>
          </table:table-cell>
        </table:table-row>
        <table:table-row table:style-name="ro1">
          <table:table-cell office:value-type="float" office:value="49.065876" calcext:value-type="float">
            <text:p>49.065876</text:p>
          </table:table-cell>
          <table:table-cell office:value-type="float" office:value="0.0157068062827225" calcext:value-type="float">
            <text:p>0.015706806282723</text:p>
          </table:table-cell>
          <table:table-cell/>
          <table:table-cell table:formula="of:=IF(ISNUMBER([.A556]);[.A556];&quot;&quot;)" office:value-type="float" office:value="49.065876" calcext:value-type="float">
            <text:p>49.065876</text:p>
          </table:table-cell>
          <table:table-cell table:formula="of:=IF(ISNUMBER([.B556]);[.B556];&quot;&quot;)" office:value-type="float" office:value="0.0157068062827225" calcext:value-type="float">
            <text:p>0.015706806282723</text:p>
          </table:table-cell>
        </table:table-row>
        <table:table-row table:style-name="ro1">
          <table:table-cell office:value-type="float" office:value="51.102566" calcext:value-type="float">
            <text:p>51.102566</text:p>
          </table:table-cell>
          <table:table-cell office:value-type="float" office:value="0.00523560209424084" calcext:value-type="float">
            <text:p>0.005235602094241</text:p>
          </table:table-cell>
          <table:table-cell/>
          <table:table-cell table:formula="of:=IF(ISNUMBER([.A557]);[.A557];&quot;&quot;)" office:value-type="float" office:value="51.102566" calcext:value-type="float">
            <text:p>51.102566</text:p>
          </table:table-cell>
          <table:table-cell table:formula="of:=IF(ISNUMBER([.B557]);[.B557];&quot;&quot;)" office:value-type="float" office:value="0.00523560209424084" calcext:value-type="float">
            <text:p>0.005235602094241</text:p>
          </table:table-cell>
        </table:table-row>
        <table:table-row table:style-name="ro1">
          <table:table-cell office:value-type="float" office:value="56.415055" calcext:value-type="float">
            <text:p>56.415055</text:p>
          </table:table-cell>
          <table:table-cell office:value-type="float" office:value="0.00261780104712042" calcext:value-type="float">
            <text:p>0.00261780104712</text:p>
          </table:table-cell>
          <table:table-cell/>
          <table:table-cell table:formula="of:=IF(ISNUMBER([.A558]);[.A558];&quot;&quot;)" office:value-type="float" office:value="56.415055" calcext:value-type="float">
            <text:p>56.415055</text:p>
          </table:table-cell>
          <table:table-cell table:formula="of:=IF(ISNUMBER([.B558]);[.B558];&quot;&quot;)" office:value-type="float" office:value="0.00261780104712042" calcext:value-type="float">
            <text:p>0.00261780104712</text:p>
          </table:table-cell>
        </table:table-row>
        <table:table-row table:style-name="ro1">
          <table:table-cell office:value-type="float" office:value="56.607178" calcext:value-type="float">
            <text:p>56.60717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59]);[.A559];&quot;&quot;)" office:value-type="float" office:value="56.607178" calcext:value-type="float">
            <text:p>56.607178</text:p>
          </table:table-cell>
          <table:table-cell table:formula="of:=IF(ISNUMBER([.B559]);[.B559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65-k10</text:p>
          </table:table-cell>
          <table:table-cell table:number-columns-repeated="2"/>
          <table:table-cell table:formula="of:=IF(ISNUMBER([.A560]);[.A560];&quot;&quot;)">
            <text:p/>
          </table:table-cell>
          <table:table-cell table:formula="of:=IF(ISNUMBER([.B560]);[.B560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6774193548387" calcext:value-type="float">
            <text:p>0.346774193548387</text:p>
          </table:table-cell>
          <table:table-cell/>
          <table:table-cell table:formula="of:=IF(ISNUMBER([.A561]);[.A561];&quot;&quot;)" office:value-type="float" office:value="0" calcext:value-type="float">
            <text:p>0</text:p>
          </table:table-cell>
          <table:table-cell table:formula="of:=IF(ISNUMBER([.B561]);[.B561];&quot;&quot;)" office:value-type="float" office:value="0.346774193548387" calcext:value-type="float">
            <text:p>0.346774193548387</text:p>
          </table:table-cell>
        </table:table-row>
        <table:table-row table:style-name="ro1">
          <table:table-cell office:value-type="float" office:value="0.132838" calcext:value-type="float">
            <text:p>0.132838</text:p>
          </table:table-cell>
          <table:table-cell office:value-type="float" office:value="0.126344086021505" calcext:value-type="float">
            <text:p>0.126344086021505</text:p>
          </table:table-cell>
          <table:table-cell/>
          <table:table-cell table:formula="of:=IF(ISNUMBER([.A562]);[.A562];&quot;&quot;)" office:value-type="float" office:value="0.132838" calcext:value-type="float">
            <text:p>0.132838</text:p>
          </table:table-cell>
          <table:table-cell table:formula="of:=IF(ISNUMBER([.B562]);[.B562];&quot;&quot;)" office:value-type="float" office:value="0.126344086021505" calcext:value-type="float">
            <text:p>0.126344086021505</text:p>
          </table:table-cell>
        </table:table-row>
        <table:table-row table:style-name="ro1">
          <table:table-cell office:value-type="float" office:value="0.71233" calcext:value-type="float">
            <text:p>0.71233</text:p>
          </table:table-cell>
          <table:table-cell office:value-type="float" office:value="0.112903225806452" calcext:value-type="float">
            <text:p>0.112903225806452</text:p>
          </table:table-cell>
          <table:table-cell/>
          <table:table-cell table:formula="of:=IF(ISNUMBER([.A563]);[.A563];&quot;&quot;)" office:value-type="float" office:value="0.71233" calcext:value-type="float">
            <text:p>0.71233</text:p>
          </table:table-cell>
          <table:table-cell table:formula="of:=IF(ISNUMBER([.B563]);[.B563];&quot;&quot;)" office:value-type="float" office:value="0.112903225806452" calcext:value-type="float">
            <text:p>0.112903225806452</text:p>
          </table:table-cell>
        </table:table-row>
        <table:table-row table:style-name="ro1">
          <table:table-cell office:value-type="float" office:value="1.430712" calcext:value-type="float">
            <text:p>1.430712</text:p>
          </table:table-cell>
          <table:table-cell office:value-type="float" office:value="0.0483870967741936" calcext:value-type="float">
            <text:p>0.048387096774194</text:p>
          </table:table-cell>
          <table:table-cell/>
          <table:table-cell table:formula="of:=IF(ISNUMBER([.A564]);[.A564];&quot;&quot;)" office:value-type="float" office:value="1.430712" calcext:value-type="float">
            <text:p>1.430712</text:p>
          </table:table-cell>
          <table:table-cell table:formula="of:=IF(ISNUMBER([.B564]);[.B564];&quot;&quot;)" office:value-type="float" office:value="0.0483870967741936" calcext:value-type="float">
            <text:p>0.048387096774194</text:p>
          </table:table-cell>
        </table:table-row>
        <table:table-row table:style-name="ro1">
          <table:table-cell office:value-type="float" office:value="2.594865" calcext:value-type="float">
            <text:p>2.594865</text:p>
          </table:table-cell>
          <table:table-cell office:value-type="float" office:value="0.0403225806451613" calcext:value-type="float">
            <text:p>0.040322580645161</text:p>
          </table:table-cell>
          <table:table-cell/>
          <table:table-cell table:formula="of:=IF(ISNUMBER([.A565]);[.A565];&quot;&quot;)" office:value-type="float" office:value="2.594865" calcext:value-type="float">
            <text:p>2.594865</text:p>
          </table:table-cell>
          <table:table-cell table:formula="of:=IF(ISNUMBER([.B565]);[.B565];&quot;&quot;)" office:value-type="float" office:value="0.0403225806451613" calcext:value-type="float">
            <text:p>0.040322580645161</text:p>
          </table:table-cell>
        </table:table-row>
        <table:table-row table:style-name="ro1">
          <table:table-cell office:value-type="float" office:value="8.83327" calcext:value-type="float">
            <text:p>8.83327</text:p>
          </table:table-cell>
          <table:table-cell office:value-type="float" office:value="0.0376344086021505" calcext:value-type="float">
            <text:p>0.037634408602151</text:p>
          </table:table-cell>
          <table:table-cell/>
          <table:table-cell table:formula="of:=IF(ISNUMBER([.A566]);[.A566];&quot;&quot;)" office:value-type="float" office:value="8.83327" calcext:value-type="float">
            <text:p>8.83327</text:p>
          </table:table-cell>
          <table:table-cell table:formula="of:=IF(ISNUMBER([.B566]);[.B566];&quot;&quot;)" office:value-type="float" office:value="0.0376344086021505" calcext:value-type="float">
            <text:p>0.037634408602151</text:p>
          </table:table-cell>
        </table:table-row>
        <table:table-row table:style-name="ro1">
          <table:table-cell office:value-type="float" office:value="23.586138" calcext:value-type="float">
            <text:p>23.586138</text:p>
          </table:table-cell>
          <table:table-cell office:value-type="float" office:value="0.0268817204301075" calcext:value-type="float">
            <text:p>0.026881720430108</text:p>
          </table:table-cell>
          <table:table-cell/>
          <table:table-cell table:formula="of:=IF(ISNUMBER([.A567]);[.A567];&quot;&quot;)" office:value-type="float" office:value="23.586138" calcext:value-type="float">
            <text:p>23.586138</text:p>
          </table:table-cell>
          <table:table-cell table:formula="of:=IF(ISNUMBER([.B567]);[.B567];&quot;&quot;)" office:value-type="float" office:value="0.0268817204301075" calcext:value-type="float">
            <text:p>0.026881720430108</text:p>
          </table:table-cell>
        </table:table-row>
        <table:table-row table:style-name="ro1">
          <table:table-cell office:value-type="float" office:value="27.240847" calcext:value-type="float">
            <text:p>27.240847</text:p>
          </table:table-cell>
          <table:table-cell office:value-type="float" office:value="0.0188172043010753" calcext:value-type="float">
            <text:p>0.018817204301075</text:p>
          </table:table-cell>
          <table:table-cell/>
          <table:table-cell table:formula="of:=IF(ISNUMBER([.A568]);[.A568];&quot;&quot;)" office:value-type="float" office:value="27.240847" calcext:value-type="float">
            <text:p>27.240847</text:p>
          </table:table-cell>
          <table:table-cell table:formula="of:=IF(ISNUMBER([.B568]);[.B568];&quot;&quot;)" office:value-type="float" office:value="0.0188172043010753" calcext:value-type="float">
            <text:p>0.018817204301075</text:p>
          </table:table-cell>
        </table:table-row>
        <table:table-row table:style-name="ro1">
          <table:table-cell office:value-type="float" office:value="43.029532" calcext:value-type="float">
            <text:p>43.029532</text:p>
          </table:table-cell>
          <table:table-cell office:value-type="float" office:value="0.00806451612903226" calcext:value-type="float">
            <text:p>0.008064516129032</text:p>
          </table:table-cell>
          <table:table-cell/>
          <table:table-cell table:formula="of:=IF(ISNUMBER([.A569]);[.A569];&quot;&quot;)" office:value-type="float" office:value="43.029532" calcext:value-type="float">
            <text:p>43.029532</text:p>
          </table:table-cell>
          <table:table-cell table:formula="of:=IF(ISNUMBER([.B569]);[.B569];&quot;&quot;)" office:value-type="float" office:value="0.00806451612903226" calcext:value-type="float">
            <text:p>0.008064516129032</text:p>
          </table:table-cell>
        </table:table-row>
        <table:table-row table:style-name="ro1">
          <table:table-cell office:value-type="float" office:value="267.971709" calcext:value-type="float">
            <text:p>267.97170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70]);[.A570];&quot;&quot;)" office:value-type="float" office:value="267.971709" calcext:value-type="float">
            <text:p>267.971709</text:p>
          </table:table-cell>
          <table:table-cell table:formula="of:=IF(ISNUMBER([.B570]);[.B570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70-k10</text:p>
          </table:table-cell>
          <table:table-cell table:number-columns-repeated="2"/>
          <table:table-cell table:formula="of:=IF(ISNUMBER([.A571]);[.A571];&quot;&quot;)">
            <text:p/>
          </table:table-cell>
          <table:table-cell table:formula="of:=IF(ISNUMBER([.B571]);[.B571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6233766233766" calcext:value-type="float">
            <text:p>0.366233766233766</text:p>
          </table:table-cell>
          <table:table-cell/>
          <table:table-cell table:formula="of:=IF(ISNUMBER([.A572]);[.A572];&quot;&quot;)" office:value-type="float" office:value="0" calcext:value-type="float">
            <text:p>0</text:p>
          </table:table-cell>
          <table:table-cell table:formula="of:=IF(ISNUMBER([.B572]);[.B572];&quot;&quot;)" office:value-type="float" office:value="0.366233766233766" calcext:value-type="float">
            <text:p>0.366233766233766</text:p>
          </table:table-cell>
        </table:table-row>
        <table:table-row table:style-name="ro1">
          <table:table-cell office:value-type="float" office:value="0.374989" calcext:value-type="float">
            <text:p>0.374989</text:p>
          </table:table-cell>
          <table:table-cell office:value-type="float" office:value="0.135064935064935" calcext:value-type="float">
            <text:p>0.135064935064935</text:p>
          </table:table-cell>
          <table:table-cell/>
          <table:table-cell table:formula="of:=IF(ISNUMBER([.A573]);[.A573];&quot;&quot;)" office:value-type="float" office:value="0.374989" calcext:value-type="float">
            <text:p>0.374989</text:p>
          </table:table-cell>
          <table:table-cell table:formula="of:=IF(ISNUMBER([.B573]);[.B573];&quot;&quot;)" office:value-type="float" office:value="0.135064935064935" calcext:value-type="float">
            <text:p>0.135064935064935</text:p>
          </table:table-cell>
        </table:table-row>
        <table:table-row table:style-name="ro1">
          <table:table-cell office:value-type="float" office:value="1.091848" calcext:value-type="float">
            <text:p>1.091848</text:p>
          </table:table-cell>
          <table:table-cell office:value-type="float" office:value="0.0805194805194805" calcext:value-type="float">
            <text:p>0.080519480519481</text:p>
          </table:table-cell>
          <table:table-cell/>
          <table:table-cell table:formula="of:=IF(ISNUMBER([.A574]);[.A574];&quot;&quot;)" office:value-type="float" office:value="1.091848" calcext:value-type="float">
            <text:p>1.091848</text:p>
          </table:table-cell>
          <table:table-cell table:formula="of:=IF(ISNUMBER([.B574]);[.B574];&quot;&quot;)" office:value-type="float" office:value="0.0805194805194805" calcext:value-type="float">
            <text:p>0.080519480519481</text:p>
          </table:table-cell>
        </table:table-row>
        <table:table-row table:style-name="ro1">
          <table:table-cell office:value-type="float" office:value="1.922619" calcext:value-type="float">
            <text:p>1.922619</text:p>
          </table:table-cell>
          <table:table-cell office:value-type="float" office:value="0.051948051948052" calcext:value-type="float">
            <text:p>0.051948051948052</text:p>
          </table:table-cell>
          <table:table-cell/>
          <table:table-cell table:formula="of:=IF(ISNUMBER([.A575]);[.A575];&quot;&quot;)" office:value-type="float" office:value="1.922619" calcext:value-type="float">
            <text:p>1.922619</text:p>
          </table:table-cell>
          <table:table-cell table:formula="of:=IF(ISNUMBER([.B575]);[.B575];&quot;&quot;)"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2.810581" calcext:value-type="float">
            <text:p>2.810581</text:p>
          </table:table-cell>
          <table:table-cell office:value-type="float" office:value="0.038961038961039" calcext:value-type="float">
            <text:p>0.038961038961039</text:p>
          </table:table-cell>
          <table:table-cell/>
          <table:table-cell table:formula="of:=IF(ISNUMBER([.A576]);[.A576];&quot;&quot;)" office:value-type="float" office:value="2.810581" calcext:value-type="float">
            <text:p>2.810581</text:p>
          </table:table-cell>
          <table:table-cell table:formula="of:=IF(ISNUMBER([.B576]);[.B576];&quot;&quot;)" office:value-type="float" office:value="0.038961038961039" calcext:value-type="float">
            <text:p>0.038961038961039</text:p>
          </table:table-cell>
        </table:table-row>
        <table:table-row table:style-name="ro1">
          <table:table-cell office:value-type="float" office:value="3.066182" calcext:value-type="float">
            <text:p>3.066182</text:p>
          </table:table-cell>
          <table:table-cell office:value-type="float" office:value="0.025974025974026" calcext:value-type="float">
            <text:p>0.025974025974026</text:p>
          </table:table-cell>
          <table:table-cell/>
          <table:table-cell table:formula="of:=IF(ISNUMBER([.A577]);[.A577];&quot;&quot;)" office:value-type="float" office:value="3.066182" calcext:value-type="float">
            <text:p>3.066182</text:p>
          </table:table-cell>
          <table:table-cell table:formula="of:=IF(ISNUMBER([.B577]);[.B577];&quot;&quot;)" office:value-type="float" office:value="0.025974025974026" calcext:value-type="float">
            <text:p>0.025974025974026</text:p>
          </table:table-cell>
        </table:table-row>
        <table:table-row table:style-name="ro1">
          <table:table-cell office:value-type="float" office:value="3.867298" calcext:value-type="float">
            <text:p>3.867298</text:p>
          </table:table-cell>
          <table:table-cell office:value-type="float" office:value="0.0207792207792208" calcext:value-type="float">
            <text:p>0.020779220779221</text:p>
          </table:table-cell>
          <table:table-cell/>
          <table:table-cell table:formula="of:=IF(ISNUMBER([.A578]);[.A578];&quot;&quot;)" office:value-type="float" office:value="3.867298" calcext:value-type="float">
            <text:p>3.867298</text:p>
          </table:table-cell>
          <table:table-cell table:formula="of:=IF(ISNUMBER([.B578]);[.B578];&quot;&quot;)" office:value-type="float" office:value="0.0207792207792208" calcext:value-type="float">
            <text:p>0.020779220779221</text:p>
          </table:table-cell>
        </table:table-row>
        <table:table-row table:style-name="ro1">
          <table:table-cell office:value-type="float" office:value="12.548915" calcext:value-type="float">
            <text:p>12.548915</text:p>
          </table:table-cell>
          <table:table-cell office:value-type="float" office:value="0.0181818181818182" calcext:value-type="float">
            <text:p>0.018181818181818</text:p>
          </table:table-cell>
          <table:table-cell/>
          <table:table-cell table:formula="of:=IF(ISNUMBER([.A579]);[.A579];&quot;&quot;)" office:value-type="float" office:value="12.548915" calcext:value-type="float">
            <text:p>12.548915</text:p>
          </table:table-cell>
          <table:table-cell table:formula="of:=IF(ISNUMBER([.B579]);[.B579];&quot;&quot;)" office:value-type="float" office:value="0.0181818181818182" calcext:value-type="float">
            <text:p>0.018181818181818</text:p>
          </table:table-cell>
        </table:table-row>
        <table:table-row table:style-name="ro1">
          <table:table-cell office:value-type="float" office:value="12.932674" calcext:value-type="float">
            <text:p>12.932674</text:p>
          </table:table-cell>
          <table:table-cell office:value-type="float" office:value="0.0051948051948052" calcext:value-type="float">
            <text:p>0.005194805194805</text:p>
          </table:table-cell>
          <table:table-cell/>
          <table:table-cell table:formula="of:=IF(ISNUMBER([.A580]);[.A580];&quot;&quot;)" office:value-type="float" office:value="12.932674" calcext:value-type="float">
            <text:p>12.932674</text:p>
          </table:table-cell>
          <table:table-cell table:formula="of:=IF(ISNUMBER([.B580]);[.B580];&quot;&quot;)" office:value-type="float" office:value="0.0051948051948052" calcext:value-type="float">
            <text:p>0.005194805194805</text:p>
          </table:table-cell>
        </table:table-row>
        <table:table-row table:style-name="ro1">
          <table:table-cell office:value-type="float" office:value="93.799197" calcext:value-type="float">
            <text:p>93.799197</text:p>
          </table:table-cell>
          <table:table-cell office:value-type="float" office:value="0.0025974025974026" calcext:value-type="float">
            <text:p>0.002597402597403</text:p>
          </table:table-cell>
          <table:table-cell/>
          <table:table-cell table:formula="of:=IF(ISNUMBER([.A581]);[.A581];&quot;&quot;)" office:value-type="float" office:value="93.799197" calcext:value-type="float">
            <text:p>93.799197</text:p>
          </table:table-cell>
          <table:table-cell table:formula="of:=IF(ISNUMBER([.B581]);[.B581];&quot;&quot;)" office:value-type="float" office:value="0.0025974025974026" calcext:value-type="float">
            <text:p>0.002597402597403</text:p>
          </table:table-cell>
        </table:table-row>
        <table:table-row table:style-name="ro1">
          <table:table-cell office:value-type="float" office:value="249.010143" calcext:value-type="float">
            <text:p>249.010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82]);[.A582];&quot;&quot;)" office:value-type="float" office:value="249.010143" calcext:value-type="float">
            <text:p>249.010143</text:p>
          </table:table-cell>
          <table:table-cell table:formula="of:=IF(ISNUMBER([.B582]);[.B582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76-k4</text:p>
          </table:table-cell>
          <table:table-cell table:number-columns-repeated="2"/>
          <table:table-cell table:formula="of:=IF(ISNUMBER([.A583]);[.A583];&quot;&quot;)">
            <text:p/>
          </table:table-cell>
          <table:table-cell table:formula="of:=IF(ISNUMBER([.B583]);[.B583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1877022653722" calcext:value-type="float">
            <text:p>0.381877022653722</text:p>
          </table:table-cell>
          <table:table-cell/>
          <table:table-cell table:formula="of:=IF(ISNUMBER([.A584]);[.A584];&quot;&quot;)" office:value-type="float" office:value="0" calcext:value-type="float">
            <text:p>0</text:p>
          </table:table-cell>
          <table:table-cell table:formula="of:=IF(ISNUMBER([.B584]);[.B584];&quot;&quot;)" office:value-type="float" office:value="0.381877022653722" calcext:value-type="float">
            <text:p>0.381877022653722</text:p>
          </table:table-cell>
        </table:table-row>
        <table:table-row table:style-name="ro1">
          <table:table-cell office:value-type="float" office:value="0.258709" calcext:value-type="float">
            <text:p>0.258709</text:p>
          </table:table-cell>
          <table:table-cell office:value-type="float" office:value="0.213592233009709" calcext:value-type="float">
            <text:p>0.213592233009709</text:p>
          </table:table-cell>
          <table:table-cell/>
          <table:table-cell table:formula="of:=IF(ISNUMBER([.A585]);[.A585];&quot;&quot;)" office:value-type="float" office:value="0.258709" calcext:value-type="float">
            <text:p>0.258709</text:p>
          </table:table-cell>
          <table:table-cell table:formula="of:=IF(ISNUMBER([.B585]);[.B585];&quot;&quot;)" office:value-type="float" office:value="0.213592233009709" calcext:value-type="float">
            <text:p>0.213592233009709</text:p>
          </table:table-cell>
        </table:table-row>
        <table:table-row table:style-name="ro1">
          <table:table-cell office:value-type="float" office:value="0.884599" calcext:value-type="float">
            <text:p>0.884599</text:p>
          </table:table-cell>
          <table:table-cell office:value-type="float" office:value="0.058252427184466" calcext:value-type="float">
            <text:p>0.058252427184466</text:p>
          </table:table-cell>
          <table:table-cell/>
          <table:table-cell table:formula="of:=IF(ISNUMBER([.A586]);[.A586];&quot;&quot;)" office:value-type="float" office:value="0.884599" calcext:value-type="float">
            <text:p>0.884599</text:p>
          </table:table-cell>
          <table:table-cell table:formula="of:=IF(ISNUMBER([.B586]);[.B586];&quot;&quot;)" office:value-type="float" office:value="0.058252427184466" calcext:value-type="float">
            <text:p>0.058252427184466</text:p>
          </table:table-cell>
        </table:table-row>
        <table:table-row table:style-name="ro1">
          <table:table-cell office:value-type="float" office:value="22.451105" calcext:value-type="float">
            <text:p>22.451105</text:p>
          </table:table-cell>
          <table:table-cell office:value-type="float" office:value="0.0453074433656958" calcext:value-type="float">
            <text:p>0.045307443365696</text:p>
          </table:table-cell>
          <table:table-cell/>
          <table:table-cell table:formula="of:=IF(ISNUMBER([.A587]);[.A587];&quot;&quot;)" office:value-type="float" office:value="22.451105" calcext:value-type="float">
            <text:p>22.451105</text:p>
          </table:table-cell>
          <table:table-cell table:formula="of:=IF(ISNUMBER([.B587]);[.B587];&quot;&quot;)" office:value-type="float" office:value="0.0453074433656958" calcext:value-type="float">
            <text:p>0.045307443365696</text:p>
          </table:table-cell>
        </table:table-row>
        <table:table-row table:style-name="ro1">
          <table:table-cell office:value-type="float" office:value="71.11559" calcext:value-type="float">
            <text:p>71.11559</text:p>
          </table:table-cell>
          <table:table-cell office:value-type="float" office:value="0.0355987055016181" calcext:value-type="float">
            <text:p>0.035598705501618</text:p>
          </table:table-cell>
          <table:table-cell/>
          <table:table-cell table:formula="of:=IF(ISNUMBER([.A588]);[.A588];&quot;&quot;)" office:value-type="float" office:value="71.11559" calcext:value-type="float">
            <text:p>71.11559</text:p>
          </table:table-cell>
          <table:table-cell table:formula="of:=IF(ISNUMBER([.B588]);[.B588];&quot;&quot;)" office:value-type="float" office:value="0.0355987055016181" calcext:value-type="float">
            <text:p>0.035598705501618</text:p>
          </table:table-cell>
        </table:table-row>
        <table:table-row table:style-name="ro1">
          <table:table-cell office:value-type="float" office:value="135.651206" calcext:value-type="float">
            <text:p>135.651206</text:p>
          </table:table-cell>
          <table:table-cell office:value-type="float" office:value="0.0258899676375405" calcext:value-type="float">
            <text:p>0.025889967637541</text:p>
          </table:table-cell>
          <table:table-cell/>
          <table:table-cell table:formula="of:=IF(ISNUMBER([.A589]);[.A589];&quot;&quot;)" office:value-type="float" office:value="135.651206" calcext:value-type="float">
            <text:p>135.651206</text:p>
          </table:table-cell>
          <table:table-cell table:formula="of:=IF(ISNUMBER([.B589]);[.B589];&quot;&quot;)" office:value-type="float" office:value="0.0258899676375405" calcext:value-type="float">
            <text:p>0.025889967637541</text:p>
          </table:table-cell>
        </table:table-row>
        <table:table-row table:style-name="ro1">
          <table:table-cell office:value-type="float" office:value="136.126651" calcext:value-type="float">
            <text:p>136.126651</text:p>
          </table:table-cell>
          <table:table-cell office:value-type="float" office:value="0.00647249190938511" calcext:value-type="float">
            <text:p>0.006472491909385</text:p>
          </table:table-cell>
          <table:table-cell/>
          <table:table-cell table:formula="of:=IF(ISNUMBER([.A590]);[.A590];&quot;&quot;)" office:value-type="float" office:value="136.126651" calcext:value-type="float">
            <text:p>136.126651</text:p>
          </table:table-cell>
          <table:table-cell table:formula="of:=IF(ISNUMBER([.B590]);[.B590];&quot;&quot;)" office:value-type="float" office:value="0.00647249190938511" calcext:value-type="float">
            <text:p>0.006472491909385</text:p>
          </table:table-cell>
        </table:table-row>
        <table:table-row table:style-name="ro1">
          <table:table-cell office:value-type="float" office:value="992.312008" calcext:value-type="float">
            <text:p>992.31200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591]);[.A591];&quot;&quot;)" office:value-type="float" office:value="992.312008" calcext:value-type="float">
            <text:p>992.312008</text:p>
          </table:table-cell>
          <table:table-cell table:formula="of:=IF(ISNUMBER([.B591]);[.B591]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n76-k5</text:p>
          </table:table-cell>
          <table:table-cell table:number-columns-repeated="2"/>
          <table:table-cell table:formula="of:=IF(ISNUMBER([.A592]);[.A592];&quot;&quot;)">
            <text:p/>
          </table:table-cell>
          <table:table-cell table:formula="of:=IF(ISNUMBER([.B592]);[.B592]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1877022653722" calcext:value-type="float">
            <text:p>0.381877022653722</text:p>
          </table:table-cell>
          <table:table-cell/>
          <table:table-cell table:formula="of:=IF(ISNUMBER([.A593]);[.A593];&quot;&quot;)" office:value-type="float" office:value="0" calcext:value-type="float">
            <text:p>0</text:p>
          </table:table-cell>
          <table:table-cell table:formula="of:=IF(ISNUMBER([.B593]);[.B593];&quot;&quot;)" office:value-type="float" office:value="0.381877022653722" calcext:value-type="float">
            <text:p>0.381877022653722</text:p>
          </table:table-cell>
        </table:table-row>
        <table:table-row table:style-name="ro1">
          <table:table-cell office:value-type="float" office:value="0.375699" calcext:value-type="float">
            <text:p>0.375699</text:p>
          </table:table-cell>
          <table:table-cell office:value-type="float" office:value="0.229773462783171" calcext:value-type="float">
            <text:p>0.229773462783171</text:p>
          </table:table-cell>
          <table:table-cell/>
          <table:table-cell table:formula="of:=IF(ISNUMBER([.A594]);[.A594];&quot;&quot;)" office:value-type="float" office:value="0.375699" calcext:value-type="float">
            <text:p>0.375699</text:p>
          </table:table-cell>
          <table:table-cell table:formula="of:=IF(ISNUMBER([.B594]);[.B594];&quot;&quot;)" office:value-type="float" office:value="0.229773462783171" calcext:value-type="float">
            <text:p>0.229773462783171</text:p>
          </table:table-cell>
        </table:table-row>
        <table:table-row table:style-name="ro1">
          <table:table-cell office:value-type="float" office:value="2.011107" calcext:value-type="float">
            <text:p>2.011107</text:p>
          </table:table-cell>
          <table:table-cell office:value-type="float" office:value="0.106796116504854" calcext:value-type="float">
            <text:p>0.106796116504854</text:p>
          </table:table-cell>
          <table:table-cell/>
          <table:table-cell table:formula="of:=IF(ISNUMBER([.A595]);[.A595];&quot;&quot;)" office:value-type="float" office:value="2.011107" calcext:value-type="float">
            <text:p>2.011107</text:p>
          </table:table-cell>
          <table:table-cell table:formula="of:=IF(ISNUMBER([.B595]);[.B595];&quot;&quot;)" office:value-type="float" office:value="0.106796116504854" calcext:value-type="float">
            <text:p>0.106796116504854</text:p>
          </table:table-cell>
        </table:table-row>
        <table:table-row table:style-name="ro1">
          <table:table-cell office:value-type="float" office:value="7.266047" calcext:value-type="float">
            <text:p>7.266047</text:p>
          </table:table-cell>
          <table:table-cell office:value-type="float" office:value="0.0938511326860841" calcext:value-type="float">
            <text:p>0.093851132686084</text:p>
          </table:table-cell>
          <table:table-cell/>
          <table:table-cell table:formula="of:=IF(ISNUMBER([.A596]);[.A596];&quot;&quot;)" office:value-type="float" office:value="7.266047" calcext:value-type="float">
            <text:p>7.266047</text:p>
          </table:table-cell>
          <table:table-cell table:formula="of:=IF(ISNUMBER([.B596]);[.B596];&quot;&quot;)" office:value-type="float" office:value="0.0938511326860841" calcext:value-type="float">
            <text:p>0.093851132686084</text:p>
          </table:table-cell>
        </table:table-row>
        <table:table-row table:style-name="ro1">
          <table:table-cell office:value-type="float" office:value="14.274644" calcext:value-type="float">
            <text:p>14.274644</text:p>
          </table:table-cell>
          <table:table-cell office:value-type="float" office:value="0.0744336569579288" calcext:value-type="float">
            <text:p>0.074433656957929</text:p>
          </table:table-cell>
          <table:table-cell/>
          <table:table-cell table:formula="of:=IF(ISNUMBER([.A597]);[.A597];&quot;&quot;)" office:value-type="float" office:value="14.274644" calcext:value-type="float">
            <text:p>14.274644</text:p>
          </table:table-cell>
          <table:table-cell table:formula="of:=IF(ISNUMBER([.B597]);[.B597];&quot;&quot;)" office:value-type="float" office:value="0.0744336569579288" calcext:value-type="float">
            <text:p>0.074433656957929</text:p>
          </table:table-cell>
        </table:table-row>
        <table:table-row table:style-name="ro1">
          <table:table-cell office:value-type="float" office:value="15.658404" calcext:value-type="float">
            <text:p>15.658404</text:p>
          </table:table-cell>
          <table:table-cell office:value-type="float" office:value="0.0517799352750809" calcext:value-type="float">
            <text:p>0.051779935275081</text:p>
          </table:table-cell>
          <table:table-cell/>
          <table:table-cell table:formula="of:=IF(ISNUMBER([.A598]);[.A598];&quot;&quot;)" office:value-type="float" office:value="15.658404" calcext:value-type="float">
            <text:p>15.658404</text:p>
          </table:table-cell>
          <table:table-cell table:formula="of:=IF(ISNUMBER([.B598]);[.B598];&quot;&quot;)" office:value-type="float" office:value="0.0517799352750809" calcext:value-type="float">
            <text:p>0.051779935275081</text:p>
          </table:table-cell>
        </table:table-row>
        <table:table-row table:style-name="ro1">
          <table:table-cell office:value-type="float" office:value="16.995434" calcext:value-type="float">
            <text:p>16.995434</text:p>
          </table:table-cell>
          <table:table-cell office:value-type="float" office:value="0.0323624595469256" calcext:value-type="float">
            <text:p>0.032362459546926</text:p>
          </table:table-cell>
          <table:table-cell/>
          <table:table-cell table:formula="of:=IF(ISNUMBER([.A599]);[.A599];&quot;&quot;)" office:value-type="float" office:value="16.995434" calcext:value-type="float">
            <text:p>16.995434</text:p>
          </table:table-cell>
          <table:table-cell table:formula="of:=IF(ISNUMBER([.B599]);[.B599];&quot;&quot;)" office:value-type="float" office:value="0.0323624595469256" calcext:value-type="float">
            <text:p>0.032362459546926</text:p>
          </table:table-cell>
        </table:table-row>
        <table:table-row table:style-name="ro1">
          <table:table-cell office:value-type="float" office:value="17.935986" calcext:value-type="float">
            <text:p>17.935986</text:p>
          </table:table-cell>
          <table:table-cell office:value-type="float" office:value="0.029126213592233" calcext:value-type="float">
            <text:p>0.029126213592233</text:p>
          </table:table-cell>
          <table:table-cell/>
          <table:table-cell table:formula="of:=IF(ISNUMBER([.A600]);[.A600];&quot;&quot;)" office:value-type="float" office:value="17.935986" calcext:value-type="float">
            <text:p>17.935986</text:p>
          </table:table-cell>
          <table:table-cell table:formula="of:=IF(ISNUMBER([.B600]);[.B600];&quot;&quot;)" office:value-type="float" office:value="0.029126213592233" calcext:value-type="float">
            <text:p>0.029126213592233</text:p>
          </table:table-cell>
        </table:table-row>
        <table:table-row table:style-name="ro1">
          <table:table-cell office:value-type="float" office:value="46.227413" calcext:value-type="float">
            <text:p>46.227413</text:p>
          </table:table-cell>
          <table:table-cell office:value-type="float" office:value="0.0161812297734628" calcext:value-type="float">
            <text:p>0.016181229773463</text:p>
          </table:table-cell>
          <table:table-cell/>
          <table:table-cell table:formula="of:=IF(ISNUMBER([.A601]);[.A601];&quot;&quot;)" office:value-type="float" office:value="46.227413" calcext:value-type="float">
            <text:p>46.227413</text:p>
          </table:table-cell>
          <table:table-cell table:formula="of:=IF(ISNUMBER([.B601]);[.B601];&quot;&quot;)" office:value-type="float" office:value="0.0161812297734628" calcext:value-type="float">
            <text:p>0.016181229773463</text:p>
          </table:table-cell>
        </table:table-row>
        <table:table-row table:style-name="ro1">
          <table:table-cell office:value-type="float" office:value="235.119906" calcext:value-type="float">
            <text:p>235.119906</text:p>
          </table:table-cell>
          <table:table-cell office:value-type="float" office:value="0.00647249190938511" calcext:value-type="float">
            <text:p>0.006472491909385</text:p>
          </table:table-cell>
          <table:table-cell/>
          <table:table-cell table:formula="of:=IF(ISNUMBER([.A602]);[.A602];&quot;&quot;)" office:value-type="float" office:value="235.119906" calcext:value-type="float">
            <text:p>235.119906</text:p>
          </table:table-cell>
          <table:table-cell table:formula="of:=IF(ISNUMBER([.B602]);[.B602];&quot;&quot;)" office:value-type="float" office:value="0.00647249190938511" calcext:value-type="float">
            <text:p>0.006472491909385</text:p>
          </table:table-cell>
        </table:table-row>
        <table:table-row table:style-name="ro1">
          <table:table-cell office:value-type="float" office:value="433.394695" calcext:value-type="float">
            <text:p>433.39469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UMBER([.A603]);[.A603];&quot;&quot;)" office:value-type="float" office:value="433.394695" calcext:value-type="float">
            <text:p>433.394695</text:p>
          </table:table-cell>
          <table:table-cell table:formula="of:=IF(ISNUMBER([.B603]);[.B603];&quot;&quot;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23:35:48.032631978</dc:date>
    <meta:editing-duration>PT6M54S</meta:editing-duration>
    <meta:editing-cycles>1</meta:editing-cycles>
    <meta:document-statistic meta:table-count="1" meta:cell-count="2310" meta:object-count="1"/>
    <meta:generator>LibreOffice/6.2.5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91cm" svg:height="13.069cm" xlink:href=".." xlink:type="simple" chart:class="chart:scatter" chart:style-name="ch1">
        <chart:title svg:x="8.275cm" svg:y="0.397cm" chart:style-name="ch2">
          <text:p>Distribution of improvements over time</text:p>
        </chart:title>
        <chart:legend chart:legend-position="end" svg:x="21.281cm" svg:y="6.235cm" style:legend-expansion="high" chart:style-name="ch3"/>
        <chart:plot-area chart:style-name="ch4" table:cell-range-address="'TS_2019-10-06-23-17-29'.D13:'TS_2019-10-06-23-17-29'.E603 'TS_2019-10-06-23-17-29'.E12:'TS_2019-10-06-23-17-29'.E12" chart:data-source-has-labels="row" svg:x="1.498cm" svg:y="1.437cm" svg:width="19.296cm" svg:height="10.39cm">
          <chartooo:coordinate-region svg:x="2.41cm" svg:y="1.636cm" svg:width="17.919cm" svg:height="9.544cm"/>
          <chart:axis chart:dimension="x" chart:name="primary-x" chart:style-name="ch5">
            <chart:title svg:x="10.374cm" svg:y="12.088cm" chart:style-name="ch6">
              <text:p>Time (ms)</text:p>
            </chart:title>
          </chart:axis>
          <chart:axis chart:dimension="y" chart:name="primary-y" chart:style-name="ch7">
            <chart:title svg:x="0.451cm" svg:y="8.409cm" chart:style-name="ch8">
              <text:p>Solution quality (%BKS)</text:p>
            </chart:title>
            <chart:grid chart:style-name="ch9" chart:class="major"/>
          </chart:axis>
          <chart:series chart:style-name="ch10" chart:values-cell-range-address="'TS_2019-10-06-23-17-29'.E13:'TS_2019-10-06-23-17-29'.E603" chart:label-cell-address="'TS_2019-10-06-23-17-29'.E12:'TS_2019-10-06-23-17-29'.E12" chart:class="chart:scatter">
            <chart:domain table:cell-range-address="'TS_2019-10-06-23-17-29'.D13:'TS_2019-10-06-23-17-29'.D603"/>
            <chart:data-point chart:repeated="5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olution quality</text:p>
                <draw:g>
                  <svg:desc>'TS_2019-10-06-23-17-29'.E12:'TS_2019-10-06-23-17-29'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S_2019-10-06-23-17-29'.D13:'TS_2019-10-06-23-17-29'.D603</svg:desc>
                </draw:g>
              </table:table-cell>
              <table:table-cell office:value-type="float" office:value="0.362694300518135">
                <text:p>0.362694300518135</text:p>
                <draw:g>
                  <svg:desc>'TS_2019-10-06-23-17-29'.E13:'TS_2019-10-06-23-17-29'.E6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98784">
                <text:p>7.29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03174603174603">
                <text:p>0.203174603174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81142">
                <text:p>1.181142</text:p>
              </table:table-cell>
              <table:table-cell office:value-type="float" office:value="0.123809523809524">
                <text:p>0.123809523809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61474">
                <text:p>3.461474</text:p>
              </table:table-cell>
              <table:table-cell office:value-type="float" office:value="0.0190476190476191">
                <text:p>0.0190476190476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16474">
                <text:p>12.216474</text:p>
              </table:table-cell>
              <table:table-cell office:value-type="float" office:value="0.0126984126984127">
                <text:p>0.012698412698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736807">
                <text:p>58.736807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.978397">
                <text:p>137.978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16216216216216">
                <text:p>0.0216216216216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069251">
                <text:p>8.069251</text:p>
              </table:table-cell>
              <table:table-cell office:value-type="float" office:value="0.0135135135135135">
                <text:p>0.0135135135135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05250596658711">
                <text:p>0.205250596658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7354">
                <text:p>0.207354</text:p>
              </table:table-cell>
              <table:table-cell office:value-type="float" office:value="0.107398568019093">
                <text:p>0.107398568019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7328">
                <text:p>0.487328</text:p>
              </table:table-cell>
              <table:table-cell office:value-type="float" office:value="0.081145584725537">
                <text:p>0.0811455847255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6226">
                <text:p>0.886226</text:p>
              </table:table-cell>
              <table:table-cell office:value-type="float" office:value="0.00715990453460621">
                <text:p>0.00715990453460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99256">
                <text:p>1.59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237373737373737">
                <text:p>0.237373737373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3892">
                <text:p>0.113892</text:p>
              </table:table-cell>
              <table:table-cell office:value-type="float" office:value="0.214646464646465">
                <text:p>0.214646464646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8088">
                <text:p>0.398088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4198">
                <text:p>0.764198</text:p>
              </table:table-cell>
              <table:table-cell office:value-type="float" office:value="0.0252525252525252">
                <text:p>0.0252525252525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4308">
                <text:p>1.064308</text:p>
              </table:table-cell>
              <table:table-cell office:value-type="float" office:value="0.0176767676767677">
                <text:p>0.0176767676767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9589">
                <text:p>2.319589</text:p>
              </table:table-cell>
              <table:table-cell office:value-type="float" office:value="0.0151515151515152">
                <text:p>0.0151515151515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553326">
                <text:p>24.5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265129682997118">
                <text:p>0.265129682997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4885">
                <text:p>0.194885</text:p>
              </table:table-cell>
              <table:table-cell office:value-type="float" office:value="0.109510086455331">
                <text:p>0.109510086455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3056">
                <text:p>0.563056</text:p>
              </table:table-cell>
              <table:table-cell office:value-type="float" office:value="0.100864553314121">
                <text:p>0.100864553314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76088">
                <text:p>6.276088</text:p>
              </table:table-cell>
              <table:table-cell office:value-type="float" office:value="0.0172910662824208">
                <text:p>0.0172910662824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097949">
                <text:p>16.097949</text:p>
              </table:table-cell>
              <table:table-cell office:value-type="float" office:value="0.0144092219020173">
                <text:p>0.0144092219020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122205">
                <text:p>18.122205</text:p>
              </table:table-cell>
              <table:table-cell office:value-type="float" office:value="0.00288184438040346">
                <text:p>0.00288184438040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.689005">
                <text:p>38.689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336426914153132">
                <text:p>0.33642691415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3834">
                <text:p>0.103834</text:p>
              </table:table-cell>
              <table:table-cell office:value-type="float" office:value="0.283062645011601">
                <text:p>0.283062645011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984">
                <text:p>0.71984</text:p>
              </table:table-cell>
              <table:table-cell office:value-type="float" office:value="0.271461716937355">
                <text:p>0.271461716937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16695">
                <text:p>1.316695</text:p>
              </table:table-cell>
              <table:table-cell office:value-type="float" office:value="0.0417633410672854">
                <text:p>0.0417633410672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790835">
                <text:p>10.790835</text:p>
              </table:table-cell>
              <table:table-cell office:value-type="float" office:value="0.0278422273781903">
                <text:p>0.0278422273781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728494">
                <text:p>11.728494</text:p>
              </table:table-cell>
              <table:table-cell office:value-type="float" office:value="0.0232018561484919">
                <text:p>0.0232018561484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102687">
                <text:p>13.10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20708446866485">
                <text:p>0.20708446866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5158">
                <text:p>0.155158</text:p>
              </table:table-cell>
              <table:table-cell office:value-type="float" office:value="0.0463215258855586">
                <text:p>0.0463215258855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1378">
                <text:p>1.081378</text:p>
              </table:table-cell>
              <table:table-cell office:value-type="float" office:value="0.0272479564032698">
                <text:p>0.02724795640326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49618">
                <text:p>2.549618</text:p>
              </table:table-cell>
              <table:table-cell office:value-type="float" office:value="0.0245231607629428">
                <text:p>0.0245231607629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7592">
                <text:p>2.77592</text:p>
              </table:table-cell>
              <table:table-cell office:value-type="float" office:value="0.0108991825613079">
                <text:p>0.0108991825613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06515">
                <text:p>3.806515</text:p>
              </table:table-cell>
              <table:table-cell office:value-type="float" office:value="0.00544959128065395">
                <text:p>0.00544959128065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739689">
                <text:p>21.739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527472527472527">
                <text:p>0.527472527472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8918">
                <text:p>0.208918</text:p>
              </table:table-cell>
              <table:table-cell office:value-type="float" office:value="0.131868131868132">
                <text:p>0.131868131868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9814">
                <text:p>0.589814</text:p>
              </table:table-cell>
              <table:table-cell office:value-type="float" office:value="0.0851648351648352">
                <text:p>0.08516483516483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3316">
                <text:p>2.93316</text:p>
              </table:table-cell>
              <table:table-cell office:value-type="float" office:value="0.0824175824175824">
                <text:p>0.0824175824175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61556">
                <text:p>3.861556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07371">
                <text:p>5.307371</text:p>
              </table:table-cell>
              <table:table-cell office:value-type="float" office:value="0.0631868131868132">
                <text:p>0.0631868131868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68347">
                <text:p>6.868347</text:p>
              </table:table-cell>
              <table:table-cell office:value-type="float" office:value="0.0274725274725275">
                <text:p>0.0274725274725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750406">
                <text:p>11.750406</text:p>
              </table:table-cell>
              <table:table-cell office:value-type="float" office:value="0.0164835164835165">
                <text:p>0.0164835164835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418851">
                <text:p>22.418851</text:p>
              </table:table-cell>
              <table:table-cell office:value-type="float" office:value="0.00824175824175824">
                <text:p>0.00824175824175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.467185">
                <text:p>85.467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43920595533499">
                <text:p>0.1439205955334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118">
                <text:p>0.10118</text:p>
              </table:table-cell>
              <table:table-cell office:value-type="float" office:value="0.0843672456575682">
                <text:p>0.0843672456575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4949">
                <text:p>0.404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733598409542744">
                <text:p>0.733598409542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8112">
                <text:p>0.338112</text:p>
              </table:table-cell>
              <table:table-cell office:value-type="float" office:value="0.262425447316103">
                <text:p>0.262425447316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7469">
                <text:p>0.637469</text:p>
              </table:table-cell>
              <table:table-cell office:value-type="float" office:value="0.232604373757455">
                <text:p>0.232604373757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88751">
                <text:p>1.588751</text:p>
              </table:table-cell>
              <table:table-cell office:value-type="float" office:value="0.174950298210736">
                <text:p>0.174950298210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23074">
                <text:p>4.023074</text:p>
              </table:table-cell>
              <table:table-cell office:value-type="float" office:value="0.0795228628230616">
                <text:p>0.07952286282306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16037">
                <text:p>5.116037</text:p>
              </table:table-cell>
              <table:table-cell office:value-type="float" office:value="0.0218687872763419">
                <text:p>0.02186878727634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09013">
                <text:p>6.009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320675105485232">
                <text:p>0.320675105485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6336">
                <text:p>0.196336</text:p>
              </table:table-cell>
              <table:table-cell office:value-type="float" office:value="0.0506329113924051">
                <text:p>0.05063291139240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4978">
                <text:p>0.764978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31241">
                <text:p>4.63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418947368421053">
                <text:p>0.4189473684210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7908">
                <text:p>0.297908</text:p>
              </table:table-cell>
              <table:table-cell office:value-type="float" office:value="0.191578947368421">
                <text:p>0.191578947368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20379">
                <text:p>1.220379</text:p>
              </table:table-cell>
              <table:table-cell office:value-type="float" office:value="0.0715789473684211">
                <text:p>0.0715789473684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11684">
                <text:p>1.9116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68227">
                <text:p>2.868227</text:p>
              </table:table-cell>
              <table:table-cell office:value-type="float" office:value="0.0357894736842105">
                <text:p>0.0357894736842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13005">
                <text:p>3.413005</text:p>
              </table:table-cell>
              <table:table-cell office:value-type="float" office:value="0.0147368421052632">
                <text:p>0.0147368421052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40855">
                <text:p>7.040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2736">
                <text:p>0.242736</text:p>
              </table:table-cell>
              <table:table-cell office:value-type="float" office:value="0.0995670995670996">
                <text:p>0.0995670995670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27663">
                <text:p>2.127663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99035">
                <text:p>2.499035</text:p>
              </table:table-cell>
              <table:table-cell office:value-type="float" office:value="0.0562770562770563">
                <text:p>0.05627705627705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29844">
                <text:p>4.529844</text:p>
              </table:table-cell>
              <table:table-cell office:value-type="float" office:value="0.0367965367965368">
                <text:p>0.03679653679653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48038">
                <text:p>5.348038</text:p>
              </table:table-cell>
              <table:table-cell office:value-type="float" office:value="0.0216450216450216">
                <text:p>0.0216450216450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354771">
                <text:p>6.354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237250554323725">
                <text:p>0.237250554323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8054">
                <text:p>0.168054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9962">
                <text:p>0.69962</text:p>
              </table:table-cell>
              <table:table-cell office:value-type="float" office:value="0.00443458980044346">
                <text:p>0.00443458980044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140151">
                <text:p>18.140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18958">
                <text:p>0.218958</text:p>
              </table:table-cell>
              <table:table-cell office:value-type="float" office:value="0.156818181818182">
                <text:p>0.156818181818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15571">
                <text:p>1.315571</text:p>
              </table:table-cell>
              <table:table-cell office:value-type="float" office:value="0.00454545454545455">
                <text:p>0.00454545454545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14236">
                <text:p>13.14236</text:p>
              </table:table-cell>
              <table:table-cell office:value-type="float" office:value="0.00227272727272727">
                <text:p>0.002272727272727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423702">
                <text:p>34.423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394190871369295">
                <text:p>0.394190871369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7292">
                <text:p>0.227292</text:p>
              </table:table-cell>
              <table:table-cell office:value-type="float" office:value="0.217842323651452">
                <text:p>0.2178423236514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7054">
                <text:p>0.87054</text:p>
              </table:table-cell>
              <table:table-cell office:value-type="float" office:value="0.16597510373444">
                <text:p>0.165975103734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71875">
                <text:p>2.671875</text:p>
              </table:table-cell>
              <table:table-cell office:value-type="float" office:value="0.0663900414937759">
                <text:p>0.06639004149377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845194">
                <text:p>12.845194</text:p>
              </table:table-cell>
              <table:table-cell office:value-type="float" office:value="0.0560165975103735">
                <text:p>0.05601659751037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022858">
                <text:p>14.022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276955602536998">
                <text:p>0.276955602536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3536">
                <text:p>0.193536</text:p>
              </table:table-cell>
              <table:table-cell office:value-type="float" office:value="0.12262156448203">
                <text:p>0.122621564482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583509">
                <text:p>8.583509</text:p>
              </table:table-cell>
              <table:table-cell office:value-type="float" office:value="0.112050739957717">
                <text:p>0.1120507399577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88004">
                <text:p>9.88004</text:p>
              </table:table-cell>
              <table:table-cell office:value-type="float" office:value="0.0739957716701903">
                <text:p>0.07399577167019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505912">
                <text:p>18.505912</text:p>
              </table:table-cell>
              <table:table-cell office:value-type="float" office:value="0.00422832980972516">
                <text:p>0.004228329809725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.565013">
                <text:p>42.565013</text:p>
              </table:table-cell>
              <table:table-cell office:value-type="float" office:value="0.00211416490486258">
                <text:p>0.002114164904862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.756619">
                <text:p>47.756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248739495798319">
                <text:p>0.2487394957983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08254">
                <text:p>0.608254</text:p>
              </table:table-cell>
              <table:table-cell office:value-type="float" office:value="0.173109243697479">
                <text:p>0.173109243697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98135">
                <text:p>2.598135</text:p>
              </table:table-cell>
              <table:table-cell office:value-type="float" office:value="0.0739495798319328">
                <text:p>0.07394957983193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580669">
                <text:p>6.580669</text:p>
              </table:table-cell>
              <table:table-cell office:value-type="float" office:value="0.0705882352941177">
                <text:p>0.07058823529411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826149">
                <text:p>13.826149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.641421">
                <text:p>29.641421</text:p>
              </table:table-cell>
              <table:table-cell office:value-type="float" office:value="0.00840336134453782">
                <text:p>0.008403361344537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2.280277">
                <text:p>72.280277</text:p>
              </table:table-cell>
              <table:table-cell office:value-type="float" office:value="0.00336134453781513">
                <text:p>0.003361344537815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.243457">
                <text:p>144.243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355179704016913">
                <text:p>0.3551797040169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02443">
                <text:p>0.402443</text:p>
              </table:table-cell>
              <table:table-cell office:value-type="float" office:value="0.0972515856236787">
                <text:p>0.09725158562367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10411">
                <text:p>1.010411</text:p>
              </table:table-cell>
              <table:table-cell office:value-type="float" office:value="0.0549682875264271">
                <text:p>0.05496828752642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513344">
                <text:p>3.513344</text:p>
              </table:table-cell>
              <table:table-cell office:value-type="float" office:value="0.0507399577167019">
                <text:p>0.0507399577167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10784">
                <text:p>8.10784</text:p>
              </table:table-cell>
              <table:table-cell office:value-type="float" office:value="0.0486257928118393">
                <text:p>0.04862579281183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.035347">
                <text:p>42.035347</text:p>
              </table:table-cell>
              <table:table-cell office:value-type="float" office:value="0.00634249471458774">
                <text:p>0.006342494714587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1.76875">
                <text:p>421.76875</text:p>
              </table:table-cell>
              <table:table-cell office:value-type="float" office:value="0.00422832980972516">
                <text:p>0.004228329809725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6.445785">
                <text:p>786.445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184563758389262">
                <text:p>0.1845637583892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11639">
                <text:p>0.411639</text:p>
              </table:table-cell>
              <table:table-cell office:value-type="float" office:value="0.0771812080536913">
                <text:p>0.07718120805369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97969">
                <text:p>1.997969</text:p>
              </table:table-cell>
              <table:table-cell office:value-type="float" office:value="0.0369127516778524">
                <text:p>0.03691275167785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445563">
                <text:p>9.445563</text:p>
              </table:table-cell>
              <table:table-cell office:value-type="float" office:value="0.023489932885906">
                <text:p>0.0234899328859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078816">
                <text:p>15.078816</text:p>
              </table:table-cell>
              <table:table-cell office:value-type="float" office:value="0.0218120805369128">
                <text:p>0.0218120805369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.432768">
                <text:p>76.432768</text:p>
              </table:table-cell>
              <table:table-cell office:value-type="float" office:value="0.0184563758389262">
                <text:p>0.01845637583892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7.290186">
                <text:p>207.290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.318718381112985">
                <text:p>0.3187183811129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77851">
                <text:p>0.277851</text:p>
              </table:table-cell>
              <table:table-cell office:value-type="float" office:value="0.0843170320404722">
                <text:p>0.08431703204047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25124">
                <text:p>0.825124</text:p>
              </table:table-cell>
              <table:table-cell office:value-type="float" office:value="0.0792580101180438">
                <text:p>0.07925801011804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32957">
                <text:p>9.32957</text:p>
              </table:table-cell>
              <table:table-cell office:value-type="float" office:value="0.0775716694772344">
                <text:p>0.07757166947723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370636">
                <text:p>14.370636</text:p>
              </table:table-cell>
              <table:table-cell office:value-type="float" office:value="0.0623946037099494">
                <text:p>0.06239460370994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012351">
                <text:p>16.012351</text:p>
              </table:table-cell>
              <table:table-cell office:value-type="float" office:value="0.0185497470489039">
                <text:p>0.01854974704890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90578">
                <text:p>31.90578</text:p>
              </table:table-cell>
              <table:table-cell office:value-type="float" office:value="0.00843170320404722">
                <text:p>0.008431703204047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.50261">
                <text:p>48.50261</text:p>
              </table:table-cell>
              <table:table-cell office:value-type="float" office:value="0.00674536256323778">
                <text:p>0.00674536256323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9.599145">
                <text:p>319.599145</text:p>
              </table:table-cell>
              <table:table-cell office:value-type="float" office:value="0.00337268128161889">
                <text:p>0.003372681281618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34.412401">
                <text:p>4434.412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.426791277258567">
                <text:p>0.4267912772585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6709">
                <text:p>0.566709</text:p>
              </table:table-cell>
              <table:table-cell office:value-type="float" office:value="0.0919003115264798">
                <text:p>0.09190031152647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45522">
                <text:p>0.945522</text:p>
              </table:table-cell>
              <table:table-cell office:value-type="float" office:value="0.0903426791277258">
                <text:p>0.0903426791277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1939">
                <text:p>1.31939</text:p>
              </table:table-cell>
              <table:table-cell office:value-type="float" office:value="0.0669781931464174">
                <text:p>0.06697819314641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54134">
                <text:p>2.054134</text:p>
              </table:table-cell>
              <table:table-cell office:value-type="float" office:value="0.029595015576324">
                <text:p>0.029595015576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332526">
                <text:p>41.332526</text:p>
              </table:table-cell>
              <table:table-cell office:value-type="float" office:value="0.014018691588785">
                <text:p>0.0140186915887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.856052">
                <text:p>45.856052</text:p>
              </table:table-cell>
              <table:table-cell office:value-type="float" office:value="0.0124610591900312">
                <text:p>0.01246105919003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.761835">
                <text:p>148.761835</text:p>
              </table:table-cell>
              <table:table-cell office:value-type="float" office:value="0.0109034267912773">
                <text:p>0.01090342679127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8.481535">
                <text:p>188.481535</text:p>
              </table:table-cell>
              <table:table-cell office:value-type="float" office:value="0.00934579439252336">
                <text:p>0.00934579439252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9.118419">
                <text:p>269.118419</text:p>
              </table:table-cell>
              <table:table-cell office:value-type="float" office:value="0.00467289719626168">
                <text:p>0.004672897196261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5.948337">
                <text:p>655.948337</text:p>
              </table:table-cell>
              <table:table-cell office:value-type="float" office:value="0.00311526479750779">
                <text:p>0.003115264797507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6.457259">
                <text:p>1026.457259</text:p>
              </table:table-cell>
              <table:table-cell office:value-type="float" office:value="0.00155763239875389">
                <text:p>0.001557632398753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65.167955">
                <text:p>4765.16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397388059701493">
                <text:p>0.3973880597014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6952">
                <text:p>0.676952</text:p>
              </table:table-cell>
              <table:table-cell office:value-type="float" office:value="0.041044776119403">
                <text:p>0.0410447761194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65198">
                <text:p>17.665198</text:p>
              </table:table-cell>
              <table:table-cell office:value-type="float" office:value="0.0373134328358209">
                <text:p>0.03731343283582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708917">
                <text:p>18.708917</text:p>
              </table:table-cell>
              <table:table-cell office:value-type="float" office:value="0.0335820895522388">
                <text:p>0.03358208955223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.306432">
                <text:p>32.30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92151">
                <text:p>0.392151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40594">
                <text:p>1.04059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26123">
                <text:p>2.92612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56635">
                <text:p>12.5663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4.294005">
                <text:p>314.29400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7.489331">
                <text:p>317.489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501923076923077">
                <text:p>0.5019230769230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86805">
                <text:p>0.486805</text:p>
              </table:table-cell>
              <table:table-cell office:value-type="float" office:value="0.130769230769231">
                <text:p>0.130769230769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480191">
                <text:p>2.48019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152069">
                <text:p>7.152069</text:p>
              </table:table-cell>
              <table:table-cell office:value-type="float" office:value="0.0442307692307692">
                <text:p>0.04423076923076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073415">
                <text:p>31.073415</text:p>
              </table:table-cell>
              <table:table-cell office:value-type="float" office:value="0.0365384615384615">
                <text:p>0.03653846153846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092222">
                <text:p>37.092222</text:p>
              </table:table-cell>
              <table:table-cell office:value-type="float" office:value="0.0346153846153846">
                <text:p>0.03461538461538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74042">
                <text:p>38.474042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.050451">
                <text:p>90.050451</text:p>
              </table:table-cell>
              <table:table-cell office:value-type="float" office:value="0.00576923076923077">
                <text:p>0.005769230769230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4.32731">
                <text:p>564.32731</text:p>
              </table:table-cell>
              <table:table-cell office:value-type="float" office:value="0.00192307692307692">
                <text:p>0.00192307692307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9.037756">
                <text:p>629.037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384507042253521">
                <text:p>0.3845070422535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6512">
                <text:p>0.876512</text:p>
              </table:table-cell>
              <table:table-cell office:value-type="float" office:value="0.0211267605633803">
                <text:p>0.02112676056338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.614295">
                <text:p>25.614295</text:p>
              </table:table-cell>
              <table:table-cell office:value-type="float" office:value="0.0169014084507042">
                <text:p>0.01690140845070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.894584">
                <text:p>60.894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0814606741573034">
                <text:p>0.08146067415730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86668">
                <text:p>0.186668</text:p>
              </table:table-cell>
              <table:table-cell office:value-type="float" office:value="0.0646067415730337">
                <text:p>0.06460674157303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36231">
                <text:p>0.336231</text:p>
              </table:table-cell>
              <table:table-cell office:value-type="float" office:value="0.0196629213483146">
                <text:p>0.01966292134831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94399">
                <text:p>0.494399</text:p>
              </table:table-cell>
              <table:table-cell office:value-type="float" office:value="0.0112359550561798">
                <text:p>0.01123595505617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35157">
                <text:p>0.635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146341463414634">
                <text:p>0.1463414634146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326">
                <text:p>0.08326</text:p>
              </table:table-cell>
              <table:table-cell office:value-type="float" office:value="0.0514905149051491">
                <text:p>0.05149051490514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34487">
                <text:p>1.234487</text:p>
              </table:table-cell>
              <table:table-cell office:value-type="float" office:value="0.002710027100271">
                <text:p>0.0027100271002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90303">
                <text:p>1.69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0598802395209581">
                <text:p>0.05988023952095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96319">
                <text:p>0.09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0513513513513514">
                <text:p>0.05135135135135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6693">
                <text:p>0.086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192857142857143">
                <text:p>0.1928571428571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5066">
                <text:p>0.195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.147420147420147">
                <text:p>0.1474201474201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21372">
                <text:p>0.121372</text:p>
              </table:table-cell>
              <table:table-cell office:value-type="float" office:value="0.100737100737101">
                <text:p>0.1007371007371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10879">
                <text:p>1.110879</text:p>
              </table:table-cell>
              <table:table-cell office:value-type="float" office:value="0.0466830466830467">
                <text:p>0.04668304668304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8887">
                <text:p>1.358887</text:p>
              </table:table-cell>
              <table:table-cell office:value-type="float" office:value="0.0147420147420147">
                <text:p>0.01474201474201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507332">
                <text:p>2.507332</text:p>
              </table:table-cell>
              <table:table-cell office:value-type="float" office:value="0.00737100737100737">
                <text:p>0.007371007371007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.93578">
                <text:p>20.93578</text:p>
              </table:table-cell>
              <table:table-cell office:value-type="float" office:value="0.00245700245700246">
                <text:p>0.002457002457002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687428">
                <text:p>49.687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151603498542274">
                <text:p>0.1516034985422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2638">
                <text:p>0.112638</text:p>
              </table:table-cell>
              <table:table-cell office:value-type="float" office:value="0.0787172011661808">
                <text:p>0.07871720116618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10805">
                <text:p>0.310805</text:p>
              </table:table-cell>
              <table:table-cell office:value-type="float" office:value="0.075801749271137">
                <text:p>0.0758017492711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94952">
                <text:p>1.194952</text:p>
              </table:table-cell>
              <table:table-cell office:value-type="float" office:value="0.0174927113702624">
                <text:p>0.01749271137026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025827">
                <text:p>2.025827</text:p>
              </table:table-cell>
              <table:table-cell office:value-type="float" office:value="0.00291545189504373">
                <text:p>0.002915451895043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756074">
                <text:p>9.756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334177215189873">
                <text:p>0.3341772151898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93701">
                <text:p>0.193701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09292">
                <text:p>1.009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18780487804878">
                <text:p>0.187804878048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9809">
                <text:p>0.099809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48733">
                <text:p>0.448733</text:p>
              </table:table-cell>
              <table:table-cell office:value-type="float" office:value="0.0853658536585366">
                <text:p>0.08536585365853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87638">
                <text:p>0.787638</text:p>
              </table:table-cell>
              <table:table-cell office:value-type="float" office:value="0.0658536585365854">
                <text:p>0.06585365853658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2446">
                <text:p>1.3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366071428571429">
                <text:p>0.3660714285714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90298">
                <text:p>0.19029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45156">
                <text:p>0.445156</text:p>
              </table:table-cell>
              <table:table-cell office:value-type="float" office:value="0.202380952380952">
                <text:p>0.2023809523809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71893">
                <text:p>2.571893</text:p>
              </table:table-cell>
              <table:table-cell office:value-type="float" office:value="0.199404761904762">
                <text:p>0.1994047619047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988268">
                <text:p>2.98826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6.726736">
                <text:p>366.72673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7.02544">
                <text:p>367.02544</text:p>
              </table:table-cell>
              <table:table-cell office:value-type="float" office:value="0.00297619047619048">
                <text:p>0.00297619047619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7.107939">
                <text:p>367.10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.155216284987277">
                <text:p>0.1552162849872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95281">
                <text:p>0.095281</text:p>
              </table:table-cell>
              <table:table-cell office:value-type="float" office:value="0.114503816793893">
                <text:p>0.1145038167938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37218">
                <text:p>0.437218</text:p>
              </table:table-cell>
              <table:table-cell office:value-type="float" office:value="0.0992366412213741">
                <text:p>0.09923664122137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45032">
                <text:p>0.64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.150501672240803">
                <text:p>0.1505016722408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97014">
                <text:p>0.097014</text:p>
              </table:table-cell>
              <table:table-cell office:value-type="float" office:value="0.127090301003344">
                <text:p>0.1270903010033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29175">
                <text:p>0.429175</text:p>
              </table:table-cell>
              <table:table-cell office:value-type="float" office:value="0.0551839464882943">
                <text:p>0.05518394648829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06782">
                <text:p>0.706782</text:p>
              </table:table-cell>
              <table:table-cell office:value-type="float" office:value="0.00167224080267559">
                <text:p>0.001672240802675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.142474">
                <text:p>56.14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.0900195694716243">
                <text:p>0.09001956947162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8474">
                <text:p>0.538474</text:p>
              </table:table-cell>
              <table:table-cell office:value-type="float" office:value="0.00195694716242661">
                <text:p>0.001956947162426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8313">
                <text:p>1.7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345403899721448">
                <text:p>0.3454038997214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94105">
                <text:p>0.194105</text:p>
              </table:table-cell>
              <table:table-cell office:value-type="float" office:value="0.242339832869081">
                <text:p>0.2423398328690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62961">
                <text:p>1.362961</text:p>
              </table:table-cell>
              <table:table-cell office:value-type="float" office:value="0.0919220055710306">
                <text:p>0.09192200557103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2235">
                <text:p>1.8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162921348314607">
                <text:p>0.1629213483146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3668">
                <text:p>0.33668</text:p>
              </table:table-cell>
              <table:table-cell office:value-type="float" office:value="0.0983146067415731">
                <text:p>0.09831460674157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3019">
                <text:p>0.83019</text:p>
              </table:table-cell>
              <table:table-cell office:value-type="float" office:value="0.0842696629213483">
                <text:p>0.08426966292134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49964">
                <text:p>1.349964</text:p>
              </table:table-cell>
              <table:table-cell office:value-type="float" office:value="0.0674157303370787">
                <text:p>0.06741573033707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87298">
                <text:p>1.987298</text:p>
              </table:table-cell>
              <table:table-cell office:value-type="float" office:value="0.0252808988764045">
                <text:p>0.02528089887640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542323">
                <text:p>2.542323</text:p>
              </table:table-cell>
              <table:table-cell office:value-type="float" office:value="0.00842696629213483">
                <text:p>0.008426966292134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194857">
                <text:p>6.194857</text:p>
              </table:table-cell>
              <table:table-cell office:value-type="float" office:value="0.00280898876404494">
                <text:p>0.002808988764044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35184">
                <text:p>0.235184</text:p>
              </table:table-cell>
              <table:table-cell office:value-type="float" office:value="0.00896057347670251">
                <text:p>0.008960573476702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274611">
                <text:p>3.274611</text:p>
              </table:table-cell>
              <table:table-cell office:value-type="float" office:value="0.00716845878136201">
                <text:p>0.007168458781362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238753">
                <text:p>4.238753</text:p>
              </table:table-cell>
              <table:table-cell office:value-type="float" office:value="0.0017921146953405">
                <text:p>0.00179211469534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984905">
                <text:p>7.984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.168869309838473">
                <text:p>0.1688693098384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66056">
                <text:p>0.366056</text:p>
              </table:table-cell>
              <table:table-cell office:value-type="float" office:value="0.0881057268722467">
                <text:p>0.08810572687224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09291">
                <text:p>1.009291</text:p>
              </table:table-cell>
              <table:table-cell office:value-type="float" office:value="0.0513950073421439">
                <text:p>0.05139500734214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61575">
                <text:p>1.461575</text:p>
              </table:table-cell>
              <table:table-cell office:value-type="float" office:value="0.0337738619676946">
                <text:p>0.0337738619676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595388">
                <text:p>2.595388</text:p>
              </table:table-cell>
              <table:table-cell office:value-type="float" office:value="0.0102790014684288">
                <text:p>0.01027900146842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16203">
                <text:p>4.16203</text:p>
              </table:table-cell>
              <table:table-cell office:value-type="float" office:value="0.00587371512481645">
                <text:p>0.005873715124816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.057084">
                <text:p>25.057084</text:p>
              </table:table-cell>
              <table:table-cell office:value-type="float" office:value="0.00293685756240822">
                <text:p>0.002936857562408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0.961498">
                <text:p>200.96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378964941569282">
                <text:p>0.3789649415692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43902">
                <text:p>0.143902</text:p>
              </table:table-cell>
              <table:table-cell office:value-type="float" office:value="0.340567612687813">
                <text:p>0.340567612687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59933">
                <text:p>1.259933</text:p>
              </table:table-cell>
              <table:table-cell office:value-type="float" office:value="0.163606010016695">
                <text:p>0.1636060100166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024317">
                <text:p>2.024317</text:p>
              </table:table-cell>
              <table:table-cell office:value-type="float" office:value="0.161936560934892">
                <text:p>0.1619365609348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674916">
                <text:p>2.674916</text:p>
              </table:table-cell>
              <table:table-cell office:value-type="float" office:value="0.156928213689482">
                <text:p>0.1569282136894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96905">
                <text:p>3.196905</text:p>
              </table:table-cell>
              <table:table-cell office:value-type="float" office:value="0.120200333889816">
                <text:p>0.120200333889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284536">
                <text:p>6.284536</text:p>
              </table:table-cell>
              <table:table-cell office:value-type="float" office:value="0.111853088480801">
                <text:p>0.1118530884808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136724">
                <text:p>7.136724</text:p>
              </table:table-cell>
              <table:table-cell office:value-type="float" office:value="0.106844741235392">
                <text:p>0.1068447412353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.904947">
                <text:p>9.904947</text:p>
              </table:table-cell>
              <table:table-cell office:value-type="float" office:value="0.0484140233722872">
                <text:p>0.04841402337228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301459">
                <text:p>13.301459</text:p>
              </table:table-cell>
              <table:table-cell office:value-type="float" office:value="0.0350584307178631">
                <text:p>0.03505843071786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537274">
                <text:p>13.537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199115044247788">
                <text:p>0.1991150442477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1013">
                <text:p>0.21013</text:p>
              </table:table-cell>
              <table:table-cell office:value-type="float" office:value="0.13716814159292">
                <text:p>0.137168141592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41249">
                <text:p>0.941249</text:p>
              </table:table-cell>
              <table:table-cell office:value-type="float" office:value="0.0663716814159292">
                <text:p>0.06637168141592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505416">
                <text:p>4.505416</text:p>
              </table:table-cell>
              <table:table-cell office:value-type="float" office:value="0.0309734513274336">
                <text:p>0.03097345132743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148109">
                <text:p>5.148109</text:p>
              </table:table-cell>
              <table:table-cell office:value-type="float" office:value="0.0176991150442478">
                <text:p>0.01769911504424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48735">
                <text:p>20.48735</text:p>
              </table:table-cell>
              <table:table-cell office:value-type="float" office:value="0.00221238938053097">
                <text:p>0.002212389380530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.761112">
                <text:p>22.76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.298850574712644">
                <text:p>0.2988505747126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0338">
                <text:p>0.310338</text:p>
              </table:table-cell>
              <table:table-cell office:value-type="float" office:value="0.0591133004926108">
                <text:p>0.05911330049261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346821">
                <text:p>1.346821</text:p>
              </table:table-cell>
              <table:table-cell office:value-type="float" office:value="0.00985221674876847">
                <text:p>0.009852216748768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060645">
                <text:p>4.060645</text:p>
              </table:table-cell>
              <table:table-cell office:value-type="float" office:value="0.00164203612479475">
                <text:p>0.001642036124794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.157706093189964">
                <text:p>0.1577060931899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64244">
                <text:p>0.264244</text:p>
              </table:table-cell>
              <table:table-cell office:value-type="float" office:value="0.10752688172043">
                <text:p>0.107526881720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31608">
                <text:p>3.131608</text:p>
              </table:table-cell>
              <table:table-cell office:value-type="float" office:value="0.0824372759856631">
                <text:p>0.08243727598566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774294">
                <text:p>3.774294</text:p>
              </table:table-cell>
              <table:table-cell office:value-type="float" office:value="0.0716845878136201">
                <text:p>0.07168458781362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071846">
                <text:p>9.071846</text:p>
              </table:table-cell>
              <table:table-cell office:value-type="float" office:value="0.039426523297491">
                <text:p>0.0394265232974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.927836">
                <text:p>14.927836</text:p>
              </table:table-cell>
              <table:table-cell office:value-type="float" office:value="0.021505376344086">
                <text:p>0.0215053763440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.922792">
                <text:p>22.922792</text:p>
              </table:table-cell>
              <table:table-cell office:value-type="float" office:value="0.014336917562724">
                <text:p>0.0143369175627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.840791">
                <text:p>28.840791</text:p>
              </table:table-cell>
              <table:table-cell office:value-type="float" office:value="0.0017921146953405">
                <text:p>0.00179211469534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4.87287">
                <text:p>834.87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212237093690249">
                <text:p>0.2122370936902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48078">
                <text:p>0.248078</text:p>
              </table:table-cell>
              <table:table-cell office:value-type="float" office:value="0.154875717017208">
                <text:p>0.1548757170172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66491">
                <text:p>0.766491</text:p>
              </table:table-cell>
              <table:table-cell office:value-type="float" office:value="0.101338432122371">
                <text:p>0.1013384321223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034198">
                <text:p>11.034198</text:p>
              </table:table-cell>
              <table:table-cell office:value-type="float" office:value="0.0860420650095603">
                <text:p>0.08604206500956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172551">
                <text:p>23.172551</text:p>
              </table:table-cell>
              <table:table-cell office:value-type="float" office:value="0.0650095602294455">
                <text:p>0.06500956022944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.179389">
                <text:p>24.179389</text:p>
              </table:table-cell>
              <table:table-cell office:value-type="float" office:value="0.0592734225621415">
                <text:p>0.05927342256214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670169">
                <text:p>24.670169</text:p>
              </table:table-cell>
              <table:table-cell office:value-type="float" office:value="0.0535372848948375">
                <text:p>0.05353728489483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.37149">
                <text:p>58.37149</text:p>
              </table:table-cell>
              <table:table-cell office:value-type="float" office:value="0.0229445506692161">
                <text:p>0.02294455066921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.371125">
                <text:p>59.371125</text:p>
              </table:table-cell>
              <table:table-cell office:value-type="float" office:value="0.0152963671128107">
                <text:p>0.01529636711281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8.251163">
                <text:p>248.251163</text:p>
              </table:table-cell>
              <table:table-cell office:value-type="float" office:value="0.00191204588910134">
                <text:p>0.001912045889101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44.445193">
                <text:p>1244.445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.371287128712871">
                <text:p>0.3712871287128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97852">
                <text:p>0.497852</text:p>
              </table:table-cell>
              <table:table-cell office:value-type="float" office:value="0.117161716171617">
                <text:p>0.1171617161716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85652">
                <text:p>1.085652</text:p>
              </table:table-cell>
              <table:table-cell office:value-type="float" office:value="0.0742574257425743">
                <text:p>0.07425742574257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12523">
                <text:p>1.712523</text:p>
              </table:table-cell>
              <table:table-cell office:value-type="float" office:value="0.0313531353135313">
                <text:p>0.03135313531353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53353">
                <text:p>4.253353</text:p>
              </table:table-cell>
              <table:table-cell office:value-type="float" office:value="0.0198019801980198">
                <text:p>0.01980198019801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.906628">
                <text:p>10.906628</text:p>
              </table:table-cell>
              <table:table-cell office:value-type="float" office:value="0.0165016501650165">
                <text:p>0.01650165016501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397513">
                <text:p>11.397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.297604547300041">
                <text:p>0.2976045473000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886687">
                <text:p>2.886687</text:p>
              </table:table-cell>
              <table:table-cell office:value-type="float" office:value="0.117336581404791">
                <text:p>0.1173365814047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156976">
                <text:p>6.156976</text:p>
              </table:table-cell>
              <table:table-cell office:value-type="float" office:value="0.096630125862769">
                <text:p>0.0966301258627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5.389272">
                <text:p>125.389272</text:p>
              </table:table-cell>
              <table:table-cell office:value-type="float" office:value="0.0937880633373934">
                <text:p>0.09378806333739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7.801616">
                <text:p>217.801616</text:p>
              </table:table-cell>
              <table:table-cell office:value-type="float" office:value="0.0856678846934633">
                <text:p>0.08566788469346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16.783365">
                <text:p>916.783365</text:p>
              </table:table-cell>
              <table:table-cell office:value-type="float" office:value="0.0807957775071052">
                <text:p>0.08079577750710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07.382803">
                <text:p>1407.382803</text:p>
              </table:table-cell>
              <table:table-cell office:value-type="float" office:value="0.0791717417783191">
                <text:p>0.07917174177831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84.583136">
                <text:p>1984.583136</text:p>
              </table:table-cell>
              <table:table-cell office:value-type="float" office:value="0.0738936256597645">
                <text:p>0.07389362565976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19.584095">
                <text:p>3319.584095</text:p>
              </table:table-cell>
              <table:table-cell office:value-type="float" office:value="0.0678034916768169">
                <text:p>0.06780349167681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300.338698">
                <text:p>6300.338698</text:p>
              </table:table-cell>
              <table:table-cell office:value-type="float" office:value="0.0637434023548518">
                <text:p>0.06374340235485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.12882096069869">
                <text:p>0.128820960698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71727">
                <text:p>0.171727</text:p>
              </table:table-cell>
              <table:table-cell office:value-type="float" office:value="0.102620087336245">
                <text:p>0.1026200873362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91162">
                <text:p>1.191162</text:p>
              </table:table-cell>
              <table:table-cell office:value-type="float" office:value="0.0851528384279476">
                <text:p>0.08515283842794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842975">
                <text:p>5.842975</text:p>
              </table:table-cell>
              <table:table-cell office:value-type="float" office:value="0.0720524017467249">
                <text:p>0.0720524017467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.049281">
                <text:p>28.049281</text:p>
              </table:table-cell>
              <table:table-cell office:value-type="float" office:value="0.0502183406113537">
                <text:p>0.05021834061135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.172844">
                <text:p>32.172844</text:p>
              </table:table-cell>
              <table:table-cell office:value-type="float" office:value="0.037117903930131">
                <text:p>0.0371179039301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5.504878">
                <text:p>45.504878</text:p>
              </table:table-cell>
              <table:table-cell office:value-type="float" office:value="0.0305676855895196">
                <text:p>0.03056768558951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2.03658">
                <text:p>72.03658</text:p>
              </table:table-cell>
              <table:table-cell office:value-type="float" office:value="0.0283842794759825">
                <text:p>0.02838427947598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.096901">
                <text:p>73.096901</text:p>
              </table:table-cell>
              <table:table-cell office:value-type="float" office:value="0.0152838427947598">
                <text:p>0.01528384279475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2.469052">
                <text:p>192.469052</text:p>
              </table:table-cell>
              <table:table-cell office:value-type="float" office:value="0.00655021834061135">
                <text:p>0.006550218340611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99.164909">
                <text:p>1199.164909</text:p>
              </table:table-cell>
              <table:table-cell office:value-type="float" office:value="0.00218340611353712">
                <text:p>0.002183406113537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878.662167">
                <text:p>8878.66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.301707779886148">
                <text:p>0.3017077798861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91356">
                <text:p>0.291356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181369">
                <text:p>7.181369</text:p>
              </table:table-cell>
              <table:table-cell office:value-type="float" office:value="0.172675521821632">
                <text:p>0.1726755218216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.785013">
                <text:p>39.785013</text:p>
              </table:table-cell>
              <table:table-cell office:value-type="float" office:value="0.140417457305503">
                <text:p>0.1404174573055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2.014922">
                <text:p>72.014922</text:p>
              </table:table-cell>
              <table:table-cell office:value-type="float" office:value="0.0815939278937382">
                <text:p>0.08159392789373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.8838">
                <text:p>75.8838</text:p>
              </table:table-cell>
              <table:table-cell office:value-type="float" office:value="0.0702087286527514">
                <text:p>0.07020872865275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.850861">
                <text:p>78.850861</text:p>
              </table:table-cell>
              <table:table-cell office:value-type="float" office:value="0.0664136622390892">
                <text:p>0.06641366223908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5.3673">
                <text:p>115.3673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6.196256">
                <text:p>326.196256</text:p>
              </table:table-cell>
              <table:table-cell office:value-type="float" office:value="0.0531309297912714">
                <text:p>0.05313092979127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0.823618">
                <text:p>580.823618</text:p>
              </table:table-cell>
              <table:table-cell office:value-type="float" office:value="0.0455407969639469">
                <text:p>0.04554079696394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82.338174">
                <text:p>1782.338174</text:p>
              </table:table-cell>
              <table:table-cell office:value-type="float" office:value="0.0436432637571158">
                <text:p>0.04364326375711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94.19319">
                <text:p>2194.19319</text:p>
              </table:table-cell>
              <table:table-cell office:value-type="float" office:value="0.0341555977229602">
                <text:p>0.03415559772296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48.47503">
                <text:p>3148.47503</text:p>
              </table:table-cell>
              <table:table-cell office:value-type="float" office:value="0.0284629981024668">
                <text:p>0.02846299810246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49.80955">
                <text:p>3149.80955</text:p>
              </table:table-cell>
              <table:table-cell office:value-type="float" office:value="0.0227703984819734">
                <text:p>0.02277039848197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.432712215320911">
                <text:p>0.4327122153209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67945">
                <text:p>0.767945</text:p>
              </table:table-cell>
              <table:table-cell office:value-type="float" office:value="0.27536231884058">
                <text:p>0.275362318840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51736">
                <text:p>3.851736</text:p>
              </table:table-cell>
              <table:table-cell office:value-type="float" office:value="0.169772256728778">
                <text:p>0.1697722567287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438579">
                <text:p>6.438579</text:p>
              </table:table-cell>
              <table:table-cell office:value-type="float" office:value="0.167701863354037">
                <text:p>0.1677018633540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772896">
                <text:p>7.772896</text:p>
              </table:table-cell>
              <table:table-cell office:value-type="float" office:value="0.0331262939958592">
                <text:p>0.03312629399585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3.792037">
                <text:p>613.792037</text:p>
              </table:table-cell>
              <table:table-cell office:value-type="float" office:value="0.0165631469979296">
                <text:p>0.01656314699792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.375206611570248">
                <text:p>0.3752066115702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10827">
                <text:p>0.910827</text:p>
              </table:table-cell>
              <table:table-cell office:value-type="float" office:value="0.249586776859504">
                <text:p>0.2495867768595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637271">
                <text:p>4.637271</text:p>
              </table:table-cell>
              <table:table-cell office:value-type="float" office:value="0.190082644628099">
                <text:p>0.1900826446280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152779">
                <text:p>7.152779</text:p>
              </table:table-cell>
              <table:table-cell office:value-type="float" office:value="0.130578512396694">
                <text:p>0.1305785123966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1.000376">
                <text:p>31.000376</text:p>
              </table:table-cell>
              <table:table-cell office:value-type="float" office:value="0.125619834710744">
                <text:p>0.1256198347107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.279667">
                <text:p>48.279667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8.102676">
                <text:p>58.102676</text:p>
              </table:table-cell>
              <table:table-cell office:value-type="float" office:value="0.102479338842975">
                <text:p>0.1024793388429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1.74752">
                <text:p>71.74752</text:p>
              </table:table-cell>
              <table:table-cell office:value-type="float" office:value="0.087603305785124">
                <text:p>0.0876033057851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5.893906">
                <text:p>75.893906</text:p>
              </table:table-cell>
              <table:table-cell office:value-type="float" office:value="0.0512396694214876">
                <text:p>0.05123966942148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24.081463">
                <text:p>1724.081463</text:p>
              </table:table-cell>
              <table:table-cell office:value-type="float" office:value="0.0462809917355372">
                <text:p>0.04628099173553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85.338445">
                <text:p>3685.338445</text:p>
              </table:table-cell>
              <table:table-cell office:value-type="float" office:value="0.0429752066115703">
                <text:p>0.04297520661157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.564864864864865">
                <text:p>0.5648648648648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7444">
                <text:p>0.867444</text:p>
              </table:table-cell>
              <table:table-cell office:value-type="float" office:value="0.0756756756756757">
                <text:p>0.07567567567567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634215">
                <text:p>5.634215</text:p>
              </table:table-cell>
              <table:table-cell office:value-type="float" office:value="0.0675675675675676">
                <text:p>0.06756756756756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.655011">
                <text:p>11.655011</text:p>
              </table:table-cell>
              <table:table-cell office:value-type="float" office:value="0.0621621621621622">
                <text:p>0.06216216216216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8.998613">
                <text:p>88.998613</text:p>
              </table:table-cell>
              <table:table-cell office:value-type="float" office:value="0.0594594594594595">
                <text:p>0.05945945945945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5.312352">
                <text:p>375.312352</text:p>
              </table:table-cell>
              <table:table-cell office:value-type="float" office:value="0.0513513513513514">
                <text:p>0.05135135135135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7.288642">
                <text:p>377.288642</text:p>
              </table:table-cell>
              <table:table-cell office:value-type="float" office:value="0.0432432432432433">
                <text:p>0.04324324324324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6.112809">
                <text:p>436.112809</text:p>
              </table:table-cell>
              <table:table-cell office:value-type="float" office:value="0.0324324324324324">
                <text:p>0.03243243243243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9.008444">
                <text:p>739.008444</text:p>
              </table:table-cell>
              <table:table-cell office:value-type="float" office:value="0.0216216216216216">
                <text:p>0.02162162162162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364.204819">
                <text:p>9364.204819</text:p>
              </table:table-cell>
              <table:table-cell office:value-type="float" office:value="0.0189189189189189">
                <text:p>0.01891891891891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.0882352941176471">
                <text:p>0.08823529411764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8099">
                <text:p>0.02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35997">
                <text:p>0.135997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03263">
                <text:p>0.20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.102564102564103">
                <text:p>0.1025641025641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0874">
                <text:p>0.030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.401709401709402">
                <text:p>0.4017094017094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5162">
                <text:p>0.085162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90839">
                <text:p>0.790839</text:p>
              </table:table-cell>
              <table:table-cell office:value-type="float" office:value="0.213675213675214">
                <text:p>0.2136752136752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254145">
                <text:p>2.254145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.306306306306306">
                <text:p>0.3063063063063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0462">
                <text:p>0.080462</text:p>
              </table:table-cell>
              <table:table-cell office:value-type="float" office:value="0.00900900900900901">
                <text:p>0.009009009009009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8584">
                <text:p>0.44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.140562248995984">
                <text:p>0.1405622489959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48246">
                <text:p>0.048246</text:p>
              </table:table-cell>
              <table:table-cell office:value-type="float" office:value="0.0120481927710843">
                <text:p>0.01204819277108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04976">
                <text:p>1.304976</text:p>
              </table:table-cell>
              <table:table-cell office:value-type="float" office:value="0.00803212851405622">
                <text:p>0.008032128514056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910161">
                <text:p>2.910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.028735632183908">
                <text:p>0.0287356321839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50432">
                <text:p>0.05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.492957746478873">
                <text:p>0.4929577464788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09105">
                <text:p>0.309105</text:p>
              </table:table-cell>
              <table:table-cell office:value-type="float" office:value="0.187793427230047">
                <text:p>0.1877934272300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35577">
                <text:p>0.635577</text:p>
              </table:table-cell>
              <table:table-cell office:value-type="float" office:value="0.0845070422535211">
                <text:p>0.08450704225352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202905">
                <text:p>2.202905</text:p>
              </table:table-cell>
              <table:table-cell office:value-type="float" office:value="0.0234741784037559">
                <text:p>0.02347417840375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836135">
                <text:p>5.83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50761">
                <text:p>0.150761</text:p>
              </table:table-cell>
              <table:table-cell office:value-type="float" office:value="0.0840336134453782">
                <text:p>0.08403361344537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19842">
                <text:p>0.419842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017231">
                <text:p>1.017231</text:p>
              </table:table-cell>
              <table:table-cell office:value-type="float" office:value="0.0672268907563025">
                <text:p>0.06722689075630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43392">
                <text:p>1.443392</text:p>
              </table:table-cell>
              <table:table-cell office:value-type="float" office:value="0.0336134453781513">
                <text:p>0.03361344537815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427892">
                <text:p>2.427892</text:p>
              </table:table-cell>
              <table:table-cell office:value-type="float" office:value="0.0294117647058824">
                <text:p>0.029411764705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1351">
                <text:p>4.1351</text:p>
              </table:table-cell>
              <table:table-cell office:value-type="float" office:value="0.0252100840336134">
                <text:p>0.02521008403361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325091">
                <text:p>6.325091</text:p>
              </table:table-cell>
              <table:table-cell office:value-type="float" office:value="0.0126050420168067">
                <text:p>0.01260504201680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.648834">
                <text:p>14.64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.287671232876712">
                <text:p>0.2876712328767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06951">
                <text:p>0.106951</text:p>
              </table:table-cell>
              <table:table-cell office:value-type="float" office:value="0.184931506849315">
                <text:p>0.184931506849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14164">
                <text:p>0.514164</text:p>
              </table:table-cell>
              <table:table-cell office:value-type="float" office:value="0.113013698630137">
                <text:p>0.1130136986301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22354">
                <text:p>0.722354</text:p>
              </table:table-cell>
              <table:table-cell office:value-type="float" office:value="0.106164383561644">
                <text:p>0.106164383561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888528">
                <text:p>1.888528</text:p>
              </table:table-cell>
              <table:table-cell office:value-type="float" office:value="0.102739726027397">
                <text:p>0.1027397260273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19816">
                <text:p>2.19816</text:p>
              </table:table-cell>
              <table:table-cell office:value-type="float" office:value="0.0924657534246575">
                <text:p>0.09246575342465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75358">
                <text:p>3.75358</text:p>
              </table:table-cell>
              <table:table-cell office:value-type="float" office:value="0.0650684931506849">
                <text:p>0.06506849315068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885851">
                <text:p>3.885851</text:p>
              </table:table-cell>
              <table:table-cell office:value-type="float" office:value="0.0479452054794521">
                <text:p>0.04794520547945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255569">
                <text:p>4.255569</text:p>
              </table:table-cell>
              <table:table-cell office:value-type="float" office:value="0.0376712328767123">
                <text:p>0.03767123287671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89565">
                <text:p>6.89565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134292">
                <text:p>7.134292</text:p>
              </table:table-cell>
              <table:table-cell office:value-type="float" office:value="0.023972602739726">
                <text:p>0.0239726027397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529306">
                <text:p>8.529306</text:p>
              </table:table-cell>
              <table:table-cell office:value-type="float" office:value="0.00342465753424658">
                <text:p>0.003424657534246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8.51967">
                <text:p>68.5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.386973180076628">
                <text:p>0.3869731800766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36237">
                <text:p>0.236237</text:p>
              </table:table-cell>
              <table:table-cell office:value-type="float" office:value="0.187739463601533">
                <text:p>0.1877394636015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20462">
                <text:p>0.720462</text:p>
              </table:table-cell>
              <table:table-cell office:value-type="float" office:value="0.0766283524904214">
                <text:p>0.07662835249042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04575">
                <text:p>1.204575</text:p>
              </table:table-cell>
              <table:table-cell office:value-type="float" office:value="0.0613026819923372">
                <text:p>0.06130268199233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15422">
                <text:p>1.515422</text:p>
              </table:table-cell>
              <table:table-cell office:value-type="float" office:value="0.0459770114942529">
                <text:p>0.04597701149425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69566">
                <text:p>1.969566</text:p>
              </table:table-cell>
              <table:table-cell office:value-type="float" office:value="0.0306513409961686">
                <text:p>0.03065134099616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708991">
                <text:p>2.708991</text:p>
              </table:table-cell>
              <table:table-cell office:value-type="float" office:value="0.00766283524904215">
                <text:p>0.007662835249042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.172739">
                <text:p>17.17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.282442748091603">
                <text:p>0.2824427480916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19736">
                <text:p>0.119736</text:p>
              </table:table-cell>
              <table:table-cell office:value-type="float" office:value="0.229007633587786">
                <text:p>0.2290076335877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69971">
                <text:p>1.269971</text:p>
              </table:table-cell>
              <table:table-cell office:value-type="float" office:value="0.190839694656489">
                <text:p>0.1908396946564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418274">
                <text:p>2.418274</text:p>
              </table:table-cell>
              <table:table-cell office:value-type="float" office:value="0.175572519083969">
                <text:p>0.1755725190839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823848">
                <text:p>2.823848</text:p>
              </table:table-cell>
              <table:table-cell office:value-type="float" office:value="0.00381679389312977">
                <text:p>0.003816793893129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8.798591">
                <text:p>138.798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.16504854368932">
                <text:p>0.165048543689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25518">
                <text:p>0.125518</text:p>
              </table:table-cell>
              <table:table-cell office:value-type="float" office:value="0.119741100323625">
                <text:p>0.1197411003236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18299">
                <text:p>0.718299</text:p>
              </table:table-cell>
              <table:table-cell office:value-type="float" office:value="0.100323624595469">
                <text:p>0.1003236245954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043086">
                <text:p>1.043086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667214">
                <text:p>1.667214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552762">
                <text:p>3.552762</text:p>
              </table:table-cell>
              <table:table-cell office:value-type="float" office:value="0.00323624595469256">
                <text:p>0.003236245954692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77037">
                <text:p>3.7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.435215946843854">
                <text:p>0.4352159468438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01642">
                <text:p>0.401642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9744">
                <text:p>0.89744</text:p>
              </table:table-cell>
              <table:table-cell office:value-type="float" office:value="0.0365448504983389">
                <text:p>0.03654485049833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634889">
                <text:p>2.634889</text:p>
              </table:table-cell>
              <table:table-cell office:value-type="float" office:value="0.0199335548172757">
                <text:p>0.01993355481727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.166215">
                <text:p>20.166215</text:p>
              </table:table-cell>
              <table:table-cell office:value-type="float" office:value="0.00664451827242525">
                <text:p>0.006644518272425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.399413">
                <text:p>52.399413</text:p>
              </table:table-cell>
              <table:table-cell office:value-type="float" office:value="0.00332225913621262">
                <text:p>0.003322259136212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9.955455">
                <text:p>89.95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.415343915343915">
                <text:p>0.4153439153439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12982">
                <text:p>0.212982</text:p>
              </table:table-cell>
              <table:table-cell office:value-type="float" office:value="0.0264550264550265">
                <text:p>0.02645502645502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.049476">
                <text:p>9.049476</text:p>
              </table:table-cell>
              <table:table-cell office:value-type="float" office:value="0.0105820105820106">
                <text:p>0.01058201058201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.703343">
                <text:p>18.70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.442804428044281">
                <text:p>0.4428044280442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79499">
                <text:p>0.379499</text:p>
              </table:table-cell>
              <table:table-cell office:value-type="float" office:value="0.047970479704797">
                <text:p>0.0479704797047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1857">
                <text:p>1.01857</text:p>
              </table:table-cell>
              <table:table-cell office:value-type="float" office:value="0.03690036900369">
                <text:p>0.036900369003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098457">
                <text:p>6.098457</text:p>
              </table:table-cell>
              <table:table-cell office:value-type="float" office:value="0.011070110701107">
                <text:p>0.0110701107011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805416">
                <text:p>7.805416</text:p>
              </table:table-cell>
              <table:table-cell office:value-type="float" office:value="0.003690036900369">
                <text:p>0.0036900369003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34.732797">
                <text:p>634.732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.372262773722628">
                <text:p>0.3722627737226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50774">
                <text:p>0.250774</text:p>
              </table:table-cell>
              <table:table-cell office:value-type="float" office:value="0.0218978102189781">
                <text:p>0.02189781021897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.419743">
                <text:p>12.419743</text:p>
              </table:table-cell>
              <table:table-cell office:value-type="float" office:value="0.0145985401459854">
                <text:p>0.01459854014598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.202237">
                <text:p>19.202237</text:p>
              </table:table-cell>
              <table:table-cell office:value-type="float" office:value="0.0072992700729927">
                <text:p>0.00729927007299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.881859">
                <text:p>27.881859</text:p>
              </table:table-cell>
              <table:table-cell office:value-type="float" office:value="0.00364963503649635">
                <text:p>0.003649635036496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6.573658">
                <text:p>66.57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.150769230769231">
                <text:p>0.150769230769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26564">
                <text:p>0.126564</text:p>
              </table:table-cell>
              <table:table-cell office:value-type="float" office:value="0.0276923076923077">
                <text:p>0.027692307692307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2658">
                <text:p>0.532658</text:p>
              </table:table-cell>
              <table:table-cell office:value-type="float" office:value="0.0246153846153846">
                <text:p>0.02461538461538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08785">
                <text:p>1.108785</text:p>
              </table:table-cell>
              <table:table-cell office:value-type="float" office:value="0.00307692307692308">
                <text:p>0.003076923076923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85.547836">
                <text:p>285.547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.340314136125654">
                <text:p>0.3403141361256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25477">
                <text:p>0.225477</text:p>
              </table:table-cell>
              <table:table-cell office:value-type="float" office:value="0.0916230366492147">
                <text:p>0.09162303664921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002769">
                <text:p>1.002769</text:p>
              </table:table-cell>
              <table:table-cell office:value-type="float" office:value="0.0628272251308901">
                <text:p>0.06282722513089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833999">
                <text:p>3.833999</text:p>
              </table:table-cell>
              <table:table-cell office:value-type="float" office:value="0.0392670157068063">
                <text:p>0.03926701570680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.544706">
                <text:p>43.544706</text:p>
              </table:table-cell>
              <table:table-cell office:value-type="float" office:value="0.0287958115183246">
                <text:p>0.02879581151832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8.583034">
                <text:p>48.583034</text:p>
              </table:table-cell>
              <table:table-cell office:value-type="float" office:value="0.0209424083769633">
                <text:p>0.02094240837696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9.065876">
                <text:p>49.065876</text:p>
              </table:table-cell>
              <table:table-cell office:value-type="float" office:value="0.0157068062827225">
                <text:p>0.01570680628272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1.102566">
                <text:p>51.102566</text:p>
              </table:table-cell>
              <table:table-cell office:value-type="float" office:value="0.00523560209424084">
                <text:p>0.005235602094240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6.415055">
                <text:p>56.415055</text:p>
              </table:table-cell>
              <table:table-cell office:value-type="float" office:value="0.00261780104712042">
                <text:p>0.002617801047120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6.607178">
                <text:p>56.607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2838">
                <text:p>0.132838</text:p>
              </table:table-cell>
              <table:table-cell office:value-type="float" office:value="0.126344086021505">
                <text:p>0.1263440860215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1233">
                <text:p>0.71233</text:p>
              </table:table-cell>
              <table:table-cell office:value-type="float" office:value="0.112903225806452">
                <text:p>0.1129032258064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430712">
                <text:p>1.430712</text:p>
              </table:table-cell>
              <table:table-cell office:value-type="float" office:value="0.0483870967741936">
                <text:p>0.04838709677419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594865">
                <text:p>2.594865</text:p>
              </table:table-cell>
              <table:table-cell office:value-type="float" office:value="0.0403225806451613">
                <text:p>0.04032258064516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83327">
                <text:p>8.83327</text:p>
              </table:table-cell>
              <table:table-cell office:value-type="float" office:value="0.0376344086021505">
                <text:p>0.03763440860215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.586138">
                <text:p>23.586138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.240847">
                <text:p>27.240847</text:p>
              </table:table-cell>
              <table:table-cell office:value-type="float" office:value="0.0188172043010753">
                <text:p>0.01881720430107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3.029532">
                <text:p>43.029532</text:p>
              </table:table-cell>
              <table:table-cell office:value-type="float" office:value="0.00806451612903226">
                <text:p>0.008064516129032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7.971709">
                <text:p>267.97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.366233766233766">
                <text:p>0.3662337662337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74989">
                <text:p>0.374989</text:p>
              </table:table-cell>
              <table:table-cell office:value-type="float" office:value="0.135064935064935">
                <text:p>0.1350649350649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091848">
                <text:p>1.091848</text:p>
              </table:table-cell>
              <table:table-cell office:value-type="float" office:value="0.0805194805194805">
                <text:p>0.08051948051948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922619">
                <text:p>1.922619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810581">
                <text:p>2.810581</text:p>
              </table:table-cell>
              <table:table-cell office:value-type="float" office:value="0.038961038961039">
                <text:p>0.0389610389610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066182">
                <text:p>3.066182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867298">
                <text:p>3.867298</text:p>
              </table:table-cell>
              <table:table-cell office:value-type="float" office:value="0.0207792207792208">
                <text:p>0.02077922077922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548915">
                <text:p>12.548915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.932674">
                <text:p>12.932674</text:p>
              </table:table-cell>
              <table:table-cell office:value-type="float" office:value="0.0051948051948052">
                <text:p>0.00519480519480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3.799197">
                <text:p>93.799197</text:p>
              </table:table-cell>
              <table:table-cell office:value-type="float" office:value="0.0025974025974026">
                <text:p>0.00259740259740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9.010143">
                <text:p>249.010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.381877022653722">
                <text:p>0.3818770226537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58709">
                <text:p>0.258709</text:p>
              </table:table-cell>
              <table:table-cell office:value-type="float" office:value="0.213592233009709">
                <text:p>0.2135922330097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84599">
                <text:p>0.884599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.451105">
                <text:p>22.451105</text:p>
              </table:table-cell>
              <table:table-cell office:value-type="float" office:value="0.0453074433656958">
                <text:p>0.04530744336569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1.11559">
                <text:p>71.11559</text:p>
              </table:table-cell>
              <table:table-cell office:value-type="float" office:value="0.0355987055016181">
                <text:p>0.03559870550161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5.651206">
                <text:p>135.651206</text:p>
              </table:table-cell>
              <table:table-cell office:value-type="float" office:value="0.0258899676375405">
                <text:p>0.02588996763754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6.126651">
                <text:p>136.126651</text:p>
              </table:table-cell>
              <table:table-cell office:value-type="float" office:value="0.00647249190938511">
                <text:p>0.006472491909385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92.312008">
                <text:p>992.31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.381877022653722">
                <text:p>0.3818770226537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75699">
                <text:p>0.375699</text:p>
              </table:table-cell>
              <table:table-cell office:value-type="float" office:value="0.229773462783171">
                <text:p>0.2297734627831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011107">
                <text:p>2.011107</text:p>
              </table:table-cell>
              <table:table-cell office:value-type="float" office:value="0.106796116504854">
                <text:p>0.1067961165048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.266047">
                <text:p>7.266047</text:p>
              </table:table-cell>
              <table:table-cell office:value-type="float" office:value="0.0938511326860841">
                <text:p>0.09385113268608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.274644">
                <text:p>14.274644</text:p>
              </table:table-cell>
              <table:table-cell office:value-type="float" office:value="0.0744336569579288">
                <text:p>0.07443365695792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.658404">
                <text:p>15.658404</text:p>
              </table:table-cell>
              <table:table-cell office:value-type="float" office:value="0.0517799352750809">
                <text:p>0.05177993527508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.995434">
                <text:p>16.995434</text:p>
              </table:table-cell>
              <table:table-cell office:value-type="float" office:value="0.0323624595469256">
                <text:p>0.03236245954692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.935986">
                <text:p>17.935986</text:p>
              </table:table-cell>
              <table:table-cell office:value-type="float" office:value="0.029126213592233">
                <text:p>0.0291262135922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6.227413">
                <text:p>46.227413</text:p>
              </table:table-cell>
              <table:table-cell office:value-type="float" office:value="0.0161812297734628">
                <text:p>0.01618122977346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5.119906">
                <text:p>235.119906</text:p>
              </table:table-cell>
              <table:table-cell office:value-type="float" office:value="0.00647249190938511">
                <text:p>0.006472491909385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33.394695">
                <text:p>433.3946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